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6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scar" table:style-name="ta1">
        <table:shapes>
          <draw:frame draw:z-index="0" draw:style-name="gr1" draw:text-style-name="P1" svg:width="859.69pt" svg:height="483.39pt" svg:x="198.94pt" svg:y="9.78pt">
            <loext:p draw:notify-on-update-of-ranges="Oscar.A1:Oscar.A2399 Oscar.B1:Oscar.B2399 Oscar.A1:Oscar.A2399 Oscar.C1:Oscar.C23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8607" calcext:value-type="float">
            <text:p>8607</text:p>
          </table:table-cell>
          <table:table-cell office:value-type="float" office:value="2183" calcext:value-type="float">
            <text:p>218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float" office:value="2168" calcext:value-type="float">
            <text:p>216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float" office:value="2180" calcext:value-type="float">
            <text:p>218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2179" calcext:value-type="float">
            <text:p>217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2197" calcext:value-type="float">
            <text:p>219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2199" calcext:value-type="float">
            <text:p>219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2188" calcext:value-type="float">
            <text:p>218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float" office:value="2184" calcext:value-type="float">
            <text:p>218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2178" calcext:value-type="float">
            <text:p>2178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2171" calcext:value-type="float">
            <text:p>217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2191" calcext:value-type="float">
            <text:p>219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2219" calcext:value-type="float">
            <text:p>221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2184" calcext:value-type="float">
            <text:p>218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2183" calcext:value-type="float">
            <text:p>218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2183" calcext:value-type="float">
            <text:p>218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2174" calcext:value-type="float">
            <text:p>217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2167" calcext:value-type="float">
            <text:p>216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float" office:value="2161" calcext:value-type="float">
            <text:p>216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2182" calcext:value-type="float">
            <text:p>218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2186" calcext:value-type="float">
            <text:p>218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2166" calcext:value-type="float">
            <text:p>216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2131" calcext:value-type="float">
            <text:p>213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1865" calcext:value-type="float">
            <text:p>18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1398" calcext:value-type="float">
            <text:p>1398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float" office:value="1075" calcext:value-type="float">
            <text:p>107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926" calcext:value-type="float">
            <text:p>92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float" office:value="886" calcext:value-type="float">
            <text:p>886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float" office:value="795" calcext:value-type="float">
            <text:p>79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float" office:value="701" calcext:value-type="float">
            <text:p>701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695" calcext:value-type="float">
            <text:p>69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753" calcext:value-type="float">
            <text:p>753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float" office:value="846" calcext:value-type="float">
            <text:p>846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float" office:value="966" calcext:value-type="float">
            <text:p>966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033" calcext:value-type="float">
            <text:p>1033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1036" calcext:value-type="float">
            <text:p>1036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float" office:value="1065" calcext:value-type="float">
            <text:p>1065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1283" calcext:value-type="float">
            <text:p>128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1675" calcext:value-type="float">
            <text:p>167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2105" calcext:value-type="float">
            <text:p>210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2231" calcext:value-type="float">
            <text:p>223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2251" calcext:value-type="float">
            <text:p>225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2224" calcext:value-type="float">
            <text:p>22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2209" calcext:value-type="float">
            <text:p>2209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2210" calcext:value-type="float">
            <text:p>221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2219" calcext:value-type="float">
            <text:p>2219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2222" calcext:value-type="float">
            <text:p>222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2238" calcext:value-type="float">
            <text:p>223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float" office:value="2265" calcext:value-type="float">
            <text:p>226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2182" calcext:value-type="float">
            <text:p>218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float" office:value="2197" calcext:value-type="float">
            <text:p>219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2211" calcext:value-type="float">
            <text:p>221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2217" calcext:value-type="float">
            <text:p>2217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2220" calcext:value-type="float">
            <text:p>222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2197" calcext:value-type="float">
            <text:p>219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float" office:value="2189" calcext:value-type="float">
            <text:p>218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float" office:value="2194" calcext:value-type="float">
            <text:p>219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2172" calcext:value-type="float">
            <text:p>2172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2201" calcext:value-type="float">
            <text:p>2201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float" office:value="2197" calcext:value-type="float">
            <text:p>219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2207" calcext:value-type="float">
            <text:p>220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2196" calcext:value-type="float">
            <text:p>2196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float" office:value="2201" calcext:value-type="float">
            <text:p>2201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2192" calcext:value-type="float">
            <text:p>219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671" calcext:value-type="float">
            <text:p>8671</text:p>
          </table:table-cell>
          <table:table-cell office:value-type="float" office:value="2179" calcext:value-type="float">
            <text:p>217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2173" calcext:value-type="float">
            <text:p>217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2188" calcext:value-type="float">
            <text:p>218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float" office:value="2211" calcext:value-type="float">
            <text:p>221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float" office:value="2171" calcext:value-type="float">
            <text:p>217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2189" calcext:value-type="float">
            <text:p>218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2197" calcext:value-type="float">
            <text:p>219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float" office:value="2187" calcext:value-type="float">
            <text:p>218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178" calcext:value-type="float">
            <text:p>2178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181" calcext:value-type="float">
            <text:p>218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office:value-type="float" office:value="2202" calcext:value-type="float">
            <text:p>220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float" office:value="2213" calcext:value-type="float">
            <text:p>221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2169" calcext:value-type="float">
            <text:p>21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2133" calcext:value-type="float">
            <text:p>213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1951" calcext:value-type="float">
            <text:p>195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float" office:value="1477" calcext:value-type="float">
            <text:p>1477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984" calcext:value-type="float">
            <text:p>98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757" calcext:value-type="float">
            <text:p>757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787" calcext:value-type="float">
            <text:p>787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826" calcext:value-type="float">
            <text:p>826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762" calcext:value-type="float">
            <text:p>76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732" calcext:value-type="float">
            <text:p>73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810" calcext:value-type="float">
            <text:p>810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935" calcext:value-type="float">
            <text:p>935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float" office:value="1007" calcext:value-type="float">
            <text:p>1007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985" calcext:value-type="float">
            <text:p>985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956" calcext:value-type="float">
            <text:p>956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1010" calcext:value-type="float">
            <text:p>101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1155" calcext:value-type="float">
            <text:p>1155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418" calcext:value-type="float">
            <text:p>141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1844" calcext:value-type="float">
            <text:p>184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2160" calcext:value-type="float">
            <text:p>216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2224" calcext:value-type="float">
            <text:p>222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2249" calcext:value-type="float">
            <text:p>224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2214" calcext:value-type="float">
            <text:p>221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2245" calcext:value-type="float">
            <text:p>224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2219" calcext:value-type="float">
            <text:p>2219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2236" calcext:value-type="float">
            <text:p>223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2249" calcext:value-type="float">
            <text:p>224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251" calcext:value-type="float">
            <text:p>225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2281" calcext:value-type="float">
            <text:p>22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2229" calcext:value-type="float">
            <text:p>222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2199" calcext:value-type="float">
            <text:p>219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2221" calcext:value-type="float">
            <text:p>2221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2216" calcext:value-type="float">
            <text:p>221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2197" calcext:value-type="float">
            <text:p>219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2183" calcext:value-type="float">
            <text:p>218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2177" calcext:value-type="float">
            <text:p>217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2180" calcext:value-type="float">
            <text:p>218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2189" calcext:value-type="float">
            <text:p>218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2196" calcext:value-type="float">
            <text:p>219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2201" calcext:value-type="float">
            <text:p>2201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2204" calcext:value-type="float">
            <text:p>2204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2200" calcext:value-type="float">
            <text:p>220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2177" calcext:value-type="float">
            <text:p>217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2172" calcext:value-type="float">
            <text:p>2172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2168" calcext:value-type="float">
            <text:p>216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2209" calcext:value-type="float">
            <text:p>2209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2178" calcext:value-type="float">
            <text:p>217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2203" calcext:value-type="float">
            <text:p>2203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float" office:value="2156" calcext:value-type="float">
            <text:p>215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2179" calcext:value-type="float">
            <text:p>2179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2159" calcext:value-type="float">
            <text:p>2159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2182" calcext:value-type="float">
            <text:p>218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2179" calcext:value-type="float">
            <text:p>2179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float" office:value="2171" calcext:value-type="float">
            <text:p>2171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2136" calcext:value-type="float">
            <text:p>213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1891" calcext:value-type="float">
            <text:p>18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1496" calcext:value-type="float">
            <text:p>14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1166" calcext:value-type="float">
            <text:p>116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1026" calcext:value-type="float">
            <text:p>102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970" calcext:value-type="float">
            <text:p>97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887" calcext:value-type="float">
            <text:p>887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804" calcext:value-type="float">
            <text:p>804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764" calcext:value-type="float">
            <text:p>76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799" calcext:value-type="float">
            <text:p>799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41" calcext:value-type="float">
            <text:p>841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84" calcext:value-type="float">
            <text:p>88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947" calcext:value-type="float">
            <text:p>947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020" calcext:value-type="float">
            <text:p>102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075" calcext:value-type="float">
            <text:p>1075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134" calcext:value-type="float">
            <text:p>1134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341" calcext:value-type="float">
            <text:p>13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727" calcext:value-type="float">
            <text:p>1727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2093" calcext:value-type="float">
            <text:p>2093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2164" calcext:value-type="float">
            <text:p>216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2252" calcext:value-type="float">
            <text:p>225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2204" calcext:value-type="float">
            <text:p>220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245" calcext:value-type="float">
            <text:p>224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212" calcext:value-type="float">
            <text:p>221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19" calcext:value-type="float">
            <text:p>2219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257" calcext:value-type="float">
            <text:p>2257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255" calcext:value-type="float">
            <text:p>225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229" calcext:value-type="float">
            <text:p>222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217" calcext:value-type="float">
            <text:p>2217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187" calcext:value-type="float">
            <text:p>218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224" calcext:value-type="float">
            <text:p>2224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238" calcext:value-type="float">
            <text:p>223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2188" calcext:value-type="float">
            <text:p>218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2200" calcext:value-type="float">
            <text:p>220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2193" calcext:value-type="float">
            <text:p>219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2201" calcext:value-type="float">
            <text:p>220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2203" calcext:value-type="float">
            <text:p>220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2213" calcext:value-type="float">
            <text:p>221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212" calcext:value-type="float">
            <text:p>221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206" calcext:value-type="float">
            <text:p>220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2205" calcext:value-type="float">
            <text:p>2205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2186" calcext:value-type="float">
            <text:p>2186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2173" calcext:value-type="float">
            <text:p>2173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2164" calcext:value-type="float">
            <text:p>2164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2182" calcext:value-type="float">
            <text:p>218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2221" calcext:value-type="float">
            <text:p>222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2179" calcext:value-type="float">
            <text:p>217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2193" calcext:value-type="float">
            <text:p>219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2180" calcext:value-type="float">
            <text:p>218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2188" calcext:value-type="float">
            <text:p>218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2176" calcext:value-type="float">
            <text:p>217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2165" calcext:value-type="float">
            <text:p>216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148" calcext:value-type="float">
            <text:p>214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2171" calcext:value-type="float">
            <text:p>217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134" calcext:value-type="float">
            <text:p>213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860" calcext:value-type="float">
            <text:p>186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1399" calcext:value-type="float">
            <text:p>13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1079" calcext:value-type="float">
            <text:p>10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964" calcext:value-type="float">
            <text:p>96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911" calcext:value-type="float">
            <text:p>91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791" calcext:value-type="float">
            <text:p>79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719" calcext:value-type="float">
            <text:p>719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62" calcext:value-type="float">
            <text:p>76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74" calcext:value-type="float">
            <text:p>874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919" calcext:value-type="float">
            <text:p>919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976" calcext:value-type="float">
            <text:p>976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1030" calcext:value-type="float">
            <text:p>1030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1112" calcext:value-type="float">
            <text:p>111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1198" calcext:value-type="float">
            <text:p>1198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1396" calcext:value-type="float">
            <text:p>1396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728" calcext:value-type="float">
            <text:p>172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2109" calcext:value-type="float">
            <text:p>21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2213" calcext:value-type="float">
            <text:p>221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235" calcext:value-type="float">
            <text:p>223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2220" calcext:value-type="float">
            <text:p>22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2229" calcext:value-type="float">
            <text:p>222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2217" calcext:value-type="float">
            <text:p>221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218" calcext:value-type="float">
            <text:p>221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2216" calcext:value-type="float">
            <text:p>221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2257" calcext:value-type="float">
            <text:p>225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2278" calcext:value-type="float">
            <text:p>227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2247" calcext:value-type="float">
            <text:p>224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2178" calcext:value-type="float">
            <text:p>217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95" calcext:value-type="float">
            <text:p>219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2269" calcext:value-type="float">
            <text:p>2269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2199" calcext:value-type="float">
            <text:p>219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2168" calcext:value-type="float">
            <text:p>216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2175" calcext:value-type="float">
            <text:p>217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2186" calcext:value-type="float">
            <text:p>218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2204" calcext:value-type="float">
            <text:p>220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2161" calcext:value-type="float">
            <text:p>216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2198" calcext:value-type="float">
            <text:p>219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2217" calcext:value-type="float">
            <text:p>221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216" calcext:value-type="float">
            <text:p>221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2194" calcext:value-type="float">
            <text:p>219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2192" calcext:value-type="float">
            <text:p>219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2182" calcext:value-type="float">
            <text:p>2182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2180" calcext:value-type="float">
            <text:p>218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2207" calcext:value-type="float">
            <text:p>220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2191" calcext:value-type="float">
            <text:p>219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2196" calcext:value-type="float">
            <text:p>219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2171" calcext:value-type="float">
            <text:p>217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2173" calcext:value-type="float">
            <text:p>2173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2185" calcext:value-type="float">
            <text:p>2185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2184" calcext:value-type="float">
            <text:p>218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2179" calcext:value-type="float">
            <text:p>2179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2141" calcext:value-type="float">
            <text:p>214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2127" calcext:value-type="float">
            <text:p>212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853" calcext:value-type="float">
            <text:p>185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428" calcext:value-type="float">
            <text:p>142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991" calcext:value-type="float">
            <text:p>991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61" calcext:value-type="float">
            <text:p>86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937" calcext:value-type="float">
            <text:p>937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944" calcext:value-type="float">
            <text:p>944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float" office:value="798" calcext:value-type="float">
            <text:p>798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float" office:value="689" calcext:value-type="float">
            <text:p>689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float" office:value="747" calcext:value-type="float">
            <text:p>747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float" office:value="911" calcext:value-type="float">
            <text:p>911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float" office:value="988" calcext:value-type="float">
            <text:p>988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984" calcext:value-type="float">
            <text:p>984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8858" calcext:value-type="float">
            <text:p>8858</text:p>
          </table:table-cell>
          <table:table-cell office:value-type="float" office:value="1054" calcext:value-type="float">
            <text:p>1054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  <table:table-cell office:value-type="float" office:value="1192" calcext:value-type="float">
            <text:p>1192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1397" calcext:value-type="float">
            <text:p>139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1713" calcext:value-type="float">
            <text:p>171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2073" calcext:value-type="float">
            <text:p>2073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2194" calcext:value-type="float">
            <text:p>21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2237" calcext:value-type="float">
            <text:p>223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float" office:value="2218" calcext:value-type="float">
            <text:p>22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2224" calcext:value-type="float">
            <text:p>222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float" office:value="2218" calcext:value-type="float">
            <text:p>221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2216" calcext:value-type="float">
            <text:p>221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2261" calcext:value-type="float">
            <text:p>2261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2248" calcext:value-type="float">
            <text:p>224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float" office:value="2269" calcext:value-type="float">
            <text:p>226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2223" calcext:value-type="float">
            <text:p>22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2215" calcext:value-type="float">
            <text:p>221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float" office:value="2233" calcext:value-type="float">
            <text:p>2233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2233" calcext:value-type="float">
            <text:p>223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199" calcext:value-type="float">
            <text:p>219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float" office:value="2187" calcext:value-type="float">
            <text:p>218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2182" calcext:value-type="float">
            <text:p>218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float" office:value="2182" calcext:value-type="float">
            <text:p>218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2188" calcext:value-type="float">
            <text:p>218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float" office:value="2190" calcext:value-type="float">
            <text:p>2190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float" office:value="2210" calcext:value-type="float">
            <text:p>221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2195" calcext:value-type="float">
            <text:p>2195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2208" calcext:value-type="float">
            <text:p>220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float" office:value="2199" calcext:value-type="float">
            <text:p>219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189" calcext:value-type="float">
            <text:p>218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float" office:value="2170" calcext:value-type="float">
            <text:p>217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float" office:value="2174" calcext:value-type="float">
            <text:p>2174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float" office:value="2224" calcext:value-type="float">
            <text:p>222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2178" calcext:value-type="float">
            <text:p>217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2195" calcext:value-type="float">
            <text:p>219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float" office:value="2178" calcext:value-type="float">
            <text:p>217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2191" calcext:value-type="float">
            <text:p>219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2180" calcext:value-type="float">
            <text:p>218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2165" calcext:value-type="float">
            <text:p>216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2168" calcext:value-type="float">
            <text:p>2168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float" office:value="2161" calcext:value-type="float">
            <text:p>216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float" office:value="2081" calcext:value-type="float">
            <text:p>208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1769" calcext:value-type="float">
            <text:p>176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303" calcext:value-type="float">
            <text:p>1303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960" calcext:value-type="float">
            <text:p>96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915" calcext:value-type="float">
            <text:p>915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float" office:value="945" calcext:value-type="float">
            <text:p>945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873" calcext:value-type="float">
            <text:p>873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762" calcext:value-type="float">
            <text:p>762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float" office:value="767" calcext:value-type="float">
            <text:p>767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860" calcext:value-type="float">
            <text:p>86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929" calcext:value-type="float">
            <text:p>92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959" calcext:value-type="float">
            <text:p>959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004" calcext:value-type="float">
            <text:p>100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float" office:value="1079" calcext:value-type="float">
            <text:p>1079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1202" calcext:value-type="float">
            <text:p>1202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1403" calcext:value-type="float">
            <text:p>1403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float" office:value="1797" calcext:value-type="float">
            <text:p>179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2145" calcext:value-type="float">
            <text:p>214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2169" calcext:value-type="float">
            <text:p>216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2243" calcext:value-type="float">
            <text:p>224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2220" calcext:value-type="float">
            <text:p>222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float" office:value="2235" calcext:value-type="float">
            <text:p>223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2205" calcext:value-type="float">
            <text:p>2205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float" office:value="2220" calcext:value-type="float">
            <text:p>222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float" office:value="2265" calcext:value-type="float">
            <text:p>226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float" office:value="2227" calcext:value-type="float">
            <text:p>222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2253" calcext:value-type="float">
            <text:p>225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float" office:value="2211" calcext:value-type="float">
            <text:p>221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2204" calcext:value-type="float">
            <text:p>2204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float" office:value="2190" calcext:value-type="float">
            <text:p>219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2236" calcext:value-type="float">
            <text:p>2236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8929" calcext:value-type="float">
            <text:p>8929</text:p>
          </table:table-cell>
          <table:table-cell office:value-type="float" office:value="2191" calcext:value-type="float">
            <text:p>219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2200" calcext:value-type="float">
            <text:p>220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office:value-type="float" office:value="2177" calcext:value-type="float">
            <text:p>217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float" office:value="2174" calcext:value-type="float">
            <text:p>2174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2175" calcext:value-type="float">
            <text:p>2175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2198" calcext:value-type="float">
            <text:p>2198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2199" calcext:value-type="float">
            <text:p>2199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2200" calcext:value-type="float">
            <text:p>220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float" office:value="2209" calcext:value-type="float">
            <text:p>2209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2195" calcext:value-type="float">
            <text:p>219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2176" calcext:value-type="float">
            <text:p>2176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2164" calcext:value-type="float">
            <text:p>2164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2195" calcext:value-type="float">
            <text:p>219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float" office:value="2218" calcext:value-type="float">
            <text:p>2218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2184" calcext:value-type="float">
            <text:p>218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2183" calcext:value-type="float">
            <text:p>218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float" office:value="2192" calcext:value-type="float">
            <text:p>219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2183" calcext:value-type="float">
            <text:p>218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947" calcext:value-type="float">
            <text:p>8947</text:p>
          </table:table-cell>
          <table:table-cell office:value-type="float" office:value="2177" calcext:value-type="float">
            <text:p>2177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2178" calcext:value-type="float">
            <text:p>217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2166" calcext:value-type="float">
            <text:p>2166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2143" calcext:value-type="float">
            <text:p>214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float" office:value="1909" calcext:value-type="float">
            <text:p>1909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float" office:value="1498" calcext:value-type="float">
            <text:p>1498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float" office:value="1050" calcext:value-type="float">
            <text:p>105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float" office:value="900" calcext:value-type="float">
            <text:p>900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float" office:value="928" calcext:value-type="float">
            <text:p>92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float" office:value="898" calcext:value-type="float">
            <text:p>898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float" office:value="782" calcext:value-type="float">
            <text:p>782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739" calcext:value-type="float">
            <text:p>739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  <table:table-cell office:value-type="float" office:value="840" calcext:value-type="float">
            <text:p>840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942" calcext:value-type="float">
            <text:p>942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float" office:value="1004" calcext:value-type="float">
            <text:p>100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float" office:value="1060" calcext:value-type="float">
            <text:p>1060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float" office:value="1173" calcext:value-type="float">
            <text:p>1173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1263" calcext:value-type="float">
            <text:p>1263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420" calcext:value-type="float">
            <text:p>142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1709" calcext:value-type="float">
            <text:p>1709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float" office:value="2079" calcext:value-type="float">
            <text:p>207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2185" calcext:value-type="float">
            <text:p>2185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2246" calcext:value-type="float">
            <text:p>224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2209" calcext:value-type="float">
            <text:p>22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2240" calcext:value-type="float">
            <text:p>224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2213" calcext:value-type="float">
            <text:p>221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float" office:value="2226" calcext:value-type="float">
            <text:p>222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8974" calcext:value-type="float">
            <text:p>8974</text:p>
          </table:table-cell>
          <table:table-cell office:value-type="float" office:value="2259" calcext:value-type="float">
            <text:p>225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8975" calcext:value-type="float">
            <text:p>8975</text:p>
          </table:table-cell>
          <table:table-cell office:value-type="float" office:value="2244" calcext:value-type="float">
            <text:p>224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2274" calcext:value-type="float">
            <text:p>227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2225" calcext:value-type="float">
            <text:p>222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8978" calcext:value-type="float">
            <text:p>8978</text:p>
          </table:table-cell>
          <table:table-cell office:value-type="float" office:value="2213" calcext:value-type="float">
            <text:p>221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float" office:value="2187" calcext:value-type="float">
            <text:p>21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2208" calcext:value-type="float">
            <text:p>2208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float" office:value="2209" calcext:value-type="float">
            <text:p>22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2175" calcext:value-type="float">
            <text:p>217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float" office:value="2195" calcext:value-type="float">
            <text:p>219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2184" calcext:value-type="float">
            <text:p>218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float" office:value="2203" calcext:value-type="float">
            <text:p>220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  <table:table-cell office:value-type="float" office:value="2186" calcext:value-type="float">
            <text:p>218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2207" calcext:value-type="float">
            <text:p>2207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2208" calcext:value-type="float">
            <text:p>220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8989" calcext:value-type="float">
            <text:p>8989</text:p>
          </table:table-cell>
          <table:table-cell office:value-type="float" office:value="2199" calcext:value-type="float">
            <text:p>21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2201" calcext:value-type="float">
            <text:p>220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float" office:value="2183" calcext:value-type="float">
            <text:p>2183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2170" calcext:value-type="float">
            <text:p>217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2163" calcext:value-type="float">
            <text:p>216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float" office:value="2204" calcext:value-type="float">
            <text:p>220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float" office:value="2198" calcext:value-type="float">
            <text:p>219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float" office:value="2190" calcext:value-type="float">
            <text:p>219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float" office:value="2182" calcext:value-type="float">
            <text:p>218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float" office:value="2193" calcext:value-type="float">
            <text:p>219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office:value-type="float" office:value="2159" calcext:value-type="float">
            <text:p>215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165" calcext:value-type="float">
            <text:p>216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2150" calcext:value-type="float">
            <text:p>215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2171" calcext:value-type="float">
            <text:p>217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2158" calcext:value-type="float">
            <text:p>215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1905" calcext:value-type="float">
            <text:p>1905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1393" calcext:value-type="float">
            <text:p>139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996" calcext:value-type="float">
            <text:p>99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float" office:value="866" calcext:value-type="float">
            <text:p>866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876" calcext:value-type="float">
            <text:p>876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845" calcext:value-type="float">
            <text:p>845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787" calcext:value-type="float">
            <text:p>78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776" calcext:value-type="float">
            <text:p>776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892" calcext:value-type="float">
            <text:p>892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961" calcext:value-type="float">
            <text:p>961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944" calcext:value-type="float">
            <text:p>944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964" calcext:value-type="float">
            <text:p>964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1088" calcext:value-type="float">
            <text:p>1088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1222" calcext:value-type="float">
            <text:p>1222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1432" calcext:value-type="float">
            <text:p>143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1748" calcext:value-type="float">
            <text:p>1748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2106" calcext:value-type="float">
            <text:p>2106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2198" calcext:value-type="float">
            <text:p>2198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2220" calcext:value-type="float">
            <text:p>222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2226" calcext:value-type="float">
            <text:p>22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2219" calcext:value-type="float">
            <text:p>22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2208" calcext:value-type="float">
            <text:p>22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float" office:value="2223" calcext:value-type="float">
            <text:p>222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float" office:value="2228" calcext:value-type="float">
            <text:p>222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2276" calcext:value-type="float">
            <text:p>227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2273" calcext:value-type="float">
            <text:p>2273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2229" calcext:value-type="float">
            <text:p>222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2202" calcext:value-type="float">
            <text:p>2202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2206" calcext:value-type="float">
            <text:p>2206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2247" calcext:value-type="float">
            <text:p>2247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2198" calcext:value-type="float">
            <text:p>219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2193" calcext:value-type="float">
            <text:p>219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2176" calcext:value-type="float">
            <text:p>217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2193" calcext:value-type="float">
            <text:p>219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2214" calcext:value-type="float">
            <text:p>221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float" office:value="2203" calcext:value-type="float">
            <text:p>2203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2219" calcext:value-type="float">
            <text:p>2219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2213" calcext:value-type="float">
            <text:p>221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2207" calcext:value-type="float">
            <text:p>220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2183" calcext:value-type="float">
            <text:p>218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2175" calcext:value-type="float">
            <text:p>2175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158" calcext:value-type="float">
            <text:p>2158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2196" calcext:value-type="float">
            <text:p>2196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2233" calcext:value-type="float">
            <text:p>223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2186" calcext:value-type="float">
            <text:p>218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2195" calcext:value-type="float">
            <text:p>219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2178" calcext:value-type="float">
            <text:p>2178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2195" calcext:value-type="float">
            <text:p>219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2169" calcext:value-type="float">
            <text:p>216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2154" calcext:value-type="float">
            <text:p>2154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2148" calcext:value-type="float">
            <text:p>214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2155" calcext:value-type="float">
            <text:p>215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1964" calcext:value-type="float">
            <text:p>196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1561" calcext:value-type="float">
            <text:p>156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1084" calcext:value-type="float">
            <text:p>1084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888" calcext:value-type="float">
            <text:p>888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891" calcext:value-type="float">
            <text:p>891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916" calcext:value-type="float">
            <text:p>91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832" calcext:value-type="float">
            <text:p>832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748" calcext:value-type="float">
            <text:p>748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785" calcext:value-type="float">
            <text:p>78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883" calcext:value-type="float">
            <text:p>883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965" calcext:value-type="float">
            <text:p>965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1023" calcext:value-type="float">
            <text:p>102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1060" calcext:value-type="float">
            <text:p>106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1148" calcext:value-type="float">
            <text:p>1148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343" calcext:value-type="float">
            <text:p>1343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1663" calcext:value-type="float">
            <text:p>16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2021" calcext:value-type="float">
            <text:p>202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2204" calcext:value-type="float">
            <text:p>2204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2222" calcext:value-type="float">
            <text:p>222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2234" calcext:value-type="float">
            <text:p>223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2214" calcext:value-type="float">
            <text:p>221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2228" calcext:value-type="float">
            <text:p>222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2219" calcext:value-type="float">
            <text:p>221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2238" calcext:value-type="float">
            <text:p>223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2266" calcext:value-type="float">
            <text:p>2266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2235" calcext:value-type="float">
            <text:p>223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2228" calcext:value-type="float">
            <text:p>2228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2205" calcext:value-type="float">
            <text:p>22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2200" calcext:value-type="float">
            <text:p>220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2202" calcext:value-type="float">
            <text:p>220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2233" calcext:value-type="float">
            <text:p>223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2191" calcext:value-type="float">
            <text:p>219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2194" calcext:value-type="float">
            <text:p>219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2192" calcext:value-type="float">
            <text:p>219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2194" calcext:value-type="float">
            <text:p>219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2206" calcext:value-type="float">
            <text:p>2206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2209" calcext:value-type="float">
            <text:p>2209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2203" calcext:value-type="float">
            <text:p>220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2201" calcext:value-type="float">
            <text:p>220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2183" calcext:value-type="float">
            <text:p>218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float" office:value="2182" calcext:value-type="float">
            <text:p>218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2175" calcext:value-type="float">
            <text:p>2175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2195" calcext:value-type="float">
            <text:p>219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211" calcext:value-type="float">
            <text:p>221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2198" calcext:value-type="float">
            <text:p>21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2174" calcext:value-type="float">
            <text:p>217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2200" calcext:value-type="float">
            <text:p>22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2159" calcext:value-type="float">
            <text:p>2159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2178" calcext:value-type="float">
            <text:p>217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2155" calcext:value-type="float">
            <text:p>215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2174" calcext:value-type="float">
            <text:p>217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2153" calcext:value-type="float">
            <text:p>215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2109" calcext:value-type="float">
            <text:p>210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760" calcext:value-type="float">
            <text:p>176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1288" calcext:value-type="float">
            <text:p>128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993" calcext:value-type="float">
            <text:p>99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908" calcext:value-type="float">
            <text:p>908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907" calcext:value-type="float">
            <text:p>907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859" calcext:value-type="float">
            <text:p>859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799" calcext:value-type="float">
            <text:p>7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834" calcext:value-type="float">
            <text:p>834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973" calcext:value-type="float">
            <text:p>973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1003" calcext:value-type="float">
            <text:p>1003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960" calcext:value-type="float">
            <text:p>96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968" calcext:value-type="float">
            <text:p>968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1074" calcext:value-type="float">
            <text:p>107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1185" calcext:value-type="float">
            <text:p>1185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1385" calcext:value-type="float">
            <text:p>138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1737" calcext:value-type="float">
            <text:p>173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2098" calcext:value-type="float">
            <text:p>2098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2174" calcext:value-type="float">
            <text:p>2174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2230" calcext:value-type="float">
            <text:p>223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2229" calcext:value-type="float">
            <text:p>22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2231" calcext:value-type="float">
            <text:p>223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2205" calcext:value-type="float">
            <text:p>220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2210" calcext:value-type="float">
            <text:p>221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2215" calcext:value-type="float">
            <text:p>221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float" office:value="2237" calcext:value-type="float">
            <text:p>2237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2266" calcext:value-type="float">
            <text:p>22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2220" calcext:value-type="float">
            <text:p>222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2197" calcext:value-type="float">
            <text:p>219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2191" calcext:value-type="float">
            <text:p>219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2233" calcext:value-type="float">
            <text:p>223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2210" calcext:value-type="float">
            <text:p>22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2171" calcext:value-type="float">
            <text:p>217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2198" calcext:value-type="float">
            <text:p>2198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2187" calcext:value-type="float">
            <text:p>2187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2211" calcext:value-type="float">
            <text:p>221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2198" calcext:value-type="float">
            <text:p>219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2205" calcext:value-type="float">
            <text:p>220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2207" calcext:value-type="float">
            <text:p>2207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2205" calcext:value-type="float">
            <text:p>220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2194" calcext:value-type="float">
            <text:p>219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186" calcext:value-type="float">
            <text:p>2186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163" calcext:value-type="float">
            <text:p>216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2182" calcext:value-type="float">
            <text:p>218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2236" calcext:value-type="float">
            <text:p>223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2190" calcext:value-type="float">
            <text:p>219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2175" calcext:value-type="float">
            <text:p>217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2180" calcext:value-type="float">
            <text:p>218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2169" calcext:value-type="float">
            <text:p>216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2172" calcext:value-type="float">
            <text:p>2172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2162" calcext:value-type="float">
            <text:p>216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180" calcext:value-type="float">
            <text:p>218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167" calcext:value-type="float">
            <text:p>216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2150" calcext:value-type="float">
            <text:p>215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1861" calcext:value-type="float">
            <text:p>186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1382" calcext:value-type="float">
            <text:p>13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1044" calcext:value-type="float">
            <text:p>104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995" calcext:value-type="float">
            <text:p>995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986" calcext:value-type="float">
            <text:p>986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936" calcext:value-type="float">
            <text:p>936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816" calcext:value-type="float">
            <text:p>816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814" calcext:value-type="float">
            <text:p>814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944" calcext:value-type="float">
            <text:p>94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1058" calcext:value-type="float">
            <text:p>1058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1028" calcext:value-type="float">
            <text:p>1028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999" calcext:value-type="float">
            <text:p>99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1036" calcext:value-type="float">
            <text:p>103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1169" calcext:value-type="float">
            <text:p>1169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1349" calcext:value-type="float">
            <text:p>134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1669" calcext:value-type="float">
            <text:p>166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2034" calcext:value-type="float">
            <text:p>203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196" calcext:value-type="float">
            <text:p>219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2233" calcext:value-type="float">
            <text:p>223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226" calcext:value-type="float">
            <text:p>222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2224" calcext:value-type="float">
            <text:p>222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2210" calcext:value-type="float">
            <text:p>221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2217" calcext:value-type="float">
            <text:p>221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2223" calcext:value-type="float">
            <text:p>222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float" office:value="2250" calcext:value-type="float">
            <text:p>225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2255" calcext:value-type="float">
            <text:p>225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221" calcext:value-type="float">
            <text:p>222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185" calcext:value-type="float">
            <text:p>2185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2174" calcext:value-type="float">
            <text:p>217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2234" calcext:value-type="float">
            <text:p>223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float" office:value="2198" calcext:value-type="float">
            <text:p>2198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2182" calcext:value-type="float">
            <text:p>218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2169" calcext:value-type="float">
            <text:p>2169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2159" calcext:value-type="float">
            <text:p>215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2179" calcext:value-type="float">
            <text:p>2179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2195" calcext:value-type="float">
            <text:p>219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2204" calcext:value-type="float">
            <text:p>22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09" calcext:value-type="float">
            <text:p>2209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2194" calcext:value-type="float">
            <text:p>219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2193" calcext:value-type="float">
            <text:p>2193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168" calcext:value-type="float">
            <text:p>216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2187" calcext:value-type="float">
            <text:p>218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2181" calcext:value-type="float">
            <text:p>2181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236" calcext:value-type="float">
            <text:p>2236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2172" calcext:value-type="float">
            <text:p>217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193" calcext:value-type="float">
            <text:p>219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2167" calcext:value-type="float">
            <text:p>216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199" calcext:value-type="float">
            <text:p>2199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2174" calcext:value-type="float">
            <text:p>217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2180" calcext:value-type="float">
            <text:p>2180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2174" calcext:value-type="float">
            <text:p>217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2185" calcext:value-type="float">
            <text:p>218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2169" calcext:value-type="float">
            <text:p>216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2051" calcext:value-type="float">
            <text:p>2051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1681" calcext:value-type="float">
            <text:p>1681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1239" calcext:value-type="float">
            <text:p>1239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984" calcext:value-type="float">
            <text:p>984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943" calcext:value-type="float">
            <text:p>943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float" office:value="1009" calcext:value-type="float">
            <text:p>1009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1008" calcext:value-type="float">
            <text:p>1008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901" calcext:value-type="float">
            <text:p>901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820" calcext:value-type="float">
            <text:p>82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903" calcext:value-type="float">
            <text:p>903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float" office:value="1023" calcext:value-type="float">
            <text:p>1023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1063" calcext:value-type="float">
            <text:p>1063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1066" calcext:value-type="float">
            <text:p>1066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1156" calcext:value-type="float">
            <text:p>1156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1343" calcext:value-type="float">
            <text:p>1343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1634" calcext:value-type="float">
            <text:p>163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1939" calcext:value-type="float">
            <text:p>193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173" calcext:value-type="float">
            <text:p>217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2212" calcext:value-type="float">
            <text:p>221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2251" calcext:value-type="float">
            <text:p>225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2226" calcext:value-type="float">
            <text:p>222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2222" calcext:value-type="float">
            <text:p>222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2221" calcext:value-type="float">
            <text:p>222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2225" calcext:value-type="float">
            <text:p>222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228" calcext:value-type="float">
            <text:p>222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2250" calcext:value-type="float">
            <text:p>225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2263" calcext:value-type="float">
            <text:p>226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2221" calcext:value-type="float">
            <text:p>2221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182" calcext:value-type="float">
            <text:p>218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205" calcext:value-type="float">
            <text:p>2205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2245" calcext:value-type="float">
            <text:p>224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2184" calcext:value-type="float">
            <text:p>218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195" calcext:value-type="float">
            <text:p>21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2170" calcext:value-type="float">
            <text:p>217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2188" calcext:value-type="float">
            <text:p>218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2205" calcext:value-type="float">
            <text:p>220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2195" calcext:value-type="float">
            <text:p>219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2212" calcext:value-type="float">
            <text:p>221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2208" calcext:value-type="float">
            <text:p>220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2197" calcext:value-type="float">
            <text:p>219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2181" calcext:value-type="float">
            <text:p>218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168" calcext:value-type="float">
            <text:p>2168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2164" calcext:value-type="float">
            <text:p>2164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2173" calcext:value-type="float">
            <text:p>217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220" calcext:value-type="float">
            <text:p>222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2186" calcext:value-type="float">
            <text:p>218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2189" calcext:value-type="float">
            <text:p>218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2171" calcext:value-type="float">
            <text:p>217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2181" calcext:value-type="float">
            <text:p>218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2185" calcext:value-type="float">
            <text:p>21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171" calcext:value-type="float">
            <text:p>217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2173" calcext:value-type="float">
            <text:p>217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178" calcext:value-type="float">
            <text:p>217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2168" calcext:value-type="float">
            <text:p>216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2147" calcext:value-type="float">
            <text:p>214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1945" calcext:value-type="float">
            <text:p>194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1476" calcext:value-type="float">
            <text:p>147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1079" calcext:value-type="float">
            <text:p>107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907" calcext:value-type="float">
            <text:p>90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907" calcext:value-type="float">
            <text:p>907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919" calcext:value-type="float">
            <text:p>919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826" calcext:value-type="float">
            <text:p>826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919" calcext:value-type="float">
            <text:p>91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991" calcext:value-type="float">
            <text:p>99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1026" calcext:value-type="float">
            <text:p>102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1070" calcext:value-type="float">
            <text:p>107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1145" calcext:value-type="float">
            <text:p>1145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1232" calcext:value-type="float">
            <text:p>1232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1439" calcext:value-type="float">
            <text:p>143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1750" calcext:value-type="float">
            <text:p>175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112" calcext:value-type="float">
            <text:p>211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198" calcext:value-type="float">
            <text:p>219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2243" calcext:value-type="float">
            <text:p>224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2207" calcext:value-type="float">
            <text:p>220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2235" calcext:value-type="float">
            <text:p>22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2214" calcext:value-type="float">
            <text:p>221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2220" calcext:value-type="float">
            <text:p>22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2231" calcext:value-type="float">
            <text:p>223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2261" calcext:value-type="float">
            <text:p>22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260" calcext:value-type="float">
            <text:p>226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2228" calcext:value-type="float">
            <text:p>2228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2191" calcext:value-type="float">
            <text:p>2191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2207" calcext:value-type="float">
            <text:p>220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235" calcext:value-type="float">
            <text:p>223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199" calcext:value-type="float">
            <text:p>219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2199" calcext:value-type="float">
            <text:p>219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2195" calcext:value-type="float">
            <text:p>2195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2186" calcext:value-type="float">
            <text:p>218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2204" calcext:value-type="float">
            <text:p>220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2221" calcext:value-type="float">
            <text:p>222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228" calcext:value-type="float">
            <text:p>222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212" calcext:value-type="float">
            <text:p>221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2208" calcext:value-type="float">
            <text:p>2208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2196" calcext:value-type="float">
            <text:p>2196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2172" calcext:value-type="float">
            <text:p>2172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2170" calcext:value-type="float">
            <text:p>217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2169" calcext:value-type="float">
            <text:p>2169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2216" calcext:value-type="float">
            <text:p>221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2176" calcext:value-type="float">
            <text:p>217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2181" calcext:value-type="float">
            <text:p>218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2170" calcext:value-type="float">
            <text:p>217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2199" calcext:value-type="float">
            <text:p>219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2174" calcext:value-type="float">
            <text:p>217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172" calcext:value-type="float">
            <text:p>2172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2160" calcext:value-type="float">
            <text:p>216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2164" calcext:value-type="float">
            <text:p>216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2143" calcext:value-type="float">
            <text:p>214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1931" calcext:value-type="float">
            <text:p>193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1452" calcext:value-type="float">
            <text:p>1452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1044" calcext:value-type="float">
            <text:p>1044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906" calcext:value-type="float">
            <text:p>906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877" calcext:value-type="float">
            <text:p>877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883" calcext:value-type="float">
            <text:p>883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811" calcext:value-type="float">
            <text:p>811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778" calcext:value-type="float">
            <text:p>778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847" calcext:value-type="float">
            <text:p>84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934" calcext:value-type="float">
            <text:p>93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1006" calcext:value-type="float">
            <text:p>1006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1107" calcext:value-type="float">
            <text:p>1107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1195" calcext:value-type="float">
            <text:p>1195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1278" calcext:value-type="float">
            <text:p>1278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1385" calcext:value-type="float">
            <text:p>1385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1619" calcext:value-type="float">
            <text:p>161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2182" calcext:value-type="float">
            <text:p>218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2191" calcext:value-type="float">
            <text:p>2191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2246" calcext:value-type="float">
            <text:p>224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2210" calcext:value-type="float">
            <text:p>221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2222" calcext:value-type="float">
            <text:p>222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212" calcext:value-type="float">
            <text:p>22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2231" calcext:value-type="float">
            <text:p>223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2258" calcext:value-type="float">
            <text:p>225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  <table:table-cell office:value-type="float" office:value="2271" calcext:value-type="float">
            <text:p>227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2245" calcext:value-type="float">
            <text:p>2245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2222" calcext:value-type="float">
            <text:p>222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2171" calcext:value-type="float">
            <text:p>2171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2256" calcext:value-type="float">
            <text:p>225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2214" calcext:value-type="float">
            <text:p>221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355" calcext:value-type="float">
            <text:p>9355</text:p>
          </table:table-cell>
          <table:table-cell office:value-type="float" office:value="2182" calcext:value-type="float">
            <text:p>218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2182" calcext:value-type="float">
            <text:p>218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2193" calcext:value-type="float">
            <text:p>2193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2195" calcext:value-type="float">
            <text:p>219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2194" calcext:value-type="float">
            <text:p>219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2207" calcext:value-type="float">
            <text:p>220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2212" calcext:value-type="float">
            <text:p>2212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2215" calcext:value-type="float">
            <text:p>221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2204" calcext:value-type="float">
            <text:p>220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2190" calcext:value-type="float">
            <text:p>219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2179" calcext:value-type="float">
            <text:p>2179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2173" calcext:value-type="float">
            <text:p>217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2211" calcext:value-type="float">
            <text:p>2211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2179" calcext:value-type="float">
            <text:p>217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2195" calcext:value-type="float">
            <text:p>219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2164" calcext:value-type="float">
            <text:p>216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2193" calcext:value-type="float">
            <text:p>219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2173" calcext:value-type="float">
            <text:p>217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2172" calcext:value-type="float">
            <text:p>217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2173" calcext:value-type="float">
            <text:p>2173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2168" calcext:value-type="float">
            <text:p>216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2165" calcext:value-type="float">
            <text:p>216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2144" calcext:value-type="float">
            <text:p>214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1932" calcext:value-type="float">
            <text:p>193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1562" calcext:value-type="float">
            <text:p>1562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1341" calcext:value-type="float">
            <text:p>134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1398" calcext:value-type="float">
            <text:p>139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1510" calcext:value-type="float">
            <text:p>151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1521" calcext:value-type="float">
            <text:p>152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1469" calcext:value-type="float">
            <text:p>146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1467" calcext:value-type="float">
            <text:p>1467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1539" calcext:value-type="float">
            <text:p>153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1626" calcext:value-type="float">
            <text:p>1626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1692" calcext:value-type="float">
            <text:p>169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1728" calcext:value-type="float">
            <text:p>1728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1783" calcext:value-type="float">
            <text:p>1783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1844" calcext:value-type="float">
            <text:p>184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1909" calcext:value-type="float">
            <text:p>1909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1977" calcext:value-type="float">
            <text:p>197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2055" calcext:value-type="float">
            <text:p>205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2118" calcext:value-type="float">
            <text:p>211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2158" calcext:value-type="float">
            <text:p>215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2197" calcext:value-type="float">
            <text:p>219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2229" calcext:value-type="float">
            <text:p>2229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2235" calcext:value-type="float">
            <text:p>223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241" calcext:value-type="float">
            <text:p>22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2262" calcext:value-type="float">
            <text:p>226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2291" calcext:value-type="float">
            <text:p>229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2277" calcext:value-type="float">
            <text:p>227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2258" calcext:value-type="float">
            <text:p>22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2253" calcext:value-type="float">
            <text:p>225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2262" calcext:value-type="float">
            <text:p>2262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2249" calcext:value-type="float">
            <text:p>2249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2269" calcext:value-type="float">
            <text:p>226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2260" calcext:value-type="float">
            <text:p>22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2267" calcext:value-type="float">
            <text:p>226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2250" calcext:value-type="float">
            <text:p>225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2262" calcext:value-type="float">
            <text:p>2262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2234" calcext:value-type="float">
            <text:p>223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2232" calcext:value-type="float">
            <text:p>223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2218" calcext:value-type="float">
            <text:p>221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2221" calcext:value-type="float">
            <text:p>222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2244" calcext:value-type="float">
            <text:p>224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2217" calcext:value-type="float">
            <text:p>221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2228" calcext:value-type="float">
            <text:p>2228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2233" calcext:value-type="float">
            <text:p>223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2228" calcext:value-type="float">
            <text:p>2228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2223" calcext:value-type="float">
            <text:p>222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2214" calcext:value-type="float">
            <text:p>221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2234" calcext:value-type="float">
            <text:p>223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2247" calcext:value-type="float">
            <text:p>224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2244" calcext:value-type="float">
            <text:p>2244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2244" calcext:value-type="float">
            <text:p>224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2236" calcext:value-type="float">
            <text:p>223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2234" calcext:value-type="float">
            <text:p>223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2223" calcext:value-type="float">
            <text:p>222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2225" calcext:value-type="float">
            <text:p>222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2228" calcext:value-type="float">
            <text:p>222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2231" calcext:value-type="float">
            <text:p>2231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2220" calcext:value-type="float">
            <text:p>222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2224" calcext:value-type="float">
            <text:p>222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2224" calcext:value-type="float">
            <text:p>2224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2241" calcext:value-type="float">
            <text:p>224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2236" calcext:value-type="float">
            <text:p>223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2232" calcext:value-type="float">
            <text:p>223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2252" calcext:value-type="float">
            <text:p>225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2257" calcext:value-type="float">
            <text:p>2257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2257" calcext:value-type="float">
            <text:p>22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2261" calcext:value-type="float">
            <text:p>226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2277" calcext:value-type="float">
            <text:p>227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2283" calcext:value-type="float">
            <text:p>228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2273" calcext:value-type="float">
            <text:p>227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2280" calcext:value-type="float">
            <text:p>228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2295" calcext:value-type="float">
            <text:p>229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2294" calcext:value-type="float">
            <text:p>229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2290" calcext:value-type="float">
            <text:p>229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2298" calcext:value-type="float">
            <text:p>229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2297" calcext:value-type="float">
            <text:p>22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float" office:value="2293" calcext:value-type="float">
            <text:p>229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2292" calcext:value-type="float">
            <text:p>229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2299" calcext:value-type="float">
            <text:p>229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2295" calcext:value-type="float">
            <text:p>229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2293" calcext:value-type="float">
            <text:p>229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2281" calcext:value-type="float">
            <text:p>228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2285" calcext:value-type="float">
            <text:p>228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2262" calcext:value-type="float">
            <text:p>22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2260" calcext:value-type="float">
            <text:p>226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2242" calcext:value-type="float">
            <text:p>224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2244" calcext:value-type="float">
            <text:p>22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2231" calcext:value-type="float">
            <text:p>223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2238" calcext:value-type="float">
            <text:p>223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2222" calcext:value-type="float">
            <text:p>222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2229" calcext:value-type="float">
            <text:p>222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2220" calcext:value-type="float">
            <text:p>222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2233" calcext:value-type="float">
            <text:p>223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2219" calcext:value-type="float">
            <text:p>221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2224" calcext:value-type="float">
            <text:p>222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2214" calcext:value-type="float">
            <text:p>221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2216" calcext:value-type="float">
            <text:p>221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2212" calcext:value-type="float">
            <text:p>221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2222" calcext:value-type="float">
            <text:p>222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2227" calcext:value-type="float">
            <text:p>222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2239" calcext:value-type="float">
            <text:p>223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2230" calcext:value-type="float">
            <text:p>223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2249" calcext:value-type="float">
            <text:p>22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2239" calcext:value-type="float">
            <text:p>223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2255" calcext:value-type="float">
            <text:p>225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2248" calcext:value-type="float">
            <text:p>224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2251" calcext:value-type="float">
            <text:p>2251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2248" calcext:value-type="float">
            <text:p>224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2245" calcext:value-type="float">
            <text:p>224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2229" calcext:value-type="float">
            <text:p>222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2227" calcext:value-type="float">
            <text:p>222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2223" calcext:value-type="float">
            <text:p>222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2221" calcext:value-type="float">
            <text:p>222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2210" calcext:value-type="float">
            <text:p>221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2220" calcext:value-type="float">
            <text:p>222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2239" calcext:value-type="float">
            <text:p>2239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2252" calcext:value-type="float">
            <text:p>225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2242" calcext:value-type="float">
            <text:p>22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2264" calcext:value-type="float">
            <text:p>226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2282" calcext:value-type="float">
            <text:p>228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2280" calcext:value-type="float">
            <text:p>228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2283" calcext:value-type="float">
            <text:p>228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2302" calcext:value-type="float">
            <text:p>230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300" calcext:value-type="float">
            <text:p>23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2303" calcext:value-type="float">
            <text:p>230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2304" calcext:value-type="float">
            <text:p>2304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2306" calcext:value-type="float">
            <text:p>230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2327" calcext:value-type="float">
            <text:p>232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2328" calcext:value-type="float">
            <text:p>232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2318" calcext:value-type="float">
            <text:p>231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2316" calcext:value-type="float">
            <text:p>2316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2326" calcext:value-type="float">
            <text:p>232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2313" calcext:value-type="float">
            <text:p>231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2304" calcext:value-type="float">
            <text:p>2304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2297" calcext:value-type="float">
            <text:p>229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2292" calcext:value-type="float">
            <text:p>2292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2275" calcext:value-type="float">
            <text:p>227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2268" calcext:value-type="float">
            <text:p>226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2266" calcext:value-type="float">
            <text:p>226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2269" calcext:value-type="float">
            <text:p>226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2268" calcext:value-type="float">
            <text:p>22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2260" calcext:value-type="float">
            <text:p>22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2268" calcext:value-type="float">
            <text:p>226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2263" calcext:value-type="float">
            <text:p>22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2274" calcext:value-type="float">
            <text:p>227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2282" calcext:value-type="float">
            <text:p>228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2298" calcext:value-type="float">
            <text:p>229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2303" calcext:value-type="float">
            <text:p>230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2305" calcext:value-type="float">
            <text:p>230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2298" calcext:value-type="float">
            <text:p>229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2297" calcext:value-type="float">
            <text:p>2297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2291" calcext:value-type="float">
            <text:p>229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2292" calcext:value-type="float">
            <text:p>229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2281" calcext:value-type="float">
            <text:p>228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2273" calcext:value-type="float">
            <text:p>227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2278" calcext:value-type="float">
            <text:p>227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2263" calcext:value-type="float">
            <text:p>22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2267" calcext:value-type="float">
            <text:p>2267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2263" calcext:value-type="float">
            <text:p>226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float" office:value="2273" calcext:value-type="float">
            <text:p>227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2278" calcext:value-type="float">
            <text:p>227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2286" calcext:value-type="float">
            <text:p>228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2299" calcext:value-type="float">
            <text:p>229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2301" calcext:value-type="float">
            <text:p>230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2308" calcext:value-type="float">
            <text:p>2308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2317" calcext:value-type="float">
            <text:p>2317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2322" calcext:value-type="float">
            <text:p>232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2313" calcext:value-type="float">
            <text:p>231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2322" calcext:value-type="float">
            <text:p>232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2305" calcext:value-type="float">
            <text:p>230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2300" calcext:value-type="float">
            <text:p>23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2300" calcext:value-type="float">
            <text:p>23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2292" calcext:value-type="float">
            <text:p>229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2279" calcext:value-type="float">
            <text:p>227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2272" calcext:value-type="float">
            <text:p>227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2265" calcext:value-type="float">
            <text:p>226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2267" calcext:value-type="float">
            <text:p>226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2252" calcext:value-type="float">
            <text:p>225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2255" calcext:value-type="float">
            <text:p>225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2253" calcext:value-type="float">
            <text:p>225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2263" calcext:value-type="float">
            <text:p>226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2251" calcext:value-type="float">
            <text:p>225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2246" calcext:value-type="float">
            <text:p>224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2252" calcext:value-type="float">
            <text:p>225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2250" calcext:value-type="float">
            <text:p>225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2240" calcext:value-type="float">
            <text:p>224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2242" calcext:value-type="float">
            <text:p>224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2246" calcext:value-type="float">
            <text:p>224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2258" calcext:value-type="float">
            <text:p>2258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2255" calcext:value-type="float">
            <text:p>225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2257" calcext:value-type="float">
            <text:p>225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2253" calcext:value-type="float">
            <text:p>225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2269" calcext:value-type="float">
            <text:p>22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2247" calcext:value-type="float">
            <text:p>224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2243" calcext:value-type="float">
            <text:p>224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2243" calcext:value-type="float">
            <text:p>224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2247" calcext:value-type="float">
            <text:p>224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232" calcext:value-type="float">
            <text:p>223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2233" calcext:value-type="float">
            <text:p>223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2231" calcext:value-type="float">
            <text:p>2231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2238" calcext:value-type="float">
            <text:p>223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2224" calcext:value-type="float">
            <text:p>222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226" calcext:value-type="float">
            <text:p>222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2235" calcext:value-type="float">
            <text:p>223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2237" calcext:value-type="float">
            <text:p>223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2234" calcext:value-type="float">
            <text:p>223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2228" calcext:value-type="float">
            <text:p>222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2233" calcext:value-type="float">
            <text:p>223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2236" calcext:value-type="float">
            <text:p>223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2226" calcext:value-type="float">
            <text:p>2226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2225" calcext:value-type="float">
            <text:p>222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2225" calcext:value-type="float">
            <text:p>2225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2236" calcext:value-type="float">
            <text:p>223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2226" calcext:value-type="float">
            <text:p>222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2237" calcext:value-type="float">
            <text:p>223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2234" calcext:value-type="float">
            <text:p>223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2242" calcext:value-type="float">
            <text:p>2242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2243" calcext:value-type="float">
            <text:p>224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2243" calcext:value-type="float">
            <text:p>22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2246" calcext:value-type="float">
            <text:p>224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2267" calcext:value-type="float">
            <text:p>226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2265" calcext:value-type="float">
            <text:p>226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259" calcext:value-type="float">
            <text:p>225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2262" calcext:value-type="float">
            <text:p>226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float" office:value="2284" calcext:value-type="float">
            <text:p>228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2271" calcext:value-type="float">
            <text:p>2271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2277" calcext:value-type="float">
            <text:p>227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2274" calcext:value-type="float">
            <text:p>2274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285" calcext:value-type="float">
            <text:p>228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2271" calcext:value-type="float">
            <text:p>227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2281" calcext:value-type="float">
            <text:p>228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2270" calcext:value-type="float">
            <text:p>227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284" calcext:value-type="float">
            <text:p>228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2273" calcext:value-type="float">
            <text:p>227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2263" calcext:value-type="float">
            <text:p>226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2268" calcext:value-type="float">
            <text:p>226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2268" calcext:value-type="float">
            <text:p>226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2259" calcext:value-type="float">
            <text:p>225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float" office:value="2246" calcext:value-type="float">
            <text:p>2246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617" calcext:value-type="float">
            <text:p>9617</text:p>
          </table:table-cell>
          <table:table-cell office:value-type="float" office:value="2245" calcext:value-type="float">
            <text:p>224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2251" calcext:value-type="float">
            <text:p>2251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float" office:value="2245" calcext:value-type="float">
            <text:p>224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239" calcext:value-type="float">
            <text:p>223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2242" calcext:value-type="float">
            <text:p>224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2253" calcext:value-type="float">
            <text:p>225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  <table:table-cell office:value-type="float" office:value="2255" calcext:value-type="float">
            <text:p>225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2248" calcext:value-type="float">
            <text:p>224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float" office:value="2258" calcext:value-type="float">
            <text:p>225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2264" calcext:value-type="float">
            <text:p>226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27" calcext:value-type="float">
            <text:p>9627</text:p>
          </table:table-cell>
          <table:table-cell office:value-type="float" office:value="2261" calcext:value-type="float">
            <text:p>226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2259" calcext:value-type="float">
            <text:p>225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2254" calcext:value-type="float">
            <text:p>225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2260" calcext:value-type="float">
            <text:p>226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float" office:value="2253" calcext:value-type="float">
            <text:p>225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2262" calcext:value-type="float">
            <text:p>226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2260" calcext:value-type="float">
            <text:p>226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2269" calcext:value-type="float">
            <text:p>2269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float" office:value="2257" calcext:value-type="float">
            <text:p>225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636" calcext:value-type="float">
            <text:p>9636</text:p>
          </table:table-cell>
          <table:table-cell office:value-type="float" office:value="2258" calcext:value-type="float">
            <text:p>225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2268" calcext:value-type="float">
            <text:p>226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float" office:value="2268" calcext:value-type="float">
            <text:p>226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  <table:table-cell office:value-type="float" office:value="2266" calcext:value-type="float">
            <text:p>226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2264" calcext:value-type="float">
            <text:p>226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float" office:value="2269" calcext:value-type="float">
            <text:p>226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2265" calcext:value-type="float">
            <text:p>226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2254" calcext:value-type="float">
            <text:p>2254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2253" calcext:value-type="float">
            <text:p>225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646" calcext:value-type="float">
            <text:p>9646</text:p>
          </table:table-cell>
          <table:table-cell office:value-type="float" office:value="2255" calcext:value-type="float">
            <text:p>2255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647" calcext:value-type="float">
            <text:p>9647</text:p>
          </table:table-cell>
          <table:table-cell office:value-type="float" office:value="2252" calcext:value-type="float">
            <text:p>225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2252" calcext:value-type="float">
            <text:p>225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2245" calcext:value-type="float">
            <text:p>224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2245" calcext:value-type="float">
            <text:p>224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2242" calcext:value-type="float">
            <text:p>2242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2251" calcext:value-type="float">
            <text:p>225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2240" calcext:value-type="float">
            <text:p>224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2266" calcext:value-type="float">
            <text:p>2266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2250" calcext:value-type="float">
            <text:p>225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  <table:table-cell office:value-type="float" office:value="2260" calcext:value-type="float">
            <text:p>226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2247" calcext:value-type="float">
            <text:p>224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float" office:value="2249" calcext:value-type="float">
            <text:p>224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2246" calcext:value-type="float">
            <text:p>224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240" calcext:value-type="float">
            <text:p>224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2236" calcext:value-type="float">
            <text:p>223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2231" calcext:value-type="float">
            <text:p>223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float" office:value="2246" calcext:value-type="float">
            <text:p>224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2243" calcext:value-type="float">
            <text:p>224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665" calcext:value-type="float">
            <text:p>9665</text:p>
          </table:table-cell>
          <table:table-cell office:value-type="float" office:value="2251" calcext:value-type="float">
            <text:p>225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2249" calcext:value-type="float">
            <text:p>224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float" office:value="2258" calcext:value-type="float">
            <text:p>225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2253" calcext:value-type="float">
            <text:p>22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float" office:value="2255" calcext:value-type="float">
            <text:p>225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2267" calcext:value-type="float">
            <text:p>226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2268" calcext:value-type="float">
            <text:p>226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2252" calcext:value-type="float">
            <text:p>225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2266" calcext:value-type="float">
            <text:p>226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74" calcext:value-type="float">
            <text:p>9674</text:p>
          </table:table-cell>
          <table:table-cell office:value-type="float" office:value="2259" calcext:value-type="float">
            <text:p>225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2254" calcext:value-type="float">
            <text:p>225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2244" calcext:value-type="float">
            <text:p>224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float" office:value="2263" calcext:value-type="float">
            <text:p>22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2257" calcext:value-type="float">
            <text:p>22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2254" calcext:value-type="float">
            <text:p>225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2267" calcext:value-type="float">
            <text:p>226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2267" calcext:value-type="float">
            <text:p>226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2272" calcext:value-type="float">
            <text:p>227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float" office:value="2268" calcext:value-type="float">
            <text:p>226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float" office:value="2276" calcext:value-type="float">
            <text:p>2276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2280" calcext:value-type="float">
            <text:p>228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2274" calcext:value-type="float">
            <text:p>227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float" office:value="2277" calcext:value-type="float">
            <text:p>227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2269" calcext:value-type="float">
            <text:p>22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2270" calcext:value-type="float">
            <text:p>227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2267" calcext:value-type="float">
            <text:p>22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2271" calcext:value-type="float">
            <text:p>2271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2264" calcext:value-type="float">
            <text:p>226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float" office:value="2270" calcext:value-type="float">
            <text:p>22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2262" calcext:value-type="float">
            <text:p>22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2269" calcext:value-type="float">
            <text:p>226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2265" calcext:value-type="float">
            <text:p>226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2255" calcext:value-type="float">
            <text:p>225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  <table:table-cell office:value-type="float" office:value="2252" calcext:value-type="float">
            <text:p>2252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2242" calcext:value-type="float">
            <text:p>224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238" calcext:value-type="float">
            <text:p>223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2234" calcext:value-type="float">
            <text:p>223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702" calcext:value-type="float">
            <text:p>9702</text:p>
          </table:table-cell>
          <table:table-cell office:value-type="float" office:value="2235" calcext:value-type="float">
            <text:p>223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2229" calcext:value-type="float">
            <text:p>222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2224" calcext:value-type="float">
            <text:p>222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float" office:value="2227" calcext:value-type="float">
            <text:p>222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2236" calcext:value-type="float">
            <text:p>223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2235" calcext:value-type="float">
            <text:p>223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float" office:value="2242" calcext:value-type="float">
            <text:p>224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709" calcext:value-type="float">
            <text:p>9709</text:p>
          </table:table-cell>
          <table:table-cell office:value-type="float" office:value="2243" calcext:value-type="float">
            <text:p>224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2248" calcext:value-type="float">
            <text:p>224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2237" calcext:value-type="float">
            <text:p>223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2235" calcext:value-type="float">
            <text:p>223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713" calcext:value-type="float">
            <text:p>9713</text:p>
          </table:table-cell>
          <table:table-cell office:value-type="float" office:value="2234" calcext:value-type="float">
            <text:p>22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2236" calcext:value-type="float">
            <text:p>2236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2233" calcext:value-type="float">
            <text:p>223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float" office:value="2232" calcext:value-type="float">
            <text:p>2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float" office:value="2228" calcext:value-type="float">
            <text:p>222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2227" calcext:value-type="float">
            <text:p>222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2221" calcext:value-type="float">
            <text:p>222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2232" calcext:value-type="float">
            <text:p>223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721" calcext:value-type="float">
            <text:p>9721</text:p>
          </table:table-cell>
          <table:table-cell office:value-type="float" office:value="2219" calcext:value-type="float">
            <text:p>221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722" calcext:value-type="float">
            <text:p>9722</text:p>
          </table:table-cell>
          <table:table-cell office:value-type="float" office:value="2220" calcext:value-type="float">
            <text:p>222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2214" calcext:value-type="float">
            <text:p>221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2211" calcext:value-type="float">
            <text:p>221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2204" calcext:value-type="float">
            <text:p>220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float" office:value="2203" calcext:value-type="float">
            <text:p>220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2189" calcext:value-type="float">
            <text:p>218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2204" calcext:value-type="float">
            <text:p>220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float" office:value="2199" calcext:value-type="float">
            <text:p>219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204" calcext:value-type="float">
            <text:p>220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float" office:value="2205" calcext:value-type="float">
            <text:p>2205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  <table:table-cell office:value-type="float" office:value="2200" calcext:value-type="float">
            <text:p>22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2187" calcext:value-type="float">
            <text:p>2187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2191" calcext:value-type="float">
            <text:p>219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2179" calcext:value-type="float">
            <text:p>2179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2198" calcext:value-type="float">
            <text:p>219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float" office:value="2194" calcext:value-type="float">
            <text:p>219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2190" calcext:value-type="float">
            <text:p>21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float" office:value="2183" calcext:value-type="float">
            <text:p>218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2196" calcext:value-type="float">
            <text:p>219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float" office:value="2197" calcext:value-type="float">
            <text:p>21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2195" calcext:value-type="float">
            <text:p>219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float" office:value="2193" calcext:value-type="float">
            <text:p>219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2208" calcext:value-type="float">
            <text:p>220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2206" calcext:value-type="float">
            <text:p>220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float" office:value="2207" calcext:value-type="float">
            <text:p>220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2205" calcext:value-type="float">
            <text:p>220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float" office:value="2201" calcext:value-type="float">
            <text:p>220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2205" calcext:value-type="float">
            <text:p>220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2220" calcext:value-type="float">
            <text:p>222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2213" calcext:value-type="float">
            <text:p>221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752" calcext:value-type="float">
            <text:p>9752</text:p>
          </table:table-cell>
          <table:table-cell office:value-type="float" office:value="2223" calcext:value-type="float">
            <text:p>222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753" calcext:value-type="float">
            <text:p>9753</text:p>
          </table:table-cell>
          <table:table-cell office:value-type="float" office:value="2222" calcext:value-type="float">
            <text:p>222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2232" calcext:value-type="float">
            <text:p>223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float" office:value="2227" calcext:value-type="float">
            <text:p>222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float" office:value="2230" calcext:value-type="float">
            <text:p>223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2227" calcext:value-type="float">
            <text:p>222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2230" calcext:value-type="float">
            <text:p>223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float" office:value="2224" calcext:value-type="float">
            <text:p>222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2232" calcext:value-type="float">
            <text:p>223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float" office:value="2231" calcext:value-type="float">
            <text:p>223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2231" calcext:value-type="float">
            <text:p>2231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2226" calcext:value-type="float">
            <text:p>222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float" office:value="2227" calcext:value-type="float">
            <text:p>222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2217" calcext:value-type="float">
            <text:p>221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2217" calcext:value-type="float">
            <text:p>221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2212" calcext:value-type="float">
            <text:p>221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2211" calcext:value-type="float">
            <text:p>221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  <table:table-cell office:value-type="float" office:value="2196" calcext:value-type="float">
            <text:p>219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205" calcext:value-type="float">
            <text:p>220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float" office:value="2193" calcext:value-type="float">
            <text:p>219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2196" calcext:value-type="float">
            <text:p>2196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2192" calcext:value-type="float">
            <text:p>219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2193" calcext:value-type="float">
            <text:p>219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775" calcext:value-type="float">
            <text:p>9775</text:p>
          </table:table-cell>
          <table:table-cell office:value-type="float" office:value="2187" calcext:value-type="float">
            <text:p>21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float" office:value="2197" calcext:value-type="float">
            <text:p>219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float" office:value="2195" calcext:value-type="float">
            <text:p>219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78" calcext:value-type="float">
            <text:p>9778</text:p>
          </table:table-cell>
          <table:table-cell office:value-type="float" office:value="2190" calcext:value-type="float">
            <text:p>219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2191" calcext:value-type="float">
            <text:p>2191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199" calcext:value-type="float">
            <text:p>219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  <table:table-cell office:value-type="float" office:value="2203" calcext:value-type="float">
            <text:p>220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2203" calcext:value-type="float">
            <text:p>220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83" calcext:value-type="float">
            <text:p>9783</text:p>
          </table:table-cell>
          <table:table-cell office:value-type="float" office:value="2208" calcext:value-type="float">
            <text:p>220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2207" calcext:value-type="float">
            <text:p>220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2209" calcext:value-type="float">
            <text:p>220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2209" calcext:value-type="float">
            <text:p>2209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2214" calcext:value-type="float">
            <text:p>221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2210" calcext:value-type="float">
            <text:p>221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213" calcext:value-type="float">
            <text:p>221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float" office:value="2213" calcext:value-type="float">
            <text:p>221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2213" calcext:value-type="float">
            <text:p>221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  <table:table-cell office:value-type="float" office:value="2214" calcext:value-type="float">
            <text:p>221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  <table:table-cell office:value-type="float" office:value="2224" calcext:value-type="float">
            <text:p>22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2224" calcext:value-type="float">
            <text:p>2224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2220" calcext:value-type="float">
            <text:p>222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2224" calcext:value-type="float">
            <text:p>222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  <table:table-cell office:value-type="float" office:value="2221" calcext:value-type="float">
            <text:p>222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2229" calcext:value-type="float">
            <text:p>222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217" calcext:value-type="float">
            <text:p>221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2232" calcext:value-type="float">
            <text:p>223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2221" calcext:value-type="float">
            <text:p>222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2231" calcext:value-type="float">
            <text:p>223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float" office:value="2218" calcext:value-type="float">
            <text:p>221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float" office:value="2227" calcext:value-type="float">
            <text:p>222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2227" calcext:value-type="float">
            <text:p>222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07" calcext:value-type="float">
            <text:p>9807</text:p>
          </table:table-cell>
          <table:table-cell office:value-type="float" office:value="2223" calcext:value-type="float">
            <text:p>22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2219" calcext:value-type="float">
            <text:p>221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2229" calcext:value-type="float">
            <text:p>222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229" calcext:value-type="float">
            <text:p>222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2238" calcext:value-type="float">
            <text:p>223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2223" calcext:value-type="float">
            <text:p>222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2237" calcext:value-type="float">
            <text:p>223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2237" calcext:value-type="float">
            <text:p>223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float" office:value="2238" calcext:value-type="float">
            <text:p>223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2230" calcext:value-type="float">
            <text:p>223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2247" calcext:value-type="float">
            <text:p>224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2247" calcext:value-type="float">
            <text:p>22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2246" calcext:value-type="float">
            <text:p>224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237" calcext:value-type="float">
            <text:p>223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2247" calcext:value-type="float">
            <text:p>224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2237" calcext:value-type="float">
            <text:p>223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2238" calcext:value-type="float">
            <text:p>223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float" office:value="2226" calcext:value-type="float">
            <text:p>222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2234" calcext:value-type="float">
            <text:p>223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2234" calcext:value-type="float">
            <text:p>223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27" calcext:value-type="float">
            <text:p>9827</text:p>
          </table:table-cell>
          <table:table-cell office:value-type="float" office:value="2238" calcext:value-type="float">
            <text:p>223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float" office:value="2227" calcext:value-type="float">
            <text:p>222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2243" calcext:value-type="float">
            <text:p>224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238" calcext:value-type="float">
            <text:p>223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float" office:value="2248" calcext:value-type="float">
            <text:p>224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2236" calcext:value-type="float">
            <text:p>223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2248" calcext:value-type="float">
            <text:p>224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2251" calcext:value-type="float">
            <text:p>225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2247" calcext:value-type="float">
            <text:p>224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float" office:value="2235" calcext:value-type="float">
            <text:p>223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2244" calcext:value-type="float">
            <text:p>2244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float" office:value="2247" calcext:value-type="float">
            <text:p>224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2245" calcext:value-type="float">
            <text:p>224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2232" calcext:value-type="float">
            <text:p>223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2241" calcext:value-type="float">
            <text:p>224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2231" calcext:value-type="float">
            <text:p>223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  <table:table-cell office:value-type="float" office:value="2233" calcext:value-type="float">
            <text:p>223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2222" calcext:value-type="float">
            <text:p>222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2229" calcext:value-type="float">
            <text:p>22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46" calcext:value-type="float">
            <text:p>9846</text:p>
          </table:table-cell>
          <table:table-cell office:value-type="float" office:value="2229" calcext:value-type="float">
            <text:p>222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847" calcext:value-type="float">
            <text:p>9847</text:p>
          </table:table-cell>
          <table:table-cell office:value-type="float" office:value="2225" calcext:value-type="float">
            <text:p>22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2220" calcext:value-type="float">
            <text:p>222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2237" calcext:value-type="float">
            <text:p>223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2233" calcext:value-type="float">
            <text:p>223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2231" calcext:value-type="float">
            <text:p>223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float" office:value="2226" calcext:value-type="float">
            <text:p>222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float" office:value="2240" calcext:value-type="float">
            <text:p>224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float" office:value="2234" calcext:value-type="float">
            <text:p>22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2230" calcext:value-type="float">
            <text:p>223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2230" calcext:value-type="float">
            <text:p>223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2225" calcext:value-type="float">
            <text:p>2225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2225" calcext:value-type="float">
            <text:p>222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2219" calcext:value-type="float">
            <text:p>221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215" calcext:value-type="float">
            <text:p>221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2213" calcext:value-type="float">
            <text:p>221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2216" calcext:value-type="float">
            <text:p>221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float" office:value="2214" calcext:value-type="float">
            <text:p>221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2212" calcext:value-type="float">
            <text:p>22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float" office:value="2200" calcext:value-type="float">
            <text:p>22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66" calcext:value-type="float">
            <text:p>9866</text:p>
          </table:table-cell>
          <table:table-cell office:value-type="float" office:value="2215" calcext:value-type="float">
            <text:p>2215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2216" calcext:value-type="float">
            <text:p>221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2211" calcext:value-type="float">
            <text:p>2211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2206" calcext:value-type="float">
            <text:p>2206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207" calcext:value-type="float">
            <text:p>2207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2206" calcext:value-type="float">
            <text:p>220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2208" calcext:value-type="float">
            <text:p>220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2203" calcext:value-type="float">
            <text:p>220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874" calcext:value-type="float">
            <text:p>9874</text:p>
          </table:table-cell>
          <table:table-cell office:value-type="float" office:value="2207" calcext:value-type="float">
            <text:p>220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2200" calcext:value-type="float">
            <text:p>22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2198" calcext:value-type="float">
            <text:p>21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2201" calcext:value-type="float">
            <text:p>2201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2191" calcext:value-type="float">
            <text:p>2191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  <table:table-cell office:value-type="float" office:value="2186" calcext:value-type="float">
            <text:p>218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186" calcext:value-type="float">
            <text:p>2186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2184" calcext:value-type="float">
            <text:p>2184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2186" calcext:value-type="float">
            <text:p>218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2175" calcext:value-type="float">
            <text:p>217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float" office:value="2170" calcext:value-type="float">
            <text:p>217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float" office:value="2154" calcext:value-type="float">
            <text:p>215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2157" calcext:value-type="float">
            <text:p>2157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2158" calcext:value-type="float">
            <text:p>21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2159" calcext:value-type="float">
            <text:p>215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2158" calcext:value-type="float">
            <text:p>21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2158" calcext:value-type="float">
            <text:p>215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2162" calcext:value-type="float">
            <text:p>216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2159" calcext:value-type="float">
            <text:p>215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2165" calcext:value-type="float">
            <text:p>216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2161" calcext:value-type="float">
            <text:p>21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  <table:table-cell office:value-type="float" office:value="2166" calcext:value-type="float">
            <text:p>216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float" office:value="2162" calcext:value-type="float">
            <text:p>216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897" calcext:value-type="float">
            <text:p>9897</text:p>
          </table:table-cell>
          <table:table-cell office:value-type="float" office:value="2167" calcext:value-type="float">
            <text:p>2167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float" office:value="2162" calcext:value-type="float">
            <text:p>216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2175" calcext:value-type="float">
            <text:p>21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182" calcext:value-type="float">
            <text:p>218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2185" calcext:value-type="float">
            <text:p>218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float" office:value="2182" calcext:value-type="float">
            <text:p>218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193" calcext:value-type="float">
            <text:p>219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2189" calcext:value-type="float">
            <text:p>218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2191" calcext:value-type="float">
            <text:p>219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2192" calcext:value-type="float">
            <text:p>219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2188" calcext:value-type="float">
            <text:p>2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2191" calcext:value-type="float">
            <text:p>219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2184" calcext:value-type="float">
            <text:p>218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181" calcext:value-type="float">
            <text:p>218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float" office:value="2181" calcext:value-type="float">
            <text:p>2181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2182" calcext:value-type="float">
            <text:p>2182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2175" calcext:value-type="float">
            <text:p>217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float" office:value="2171" calcext:value-type="float">
            <text:p>217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float" office:value="2170" calcext:value-type="float">
            <text:p>217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float" office:value="2172" calcext:value-type="float">
            <text:p>217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float" office:value="2168" calcext:value-type="float">
            <text:p>216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2166" calcext:value-type="float">
            <text:p>216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2160" calcext:value-type="float">
            <text:p>21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169" calcext:value-type="float">
            <text:p>2169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2164" calcext:value-type="float">
            <text:p>216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float" office:value="2164" calcext:value-type="float">
            <text:p>216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2167" calcext:value-type="float">
            <text:p>2167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float" office:value="2159" calcext:value-type="float">
            <text:p>215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2169" calcext:value-type="float">
            <text:p>216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2163" calcext:value-type="float">
            <text:p>216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2160" calcext:value-type="float">
            <text:p>216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2164" calcext:value-type="float">
            <text:p>216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2161" calcext:value-type="float">
            <text:p>216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2167" calcext:value-type="float">
            <text:p>216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float" office:value="2160" calcext:value-type="float">
            <text:p>216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2154" calcext:value-type="float">
            <text:p>215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float" office:value="2166" calcext:value-type="float">
            <text:p>216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2166" calcext:value-type="float">
            <text:p>216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float" office:value="2153" calcext:value-type="float">
            <text:p>215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2165" calcext:value-type="float">
            <text:p>216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2175" calcext:value-type="float">
            <text:p>217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2182" calcext:value-type="float">
            <text:p>218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2182" calcext:value-type="float">
            <text:p>218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2161" calcext:value-type="float">
            <text:p>216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2164" calcext:value-type="float">
            <text:p>216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2156" calcext:value-type="float">
            <text:p>215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2152" calcext:value-type="float">
            <text:p>215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float" office:value="2155" calcext:value-type="float">
            <text:p>215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2170" calcext:value-type="float">
            <text:p>217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2172" calcext:value-type="float">
            <text:p>217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float" office:value="2169" calcext:value-type="float">
            <text:p>216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float" office:value="2173" calcext:value-type="float">
            <text:p>217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2172" calcext:value-type="float">
            <text:p>217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2172" calcext:value-type="float">
            <text:p>217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2173" calcext:value-type="float">
            <text:p>217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2171" calcext:value-type="float">
            <text:p>21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float" office:value="2148" calcext:value-type="float">
            <text:p>214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2048" calcext:value-type="float">
            <text:p>204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float" office:value="1923" calcext:value-type="float">
            <text:p>192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1863" calcext:value-type="float">
            <text:p>18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float" office:value="1834" calcext:value-type="float">
            <text:p>183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1812" calcext:value-type="float">
            <text:p>18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959" calcext:value-type="float">
            <text:p>9959</text:p>
          </table:table-cell>
          <table:table-cell office:value-type="float" office:value="1778" calcext:value-type="float">
            <text:p>177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1749" calcext:value-type="float">
            <text:p>1749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float" office:value="1736" calcext:value-type="float">
            <text:p>173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716" calcext:value-type="float">
            <text:p>171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float" office:value="1713" calcext:value-type="float">
            <text:p>1713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float" office:value="1709" calcext:value-type="float">
            <text:p>170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1698" calcext:value-type="float">
            <text:p>1698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float" office:value="1687" calcext:value-type="float">
            <text:p>1687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float" office:value="1666" calcext:value-type="float">
            <text:p>166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1655" calcext:value-type="float">
            <text:p>165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1637" calcext:value-type="float">
            <text:p>1637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1632" calcext:value-type="float">
            <text:p>1632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float" office:value="1642" calcext:value-type="float">
            <text:p>1642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1658" calcext:value-type="float">
            <text:p>1658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float" office:value="1659" calcext:value-type="float">
            <text:p>165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1675" calcext:value-type="float">
            <text:p>1675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float" office:value="1695" calcext:value-type="float">
            <text:p>169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1725" calcext:value-type="float">
            <text:p>1725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1728" calcext:value-type="float">
            <text:p>1728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744" calcext:value-type="float">
            <text:p>1744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float" office:value="1739" calcext:value-type="float">
            <text:p>1739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1770" calcext:value-type="float">
            <text:p>1770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float" office:value="1806" calcext:value-type="float">
            <text:p>1806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1840" calcext:value-type="float">
            <text:p>1840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float" office:value="1882" calcext:value-type="float">
            <text:p>188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923" calcext:value-type="float">
            <text:p>1923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1964" calcext:value-type="float">
            <text:p>196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float" office:value="2028" calcext:value-type="float">
            <text:p>202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2084" calcext:value-type="float">
            <text:p>208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2155" calcext:value-type="float">
            <text:p>215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2189" calcext:value-type="float">
            <text:p>21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2206" calcext:value-type="float">
            <text:p>220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2210" calcext:value-type="float">
            <text:p>221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float" office:value="2202" calcext:value-type="float">
            <text:p>220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float" office:value="2198" calcext:value-type="float">
            <text:p>219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float" office:value="2185" calcext:value-type="float">
            <text:p>21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float" office:value="2183" calcext:value-type="float">
            <text:p>218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float" office:value="2198" calcext:value-type="float">
            <text:p>219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193" calcext:value-type="float">
            <text:p>219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2207" calcext:value-type="float">
            <text:p>220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2208" calcext:value-type="float">
            <text:p>220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26" calcext:value-type="float">
            <text:p>2226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2213" calcext:value-type="float">
            <text:p>221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214" calcext:value-type="float">
            <text:p>221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2188" calcext:value-type="float">
            <text:p>218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float" office:value="2199" calcext:value-type="float">
            <text:p>2199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2191" calcext:value-type="float">
            <text:p>219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2198" calcext:value-type="float">
            <text:p>219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2182" calcext:value-type="float">
            <text:p>218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2196" calcext:value-type="float">
            <text:p>219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2186" calcext:value-type="float">
            <text:p>218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2180" calcext:value-type="float">
            <text:p>218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2185" calcext:value-type="float">
            <text:p>218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2184" calcext:value-type="float">
            <text:p>218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2176" calcext:value-type="float">
            <text:p>217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2179" calcext:value-type="float">
            <text:p>217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2168" calcext:value-type="float">
            <text:p>216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2179" calcext:value-type="float">
            <text:p>217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2174" calcext:value-type="float">
            <text:p>217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2178" calcext:value-type="float">
            <text:p>217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179" calcext:value-type="float">
            <text:p>217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183" calcext:value-type="float">
            <text:p>2183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2180" calcext:value-type="float">
            <text:p>218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188" calcext:value-type="float">
            <text:p>218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float" office:value="2185" calcext:value-type="float">
            <text:p>218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2187" calcext:value-type="float">
            <text:p>218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2182" calcext:value-type="float">
            <text:p>218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2178" calcext:value-type="float">
            <text:p>217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2183" calcext:value-type="float">
            <text:p>2183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2179" calcext:value-type="float">
            <text:p>2179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2188" calcext:value-type="float">
            <text:p>218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2185" calcext:value-type="float">
            <text:p>218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2189" calcext:value-type="float">
            <text:p>218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2193" calcext:value-type="float">
            <text:p>219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201" calcext:value-type="float">
            <text:p>2201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2195" calcext:value-type="float">
            <text:p>219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181" calcext:value-type="float">
            <text:p>218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float" office:value="2178" calcext:value-type="float">
            <text:p>217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2177" calcext:value-type="float">
            <text:p>217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2179" calcext:value-type="float">
            <text:p>217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2180" calcext:value-type="float">
            <text:p>218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180" calcext:value-type="float">
            <text:p>218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2188" calcext:value-type="float">
            <text:p>218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2170" calcext:value-type="float">
            <text:p>217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2184" calcext:value-type="float">
            <text:p>218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2186" calcext:value-type="float">
            <text:p>218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183" calcext:value-type="float">
            <text:p>218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2171" calcext:value-type="float">
            <text:p>21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2161" calcext:value-type="float">
            <text:p>216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2030" calcext:value-type="float">
            <text:p>2030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1906" calcext:value-type="float">
            <text:p>190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1804" calcext:value-type="float">
            <text:p>180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1762" calcext:value-type="float">
            <text:p>176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1749" calcext:value-type="float">
            <text:p>174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1736" calcext:value-type="float">
            <text:p>1736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1728" calcext:value-type="float">
            <text:p>172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1725" calcext:value-type="float">
            <text:p>172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1720" calcext:value-type="float">
            <text:p>172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718" calcext:value-type="float">
            <text:p>171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1704" calcext:value-type="float">
            <text:p>170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1694" calcext:value-type="float">
            <text:p>1694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687" calcext:value-type="float">
            <text:p>1687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1681" calcext:value-type="float">
            <text:p>168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float" office:value="1692" calcext:value-type="float">
            <text:p>1692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1703" calcext:value-type="float">
            <text:p>1703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1706" calcext:value-type="float">
            <text:p>1706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1707" calcext:value-type="float">
            <text:p>1707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1731" calcext:value-type="float">
            <text:p>1731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1746" calcext:value-type="float">
            <text:p>1746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1757" calcext:value-type="float">
            <text:p>1757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1770" calcext:value-type="float">
            <text:p>1770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784" calcext:value-type="float">
            <text:p>1784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1828" calcext:value-type="float">
            <text:p>1828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1861" calcext:value-type="float">
            <text:p>186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1891" calcext:value-type="float">
            <text:p>189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931" calcext:value-type="float">
            <text:p>1931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1984" calcext:value-type="float">
            <text:p>198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2023" calcext:value-type="float">
            <text:p>2023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2072" calcext:value-type="float">
            <text:p>207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float" office:value="2130" calcext:value-type="float">
            <text:p>213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2185" calcext:value-type="float">
            <text:p>218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2214" calcext:value-type="float">
            <text:p>221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208" calcext:value-type="float">
            <text:p>220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2207" calcext:value-type="float">
            <text:p>2207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2205" calcext:value-type="float">
            <text:p>220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2191" calcext:value-type="float">
            <text:p>219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2190" calcext:value-type="float">
            <text:p>21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float" office:value="2196" calcext:value-type="float">
            <text:p>219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2196" calcext:value-type="float">
            <text:p>219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2200" calcext:value-type="float">
            <text:p>22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2199" calcext:value-type="float">
            <text:p>219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2210" calcext:value-type="float">
            <text:p>221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2220" calcext:value-type="float">
            <text:p>222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2217" calcext:value-type="float">
            <text:p>2217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2215" calcext:value-type="float">
            <text:p>221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2201" calcext:value-type="float">
            <text:p>220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2204" calcext:value-type="float">
            <text:p>2204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2190" calcext:value-type="float">
            <text:p>219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196" calcext:value-type="float">
            <text:p>219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2204" calcext:value-type="float">
            <text:p>220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2194" calcext:value-type="float">
            <text:p>219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199" calcext:value-type="float">
            <text:p>219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2199" calcext:value-type="float">
            <text:p>2199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2196" calcext:value-type="float">
            <text:p>219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2188" calcext:value-type="float">
            <text:p>218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2191" calcext:value-type="float">
            <text:p>219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2189" calcext:value-type="float">
            <text:p>218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2187" calcext:value-type="float">
            <text:p>218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2182" calcext:value-type="float">
            <text:p>218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float" office:value="2181" calcext:value-type="float">
            <text:p>218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2185" calcext:value-type="float">
            <text:p>218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187" calcext:value-type="float">
            <text:p>218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2183" calcext:value-type="float">
            <text:p>218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2185" calcext:value-type="float">
            <text:p>218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2180" calcext:value-type="float">
            <text:p>218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2182" calcext:value-type="float">
            <text:p>218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175" calcext:value-type="float">
            <text:p>217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2187" calcext:value-type="float">
            <text:p>218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2180" calcext:value-type="float">
            <text:p>218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2200" calcext:value-type="float">
            <text:p>22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2177" calcext:value-type="float">
            <text:p>217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172" calcext:value-type="float">
            <text:p>217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2178" calcext:value-type="float">
            <text:p>217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2180" calcext:value-type="float">
            <text:p>218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2183" calcext:value-type="float">
            <text:p>2183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2187" calcext:value-type="float">
            <text:p>2187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2176" calcext:value-type="float">
            <text:p>217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2166" calcext:value-type="float">
            <text:p>216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2170" calcext:value-type="float">
            <text:p>217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2175" calcext:value-type="float">
            <text:p>217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2176" calcext:value-type="float">
            <text:p>217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2178" calcext:value-type="float">
            <text:p>217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float" office:value="2173" calcext:value-type="float">
            <text:p>217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2182" calcext:value-type="float">
            <text:p>218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2184" calcext:value-type="float">
            <text:p>218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2186" calcext:value-type="float">
            <text:p>218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2178" calcext:value-type="float">
            <text:p>217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2175" calcext:value-type="float">
            <text:p>217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2170" calcext:value-type="float">
            <text:p>217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float" office:value="2153" calcext:value-type="float">
            <text:p>215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2023" calcext:value-type="float">
            <text:p>2023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1882" calcext:value-type="float">
            <text:p>188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1757" calcext:value-type="float">
            <text:p>17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1724" calcext:value-type="float">
            <text:p>172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1758" calcext:value-type="float">
            <text:p>175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1787" calcext:value-type="float">
            <text:p>178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1737" calcext:value-type="float">
            <text:p>1737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681" calcext:value-type="float">
            <text:p>168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1679" calcext:value-type="float">
            <text:p>1679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1703" calcext:value-type="float">
            <text:p>170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1702" calcext:value-type="float">
            <text:p>170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1691" calcext:value-type="float">
            <text:p>1691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683" calcext:value-type="float">
            <text:p>1683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1707" calcext:value-type="float">
            <text:p>170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1741" calcext:value-type="float">
            <text:p>1741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1769" calcext:value-type="float">
            <text:p>1769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1770" calcext:value-type="float">
            <text:p>177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float" office:value="1774" calcext:value-type="float">
            <text:p>1774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float" office:value="1792" calcext:value-type="float">
            <text:p>1792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1814" calcext:value-type="float">
            <text:p>181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float" office:value="1826" calcext:value-type="float">
            <text:p>1826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1867" calcext:value-type="float">
            <text:p>186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1898" calcext:value-type="float">
            <text:p>189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1928" calcext:value-type="float">
            <text:p>192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1964" calcext:value-type="float">
            <text:p>196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float" office:value="2018" calcext:value-type="float">
            <text:p>201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2066" calcext:value-type="float">
            <text:p>20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float" office:value="2111" calcext:value-type="float">
            <text:p>211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2146" calcext:value-type="float">
            <text:p>214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2203" calcext:value-type="float">
            <text:p>220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225" calcext:value-type="float">
            <text:p>222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2206" calcext:value-type="float">
            <text:p>22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float" office:value="2205" calcext:value-type="float">
            <text:p>22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2200" calcext:value-type="float">
            <text:p>220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2198" calcext:value-type="float">
            <text:p>219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2200" calcext:value-type="float">
            <text:p>22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2193" calcext:value-type="float">
            <text:p>2193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2202" calcext:value-type="float">
            <text:p>220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2200" calcext:value-type="float">
            <text:p>22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2210" calcext:value-type="float">
            <text:p>22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2215" calcext:value-type="float">
            <text:p>221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219" calcext:value-type="float">
            <text:p>2219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2206" calcext:value-type="float">
            <text:p>220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188" calcext:value-type="float">
            <text:p>218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2202" calcext:value-type="float">
            <text:p>2202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2197" calcext:value-type="float">
            <text:p>219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2201" calcext:value-type="float">
            <text:p>220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2197" calcext:value-type="float">
            <text:p>219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2188" calcext:value-type="float">
            <text:p>218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2190" calcext:value-type="float">
            <text:p>219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2182" calcext:value-type="float">
            <text:p>2182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182" calcext:value-type="float">
            <text:p>2182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2183" calcext:value-type="float">
            <text:p>2183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2174" calcext:value-type="float">
            <text:p>217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2180" calcext:value-type="float">
            <text:p>218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2179" calcext:value-type="float">
            <text:p>217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2182" calcext:value-type="float">
            <text:p>218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2178" calcext:value-type="float">
            <text:p>217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2181" calcext:value-type="float">
            <text:p>218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2178" calcext:value-type="float">
            <text:p>217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2177" calcext:value-type="float">
            <text:p>217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180" calcext:value-type="float">
            <text:p>218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178" calcext:value-type="float">
            <text:p>217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2186" calcext:value-type="float">
            <text:p>218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2173" calcext:value-type="float">
            <text:p>217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2177" calcext:value-type="float">
            <text:p>217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2177" calcext:value-type="float">
            <text:p>217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2177" calcext:value-type="float">
            <text:p>217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184" calcext:value-type="float">
            <text:p>218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float" office:value="2190" calcext:value-type="float">
            <text:p>219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2183" calcext:value-type="float">
            <text:p>218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181" calcext:value-type="float">
            <text:p>218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2167" calcext:value-type="float">
            <text:p>216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2171" calcext:value-type="float">
            <text:p>217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2174" calcext:value-type="float">
            <text:p>217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2183" calcext:value-type="float">
            <text:p>218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float" office:value="2175" calcext:value-type="float">
            <text:p>217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2176" calcext:value-type="float">
            <text:p>217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2179" calcext:value-type="float">
            <text:p>217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2180" calcext:value-type="float">
            <text:p>218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188" calcext:value-type="float">
            <text:p>218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2185" calcext:value-type="float">
            <text:p>218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2179" calcext:value-type="float">
            <text:p>217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2180" calcext:value-type="float">
            <text:p>21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float" office:value="2170" calcext:value-type="float">
            <text:p>217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float" office:value="2050" calcext:value-type="float">
            <text:p>205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float" office:value="1876" calcext:value-type="float">
            <text:p>187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float" office:value="1734" calcext:value-type="float">
            <text:p>1734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1686" calcext:value-type="float">
            <text:p>168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float" office:value="1662" calcext:value-type="float">
            <text:p>166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float" office:value="1650" calcext:value-type="float">
            <text:p>16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1639" calcext:value-type="float">
            <text:p>163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1644" calcext:value-type="float">
            <text:p>164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float" office:value="1668" calcext:value-type="float">
            <text:p>1668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float" office:value="1692" calcext:value-type="float">
            <text:p>16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float" office:value="1722" calcext:value-type="float">
            <text:p>172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1725" calcext:value-type="float">
            <text:p>1725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float" office:value="1723" calcext:value-type="float">
            <text:p>1723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float" office:value="1744" calcext:value-type="float">
            <text:p>1744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1779" calcext:value-type="float">
            <text:p>177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float" office:value="1807" calcext:value-type="float">
            <text:p>1807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841" calcext:value-type="float">
            <text:p>184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float" office:value="1889" calcext:value-type="float">
            <text:p>188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1913" calcext:value-type="float">
            <text:p>1913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1938" calcext:value-type="float">
            <text:p>193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float" office:value="1974" calcext:value-type="float">
            <text:p>19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float" office:value="2025" calcext:value-type="float">
            <text:p>202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float" office:value="2072" calcext:value-type="float">
            <text:p>207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float" office:value="2115" calcext:value-type="float">
            <text:p>211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float" office:value="2144" calcext:value-type="float">
            <text:p>214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2168" calcext:value-type="float">
            <text:p>216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2200" calcext:value-type="float">
            <text:p>22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float" office:value="2205" calcext:value-type="float">
            <text:p>220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float" office:value="2209" calcext:value-type="float">
            <text:p>2209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2199" calcext:value-type="float">
            <text:p>219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float" office:value="2203" calcext:value-type="float">
            <text:p>220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float" office:value="2201" calcext:value-type="float">
            <text:p>220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float" office:value="2196" calcext:value-type="float">
            <text:p>219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float" office:value="2198" calcext:value-type="float">
            <text:p>219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float" office:value="2195" calcext:value-type="float">
            <text:p>219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2193" calcext:value-type="float">
            <text:p>21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2223" calcext:value-type="float">
            <text:p>2223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2224" calcext:value-type="float">
            <text:p>222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262" calcext:value-type="float">
            <text:p>10262</text:p>
          </table:table-cell>
          <table:table-cell office:value-type="float" office:value="2213" calcext:value-type="float">
            <text:p>221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2210" calcext:value-type="float">
            <text:p>22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264" calcext:value-type="float">
            <text:p>10264</text:p>
          </table:table-cell>
          <table:table-cell office:value-type="float" office:value="2206" calcext:value-type="float">
            <text:p>220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float" office:value="2213" calcext:value-type="float">
            <text:p>221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2207" calcext:value-type="float">
            <text:p>220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float" office:value="2216" calcext:value-type="float">
            <text:p>221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2227" calcext:value-type="float">
            <text:p>2227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float" office:value="2230" calcext:value-type="float">
            <text:p>223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float" office:value="2239" calcext:value-type="float">
            <text:p>2239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2229" calcext:value-type="float">
            <text:p>2229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272" calcext:value-type="float">
            <text:p>10272</text:p>
          </table:table-cell>
          <table:table-cell office:value-type="float" office:value="2246" calcext:value-type="float">
            <text:p>224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2244" calcext:value-type="float">
            <text:p>224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2243" calcext:value-type="float">
            <text:p>2243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float" office:value="2238" calcext:value-type="float">
            <text:p>223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float" office:value="2247" calcext:value-type="float">
            <text:p>224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2239" calcext:value-type="float">
            <text:p>2239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float" office:value="2236" calcext:value-type="float">
            <text:p>223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2236" calcext:value-type="float">
            <text:p>223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2240" calcext:value-type="float">
            <text:p>224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2240" calcext:value-type="float">
            <text:p>224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2232" calcext:value-type="float">
            <text:p>223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2233" calcext:value-type="float">
            <text:p>223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float" office:value="2240" calcext:value-type="float">
            <text:p>224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float" office:value="2234" calcext:value-type="float">
            <text:p>223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2236" calcext:value-type="float">
            <text:p>223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float" office:value="2232" calcext:value-type="float">
            <text:p>223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2231" calcext:value-type="float">
            <text:p>223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2227" calcext:value-type="float">
            <text:p>222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2226" calcext:value-type="float">
            <text:p>222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float" office:value="2216" calcext:value-type="float">
            <text:p>2216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2211" calcext:value-type="float">
            <text:p>221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2213" calcext:value-type="float">
            <text:p>221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2208" calcext:value-type="float">
            <text:p>220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float" office:value="2206" calcext:value-type="float">
            <text:p>220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2205" calcext:value-type="float">
            <text:p>220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float" office:value="2206" calcext:value-type="float">
            <text:p>2206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2209" calcext:value-type="float">
            <text:p>220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206" calcext:value-type="float">
            <text:p>220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2194" calcext:value-type="float">
            <text:p>219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float" office:value="2205" calcext:value-type="float">
            <text:p>220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float" office:value="2198" calcext:value-type="float">
            <text:p>219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2200" calcext:value-type="float">
            <text:p>22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float" office:value="2200" calcext:value-type="float">
            <text:p>22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306" calcext:value-type="float">
            <text:p>10306</text:p>
          </table:table-cell>
          <table:table-cell office:value-type="float" office:value="2207" calcext:value-type="float">
            <text:p>220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float" office:value="2206" calcext:value-type="float">
            <text:p>2206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2204" calcext:value-type="float">
            <text:p>220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2199" calcext:value-type="float">
            <text:p>219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2207" calcext:value-type="float">
            <text:p>220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2202" calcext:value-type="float">
            <text:p>220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2204" calcext:value-type="float">
            <text:p>220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2197" calcext:value-type="float">
            <text:p>219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2208" calcext:value-type="float">
            <text:p>2208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2215" calcext:value-type="float">
            <text:p>221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2216" calcext:value-type="float">
            <text:p>221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float" office:value="2222" calcext:value-type="float">
            <text:p>222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2225" calcext:value-type="float">
            <text:p>22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float" office:value="2216" calcext:value-type="float">
            <text:p>221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2222" calcext:value-type="float">
            <text:p>222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2217" calcext:value-type="float">
            <text:p>221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float" office:value="2225" calcext:value-type="float">
            <text:p>222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float" office:value="2224" calcext:value-type="float">
            <text:p>222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2224" calcext:value-type="float">
            <text:p>222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  <table:table-cell office:value-type="float" office:value="2217" calcext:value-type="float">
            <text:p>221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2224" calcext:value-type="float">
            <text:p>222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float" office:value="2219" calcext:value-type="float">
            <text:p>2219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float" office:value="2227" calcext:value-type="float">
            <text:p>2227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float" office:value="2226" calcext:value-type="float">
            <text:p>222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2228" calcext:value-type="float">
            <text:p>222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float" office:value="2238" calcext:value-type="float">
            <text:p>223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2236" calcext:value-type="float">
            <text:p>223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float" office:value="2240" calcext:value-type="float">
            <text:p>224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  <table:table-cell office:value-type="float" office:value="2229" calcext:value-type="float">
            <text:p>2229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2243" calcext:value-type="float">
            <text:p>224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  <table:table-cell office:value-type="float" office:value="2243" calcext:value-type="float">
            <text:p>224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2251" calcext:value-type="float">
            <text:p>2251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2250" calcext:value-type="float">
            <text:p>225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339" calcext:value-type="float">
            <text:p>10339</text:p>
          </table:table-cell>
          <table:table-cell office:value-type="float" office:value="2257" calcext:value-type="float">
            <text:p>225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254" calcext:value-type="float">
            <text:p>225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2256" calcext:value-type="float">
            <text:p>225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2260" calcext:value-type="float">
            <text:p>226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float" office:value="2267" calcext:value-type="float">
            <text:p>226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2258" calcext:value-type="float">
            <text:p>225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2259" calcext:value-type="float">
            <text:p>225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float" office:value="2254" calcext:value-type="float">
            <text:p>225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float" office:value="2260" calcext:value-type="float">
            <text:p>226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2263" calcext:value-type="float">
            <text:p>226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float" office:value="2261" calcext:value-type="float">
            <text:p>22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2259" calcext:value-type="float">
            <text:p>225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2261" calcext:value-type="float">
            <text:p>226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float" office:value="2265" calcext:value-type="float">
            <text:p>226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float" office:value="2261" calcext:value-type="float">
            <text:p>2261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float" office:value="2253" calcext:value-type="float">
            <text:p>225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float" office:value="2253" calcext:value-type="float">
            <text:p>225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float" office:value="2254" calcext:value-type="float">
            <text:p>225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float" office:value="2249" calcext:value-type="float">
            <text:p>224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2243" calcext:value-type="float">
            <text:p>224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359" calcext:value-type="float">
            <text:p>10359</text:p>
          </table:table-cell>
          <table:table-cell office:value-type="float" office:value="2240" calcext:value-type="float">
            <text:p>224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2238" calcext:value-type="float">
            <text:p>223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float" office:value="2232" calcext:value-type="float">
            <text:p>22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2234" calcext:value-type="float">
            <text:p>223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float" office:value="2222" calcext:value-type="float">
            <text:p>222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float" office:value="2218" calcext:value-type="float">
            <text:p>221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2217" calcext:value-type="float">
            <text:p>221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float" office:value="2216" calcext:value-type="float">
            <text:p>221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float" office:value="2220" calcext:value-type="float">
            <text:p>222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368" calcext:value-type="float">
            <text:p>10368</text:p>
          </table:table-cell>
          <table:table-cell office:value-type="float" office:value="2220" calcext:value-type="float">
            <text:p>222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2208" calcext:value-type="float">
            <text:p>22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float" office:value="2212" calcext:value-type="float">
            <text:p>221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371" calcext:value-type="float">
            <text:p>10371</text:p>
          </table:table-cell>
          <table:table-cell office:value-type="float" office:value="2209" calcext:value-type="float">
            <text:p>22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float" office:value="2210" calcext:value-type="float">
            <text:p>221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float" office:value="2205" calcext:value-type="float">
            <text:p>220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374" calcext:value-type="float">
            <text:p>10374</text:p>
          </table:table-cell>
          <table:table-cell office:value-type="float" office:value="2205" calcext:value-type="float">
            <text:p>220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375" calcext:value-type="float">
            <text:p>10375</text:p>
          </table:table-cell>
          <table:table-cell office:value-type="float" office:value="2210" calcext:value-type="float">
            <text:p>221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376" calcext:value-type="float">
            <text:p>10376</text:p>
          </table:table-cell>
          <table:table-cell office:value-type="float" office:value="2211" calcext:value-type="float">
            <text:p>22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377" calcext:value-type="float">
            <text:p>10377</text:p>
          </table:table-cell>
          <table:table-cell office:value-type="float" office:value="2196" calcext:value-type="float">
            <text:p>219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float" office:value="2200" calcext:value-type="float">
            <text:p>22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float" office:value="2196" calcext:value-type="float">
            <text:p>219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2205" calcext:value-type="float">
            <text:p>220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float" office:value="2199" calcext:value-type="float">
            <text:p>219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float" office:value="2200" calcext:value-type="float">
            <text:p>22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float" office:value="2193" calcext:value-type="float">
            <text:p>219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2191" calcext:value-type="float">
            <text:p>219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385" calcext:value-type="float">
            <text:p>10385</text:p>
          </table:table-cell>
          <table:table-cell office:value-type="float" office:value="2187" calcext:value-type="float">
            <text:p>218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float" office:value="2181" calcext:value-type="float">
            <text:p>218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float" office:value="2174" calcext:value-type="float">
            <text:p>217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float" office:value="2183" calcext:value-type="float">
            <text:p>218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float" office:value="2184" calcext:value-type="float">
            <text:p>218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2176" calcext:value-type="float">
            <text:p>2176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2180" calcext:value-type="float">
            <text:p>218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392" calcext:value-type="float">
            <text:p>10392</text:p>
          </table:table-cell>
          <table:table-cell office:value-type="float" office:value="2180" calcext:value-type="float">
            <text:p>218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393" calcext:value-type="float">
            <text:p>10393</text:p>
          </table:table-cell>
          <table:table-cell office:value-type="float" office:value="2174" calcext:value-type="float">
            <text:p>217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float" office:value="2166" calcext:value-type="float">
            <text:p>216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float" office:value="2168" calcext:value-type="float">
            <text:p>216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float" office:value="2168" calcext:value-type="float">
            <text:p>216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float" office:value="2161" calcext:value-type="float">
            <text:p>216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float" office:value="2180" calcext:value-type="float">
            <text:p>218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float" office:value="2170" calcext:value-type="float">
            <text:p>21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177" calcext:value-type="float">
            <text:p>217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2175" calcext:value-type="float">
            <text:p>217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2179" calcext:value-type="float">
            <text:p>217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float" office:value="2177" calcext:value-type="float">
            <text:p>217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float" office:value="2180" calcext:value-type="float">
            <text:p>218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float" office:value="2168" calcext:value-type="float">
            <text:p>216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float" office:value="2187" calcext:value-type="float">
            <text:p>218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float" office:value="2176" calcext:value-type="float">
            <text:p>217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float" office:value="2178" calcext:value-type="float">
            <text:p>217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float" office:value="2178" calcext:value-type="float">
            <text:p>217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2181" calcext:value-type="float">
            <text:p>218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float" office:value="2179" calcext:value-type="float">
            <text:p>217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float" office:value="2182" calcext:value-type="float">
            <text:p>218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2184" calcext:value-type="float">
            <text:p>218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2181" calcext:value-type="float">
            <text:p>218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415" calcext:value-type="float">
            <text:p>10415</text:p>
          </table:table-cell>
          <table:table-cell office:value-type="float" office:value="2180" calcext:value-type="float">
            <text:p>218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float" office:value="2183" calcext:value-type="float">
            <text:p>218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float" office:value="2186" calcext:value-type="float">
            <text:p>218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2186" calcext:value-type="float">
            <text:p>2186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float" office:value="2183" calcext:value-type="float">
            <text:p>218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2184" calcext:value-type="float">
            <text:p>218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float" office:value="2181" calcext:value-type="float">
            <text:p>218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float" office:value="2183" calcext:value-type="float">
            <text:p>218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423" calcext:value-type="float">
            <text:p>10423</text:p>
          </table:table-cell>
          <table:table-cell office:value-type="float" office:value="2186" calcext:value-type="float">
            <text:p>218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2181" calcext:value-type="float">
            <text:p>218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425" calcext:value-type="float">
            <text:p>10425</text:p>
          </table:table-cell>
          <table:table-cell office:value-type="float" office:value="2186" calcext:value-type="float">
            <text:p>218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26" calcext:value-type="float">
            <text:p>10426</text:p>
          </table:table-cell>
          <table:table-cell office:value-type="float" office:value="2182" calcext:value-type="float">
            <text:p>218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427" calcext:value-type="float">
            <text:p>10427</text:p>
          </table:table-cell>
          <table:table-cell office:value-type="float" office:value="2179" calcext:value-type="float">
            <text:p>217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2186" calcext:value-type="float">
            <text:p>218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2182" calcext:value-type="float">
            <text:p>2182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2186" calcext:value-type="float">
            <text:p>218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float" office:value="2183" calcext:value-type="float">
            <text:p>218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  <table:table-cell office:value-type="float" office:value="2188" calcext:value-type="float">
            <text:p>218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2183" calcext:value-type="float">
            <text:p>218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2181" calcext:value-type="float">
            <text:p>218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2179" calcext:value-type="float">
            <text:p>217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float" office:value="2185" calcext:value-type="float">
            <text:p>218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float" office:value="2187" calcext:value-type="float">
            <text:p>218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38" calcext:value-type="float">
            <text:p>10438</text:p>
          </table:table-cell>
          <table:table-cell office:value-type="float" office:value="2178" calcext:value-type="float">
            <text:p>217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0439" calcext:value-type="float">
            <text:p>10439</text:p>
          </table:table-cell>
          <table:table-cell office:value-type="float" office:value="2185" calcext:value-type="float">
            <text:p>218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2185" calcext:value-type="float">
            <text:p>218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2182" calcext:value-type="float">
            <text:p>2182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2184" calcext:value-type="float">
            <text:p>218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float" office:value="2179" calcext:value-type="float">
            <text:p>217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float" office:value="2181" calcext:value-type="float">
            <text:p>218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float" office:value="2176" calcext:value-type="float">
            <text:p>217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2181" calcext:value-type="float">
            <text:p>218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0447" calcext:value-type="float">
            <text:p>10447</text:p>
          </table:table-cell>
          <table:table-cell office:value-type="float" office:value="2179" calcext:value-type="float">
            <text:p>217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448" calcext:value-type="float">
            <text:p>10448</text:p>
          </table:table-cell>
          <table:table-cell office:value-type="float" office:value="2178" calcext:value-type="float">
            <text:p>217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float" office:value="2177" calcext:value-type="float">
            <text:p>217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180" calcext:value-type="float">
            <text:p>218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2176" calcext:value-type="float">
            <text:p>217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float" office:value="2176" calcext:value-type="float">
            <text:p>217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453" calcext:value-type="float">
            <text:p>10453</text:p>
          </table:table-cell>
          <table:table-cell office:value-type="float" office:value="2176" calcext:value-type="float">
            <text:p>217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float" office:value="2174" calcext:value-type="float">
            <text:p>217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2170" calcext:value-type="float">
            <text:p>217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float" office:value="2182" calcext:value-type="float">
            <text:p>218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2170" calcext:value-type="float">
            <text:p>217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float" office:value="2173" calcext:value-type="float">
            <text:p>217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459" calcext:value-type="float">
            <text:p>10459</text:p>
          </table:table-cell>
          <table:table-cell office:value-type="float" office:value="2176" calcext:value-type="float">
            <text:p>217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2176" calcext:value-type="float">
            <text:p>217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2180" calcext:value-type="float">
            <text:p>218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float" office:value="2170" calcext:value-type="float">
            <text:p>21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float" office:value="2181" calcext:value-type="float">
            <text:p>218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464" calcext:value-type="float">
            <text:p>10464</text:p>
          </table:table-cell>
          <table:table-cell office:value-type="float" office:value="2175" calcext:value-type="float">
            <text:p>217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float" office:value="2182" calcext:value-type="float">
            <text:p>218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2172" calcext:value-type="float">
            <text:p>217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467" calcext:value-type="float">
            <text:p>10467</text:p>
          </table:table-cell>
          <table:table-cell office:value-type="float" office:value="2183" calcext:value-type="float">
            <text:p>218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2175" calcext:value-type="float">
            <text:p>21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469" calcext:value-type="float">
            <text:p>10469</text:p>
          </table:table-cell>
          <table:table-cell office:value-type="float" office:value="2178" calcext:value-type="float">
            <text:p>217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 office:value-type="float" office:value="2170" calcext:value-type="float">
            <text:p>217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471" calcext:value-type="float">
            <text:p>10471</text:p>
          </table:table-cell>
          <table:table-cell office:value-type="float" office:value="2181" calcext:value-type="float">
            <text:p>218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72" calcext:value-type="float">
            <text:p>10472</text:p>
          </table:table-cell>
          <table:table-cell office:value-type="float" office:value="2182" calcext:value-type="float">
            <text:p>218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float" office:value="2182" calcext:value-type="float">
            <text:p>218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float" office:value="2170" calcext:value-type="float">
            <text:p>217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475" calcext:value-type="float">
            <text:p>10475</text:p>
          </table:table-cell>
          <table:table-cell office:value-type="float" office:value="2184" calcext:value-type="float">
            <text:p>218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float" office:value="2185" calcext:value-type="float">
            <text:p>218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float" office:value="2182" calcext:value-type="float">
            <text:p>218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2179" calcext:value-type="float">
            <text:p>217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2183" calcext:value-type="float">
            <text:p>218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2192" calcext:value-type="float">
            <text:p>219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481" calcext:value-type="float">
            <text:p>10481</text:p>
          </table:table-cell>
          <table:table-cell office:value-type="float" office:value="2188" calcext:value-type="float">
            <text:p>2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2175" calcext:value-type="float">
            <text:p>2175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float" office:value="2186" calcext:value-type="float">
            <text:p>218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2186" calcext:value-type="float">
            <text:p>218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485" calcext:value-type="float">
            <text:p>10485</text:p>
          </table:table-cell>
          <table:table-cell office:value-type="float" office:value="2180" calcext:value-type="float">
            <text:p>218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float" office:value="2175" calcext:value-type="float">
            <text:p>217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 office:value-type="float" office:value="2178" calcext:value-type="float">
            <text:p>217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88" calcext:value-type="float">
            <text:p>10488</text:p>
          </table:table-cell>
          <table:table-cell office:value-type="float" office:value="2178" calcext:value-type="float">
            <text:p>217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float" office:value="2176" calcext:value-type="float">
            <text:p>217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2167" calcext:value-type="float">
            <text:p>2167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float" office:value="2176" calcext:value-type="float">
            <text:p>217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492" calcext:value-type="float">
            <text:p>10492</text:p>
          </table:table-cell>
          <table:table-cell office:value-type="float" office:value="2182" calcext:value-type="float">
            <text:p>218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float" office:value="2174" calcext:value-type="float">
            <text:p>217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494" calcext:value-type="float">
            <text:p>10494</text:p>
          </table:table-cell>
          <table:table-cell office:value-type="float" office:value="2166" calcext:value-type="float">
            <text:p>216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  <table:table-cell office:value-type="float" office:value="2198" calcext:value-type="float">
            <text:p>219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2241" calcext:value-type="float">
            <text:p>224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float" office:value="2224" calcext:value-type="float">
            <text:p>222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498" calcext:value-type="float">
            <text:p>10498</text:p>
          </table:table-cell>
          <table:table-cell office:value-type="float" office:value="2212" calcext:value-type="float">
            <text:p>221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float" office:value="2212" calcext:value-type="float">
            <text:p>221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213" calcext:value-type="float">
            <text:p>221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2218" calcext:value-type="float">
            <text:p>221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float" office:value="2212" calcext:value-type="float">
            <text:p>221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2231" calcext:value-type="float">
            <text:p>2231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float" office:value="2232" calcext:value-type="float">
            <text:p>2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05" calcext:value-type="float">
            <text:p>10505</text:p>
          </table:table-cell>
          <table:table-cell office:value-type="float" office:value="2233" calcext:value-type="float">
            <text:p>223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float" office:value="2231" calcext:value-type="float">
            <text:p>223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507" calcext:value-type="float">
            <text:p>10507</text:p>
          </table:table-cell>
          <table:table-cell office:value-type="float" office:value="2245" calcext:value-type="float">
            <text:p>224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office:value-type="float" office:value="2251" calcext:value-type="float">
            <text:p>2251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509" calcext:value-type="float">
            <text:p>10509</text:p>
          </table:table-cell>
          <table:table-cell office:value-type="float" office:value="2252" calcext:value-type="float">
            <text:p>225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2242" calcext:value-type="float">
            <text:p>224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2262" calcext:value-type="float">
            <text:p>226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float" office:value="2267" calcext:value-type="float">
            <text:p>226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float" office:value="2261" calcext:value-type="float">
            <text:p>22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float" office:value="2260" calcext:value-type="float">
            <text:p>226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  <table:table-cell office:value-type="float" office:value="2273" calcext:value-type="float">
            <text:p>227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float" office:value="2270" calcext:value-type="float">
            <text:p>227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float" office:value="2267" calcext:value-type="float">
            <text:p>22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518" calcext:value-type="float">
            <text:p>10518</text:p>
          </table:table-cell>
          <table:table-cell office:value-type="float" office:value="2252" calcext:value-type="float">
            <text:p>225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float" office:value="2248" calcext:value-type="float">
            <text:p>224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2242" calcext:value-type="float">
            <text:p>22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521" calcext:value-type="float">
            <text:p>10521</text:p>
          </table:table-cell>
          <table:table-cell office:value-type="float" office:value="2233" calcext:value-type="float">
            <text:p>223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2209" calcext:value-type="float">
            <text:p>220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float" office:value="2211" calcext:value-type="float">
            <text:p>221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float" office:value="2197" calcext:value-type="float">
            <text:p>219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25" calcext:value-type="float">
            <text:p>10525</text:p>
          </table:table-cell>
          <table:table-cell office:value-type="float" office:value="2176" calcext:value-type="float">
            <text:p>217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526" calcext:value-type="float">
            <text:p>10526</text:p>
          </table:table-cell>
          <table:table-cell office:value-type="float" office:value="2170" calcext:value-type="float">
            <text:p>217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office:value-type="float" office:value="2166" calcext:value-type="float">
            <text:p>21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float" office:value="2166" calcext:value-type="float">
            <text:p>216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float" office:value="2178" calcext:value-type="float">
            <text:p>217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2163" calcext:value-type="float">
            <text:p>216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float" office:value="2171" calcext:value-type="float">
            <text:p>217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float" office:value="2159" calcext:value-type="float">
            <text:p>215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2174" calcext:value-type="float">
            <text:p>2174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2164" calcext:value-type="float">
            <text:p>21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535" calcext:value-type="float">
            <text:p>10535</text:p>
          </table:table-cell>
          <table:table-cell office:value-type="float" office:value="2179" calcext:value-type="float">
            <text:p>217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536" calcext:value-type="float">
            <text:p>10536</text:p>
          </table:table-cell>
          <table:table-cell office:value-type="float" office:value="2160" calcext:value-type="float">
            <text:p>21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float" office:value="2183" calcext:value-type="float">
            <text:p>218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538" calcext:value-type="float">
            <text:p>10538</text:p>
          </table:table-cell>
          <table:table-cell office:value-type="float" office:value="2178" calcext:value-type="float">
            <text:p>217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float" office:value="2184" calcext:value-type="float">
            <text:p>21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2174" calcext:value-type="float">
            <text:p>217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2182" calcext:value-type="float">
            <text:p>218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float" office:value="2176" calcext:value-type="float">
            <text:p>217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  <table:table-cell office:value-type="float" office:value="2184" calcext:value-type="float">
            <text:p>218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2183" calcext:value-type="float">
            <text:p>218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float" office:value="2190" calcext:value-type="float">
            <text:p>219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  <table:table-cell office:value-type="float" office:value="2186" calcext:value-type="float">
            <text:p>218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547" calcext:value-type="float">
            <text:p>10547</text:p>
          </table:table-cell>
          <table:table-cell office:value-type="float" office:value="2182" calcext:value-type="float">
            <text:p>218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float" office:value="2172" calcext:value-type="float">
            <text:p>217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549" calcext:value-type="float">
            <text:p>10549</text:p>
          </table:table-cell>
          <table:table-cell office:value-type="float" office:value="2180" calcext:value-type="float">
            <text:p>218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2185" calcext:value-type="float">
            <text:p>218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float" office:value="2185" calcext:value-type="float">
            <text:p>218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552" calcext:value-type="float">
            <text:p>10552</text:p>
          </table:table-cell>
          <table:table-cell office:value-type="float" office:value="2183" calcext:value-type="float">
            <text:p>218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float" office:value="2183" calcext:value-type="float">
            <text:p>21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float" office:value="2183" calcext:value-type="float">
            <text:p>218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2182" calcext:value-type="float">
            <text:p>218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float" office:value="2182" calcext:value-type="float">
            <text:p>218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2183" calcext:value-type="float">
            <text:p>21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float" office:value="2179" calcext:value-type="float">
            <text:p>2179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2182" calcext:value-type="float">
            <text:p>218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2187" calcext:value-type="float">
            <text:p>2187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561" calcext:value-type="float">
            <text:p>10561</text:p>
          </table:table-cell>
          <table:table-cell office:value-type="float" office:value="2192" calcext:value-type="float">
            <text:p>2192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float" office:value="2188" calcext:value-type="float">
            <text:p>218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563" calcext:value-type="float">
            <text:p>10563</text:p>
          </table:table-cell>
          <table:table-cell office:value-type="float" office:value="2182" calcext:value-type="float">
            <text:p>218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float" office:value="2185" calcext:value-type="float">
            <text:p>218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565" calcext:value-type="float">
            <text:p>10565</text:p>
          </table:table-cell>
          <table:table-cell office:value-type="float" office:value="2183" calcext:value-type="float">
            <text:p>218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2182" calcext:value-type="float">
            <text:p>218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float" office:value="2191" calcext:value-type="float">
            <text:p>219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568" calcext:value-type="float">
            <text:p>10568</text:p>
          </table:table-cell>
          <table:table-cell office:value-type="float" office:value="2184" calcext:value-type="float">
            <text:p>218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float" office:value="2179" calcext:value-type="float">
            <text:p>217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2183" calcext:value-type="float">
            <text:p>2183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float" office:value="2186" calcext:value-type="float">
            <text:p>218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float" office:value="2181" calcext:value-type="float">
            <text:p>218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float" office:value="2185" calcext:value-type="float">
            <text:p>218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float" office:value="2190" calcext:value-type="float">
            <text:p>219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575" calcext:value-type="float">
            <text:p>10575</text:p>
          </table:table-cell>
          <table:table-cell office:value-type="float" office:value="2187" calcext:value-type="float">
            <text:p>218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576" calcext:value-type="float">
            <text:p>10576</text:p>
          </table:table-cell>
          <table:table-cell office:value-type="float" office:value="2181" calcext:value-type="float">
            <text:p>218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2183" calcext:value-type="float">
            <text:p>2183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float" office:value="2180" calcext:value-type="float">
            <text:p>218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579" calcext:value-type="float">
            <text:p>10579</text:p>
          </table:table-cell>
          <table:table-cell office:value-type="float" office:value="2184" calcext:value-type="float">
            <text:p>218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float" office:value="2189" calcext:value-type="float">
            <text:p>218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2183" calcext:value-type="float">
            <text:p>218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float" office:value="2189" calcext:value-type="float">
            <text:p>218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float" office:value="2182" calcext:value-type="float">
            <text:p>218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584" calcext:value-type="float">
            <text:p>10584</text:p>
          </table:table-cell>
          <table:table-cell office:value-type="float" office:value="2181" calcext:value-type="float">
            <text:p>218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585" calcext:value-type="float">
            <text:p>10585</text:p>
          </table:table-cell>
          <table:table-cell office:value-type="float" office:value="2179" calcext:value-type="float">
            <text:p>2179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float" office:value="2181" calcext:value-type="float">
            <text:p>218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float" office:value="2183" calcext:value-type="float">
            <text:p>218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2183" calcext:value-type="float">
            <text:p>218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589" calcext:value-type="float">
            <text:p>10589</text:p>
          </table:table-cell>
          <table:table-cell office:value-type="float" office:value="2184" calcext:value-type="float">
            <text:p>21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2180" calcext:value-type="float">
            <text:p>218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float" office:value="2180" calcext:value-type="float">
            <text:p>218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592" calcext:value-type="float">
            <text:p>10592</text:p>
          </table:table-cell>
          <table:table-cell office:value-type="float" office:value="2175" calcext:value-type="float">
            <text:p>217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float" office:value="2175" calcext:value-type="float">
            <text:p>217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594" calcext:value-type="float">
            <text:p>10594</text:p>
          </table:table-cell>
          <table:table-cell office:value-type="float" office:value="2172" calcext:value-type="float">
            <text:p>217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float" office:value="2171" calcext:value-type="float">
            <text:p>217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float" office:value="2212" calcext:value-type="float">
            <text:p>221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float" office:value="2344" calcext:value-type="float">
            <text:p>234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598" calcext:value-type="float">
            <text:p>10598</text:p>
          </table:table-cell>
          <table:table-cell office:value-type="float" office:value="2244" calcext:value-type="float">
            <text:p>224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2268" calcext:value-type="float">
            <text:p>226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254" calcext:value-type="float">
            <text:p>2254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2274" calcext:value-type="float">
            <text:p>227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602" calcext:value-type="float">
            <text:p>10602</text:p>
          </table:table-cell>
          <table:table-cell office:value-type="float" office:value="2281" calcext:value-type="float">
            <text:p>228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603" calcext:value-type="float">
            <text:p>10603</text:p>
          </table:table-cell>
          <table:table-cell office:value-type="float" office:value="2305" calcext:value-type="float">
            <text:p>230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604" calcext:value-type="float">
            <text:p>10604</text:p>
          </table:table-cell>
          <table:table-cell office:value-type="float" office:value="2315" calcext:value-type="float">
            <text:p>23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605" calcext:value-type="float">
            <text:p>10605</text:p>
          </table:table-cell>
          <table:table-cell office:value-type="float" office:value="2313" calcext:value-type="float">
            <text:p>231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float" office:value="2305" calcext:value-type="float">
            <text:p>230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float" office:value="2299" calcext:value-type="float">
            <text:p>229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float" office:value="2293" calcext:value-type="float">
            <text:p>229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  <table:table-cell office:value-type="float" office:value="2288" calcext:value-type="float">
            <text:p>228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2285" calcext:value-type="float">
            <text:p>22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  <table:table-cell office:value-type="float" office:value="2286" calcext:value-type="float">
            <text:p>228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float" office:value="2275" calcext:value-type="float">
            <text:p>22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2270" calcext:value-type="float">
            <text:p>227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float" office:value="2254" calcext:value-type="float">
            <text:p>225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615" calcext:value-type="float">
            <text:p>10615</text:p>
          </table:table-cell>
          <table:table-cell office:value-type="float" office:value="2243" calcext:value-type="float">
            <text:p>224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float" office:value="2239" calcext:value-type="float">
            <text:p>22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float" office:value="2242" calcext:value-type="float">
            <text:p>224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float" office:value="2245" calcext:value-type="float">
            <text:p>22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float" office:value="2257" calcext:value-type="float">
            <text:p>225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2265" calcext:value-type="float">
            <text:p>226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2264" calcext:value-type="float">
            <text:p>22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float" office:value="2272" calcext:value-type="float">
            <text:p>22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623" calcext:value-type="float">
            <text:p>10623</text:p>
          </table:table-cell>
          <table:table-cell office:value-type="float" office:value="2276" calcext:value-type="float">
            <text:p>22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2259" calcext:value-type="float">
            <text:p>225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float" office:value="2251" calcext:value-type="float">
            <text:p>225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2241" calcext:value-type="float">
            <text:p>22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float" office:value="2233" calcext:value-type="float">
            <text:p>22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float" office:value="2222" calcext:value-type="float">
            <text:p>22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629" calcext:value-type="float">
            <text:p>10629</text:p>
          </table:table-cell>
          <table:table-cell office:value-type="float" office:value="2227" calcext:value-type="float">
            <text:p>222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2225" calcext:value-type="float">
            <text:p>222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float" office:value="2237" calcext:value-type="float">
            <text:p>223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float" office:value="2235" calcext:value-type="float">
            <text:p>223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float" office:value="2247" calcext:value-type="float">
            <text:p>2247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float" office:value="2250" calcext:value-type="float">
            <text:p>225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float" office:value="2246" calcext:value-type="float">
            <text:p>22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float" office:value="2255" calcext:value-type="float">
            <text:p>22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float" office:value="2263" calcext:value-type="float">
            <text:p>226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638" calcext:value-type="float">
            <text:p>10638</text:p>
          </table:table-cell>
          <table:table-cell office:value-type="float" office:value="2258" calcext:value-type="float">
            <text:p>225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639" calcext:value-type="float">
            <text:p>10639</text:p>
          </table:table-cell>
          <table:table-cell office:value-type="float" office:value="2253" calcext:value-type="float">
            <text:p>22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2246" calcext:value-type="float">
            <text:p>22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float" office:value="2236" calcext:value-type="float">
            <text:p>223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float" office:value="2229" calcext:value-type="float">
            <text:p>22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0643" calcext:value-type="float">
            <text:p>10643</text:p>
          </table:table-cell>
          <table:table-cell office:value-type="float" office:value="2221" calcext:value-type="float">
            <text:p>22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float" office:value="2210" calcext:value-type="float">
            <text:p>22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float" office:value="2210" calcext:value-type="float">
            <text:p>221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0646" calcext:value-type="float">
            <text:p>10646</text:p>
          </table:table-cell>
          <table:table-cell office:value-type="float" office:value="2205" calcext:value-type="float">
            <text:p>220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float" office:value="2204" calcext:value-type="float">
            <text:p>220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648" calcext:value-type="float">
            <text:p>10648</text:p>
          </table:table-cell>
          <table:table-cell office:value-type="float" office:value="2217" calcext:value-type="float">
            <text:p>221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float" office:value="2223" calcext:value-type="float">
            <text:p>2223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2215" calcext:value-type="float">
            <text:p>221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2212" calcext:value-type="float">
            <text:p>22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float" office:value="2220" calcext:value-type="float">
            <text:p>22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653" calcext:value-type="float">
            <text:p>10653</text:p>
          </table:table-cell>
          <table:table-cell office:value-type="float" office:value="2225" calcext:value-type="float">
            <text:p>222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2223" calcext:value-type="float">
            <text:p>222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float" office:value="2221" calcext:value-type="float">
            <text:p>222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float" office:value="2222" calcext:value-type="float">
            <text:p>22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float" office:value="2222" calcext:value-type="float">
            <text:p>222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float" office:value="2227" calcext:value-type="float">
            <text:p>222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float" office:value="2221" calcext:value-type="float">
            <text:p>222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2217" calcext:value-type="float">
            <text:p>221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float" office:value="2211" calcext:value-type="float">
            <text:p>2211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float" office:value="2206" calcext:value-type="float">
            <text:p>220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float" office:value="2195" calcext:value-type="float">
            <text:p>219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2194" calcext:value-type="float">
            <text:p>219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665" calcext:value-type="float">
            <text:p>10665</text:p>
          </table:table-cell>
          <table:table-cell office:value-type="float" office:value="2180" calcext:value-type="float">
            <text:p>218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float" office:value="2200" calcext:value-type="float">
            <text:p>22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667" calcext:value-type="float">
            <text:p>10667</text:p>
          </table:table-cell>
          <table:table-cell office:value-type="float" office:value="2183" calcext:value-type="float">
            <text:p>218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float" office:value="2191" calcext:value-type="float">
            <text:p>219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669" calcext:value-type="float">
            <text:p>10669</text:p>
          </table:table-cell>
          <table:table-cell office:value-type="float" office:value="2186" calcext:value-type="float">
            <text:p>218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2211" calcext:value-type="float">
            <text:p>221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2218" calcext:value-type="float">
            <text:p>221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float" office:value="2212" calcext:value-type="float">
            <text:p>221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float" office:value="2215" calcext:value-type="float">
            <text:p>221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float" office:value="2219" calcext:value-type="float">
            <text:p>221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2233" calcext:value-type="float">
            <text:p>223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float" office:value="2232" calcext:value-type="float">
            <text:p>223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677" calcext:value-type="float">
            <text:p>10677</text:p>
          </table:table-cell>
          <table:table-cell office:value-type="float" office:value="2236" calcext:value-type="float">
            <text:p>22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78" calcext:value-type="float">
            <text:p>10678</text:p>
          </table:table-cell>
          <table:table-cell office:value-type="float" office:value="2240" calcext:value-type="float">
            <text:p>22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2237" calcext:value-type="float">
            <text:p>223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2244" calcext:value-type="float">
            <text:p>22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float" office:value="2249" calcext:value-type="float">
            <text:p>224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682" calcext:value-type="float">
            <text:p>10682</text:p>
          </table:table-cell>
          <table:table-cell office:value-type="float" office:value="2252" calcext:value-type="float">
            <text:p>225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float" office:value="2253" calcext:value-type="float">
            <text:p>225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  <table:table-cell office:value-type="float" office:value="2250" calcext:value-type="float">
            <text:p>225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float" office:value="2269" calcext:value-type="float">
            <text:p>226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2261" calcext:value-type="float">
            <text:p>226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2267" calcext:value-type="float">
            <text:p>226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float" office:value="2269" calcext:value-type="float">
            <text:p>226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689" calcext:value-type="float">
            <text:p>10689</text:p>
          </table:table-cell>
          <table:table-cell office:value-type="float" office:value="2294" calcext:value-type="float">
            <text:p>229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2321" calcext:value-type="float">
            <text:p>232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float" office:value="2300" calcext:value-type="float">
            <text:p>23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float" office:value="2326" calcext:value-type="float">
            <text:p>2326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float" office:value="2330" calcext:value-type="float">
            <text:p>233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float" office:value="2332" calcext:value-type="float">
            <text:p>23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float" office:value="2314" calcext:value-type="float">
            <text:p>231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float" office:value="2318" calcext:value-type="float">
            <text:p>23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2323" calcext:value-type="float">
            <text:p>232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float" office:value="2310" calcext:value-type="float">
            <text:p>23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699" calcext:value-type="float">
            <text:p>10699</text:p>
          </table:table-cell>
          <table:table-cell office:value-type="float" office:value="2291" calcext:value-type="float">
            <text:p>229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274" calcext:value-type="float">
            <text:p>227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2259" calcext:value-type="float">
            <text:p>225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float" office:value="2251" calcext:value-type="float">
            <text:p>225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float" office:value="2238" calcext:value-type="float">
            <text:p>22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float" office:value="2214" calcext:value-type="float">
            <text:p>22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float" office:value="2189" calcext:value-type="float">
            <text:p>218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float" office:value="2180" calcext:value-type="float">
            <text:p>218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float" office:value="2155" calcext:value-type="float">
            <text:p>21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2154" calcext:value-type="float">
            <text:p>21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float" office:value="2164" calcext:value-type="float">
            <text:p>216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2168" calcext:value-type="float">
            <text:p>21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float" office:value="2169" calcext:value-type="float">
            <text:p>21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float" office:value="2167" calcext:value-type="float">
            <text:p>21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float" office:value="2164" calcext:value-type="float">
            <text:p>216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714" calcext:value-type="float">
            <text:p>10714</text:p>
          </table:table-cell>
          <table:table-cell office:value-type="float" office:value="2163" calcext:value-type="float">
            <text:p>216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float" office:value="2168" calcext:value-type="float">
            <text:p>216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float" office:value="2162" calcext:value-type="float">
            <text:p>21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2172" calcext:value-type="float">
            <text:p>217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2168" calcext:value-type="float">
            <text:p>216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float" office:value="2166" calcext:value-type="float">
            <text:p>216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2166" calcext:value-type="float">
            <text:p>216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2164" calcext:value-type="float">
            <text:p>2164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722" calcext:value-type="float">
            <text:p>10722</text:p>
          </table:table-cell>
          <table:table-cell office:value-type="float" office:value="2164" calcext:value-type="float">
            <text:p>216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float" office:value="2164" calcext:value-type="float">
            <text:p>21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724" calcext:value-type="float">
            <text:p>10724</text:p>
          </table:table-cell>
          <table:table-cell office:value-type="float" office:value="2163" calcext:value-type="float">
            <text:p>21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float" office:value="2167" calcext:value-type="float">
            <text:p>21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float" office:value="2159" calcext:value-type="float">
            <text:p>21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float" office:value="2163" calcext:value-type="float">
            <text:p>21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float" office:value="2208" calcext:value-type="float">
            <text:p>220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0729" calcext:value-type="float">
            <text:p>10729</text:p>
          </table:table-cell>
          <table:table-cell office:value-type="float" office:value="2159" calcext:value-type="float">
            <text:p>21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2155" calcext:value-type="float">
            <text:p>21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float" office:value="2161" calcext:value-type="float">
            <text:p>216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2169" calcext:value-type="float">
            <text:p>216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float" office:value="2168" calcext:value-type="float">
            <text:p>216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2165" calcext:value-type="float">
            <text:p>216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float" office:value="2157" calcext:value-type="float">
            <text:p>2157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float" office:value="2174" calcext:value-type="float">
            <text:p>2174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float" office:value="2168" calcext:value-type="float">
            <text:p>216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float" office:value="2162" calcext:value-type="float">
            <text:p>216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float" office:value="2158" calcext:value-type="float">
            <text:p>215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2166" calcext:value-type="float">
            <text:p>21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2169" calcext:value-type="float">
            <text:p>2169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2164" calcext:value-type="float">
            <text:p>216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float" office:value="2164" calcext:value-type="float">
            <text:p>216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744" calcext:value-type="float">
            <text:p>10744</text:p>
          </table:table-cell>
          <table:table-cell office:value-type="float" office:value="2168" calcext:value-type="float">
            <text:p>2168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float" office:value="2166" calcext:value-type="float">
            <text:p>216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float" office:value="2168" calcext:value-type="float">
            <text:p>216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747" calcext:value-type="float">
            <text:p>10747</text:p>
          </table:table-cell>
          <table:table-cell office:value-type="float" office:value="2164" calcext:value-type="float">
            <text:p>21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float" office:value="2169" calcext:value-type="float">
            <text:p>216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749" calcext:value-type="float">
            <text:p>10749</text:p>
          </table:table-cell>
          <table:table-cell office:value-type="float" office:value="2160" calcext:value-type="float">
            <text:p>21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2168" calcext:value-type="float">
            <text:p>216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2164" calcext:value-type="float">
            <text:p>21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2159" calcext:value-type="float">
            <text:p>21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0753" calcext:value-type="float">
            <text:p>10753</text:p>
          </table:table-cell>
          <table:table-cell office:value-type="float" office:value="2157" calcext:value-type="float">
            <text:p>2157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float" office:value="2173" calcext:value-type="float">
            <text:p>217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float" office:value="2164" calcext:value-type="float">
            <text:p>216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float" office:value="2178" calcext:value-type="float">
            <text:p>217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757" calcext:value-type="float">
            <text:p>10757</text:p>
          </table:table-cell>
          <table:table-cell office:value-type="float" office:value="2166" calcext:value-type="float">
            <text:p>216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758" calcext:value-type="float">
            <text:p>10758</text:p>
          </table:table-cell>
          <table:table-cell office:value-type="float" office:value="2169" calcext:value-type="float">
            <text:p>216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float" office:value="2163" calcext:value-type="float">
            <text:p>216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2161" calcext:value-type="float">
            <text:p>2161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float" office:value="2166" calcext:value-type="float">
            <text:p>216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float" office:value="2165" calcext:value-type="float">
            <text:p>2165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2152" calcext:value-type="float">
            <text:p>215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float" office:value="2169" calcext:value-type="float">
            <text:p>2169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float" office:value="2169" calcext:value-type="float">
            <text:p>216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766" calcext:value-type="float">
            <text:p>10766</text:p>
          </table:table-cell>
          <table:table-cell office:value-type="float" office:value="2176" calcext:value-type="float">
            <text:p>217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float" office:value="2172" calcext:value-type="float">
            <text:p>21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0768" calcext:value-type="float">
            <text:p>10768</text:p>
          </table:table-cell>
          <table:table-cell office:value-type="float" office:value="2168" calcext:value-type="float">
            <text:p>216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0769" calcext:value-type="float">
            <text:p>10769</text:p>
          </table:table-cell>
          <table:table-cell office:value-type="float" office:value="2172" calcext:value-type="float">
            <text:p>217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float" office:value="2168" calcext:value-type="float">
            <text:p>21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771" calcext:value-type="float">
            <text:p>10771</text:p>
          </table:table-cell>
          <table:table-cell office:value-type="float" office:value="2167" calcext:value-type="float">
            <text:p>2167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772" calcext:value-type="float">
            <text:p>10772</text:p>
          </table:table-cell>
          <table:table-cell office:value-type="float" office:value="2171" calcext:value-type="float">
            <text:p>2171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  <table:table-cell office:value-type="float" office:value="2164" calcext:value-type="float">
            <text:p>216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2166" calcext:value-type="float">
            <text:p>21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775" calcext:value-type="float">
            <text:p>10775</text:p>
          </table:table-cell>
          <table:table-cell office:value-type="float" office:value="2168" calcext:value-type="float">
            <text:p>216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float" office:value="2162" calcext:value-type="float">
            <text:p>216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float" office:value="2160" calcext:value-type="float">
            <text:p>216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float" office:value="2157" calcext:value-type="float">
            <text:p>215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float" office:value="2162" calcext:value-type="float">
            <text:p>216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2154" calcext:value-type="float">
            <text:p>215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float" office:value="2150" calcext:value-type="float">
            <text:p>215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float" office:value="2157" calcext:value-type="float">
            <text:p>215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float" office:value="2151" calcext:value-type="float">
            <text:p>2151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157" calcext:value-type="float">
            <text:p>215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2153" calcext:value-type="float">
            <text:p>215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786" calcext:value-type="float">
            <text:p>10786</text:p>
          </table:table-cell>
          <table:table-cell office:value-type="float" office:value="2159" calcext:value-type="float">
            <text:p>2159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float" office:value="2154" calcext:value-type="float">
            <text:p>215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float" office:value="2157" calcext:value-type="float">
            <text:p>21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float" office:value="2152" calcext:value-type="float">
            <text:p>215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2160" calcext:value-type="float">
            <text:p>216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791" calcext:value-type="float">
            <text:p>10791</text:p>
          </table:table-cell>
          <table:table-cell office:value-type="float" office:value="2155" calcext:value-type="float">
            <text:p>215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float" office:value="2152" calcext:value-type="float">
            <text:p>215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793" calcext:value-type="float">
            <text:p>10793</text:p>
          </table:table-cell>
          <table:table-cell office:value-type="float" office:value="2151" calcext:value-type="float">
            <text:p>215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float" office:value="2152" calcext:value-type="float">
            <text:p>215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795" calcext:value-type="float">
            <text:p>10795</text:p>
          </table:table-cell>
          <table:table-cell office:value-type="float" office:value="2153" calcext:value-type="float">
            <text:p>215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float" office:value="2148" calcext:value-type="float">
            <text:p>214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  <table:table-cell office:value-type="float" office:value="2158" calcext:value-type="float">
            <text:p>21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798" calcext:value-type="float">
            <text:p>10798</text:p>
          </table:table-cell>
          <table:table-cell office:value-type="float" office:value="2161" calcext:value-type="float">
            <text:p>216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float" office:value="2165" calcext:value-type="float">
            <text:p>2165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56" calcext:value-type="float">
            <text:p>215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2168" calcext:value-type="float">
            <text:p>2168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float" office:value="2164" calcext:value-type="float">
            <text:p>216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float" office:value="2169" calcext:value-type="float">
            <text:p>216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float" office:value="2156" calcext:value-type="float">
            <text:p>215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float" office:value="2169" calcext:value-type="float">
            <text:p>2169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2174" calcext:value-type="float">
            <text:p>217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2174" calcext:value-type="float">
            <text:p>217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08" calcext:value-type="float">
            <text:p>10808</text:p>
          </table:table-cell>
          <table:table-cell office:value-type="float" office:value="2161" calcext:value-type="float">
            <text:p>216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float" office:value="2169" calcext:value-type="float">
            <text:p>216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2163" calcext:value-type="float">
            <text:p>216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float" office:value="2159" calcext:value-type="float">
            <text:p>215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float" office:value="2162" calcext:value-type="float">
            <text:p>216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float" office:value="2165" calcext:value-type="float">
            <text:p>216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814" calcext:value-type="float">
            <text:p>10814</text:p>
          </table:table-cell>
          <table:table-cell office:value-type="float" office:value="2166" calcext:value-type="float">
            <text:p>216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815" calcext:value-type="float">
            <text:p>10815</text:p>
          </table:table-cell>
          <table:table-cell office:value-type="float" office:value="2152" calcext:value-type="float">
            <text:p>215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float" office:value="2159" calcext:value-type="float">
            <text:p>215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2162" calcext:value-type="float">
            <text:p>216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18" calcext:value-type="float">
            <text:p>10818</text:p>
          </table:table-cell>
          <table:table-cell office:value-type="float" office:value="2163" calcext:value-type="float">
            <text:p>216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19" calcext:value-type="float">
            <text:p>10819</text:p>
          </table:table-cell>
          <table:table-cell office:value-type="float" office:value="2160" calcext:value-type="float">
            <text:p>216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2154" calcext:value-type="float">
            <text:p>21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float" office:value="2165" calcext:value-type="float">
            <text:p>216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822" calcext:value-type="float">
            <text:p>10822</text:p>
          </table:table-cell>
          <table:table-cell office:value-type="float" office:value="2164" calcext:value-type="float">
            <text:p>21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823" calcext:value-type="float">
            <text:p>10823</text:p>
          </table:table-cell>
          <table:table-cell office:value-type="float" office:value="2168" calcext:value-type="float">
            <text:p>216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float" office:value="2161" calcext:value-type="float">
            <text:p>216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  <table:table-cell office:value-type="float" office:value="2167" calcext:value-type="float">
            <text:p>216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826" calcext:value-type="float">
            <text:p>10826</text:p>
          </table:table-cell>
          <table:table-cell office:value-type="float" office:value="2168" calcext:value-type="float">
            <text:p>216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float" office:value="2167" calcext:value-type="float">
            <text:p>216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float" office:value="2158" calcext:value-type="float">
            <text:p>215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829" calcext:value-type="float">
            <text:p>10829</text:p>
          </table:table-cell>
          <table:table-cell office:value-type="float" office:value="2177" calcext:value-type="float">
            <text:p>217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2172" calcext:value-type="float">
            <text:p>217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float" office:value="2164" calcext:value-type="float">
            <text:p>216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2157" calcext:value-type="float">
            <text:p>215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float" office:value="2170" calcext:value-type="float">
            <text:p>217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  <table:table-cell office:value-type="float" office:value="2172" calcext:value-type="float">
            <text:p>217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835" calcext:value-type="float">
            <text:p>10835</text:p>
          </table:table-cell>
          <table:table-cell office:value-type="float" office:value="2170" calcext:value-type="float">
            <text:p>217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float" office:value="2165" calcext:value-type="float">
            <text:p>216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2172" calcext:value-type="float">
            <text:p>217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838" calcext:value-type="float">
            <text:p>10838</text:p>
          </table:table-cell>
          <table:table-cell office:value-type="float" office:value="2173" calcext:value-type="float">
            <text:p>217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2168" calcext:value-type="float">
            <text:p>2168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2160" calcext:value-type="float">
            <text:p>216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float" office:value="2168" calcext:value-type="float">
            <text:p>21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2170" calcext:value-type="float">
            <text:p>217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2172" calcext:value-type="float">
            <text:p>217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844" calcext:value-type="float">
            <text:p>10844</text:p>
          </table:table-cell>
          <table:table-cell office:value-type="float" office:value="2162" calcext:value-type="float">
            <text:p>216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2163" calcext:value-type="float">
            <text:p>216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float" office:value="2164" calcext:value-type="float">
            <text:p>216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847" calcext:value-type="float">
            <text:p>10847</text:p>
          </table:table-cell>
          <table:table-cell office:value-type="float" office:value="2168" calcext:value-type="float">
            <text:p>216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848" calcext:value-type="float">
            <text:p>10848</text:p>
          </table:table-cell>
          <table:table-cell office:value-type="float" office:value="2167" calcext:value-type="float">
            <text:p>2167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2163" calcext:value-type="float">
            <text:p>216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2164" calcext:value-type="float">
            <text:p>216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float" office:value="2165" calcext:value-type="float">
            <text:p>2165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float" office:value="2167" calcext:value-type="float">
            <text:p>2167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853" calcext:value-type="float">
            <text:p>10853</text:p>
          </table:table-cell>
          <table:table-cell office:value-type="float" office:value="2162" calcext:value-type="float">
            <text:p>21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float" office:value="2160" calcext:value-type="float">
            <text:p>216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855" calcext:value-type="float">
            <text:p>10855</text:p>
          </table:table-cell>
          <table:table-cell office:value-type="float" office:value="2167" calcext:value-type="float">
            <text:p>216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56" calcext:value-type="float">
            <text:p>10856</text:p>
          </table:table-cell>
          <table:table-cell office:value-type="float" office:value="2165" calcext:value-type="float">
            <text:p>2165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857" calcext:value-type="float">
            <text:p>10857</text:p>
          </table:table-cell>
          <table:table-cell office:value-type="float" office:value="2153" calcext:value-type="float">
            <text:p>215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2160" calcext:value-type="float">
            <text:p>216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float" office:value="2163" calcext:value-type="float">
            <text:p>216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2159" calcext:value-type="float">
            <text:p>2159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2167" calcext:value-type="float">
            <text:p>216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float" office:value="2155" calcext:value-type="float">
            <text:p>2155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float" office:value="2168" calcext:value-type="float">
            <text:p>216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864" calcext:value-type="float">
            <text:p>10864</text:p>
          </table:table-cell>
          <table:table-cell office:value-type="float" office:value="2169" calcext:value-type="float">
            <text:p>216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65" calcext:value-type="float">
            <text:p>10865</text:p>
          </table:table-cell>
          <table:table-cell office:value-type="float" office:value="2163" calcext:value-type="float">
            <text:p>216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float" office:value="2163" calcext:value-type="float">
            <text:p>216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float" office:value="2166" calcext:value-type="float">
            <text:p>216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float" office:value="2165" calcext:value-type="float">
            <text:p>2165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float" office:value="2166" calcext:value-type="float">
            <text:p>216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2164" calcext:value-type="float">
            <text:p>216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2167" calcext:value-type="float">
            <text:p>2167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872" calcext:value-type="float">
            <text:p>10872</text:p>
          </table:table-cell>
          <table:table-cell office:value-type="float" office:value="2165" calcext:value-type="float">
            <text:p>216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float" office:value="2166" calcext:value-type="float">
            <text:p>2166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74" calcext:value-type="float">
            <text:p>10874</text:p>
          </table:table-cell>
          <table:table-cell office:value-type="float" office:value="2172" calcext:value-type="float">
            <text:p>217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float" office:value="2168" calcext:value-type="float">
            <text:p>2168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2179" calcext:value-type="float">
            <text:p>217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877" calcext:value-type="float">
            <text:p>10877</text:p>
          </table:table-cell>
          <table:table-cell office:value-type="float" office:value="2170" calcext:value-type="float">
            <text:p>217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float" office:value="2164" calcext:value-type="float">
            <text:p>216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float" office:value="2174" calcext:value-type="float">
            <text:p>217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167" calcext:value-type="float">
            <text:p>2167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0881" calcext:value-type="float">
            <text:p>10881</text:p>
          </table:table-cell>
          <table:table-cell office:value-type="float" office:value="2166" calcext:value-type="float">
            <text:p>2166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882" calcext:value-type="float">
            <text:p>10882</text:p>
          </table:table-cell>
          <table:table-cell office:value-type="float" office:value="2169" calcext:value-type="float">
            <text:p>2169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float" office:value="2166" calcext:value-type="float">
            <text:p>216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float" office:value="2169" calcext:value-type="float">
            <text:p>216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float" office:value="2168" calcext:value-type="float">
            <text:p>216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float" office:value="2162" calcext:value-type="float">
            <text:p>216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87" calcext:value-type="float">
            <text:p>10887</text:p>
          </table:table-cell>
          <table:table-cell office:value-type="float" office:value="2166" calcext:value-type="float">
            <text:p>216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888" calcext:value-type="float">
            <text:p>10888</text:p>
          </table:table-cell>
          <table:table-cell office:value-type="float" office:value="2173" calcext:value-type="float">
            <text:p>217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float" office:value="2167" calcext:value-type="float">
            <text:p>216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2171" calcext:value-type="float">
            <text:p>217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891" calcext:value-type="float">
            <text:p>10891</text:p>
          </table:table-cell>
          <table:table-cell office:value-type="float" office:value="2167" calcext:value-type="float">
            <text:p>216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float" office:value="2172" calcext:value-type="float">
            <text:p>217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93" calcext:value-type="float">
            <text:p>10893</text:p>
          </table:table-cell>
          <table:table-cell office:value-type="float" office:value="2164" calcext:value-type="float">
            <text:p>216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2171" calcext:value-type="float">
            <text:p>217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895" calcext:value-type="float">
            <text:p>10895</text:p>
          </table:table-cell>
          <table:table-cell office:value-type="float" office:value="2167" calcext:value-type="float">
            <text:p>216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896" calcext:value-type="float">
            <text:p>10896</text:p>
          </table:table-cell>
          <table:table-cell office:value-type="float" office:value="2173" calcext:value-type="float">
            <text:p>217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float" office:value="2173" calcext:value-type="float">
            <text:p>217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2173" calcext:value-type="float">
            <text:p>217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899" calcext:value-type="float">
            <text:p>10899</text:p>
          </table:table-cell>
          <table:table-cell office:value-type="float" office:value="2172" calcext:value-type="float">
            <text:p>217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176" calcext:value-type="float">
            <text:p>217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2173" calcext:value-type="float">
            <text:p>217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float" office:value="2174" calcext:value-type="float">
            <text:p>217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float" office:value="2173" calcext:value-type="float">
            <text:p>217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04" calcext:value-type="float">
            <text:p>10904</text:p>
          </table:table-cell>
          <table:table-cell office:value-type="float" office:value="2180" calcext:value-type="float">
            <text:p>218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2164" calcext:value-type="float">
            <text:p>216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float" office:value="2172" calcext:value-type="float">
            <text:p>217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float" office:value="2174" calcext:value-type="float">
            <text:p>217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float" office:value="2168" calcext:value-type="float">
            <text:p>21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2168" calcext:value-type="float">
            <text:p>216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float" office:value="2170" calcext:value-type="float">
            <text:p>217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float" office:value="2161" calcext:value-type="float">
            <text:p>216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float" office:value="2162" calcext:value-type="float">
            <text:p>216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float" office:value="2161" calcext:value-type="float">
            <text:p>2161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15" calcext:value-type="float">
            <text:p>10915</text:p>
          </table:table-cell>
          <table:table-cell office:value-type="float" office:value="2161" calcext:value-type="float">
            <text:p>216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2161" calcext:value-type="float">
            <text:p>216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float" office:value="2160" calcext:value-type="float">
            <text:p>216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float" office:value="2160" calcext:value-type="float">
            <text:p>216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float" office:value="2158" calcext:value-type="float">
            <text:p>215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2160" calcext:value-type="float">
            <text:p>216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float" office:value="2157" calcext:value-type="float">
            <text:p>21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float" office:value="2160" calcext:value-type="float">
            <text:p>216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23" calcext:value-type="float">
            <text:p>10923</text:p>
          </table:table-cell>
          <table:table-cell office:value-type="float" office:value="2166" calcext:value-type="float">
            <text:p>21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float" office:value="2168" calcext:value-type="float">
            <text:p>2168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925" calcext:value-type="float">
            <text:p>10925</text:p>
          </table:table-cell>
          <table:table-cell office:value-type="float" office:value="2169" calcext:value-type="float">
            <text:p>216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float" office:value="2162" calcext:value-type="float">
            <text:p>216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float" office:value="2155" calcext:value-type="float">
            <text:p>21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  <table:table-cell office:value-type="float" office:value="2157" calcext:value-type="float">
            <text:p>21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float" office:value="2163" calcext:value-type="float">
            <text:p>216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2170" calcext:value-type="float">
            <text:p>217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  <table:table-cell office:value-type="float" office:value="2165" calcext:value-type="float">
            <text:p>216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float" office:value="2167" calcext:value-type="float">
            <text:p>216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33" calcext:value-type="float">
            <text:p>10933</text:p>
          </table:table-cell>
          <table:table-cell office:value-type="float" office:value="2170" calcext:value-type="float">
            <text:p>217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34" calcext:value-type="float">
            <text:p>10934</text:p>
          </table:table-cell>
          <table:table-cell office:value-type="float" office:value="2169" calcext:value-type="float">
            <text:p>216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35" calcext:value-type="float">
            <text:p>10935</text:p>
          </table:table-cell>
          <table:table-cell office:value-type="float" office:value="2167" calcext:value-type="float">
            <text:p>216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36" calcext:value-type="float">
            <text:p>10936</text:p>
          </table:table-cell>
          <table:table-cell office:value-type="float" office:value="2166" calcext:value-type="float">
            <text:p>216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float" office:value="2169" calcext:value-type="float">
            <text:p>216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  <table:table-cell office:value-type="float" office:value="2166" calcext:value-type="float">
            <text:p>216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2170" calcext:value-type="float">
            <text:p>217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2168" calcext:value-type="float">
            <text:p>216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941" calcext:value-type="float">
            <text:p>10941</text:p>
          </table:table-cell>
          <table:table-cell office:value-type="float" office:value="2169" calcext:value-type="float">
            <text:p>216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float" office:value="2175" calcext:value-type="float">
            <text:p>217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44" calcext:value-type="float">
            <text:p>10944</text:p>
          </table:table-cell>
          <table:table-cell office:value-type="float" office:value="2171" calcext:value-type="float">
            <text:p>217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945" calcext:value-type="float">
            <text:p>10945</text:p>
          </table:table-cell>
          <table:table-cell office:value-type="float" office:value="2174" calcext:value-type="float">
            <text:p>217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2165" calcext:value-type="float">
            <text:p>216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float" office:value="2171" calcext:value-type="float">
            <text:p>217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float" office:value="2169" calcext:value-type="float">
            <text:p>216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2168" calcext:value-type="float">
            <text:p>216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float" office:value="2166" calcext:value-type="float">
            <text:p>216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2172" calcext:value-type="float">
            <text:p>217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2174" calcext:value-type="float">
            <text:p>217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2170" calcext:value-type="float">
            <text:p>217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float" office:value="2172" calcext:value-type="float">
            <text:p>217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float" office:value="2171" calcext:value-type="float">
            <text:p>217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57" calcext:value-type="float">
            <text:p>10957</text:p>
          </table:table-cell>
          <table:table-cell office:value-type="float" office:value="2173" calcext:value-type="float">
            <text:p>217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float" office:value="2169" calcext:value-type="float">
            <text:p>2169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59" calcext:value-type="float">
            <text:p>10959</text:p>
          </table:table-cell>
          <table:table-cell office:value-type="float" office:value="2175" calcext:value-type="float">
            <text:p>217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2174" calcext:value-type="float">
            <text:p>217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61" calcext:value-type="float">
            <text:p>10961</text:p>
          </table:table-cell>
          <table:table-cell office:value-type="float" office:value="2173" calcext:value-type="float">
            <text:p>217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2168" calcext:value-type="float">
            <text:p>216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63" calcext:value-type="float">
            <text:p>10963</text:p>
          </table:table-cell>
          <table:table-cell office:value-type="float" office:value="2171" calcext:value-type="float">
            <text:p>217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float" office:value="2172" calcext:value-type="float">
            <text:p>2172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65" calcext:value-type="float">
            <text:p>10965</text:p>
          </table:table-cell>
          <table:table-cell office:value-type="float" office:value="2171" calcext:value-type="float">
            <text:p>217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66" calcext:value-type="float">
            <text:p>10966</text:p>
          </table:table-cell>
          <table:table-cell office:value-type="float" office:value="2165" calcext:value-type="float">
            <text:p>216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67" calcext:value-type="float">
            <text:p>10967</text:p>
          </table:table-cell>
          <table:table-cell office:value-type="float" office:value="2179" calcext:value-type="float">
            <text:p>217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2174" calcext:value-type="float">
            <text:p>217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2174" calcext:value-type="float">
            <text:p>217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167" calcext:value-type="float">
            <text:p>216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2172" calcext:value-type="float">
            <text:p>217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972" calcext:value-type="float">
            <text:p>10972</text:p>
          </table:table-cell>
          <table:table-cell office:value-type="float" office:value="2164" calcext:value-type="float">
            <text:p>216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2169" calcext:value-type="float">
            <text:p>216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float" office:value="2166" calcext:value-type="float">
            <text:p>21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float" office:value="2165" calcext:value-type="float">
            <text:p>216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976" calcext:value-type="float">
            <text:p>10976</text:p>
          </table:table-cell>
          <table:table-cell office:value-type="float" office:value="2168" calcext:value-type="float">
            <text:p>216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float" office:value="2164" calcext:value-type="float">
            <text:p>216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78" calcext:value-type="float">
            <text:p>10978</text:p>
          </table:table-cell>
          <table:table-cell office:value-type="float" office:value="2163" calcext:value-type="float">
            <text:p>216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2163" calcext:value-type="float">
            <text:p>216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2160" calcext:value-type="float">
            <text:p>216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float" office:value="2161" calcext:value-type="float">
            <text:p>216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2153" calcext:value-type="float">
            <text:p>215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2160" calcext:value-type="float">
            <text:p>216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float" office:value="2162" calcext:value-type="float">
            <text:p>216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float" office:value="2158" calcext:value-type="float">
            <text:p>215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float" office:value="2156" calcext:value-type="float">
            <text:p>215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987" calcext:value-type="float">
            <text:p>10987</text:p>
          </table:table-cell>
          <table:table-cell office:value-type="float" office:value="2163" calcext:value-type="float">
            <text:p>216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float" office:value="2166" calcext:value-type="float">
            <text:p>216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989" calcext:value-type="float">
            <text:p>10989</text:p>
          </table:table-cell>
          <table:table-cell office:value-type="float" office:value="2166" calcext:value-type="float">
            <text:p>21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2161" calcext:value-type="float">
            <text:p>216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91" calcext:value-type="float">
            <text:p>10991</text:p>
          </table:table-cell>
          <table:table-cell office:value-type="float" office:value="2164" calcext:value-type="float">
            <text:p>216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float" office:value="2171" calcext:value-type="float">
            <text:p>2171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float" office:value="2161" calcext:value-type="float">
            <text:p>216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2162" calcext:value-type="float">
            <text:p>216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float" office:value="2160" calcext:value-type="float">
            <text:p>216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0996" calcext:value-type="float">
            <text:p>10996</text:p>
          </table:table-cell>
          <table:table-cell office:value-type="float" office:value="2167" calcext:value-type="float">
            <text:p>216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97" calcext:value-type="float">
            <text:p>10997</text:p>
          </table:table-cell>
          <table:table-cell office:value-type="float" office:value="2166" calcext:value-type="float">
            <text:p>21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98" calcext:value-type="float">
            <text:p>10998</text:p>
          </table:table-cell>
          <table:table-cell office:value-type="float" office:value="2165" calcext:value-type="float">
            <text:p>216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float" office:value="2168" calcext:value-type="float">
            <text:p>216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175" calcext:value-type="float">
            <text:p>217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2163" calcext:value-type="float">
            <text:p>216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2167" calcext:value-type="float">
            <text:p>2167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2167" calcext:value-type="float">
            <text:p>216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2171" calcext:value-type="float">
            <text:p>217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2171" calcext:value-type="float">
            <text:p>2171</text:p>
          </table:table-cell>
          <table:table-cell office:value-type="float" office:value="2082" calcext:value-type="float">
            <text:p>2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21:04:15.274000000</dc:date>
    <meta:editing-duration>PT20H48M28S</meta:editing-duration>
    <meta:editing-cycles>1</meta:editing-cycles>
    <meta:document-statistic meta:table-count="1" meta:cell-count="7197" meta:object-count="1"/>
    <meta:generator>LibreOffice/5.3.0.3$Windows_x86 LibreOffice_project/7074905676c47b82bbcfbea1aeefc84afe1c50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000" chart:maximum="9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29cm" svg:height="17.054cm" xlink:href=".." xlink:type="simple" chart:class="chart:scatter" chart:style-name="ch1">
        <chart:legend chart:legend-position="end" svg:x="27.411cm" svg:y="7.992cm" style:legend-expansion="high" chart:style-name="ch2"/>
        <chart:plot-area chart:style-name="ch3" table:cell-range-address="Oscar.A1:Oscar.C2399" svg:x="0.606cm" svg:y="0.341cm" svg:width="26.199cm" svg:height="16.372cm">
          <chartooo:coordinate-region svg:x="1.651cm" svg:y="0.535cm" svg:width="24.755cm" svg:height="15.5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scar.B1:Oscar.B2399" chart:class="chart:scatter">
            <chart:domain table:cell-range-address="Oscar.A1:Oscar.A2399"/>
            <chart:data-point chart:repeated="2399"/>
          </chart:series>
          <chart:series chart:style-name="ch8" chart:values-cell-range-address="Oscar.C1:Oscar.C2399" chart:class="chart:scatter">
            <chart:data-point chart:repeated="23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7">
                <text:p>8607</text:p>
                <draw:g>
                  <svg:desc>Oscar.A1:Oscar.A2399</svg:desc>
                </draw:g>
              </table:table-cell>
              <table:table-cell office:value-type="float" office:value="2183">
                <text:p>2183</text:p>
                <draw:g>
                  <svg:desc>Oscar.B1:Oscar.B2399</svg:desc>
                </draw:g>
              </table:table-cell>
              <table:table-cell office:value-type="float" office:value="2086">
                <text:p>2086</text:p>
                <draw:g>
                  <svg:desc>Oscar.C1:Oscar.C2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08">
                <text:p>8608</text:p>
              </table:table-cell>
              <table:table-cell office:value-type="float" office:value="2168">
                <text:p>216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09">
                <text:p>8609</text:p>
              </table:table-cell>
              <table:table-cell office:value-type="float" office:value="2180">
                <text:p>218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10">
                <text:p>8610</text:p>
              </table:table-cell>
              <table:table-cell office:value-type="float" office:value="2179">
                <text:p>217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11">
                <text:p>8611</text:p>
              </table:table-cell>
              <table:table-cell office:value-type="float" office:value="2197">
                <text:p>219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12">
                <text:p>8612</text:p>
              </table:table-cell>
              <table:table-cell office:value-type="float" office:value="2199">
                <text:p>2199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13">
                <text:p>8613</text:p>
              </table:table-cell>
              <table:table-cell office:value-type="float" office:value="2188">
                <text:p>218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14">
                <text:p>8614</text:p>
              </table:table-cell>
              <table:table-cell office:value-type="float" office:value="2184">
                <text:p>2184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5">
                <text:p>8615</text:p>
              </table:table-cell>
              <table:table-cell office:value-type="float" office:value="2178">
                <text:p>2178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16">
                <text:p>8616</text:p>
              </table:table-cell>
              <table:table-cell office:value-type="float" office:value="2171">
                <text:p>217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17">
                <text:p>8617</text:p>
              </table:table-cell>
              <table:table-cell office:value-type="float" office:value="2191">
                <text:p>219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18">
                <text:p>8618</text:p>
              </table:table-cell>
              <table:table-cell office:value-type="float" office:value="2219">
                <text:p>221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19">
                <text:p>8619</text:p>
              </table:table-cell>
              <table:table-cell office:value-type="float" office:value="2184">
                <text:p>218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20">
                <text:p>8620</text:p>
              </table:table-cell>
              <table:table-cell office:value-type="float" office:value="2183">
                <text:p>218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21">
                <text:p>8621</text:p>
              </table:table-cell>
              <table:table-cell office:value-type="float" office:value="2183">
                <text:p>218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22">
                <text:p>8622</text:p>
              </table:table-cell>
              <table:table-cell office:value-type="float" office:value="2174">
                <text:p>217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23">
                <text:p>8623</text:p>
              </table:table-cell>
              <table:table-cell office:value-type="float" office:value="2167">
                <text:p>216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24">
                <text:p>8624</text:p>
              </table:table-cell>
              <table:table-cell office:value-type="float" office:value="2161">
                <text:p>216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25">
                <text:p>8625</text:p>
              </table:table-cell>
              <table:table-cell office:value-type="float" office:value="2182">
                <text:p>218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26">
                <text:p>8626</text:p>
              </table:table-cell>
              <table:table-cell office:value-type="float" office:value="2186">
                <text:p>218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7">
                <text:p>8627</text:p>
              </table:table-cell>
              <table:table-cell office:value-type="float" office:value="2166">
                <text:p>216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28">
                <text:p>8628</text:p>
              </table:table-cell>
              <table:table-cell office:value-type="float" office:value="2131">
                <text:p>21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29">
                <text:p>8629</text:p>
              </table:table-cell>
              <table:table-cell office:value-type="float" office:value="1865">
                <text:p>186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30">
                <text:p>8630</text:p>
              </table:table-cell>
              <table:table-cell office:value-type="float" office:value="1398">
                <text:p>1398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31">
                <text:p>8631</text:p>
              </table:table-cell>
              <table:table-cell office:value-type="float" office:value="1075">
                <text:p>107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32">
                <text:p>8632</text:p>
              </table:table-cell>
              <table:table-cell office:value-type="float" office:value="926">
                <text:p>92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33">
                <text:p>8633</text:p>
              </table:table-cell>
              <table:table-cell office:value-type="float" office:value="886">
                <text:p>88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34">
                <text:p>8634</text:p>
              </table:table-cell>
              <table:table-cell office:value-type="float" office:value="795">
                <text:p>795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35">
                <text:p>8635</text:p>
              </table:table-cell>
              <table:table-cell office:value-type="float" office:value="701">
                <text:p>70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6">
                <text:p>8636</text:p>
              </table:table-cell>
              <table:table-cell office:value-type="float" office:value="695">
                <text:p>69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37">
                <text:p>8637</text:p>
              </table:table-cell>
              <table:table-cell office:value-type="float" office:value="753">
                <text:p>75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38">
                <text:p>8638</text:p>
              </table:table-cell>
              <table:table-cell office:value-type="float" office:value="846">
                <text:p>8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39">
                <text:p>8639</text:p>
              </table:table-cell>
              <table:table-cell office:value-type="float" office:value="966">
                <text:p>966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40">
                <text:p>8640</text:p>
              </table:table-cell>
              <table:table-cell office:value-type="float" office:value="1033">
                <text:p>1033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41">
                <text:p>8641</text:p>
              </table:table-cell>
              <table:table-cell office:value-type="float" office:value="1036">
                <text:p>1036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42">
                <text:p>8642</text:p>
              </table:table-cell>
              <table:table-cell office:value-type="float" office:value="1065">
                <text:p>1065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43">
                <text:p>8643</text:p>
              </table:table-cell>
              <table:table-cell office:value-type="float" office:value="1283">
                <text:p>1283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44">
                <text:p>8644</text:p>
              </table:table-cell>
              <table:table-cell office:value-type="float" office:value="1675">
                <text:p>167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45">
                <text:p>8645</text:p>
              </table:table-cell>
              <table:table-cell office:value-type="float" office:value="2105">
                <text:p>210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46">
                <text:p>8646</text:p>
              </table:table-cell>
              <table:table-cell office:value-type="float" office:value="2231">
                <text:p>223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47">
                <text:p>8647</text:p>
              </table:table-cell>
              <table:table-cell office:value-type="float" office:value="2251">
                <text:p>2251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48">
                <text:p>8648</text:p>
              </table:table-cell>
              <table:table-cell office:value-type="float" office:value="2224">
                <text:p>2224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49">
                <text:p>8649</text:p>
              </table:table-cell>
              <table:table-cell office:value-type="float" office:value="2230">
                <text:p>223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0">
                <text:p>8650</text:p>
              </table:table-cell>
              <table:table-cell office:value-type="float" office:value="2209">
                <text:p>220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51">
                <text:p>8651</text:p>
              </table:table-cell>
              <table:table-cell office:value-type="float" office:value="2210">
                <text:p>221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52">
                <text:p>8652</text:p>
              </table:table-cell>
              <table:table-cell office:value-type="float" office:value="2219">
                <text:p>2219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53">
                <text:p>8653</text:p>
              </table:table-cell>
              <table:table-cell office:value-type="float" office:value="2222">
                <text:p>222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54">
                <text:p>8654</text:p>
              </table:table-cell>
              <table:table-cell office:value-type="float" office:value="2238">
                <text:p>223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55">
                <text:p>8655</text:p>
              </table:table-cell>
              <table:table-cell office:value-type="float" office:value="2265">
                <text:p>226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56">
                <text:p>8656</text:p>
              </table:table-cell>
              <table:table-cell office:value-type="float" office:value="2182">
                <text:p>218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57">
                <text:p>8657</text:p>
              </table:table-cell>
              <table:table-cell office:value-type="float" office:value="2197">
                <text:p>219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58">
                <text:p>8658</text:p>
              </table:table-cell>
              <table:table-cell office:value-type="float" office:value="2211">
                <text:p>221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9">
                <text:p>8659</text:p>
              </table:table-cell>
              <table:table-cell office:value-type="float" office:value="2217">
                <text:p>2217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60">
                <text:p>8660</text:p>
              </table:table-cell>
              <table:table-cell office:value-type="float" office:value="2220">
                <text:p>22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61">
                <text:p>8661</text:p>
              </table:table-cell>
              <table:table-cell office:value-type="float" office:value="2197">
                <text:p>219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62">
                <text:p>8662</text:p>
              </table:table-cell>
              <table:table-cell office:value-type="float" office:value="2189">
                <text:p>218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63">
                <text:p>8663</text:p>
              </table:table-cell>
              <table:table-cell office:value-type="float" office:value="2194">
                <text:p>219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64">
                <text:p>8664</text:p>
              </table:table-cell>
              <table:table-cell office:value-type="float" office:value="2172">
                <text:p>217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65">
                <text:p>8665</text:p>
              </table:table-cell>
              <table:table-cell office:value-type="float" office:value="2201">
                <text:p>2201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66">
                <text:p>8666</text:p>
              </table:table-cell>
              <table:table-cell office:value-type="float" office:value="2197">
                <text:p>219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67">
                <text:p>8667</text:p>
              </table:table-cell>
              <table:table-cell office:value-type="float" office:value="2207">
                <text:p>220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68">
                <text:p>8668</text:p>
              </table:table-cell>
              <table:table-cell office:value-type="float" office:value="2196">
                <text:p>2196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69">
                <text:p>8669</text:p>
              </table:table-cell>
              <table:table-cell office:value-type="float" office:value="2201">
                <text:p>2201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70">
                <text:p>8670</text:p>
              </table:table-cell>
              <table:table-cell office:value-type="float" office:value="2192">
                <text:p>2192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71">
                <text:p>8671</text:p>
              </table:table-cell>
              <table:table-cell office:value-type="float" office:value="2179">
                <text:p>2179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72">
                <text:p>8672</text:p>
              </table:table-cell>
              <table:table-cell office:value-type="float" office:value="2173">
                <text:p>217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73">
                <text:p>8673</text:p>
              </table:table-cell>
              <table:table-cell office:value-type="float" office:value="2188">
                <text:p>2188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74">
                <text:p>8674</text:p>
              </table:table-cell>
              <table:table-cell office:value-type="float" office:value="2211">
                <text:p>221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75">
                <text:p>8675</text:p>
              </table:table-cell>
              <table:table-cell office:value-type="float" office:value="2171">
                <text:p>217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76">
                <text:p>8676</text:p>
              </table:table-cell>
              <table:table-cell office:value-type="float" office:value="2189">
                <text:p>218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77">
                <text:p>8677</text:p>
              </table:table-cell>
              <table:table-cell office:value-type="float" office:value="2197">
                <text:p>219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78">
                <text:p>8678</text:p>
              </table:table-cell>
              <table:table-cell office:value-type="float" office:value="2187">
                <text:p>218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79">
                <text:p>8679</text:p>
              </table:table-cell>
              <table:table-cell office:value-type="float" office:value="2178">
                <text:p>2178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80">
                <text:p>8680</text:p>
              </table:table-cell>
              <table:table-cell office:value-type="float" office:value="2181">
                <text:p>218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81">
                <text:p>8681</text:p>
              </table:table-cell>
              <table:table-cell office:value-type="float" office:value="2202">
                <text:p>220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82">
                <text:p>8682</text:p>
              </table:table-cell>
              <table:table-cell office:value-type="float" office:value="2213">
                <text:p>221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83">
                <text:p>8683</text:p>
              </table:table-cell>
              <table:table-cell office:value-type="float" office:value="2169">
                <text:p>21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84">
                <text:p>8684</text:p>
              </table:table-cell>
              <table:table-cell office:value-type="float" office:value="2133">
                <text:p>213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85">
                <text:p>8685</text:p>
              </table:table-cell>
              <table:table-cell office:value-type="float" office:value="1951">
                <text:p>1951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86">
                <text:p>8686</text:p>
              </table:table-cell>
              <table:table-cell office:value-type="float" office:value="1477">
                <text:p>1477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87">
                <text:p>8687</text:p>
              </table:table-cell>
              <table:table-cell office:value-type="float" office:value="984">
                <text:p>984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88">
                <text:p>8688</text:p>
              </table:table-cell>
              <table:table-cell office:value-type="float" office:value="757">
                <text:p>75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89">
                <text:p>8689</text:p>
              </table:table-cell>
              <table:table-cell office:value-type="float" office:value="787">
                <text:p>787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90">
                <text:p>8690</text:p>
              </table:table-cell>
              <table:table-cell office:value-type="float" office:value="826">
                <text:p>826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91">
                <text:p>8691</text:p>
              </table:table-cell>
              <table:table-cell office:value-type="float" office:value="762">
                <text:p>762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92">
                <text:p>8692</text:p>
              </table:table-cell>
              <table:table-cell office:value-type="float" office:value="732">
                <text:p>732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93">
                <text:p>8693</text:p>
              </table:table-cell>
              <table:table-cell office:value-type="float" office:value="810">
                <text:p>810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94">
                <text:p>8694</text:p>
              </table:table-cell>
              <table:table-cell office:value-type="float" office:value="935">
                <text:p>935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95">
                <text:p>8695</text:p>
              </table:table-cell>
              <table:table-cell office:value-type="float" office:value="1007">
                <text:p>100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96">
                <text:p>8696</text:p>
              </table:table-cell>
              <table:table-cell office:value-type="float" office:value="985">
                <text:p>98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97">
                <text:p>8697</text:p>
              </table:table-cell>
              <table:table-cell office:value-type="float" office:value="956">
                <text:p>95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98">
                <text:p>8698</text:p>
              </table:table-cell>
              <table:table-cell office:value-type="float" office:value="1010">
                <text:p>101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99">
                <text:p>8699</text:p>
              </table:table-cell>
              <table:table-cell office:value-type="float" office:value="1155">
                <text:p>115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00">
                <text:p>8700</text:p>
              </table:table-cell>
              <table:table-cell office:value-type="float" office:value="1418">
                <text:p>141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01">
                <text:p>8701</text:p>
              </table:table-cell>
              <table:table-cell office:value-type="float" office:value="1844">
                <text:p>184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02">
                <text:p>8702</text:p>
              </table:table-cell>
              <table:table-cell office:value-type="float" office:value="2160">
                <text:p>216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03">
                <text:p>8703</text:p>
              </table:table-cell>
              <table:table-cell office:value-type="float" office:value="2224">
                <text:p>222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04">
                <text:p>8704</text:p>
              </table:table-cell>
              <table:table-cell office:value-type="float" office:value="2249">
                <text:p>2249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05">
                <text:p>8705</text:p>
              </table:table-cell>
              <table:table-cell office:value-type="float" office:value="2214">
                <text:p>221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6">
                <text:p>8706</text:p>
              </table:table-cell>
              <table:table-cell office:value-type="float" office:value="2245">
                <text:p>224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07">
                <text:p>8707</text:p>
              </table:table-cell>
              <table:table-cell office:value-type="float" office:value="2219">
                <text:p>221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08">
                <text:p>8708</text:p>
              </table:table-cell>
              <table:table-cell office:value-type="float" office:value="2236">
                <text:p>223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09">
                <text:p>8709</text:p>
              </table:table-cell>
              <table:table-cell office:value-type="float" office:value="2249">
                <text:p>224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10">
                <text:p>8710</text:p>
              </table:table-cell>
              <table:table-cell office:value-type="float" office:value="2251">
                <text:p>225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11">
                <text:p>8711</text:p>
              </table:table-cell>
              <table:table-cell office:value-type="float" office:value="2281">
                <text:p>2281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12">
                <text:p>8712</text:p>
              </table:table-cell>
              <table:table-cell office:value-type="float" office:value="2229">
                <text:p>2229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13">
                <text:p>8713</text:p>
              </table:table-cell>
              <table:table-cell office:value-type="float" office:value="2199">
                <text:p>2199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14">
                <text:p>8714</text:p>
              </table:table-cell>
              <table:table-cell office:value-type="float" office:value="2221">
                <text:p>2221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15">
                <text:p>8715</text:p>
              </table:table-cell>
              <table:table-cell office:value-type="float" office:value="2216">
                <text:p>221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16">
                <text:p>8716</text:p>
              </table:table-cell>
              <table:table-cell office:value-type="float" office:value="2197">
                <text:p>219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17">
                <text:p>8717</text:p>
              </table:table-cell>
              <table:table-cell office:value-type="float" office:value="2183">
                <text:p>218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18">
                <text:p>8718</text:p>
              </table:table-cell>
              <table:table-cell office:value-type="float" office:value="2177">
                <text:p>217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19">
                <text:p>8719</text:p>
              </table:table-cell>
              <table:table-cell office:value-type="float" office:value="2180">
                <text:p>218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20">
                <text:p>8720</text:p>
              </table:table-cell>
              <table:table-cell office:value-type="float" office:value="2189">
                <text:p>218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21">
                <text:p>8721</text:p>
              </table:table-cell>
              <table:table-cell office:value-type="float" office:value="2196">
                <text:p>219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722">
                <text:p>8722</text:p>
              </table:table-cell>
              <table:table-cell office:value-type="float" office:value="2201">
                <text:p>2201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723">
                <text:p>8723</text:p>
              </table:table-cell>
              <table:table-cell office:value-type="float" office:value="2205">
                <text:p>220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24">
                <text:p>8724</text:p>
              </table:table-cell>
              <table:table-cell office:value-type="float" office:value="2204">
                <text:p>220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25">
                <text:p>8725</text:p>
              </table:table-cell>
              <table:table-cell office:value-type="float" office:value="2200">
                <text:p>220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26">
                <text:p>8726</text:p>
              </table:table-cell>
              <table:table-cell office:value-type="float" office:value="2177">
                <text:p>2177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27">
                <text:p>8727</text:p>
              </table:table-cell>
              <table:table-cell office:value-type="float" office:value="2172">
                <text:p>2172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28">
                <text:p>8728</text:p>
              </table:table-cell>
              <table:table-cell office:value-type="float" office:value="2168">
                <text:p>2168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29">
                <text:p>8729</text:p>
              </table:table-cell>
              <table:table-cell office:value-type="float" office:value="2209">
                <text:p>2209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30">
                <text:p>8730</text:p>
              </table:table-cell>
              <table:table-cell office:value-type="float" office:value="2178">
                <text:p>217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31">
                <text:p>8731</text:p>
              </table:table-cell>
              <table:table-cell office:value-type="float" office:value="2203">
                <text:p>220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32">
                <text:p>8732</text:p>
              </table:table-cell>
              <table:table-cell office:value-type="float" office:value="2156">
                <text:p>215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33">
                <text:p>8733</text:p>
              </table:table-cell>
              <table:table-cell office:value-type="float" office:value="2179">
                <text:p>217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34">
                <text:p>8734</text:p>
              </table:table-cell>
              <table:table-cell office:value-type="float" office:value="2159">
                <text:p>215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35">
                <text:p>8735</text:p>
              </table:table-cell>
              <table:table-cell office:value-type="float" office:value="2182">
                <text:p>218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36">
                <text:p>8736</text:p>
              </table:table-cell>
              <table:table-cell office:value-type="float" office:value="2179">
                <text:p>2179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37">
                <text:p>8737</text:p>
              </table:table-cell>
              <table:table-cell office:value-type="float" office:value="2171">
                <text:p>2171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38">
                <text:p>8738</text:p>
              </table:table-cell>
              <table:table-cell office:value-type="float" office:value="2136">
                <text:p>213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39">
                <text:p>8739</text:p>
              </table:table-cell>
              <table:table-cell office:value-type="float" office:value="1891">
                <text:p>1891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40">
                <text:p>8740</text:p>
              </table:table-cell>
              <table:table-cell office:value-type="float" office:value="1496">
                <text:p>149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41">
                <text:p>8741</text:p>
              </table:table-cell>
              <table:table-cell office:value-type="float" office:value="1166">
                <text:p>116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742">
                <text:p>8742</text:p>
              </table:table-cell>
              <table:table-cell office:value-type="float" office:value="1026">
                <text:p>1026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43">
                <text:p>8743</text:p>
              </table:table-cell>
              <table:table-cell office:value-type="float" office:value="970">
                <text:p>97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44">
                <text:p>8744</text:p>
              </table:table-cell>
              <table:table-cell office:value-type="float" office:value="887">
                <text:p>887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45">
                <text:p>8745</text:p>
              </table:table-cell>
              <table:table-cell office:value-type="float" office:value="804">
                <text:p>804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46">
                <text:p>8746</text:p>
              </table:table-cell>
              <table:table-cell office:value-type="float" office:value="764">
                <text:p>76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47">
                <text:p>8747</text:p>
              </table:table-cell>
              <table:table-cell office:value-type="float" office:value="799">
                <text:p>799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48">
                <text:p>8748</text:p>
              </table:table-cell>
              <table:table-cell office:value-type="float" office:value="841">
                <text:p>841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49">
                <text:p>8749</text:p>
              </table:table-cell>
              <table:table-cell office:value-type="float" office:value="884">
                <text:p>88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50">
                <text:p>8750</text:p>
              </table:table-cell>
              <table:table-cell office:value-type="float" office:value="947">
                <text:p>947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51">
                <text:p>8751</text:p>
              </table:table-cell>
              <table:table-cell office:value-type="float" office:value="1020">
                <text:p>102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52">
                <text:p>8752</text:p>
              </table:table-cell>
              <table:table-cell office:value-type="float" office:value="1075">
                <text:p>1075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53">
                <text:p>8753</text:p>
              </table:table-cell>
              <table:table-cell office:value-type="float" office:value="1134">
                <text:p>1134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54">
                <text:p>8754</text:p>
              </table:table-cell>
              <table:table-cell office:value-type="float" office:value="1341">
                <text:p>134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55">
                <text:p>8755</text:p>
              </table:table-cell>
              <table:table-cell office:value-type="float" office:value="1727">
                <text:p>172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56">
                <text:p>8756</text:p>
              </table:table-cell>
              <table:table-cell office:value-type="float" office:value="2093">
                <text:p>209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57">
                <text:p>8757</text:p>
              </table:table-cell>
              <table:table-cell office:value-type="float" office:value="2164">
                <text:p>216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58">
                <text:p>8758</text:p>
              </table:table-cell>
              <table:table-cell office:value-type="float" office:value="2252">
                <text:p>2252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59">
                <text:p>8759</text:p>
              </table:table-cell>
              <table:table-cell office:value-type="float" office:value="2204">
                <text:p>2204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60">
                <text:p>8760</text:p>
              </table:table-cell>
              <table:table-cell office:value-type="float" office:value="2245">
                <text:p>2245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61">
                <text:p>8761</text:p>
              </table:table-cell>
              <table:table-cell office:value-type="float" office:value="2212">
                <text:p>221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62">
                <text:p>8762</text:p>
              </table:table-cell>
              <table:table-cell office:value-type="float" office:value="2219">
                <text:p>221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63">
                <text:p>8763</text:p>
              </table:table-cell>
              <table:table-cell office:value-type="float" office:value="2257">
                <text:p>225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64">
                <text:p>8764</text:p>
              </table:table-cell>
              <table:table-cell office:value-type="float" office:value="2255">
                <text:p>2255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65">
                <text:p>8765</text:p>
              </table:table-cell>
              <table:table-cell office:value-type="float" office:value="2229">
                <text:p>2229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66">
                <text:p>8766</text:p>
              </table:table-cell>
              <table:table-cell office:value-type="float" office:value="2217">
                <text:p>2217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67">
                <text:p>8767</text:p>
              </table:table-cell>
              <table:table-cell office:value-type="float" office:value="2187">
                <text:p>218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68">
                <text:p>8768</text:p>
              </table:table-cell>
              <table:table-cell office:value-type="float" office:value="2224">
                <text:p>222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69">
                <text:p>8769</text:p>
              </table:table-cell>
              <table:table-cell office:value-type="float" office:value="2238">
                <text:p>223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70">
                <text:p>8770</text:p>
              </table:table-cell>
              <table:table-cell office:value-type="float" office:value="2188">
                <text:p>218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71">
                <text:p>8771</text:p>
              </table:table-cell>
              <table:table-cell office:value-type="float" office:value="2200">
                <text:p>220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72">
                <text:p>8772</text:p>
              </table:table-cell>
              <table:table-cell office:value-type="float" office:value="2193">
                <text:p>219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73">
                <text:p>8773</text:p>
              </table:table-cell>
              <table:table-cell office:value-type="float" office:value="2201">
                <text:p>220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774">
                <text:p>8774</text:p>
              </table:table-cell>
              <table:table-cell office:value-type="float" office:value="2203">
                <text:p>2203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75">
                <text:p>8775</text:p>
              </table:table-cell>
              <table:table-cell office:value-type="float" office:value="2213">
                <text:p>221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76">
                <text:p>8776</text:p>
              </table:table-cell>
              <table:table-cell office:value-type="float" office:value="2212">
                <text:p>221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77">
                <text:p>8777</text:p>
              </table:table-cell>
              <table:table-cell office:value-type="float" office:value="2206">
                <text:p>2206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78">
                <text:p>8778</text:p>
              </table:table-cell>
              <table:table-cell office:value-type="float" office:value="2205">
                <text:p>2205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79">
                <text:p>8779</text:p>
              </table:table-cell>
              <table:table-cell office:value-type="float" office:value="2186">
                <text:p>218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80">
                <text:p>8780</text:p>
              </table:table-cell>
              <table:table-cell office:value-type="float" office:value="2173">
                <text:p>2173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81">
                <text:p>8781</text:p>
              </table:table-cell>
              <table:table-cell office:value-type="float" office:value="2164">
                <text:p>216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82">
                <text:p>8782</text:p>
              </table:table-cell>
              <table:table-cell office:value-type="float" office:value="2182">
                <text:p>218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83">
                <text:p>8783</text:p>
              </table:table-cell>
              <table:table-cell office:value-type="float" office:value="2221">
                <text:p>2221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84">
                <text:p>8784</text:p>
              </table:table-cell>
              <table:table-cell office:value-type="float" office:value="2179">
                <text:p>217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85">
                <text:p>8785</text:p>
              </table:table-cell>
              <table:table-cell office:value-type="float" office:value="2193">
                <text:p>21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86">
                <text:p>8786</text:p>
              </table:table-cell>
              <table:table-cell office:value-type="float" office:value="2180">
                <text:p>218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87">
                <text:p>8787</text:p>
              </table:table-cell>
              <table:table-cell office:value-type="float" office:value="2188">
                <text:p>218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88">
                <text:p>8788</text:p>
              </table:table-cell>
              <table:table-cell office:value-type="float" office:value="2176">
                <text:p>217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89">
                <text:p>8789</text:p>
              </table:table-cell>
              <table:table-cell office:value-type="float" office:value="2165">
                <text:p>216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90">
                <text:p>8790</text:p>
              </table:table-cell>
              <table:table-cell office:value-type="float" office:value="2148">
                <text:p>214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91">
                <text:p>8791</text:p>
              </table:table-cell>
              <table:table-cell office:value-type="float" office:value="2171">
                <text:p>2171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92">
                <text:p>8792</text:p>
              </table:table-cell>
              <table:table-cell office:value-type="float" office:value="2134">
                <text:p>213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93">
                <text:p>8793</text:p>
              </table:table-cell>
              <table:table-cell office:value-type="float" office:value="1860">
                <text:p>186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94">
                <text:p>8794</text:p>
              </table:table-cell>
              <table:table-cell office:value-type="float" office:value="1399">
                <text:p>1399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95">
                <text:p>8795</text:p>
              </table:table-cell>
              <table:table-cell office:value-type="float" office:value="1079">
                <text:p>107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96">
                <text:p>8796</text:p>
              </table:table-cell>
              <table:table-cell office:value-type="float" office:value="964">
                <text:p>964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97">
                <text:p>8797</text:p>
              </table:table-cell>
              <table:table-cell office:value-type="float" office:value="911">
                <text:p>91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98">
                <text:p>8798</text:p>
              </table:table-cell>
              <table:table-cell office:value-type="float" office:value="791">
                <text:p>791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99">
                <text:p>8799</text:p>
              </table:table-cell>
              <table:table-cell office:value-type="float" office:value="719">
                <text:p>719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00">
                <text:p>8800</text:p>
              </table:table-cell>
              <table:table-cell office:value-type="float" office:value="762">
                <text:p>76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801">
                <text:p>8801</text:p>
              </table:table-cell>
              <table:table-cell office:value-type="float" office:value="874">
                <text:p>874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02">
                <text:p>8802</text:p>
              </table:table-cell>
              <table:table-cell office:value-type="float" office:value="919">
                <text:p>919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03">
                <text:p>8803</text:p>
              </table:table-cell>
              <table:table-cell office:value-type="float" office:value="976">
                <text:p>97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04">
                <text:p>8804</text:p>
              </table:table-cell>
              <table:table-cell office:value-type="float" office:value="1030">
                <text:p>103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5">
                <text:p>8805</text:p>
              </table:table-cell>
              <table:table-cell office:value-type="float" office:value="1112">
                <text:p>111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06">
                <text:p>8806</text:p>
              </table:table-cell>
              <table:table-cell office:value-type="float" office:value="1198">
                <text:p>1198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07">
                <text:p>8807</text:p>
              </table:table-cell>
              <table:table-cell office:value-type="float" office:value="1396">
                <text:p>1396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808">
                <text:p>8808</text:p>
              </table:table-cell>
              <table:table-cell office:value-type="float" office:value="1728">
                <text:p>1728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09">
                <text:p>8809</text:p>
              </table:table-cell>
              <table:table-cell office:value-type="float" office:value="2109">
                <text:p>210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10">
                <text:p>8810</text:p>
              </table:table-cell>
              <table:table-cell office:value-type="float" office:value="2213">
                <text:p>221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811">
                <text:p>8811</text:p>
              </table:table-cell>
              <table:table-cell office:value-type="float" office:value="2235">
                <text:p>223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12">
                <text:p>8812</text:p>
              </table:table-cell>
              <table:table-cell office:value-type="float" office:value="2220">
                <text:p>22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813">
                <text:p>8813</text:p>
              </table:table-cell>
              <table:table-cell office:value-type="float" office:value="2229">
                <text:p>2229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14">
                <text:p>8814</text:p>
              </table:table-cell>
              <table:table-cell office:value-type="float" office:value="2217">
                <text:p>221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815">
                <text:p>8815</text:p>
              </table:table-cell>
              <table:table-cell office:value-type="float" office:value="2218">
                <text:p>221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16">
                <text:p>8816</text:p>
              </table:table-cell>
              <table:table-cell office:value-type="float" office:value="2216">
                <text:p>221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817">
                <text:p>8817</text:p>
              </table:table-cell>
              <table:table-cell office:value-type="float" office:value="2257">
                <text:p>225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818">
                <text:p>8818</text:p>
              </table:table-cell>
              <table:table-cell office:value-type="float" office:value="2278">
                <text:p>2278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819">
                <text:p>8819</text:p>
              </table:table-cell>
              <table:table-cell office:value-type="float" office:value="2247">
                <text:p>224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20">
                <text:p>8820</text:p>
              </table:table-cell>
              <table:table-cell office:value-type="float" office:value="2178">
                <text:p>2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21">
                <text:p>8821</text:p>
              </table:table-cell>
              <table:table-cell office:value-type="float" office:value="2195">
                <text:p>2195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22">
                <text:p>8822</text:p>
              </table:table-cell>
              <table:table-cell office:value-type="float" office:value="2269">
                <text:p>226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23">
                <text:p>8823</text:p>
              </table:table-cell>
              <table:table-cell office:value-type="float" office:value="2199">
                <text:p>219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24">
                <text:p>8824</text:p>
              </table:table-cell>
              <table:table-cell office:value-type="float" office:value="2168">
                <text:p>2168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25">
                <text:p>8825</text:p>
              </table:table-cell>
              <table:table-cell office:value-type="float" office:value="2175">
                <text:p>217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26">
                <text:p>8826</text:p>
              </table:table-cell>
              <table:table-cell office:value-type="float" office:value="2186">
                <text:p>218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27">
                <text:p>8827</text:p>
              </table:table-cell>
              <table:table-cell office:value-type="float" office:value="2204">
                <text:p>220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28">
                <text:p>8828</text:p>
              </table:table-cell>
              <table:table-cell office:value-type="float" office:value="2161">
                <text:p>216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29">
                <text:p>8829</text:p>
              </table:table-cell>
              <table:table-cell office:value-type="float" office:value="2198">
                <text:p>2198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30">
                <text:p>8830</text:p>
              </table:table-cell>
              <table:table-cell office:value-type="float" office:value="2217">
                <text:p>221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31">
                <text:p>8831</text:p>
              </table:table-cell>
              <table:table-cell office:value-type="float" office:value="2216">
                <text:p>221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32">
                <text:p>8832</text:p>
              </table:table-cell>
              <table:table-cell office:value-type="float" office:value="2194">
                <text:p>219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833">
                <text:p>8833</text:p>
              </table:table-cell>
              <table:table-cell office:value-type="float" office:value="2192">
                <text:p>2192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34">
                <text:p>8834</text:p>
              </table:table-cell>
              <table:table-cell office:value-type="float" office:value="2182">
                <text:p>218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35">
                <text:p>8835</text:p>
              </table:table-cell>
              <table:table-cell office:value-type="float" office:value="2180">
                <text:p>2180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36">
                <text:p>8836</text:p>
              </table:table-cell>
              <table:table-cell office:value-type="float" office:value="2207">
                <text:p>220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37">
                <text:p>8837</text:p>
              </table:table-cell>
              <table:table-cell office:value-type="float" office:value="2191">
                <text:p>2191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838">
                <text:p>8838</text:p>
              </table:table-cell>
              <table:table-cell office:value-type="float" office:value="2196">
                <text:p>219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39">
                <text:p>8839</text:p>
              </table:table-cell>
              <table:table-cell office:value-type="float" office:value="2171">
                <text:p>217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40">
                <text:p>8840</text:p>
              </table:table-cell>
              <table:table-cell office:value-type="float" office:value="2173">
                <text:p>2173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41">
                <text:p>8841</text:p>
              </table:table-cell>
              <table:table-cell office:value-type="float" office:value="2185">
                <text:p>218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42">
                <text:p>8842</text:p>
              </table:table-cell>
              <table:table-cell office:value-type="float" office:value="2184">
                <text:p>218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43">
                <text:p>8843</text:p>
              </table:table-cell>
              <table:table-cell office:value-type="float" office:value="2179">
                <text:p>2179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44">
                <text:p>8844</text:p>
              </table:table-cell>
              <table:table-cell office:value-type="float" office:value="2141">
                <text:p>214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45">
                <text:p>8845</text:p>
              </table:table-cell>
              <table:table-cell office:value-type="float" office:value="2127">
                <text:p>212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46">
                <text:p>8846</text:p>
              </table:table-cell>
              <table:table-cell office:value-type="float" office:value="1853">
                <text:p>185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47">
                <text:p>8847</text:p>
              </table:table-cell>
              <table:table-cell office:value-type="float" office:value="1428">
                <text:p>1428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48">
                <text:p>8848</text:p>
              </table:table-cell>
              <table:table-cell office:value-type="float" office:value="991">
                <text:p>991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49">
                <text:p>8849</text:p>
              </table:table-cell>
              <table:table-cell office:value-type="float" office:value="861">
                <text:p>86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50">
                <text:p>8850</text:p>
              </table:table-cell>
              <table:table-cell office:value-type="float" office:value="937">
                <text:p>937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51">
                <text:p>8851</text:p>
              </table:table-cell>
              <table:table-cell office:value-type="float" office:value="944">
                <text:p>94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52">
                <text:p>8852</text:p>
              </table:table-cell>
              <table:table-cell office:value-type="float" office:value="798">
                <text:p>798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53">
                <text:p>8853</text:p>
              </table:table-cell>
              <table:table-cell office:value-type="float" office:value="689">
                <text:p>689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54">
                <text:p>8854</text:p>
              </table:table-cell>
              <table:table-cell office:value-type="float" office:value="747">
                <text:p>74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55">
                <text:p>8855</text:p>
              </table:table-cell>
              <table:table-cell office:value-type="float" office:value="911">
                <text:p>911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56">
                <text:p>8856</text:p>
              </table:table-cell>
              <table:table-cell office:value-type="float" office:value="988">
                <text:p>988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857">
                <text:p>8857</text:p>
              </table:table-cell>
              <table:table-cell office:value-type="float" office:value="984">
                <text:p>984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58">
                <text:p>8858</text:p>
              </table:table-cell>
              <table:table-cell office:value-type="float" office:value="1054">
                <text:p>105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59">
                <text:p>8859</text:p>
              </table:table-cell>
              <table:table-cell office:value-type="float" office:value="1192">
                <text:p>119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60">
                <text:p>8860</text:p>
              </table:table-cell>
              <table:table-cell office:value-type="float" office:value="1397">
                <text:p>139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61">
                <text:p>8861</text:p>
              </table:table-cell>
              <table:table-cell office:value-type="float" office:value="1713">
                <text:p>171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62">
                <text:p>8862</text:p>
              </table:table-cell>
              <table:table-cell office:value-type="float" office:value="2073">
                <text:p>207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63">
                <text:p>8863</text:p>
              </table:table-cell>
              <table:table-cell office:value-type="float" office:value="2194">
                <text:p>219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64">
                <text:p>8864</text:p>
              </table:table-cell>
              <table:table-cell office:value-type="float" office:value="2237">
                <text:p>223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865">
                <text:p>8865</text:p>
              </table:table-cell>
              <table:table-cell office:value-type="float" office:value="2218">
                <text:p>221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866">
                <text:p>8866</text:p>
              </table:table-cell>
              <table:table-cell office:value-type="float" office:value="2224">
                <text:p>222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67">
                <text:p>8867</text:p>
              </table:table-cell>
              <table:table-cell office:value-type="float" office:value="2218">
                <text:p>221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68">
                <text:p>8868</text:p>
              </table:table-cell>
              <table:table-cell office:value-type="float" office:value="2216">
                <text:p>2216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69">
                <text:p>8869</text:p>
              </table:table-cell>
              <table:table-cell office:value-type="float" office:value="2261">
                <text:p>2261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870">
                <text:p>8870</text:p>
              </table:table-cell>
              <table:table-cell office:value-type="float" office:value="2248">
                <text:p>224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71">
                <text:p>8871</text:p>
              </table:table-cell>
              <table:table-cell office:value-type="float" office:value="2269">
                <text:p>226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72">
                <text:p>8872</text:p>
              </table:table-cell>
              <table:table-cell office:value-type="float" office:value="2223">
                <text:p>222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73">
                <text:p>8873</text:p>
              </table:table-cell>
              <table:table-cell office:value-type="float" office:value="2215">
                <text:p>2215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874">
                <text:p>8874</text:p>
              </table:table-cell>
              <table:table-cell office:value-type="float" office:value="2233">
                <text:p>2233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75">
                <text:p>8875</text:p>
              </table:table-cell>
              <table:table-cell office:value-type="float" office:value="2233">
                <text:p>22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76">
                <text:p>8876</text:p>
              </table:table-cell>
              <table:table-cell office:value-type="float" office:value="2199">
                <text:p>2199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877">
                <text:p>8877</text:p>
              </table:table-cell>
              <table:table-cell office:value-type="float" office:value="2187">
                <text:p>2187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878">
                <text:p>8878</text:p>
              </table:table-cell>
              <table:table-cell office:value-type="float" office:value="2182">
                <text:p>218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879">
                <text:p>8879</text:p>
              </table:table-cell>
              <table:table-cell office:value-type="float" office:value="2182">
                <text:p>218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880">
                <text:p>8880</text:p>
              </table:table-cell>
              <table:table-cell office:value-type="float" office:value="2188">
                <text:p>218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81">
                <text:p>8881</text:p>
              </table:table-cell>
              <table:table-cell office:value-type="float" office:value="2190">
                <text:p>2190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82">
                <text:p>8882</text:p>
              </table:table-cell>
              <table:table-cell office:value-type="float" office:value="2210">
                <text:p>221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83">
                <text:p>8883</text:p>
              </table:table-cell>
              <table:table-cell office:value-type="float" office:value="2195">
                <text:p>2195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84">
                <text:p>8884</text:p>
              </table:table-cell>
              <table:table-cell office:value-type="float" office:value="2208">
                <text:p>220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885">
                <text:p>8885</text:p>
              </table:table-cell>
              <table:table-cell office:value-type="float" office:value="2199">
                <text:p>2199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886">
                <text:p>8886</text:p>
              </table:table-cell>
              <table:table-cell office:value-type="float" office:value="2189">
                <text:p>2189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87">
                <text:p>8887</text:p>
              </table:table-cell>
              <table:table-cell office:value-type="float" office:value="2170">
                <text:p>217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88">
                <text:p>8888</text:p>
              </table:table-cell>
              <table:table-cell office:value-type="float" office:value="2174">
                <text:p>217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889">
                <text:p>8889</text:p>
              </table:table-cell>
              <table:table-cell office:value-type="float" office:value="2224">
                <text:p>222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890">
                <text:p>8890</text:p>
              </table:table-cell>
              <table:table-cell office:value-type="float" office:value="2178">
                <text:p>217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891">
                <text:p>8891</text:p>
              </table:table-cell>
              <table:table-cell office:value-type="float" office:value="2195">
                <text:p>219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892">
                <text:p>8892</text:p>
              </table:table-cell>
              <table:table-cell office:value-type="float" office:value="2178">
                <text:p>217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893">
                <text:p>8893</text:p>
              </table:table-cell>
              <table:table-cell office:value-type="float" office:value="2191">
                <text:p>219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94">
                <text:p>8894</text:p>
              </table:table-cell>
              <table:table-cell office:value-type="float" office:value="2180">
                <text:p>218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95">
                <text:p>8895</text:p>
              </table:table-cell>
              <table:table-cell office:value-type="float" office:value="2165">
                <text:p>2165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96">
                <text:p>8896</text:p>
              </table:table-cell>
              <table:table-cell office:value-type="float" office:value="2168">
                <text:p>2168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97">
                <text:p>8897</text:p>
              </table:table-cell>
              <table:table-cell office:value-type="float" office:value="2161">
                <text:p>216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98">
                <text:p>8898</text:p>
              </table:table-cell>
              <table:table-cell office:value-type="float" office:value="2081">
                <text:p>208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99">
                <text:p>8899</text:p>
              </table:table-cell>
              <table:table-cell office:value-type="float" office:value="1769">
                <text:p>176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00">
                <text:p>8900</text:p>
              </table:table-cell>
              <table:table-cell office:value-type="float" office:value="1303">
                <text:p>1303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01">
                <text:p>8901</text:p>
              </table:table-cell>
              <table:table-cell office:value-type="float" office:value="960">
                <text:p>96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02">
                <text:p>8902</text:p>
              </table:table-cell>
              <table:table-cell office:value-type="float" office:value="915">
                <text:p>915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903">
                <text:p>8903</text:p>
              </table:table-cell>
              <table:table-cell office:value-type="float" office:value="945">
                <text:p>945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04">
                <text:p>8904</text:p>
              </table:table-cell>
              <table:table-cell office:value-type="float" office:value="873">
                <text:p>873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905">
                <text:p>8905</text:p>
              </table:table-cell>
              <table:table-cell office:value-type="float" office:value="762">
                <text:p>762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06">
                <text:p>8906</text:p>
              </table:table-cell>
              <table:table-cell office:value-type="float" office:value="767">
                <text:p>76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07">
                <text:p>8907</text:p>
              </table:table-cell>
              <table:table-cell office:value-type="float" office:value="860">
                <text:p>86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908">
                <text:p>8908</text:p>
              </table:table-cell>
              <table:table-cell office:value-type="float" office:value="929">
                <text:p>929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909">
                <text:p>8909</text:p>
              </table:table-cell>
              <table:table-cell office:value-type="float" office:value="959">
                <text:p>959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910">
                <text:p>8910</text:p>
              </table:table-cell>
              <table:table-cell office:value-type="float" office:value="1004">
                <text:p>100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11">
                <text:p>8911</text:p>
              </table:table-cell>
              <table:table-cell office:value-type="float" office:value="1079">
                <text:p>107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12">
                <text:p>8912</text:p>
              </table:table-cell>
              <table:table-cell office:value-type="float" office:value="1202">
                <text:p>1202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13">
                <text:p>8913</text:p>
              </table:table-cell>
              <table:table-cell office:value-type="float" office:value="1403">
                <text:p>1403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914">
                <text:p>8914</text:p>
              </table:table-cell>
              <table:table-cell office:value-type="float" office:value="1797">
                <text:p>1797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915">
                <text:p>8915</text:p>
              </table:table-cell>
              <table:table-cell office:value-type="float" office:value="2145">
                <text:p>214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16">
                <text:p>8916</text:p>
              </table:table-cell>
              <table:table-cell office:value-type="float" office:value="2169">
                <text:p>216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917">
                <text:p>8917</text:p>
              </table:table-cell>
              <table:table-cell office:value-type="float" office:value="2243">
                <text:p>2243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918">
                <text:p>8918</text:p>
              </table:table-cell>
              <table:table-cell office:value-type="float" office:value="2220">
                <text:p>222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919">
                <text:p>8919</text:p>
              </table:table-cell>
              <table:table-cell office:value-type="float" office:value="2235">
                <text:p>22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920">
                <text:p>8920</text:p>
              </table:table-cell>
              <table:table-cell office:value-type="float" office:value="2205">
                <text:p>220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21">
                <text:p>8921</text:p>
              </table:table-cell>
              <table:table-cell office:value-type="float" office:value="2220">
                <text:p>222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922">
                <text:p>8922</text:p>
              </table:table-cell>
              <table:table-cell office:value-type="float" office:value="2265">
                <text:p>226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23">
                <text:p>8923</text:p>
              </table:table-cell>
              <table:table-cell office:value-type="float" office:value="2227">
                <text:p>222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24">
                <text:p>8924</text:p>
              </table:table-cell>
              <table:table-cell office:value-type="float" office:value="2253">
                <text:p>225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25">
                <text:p>8925</text:p>
              </table:table-cell>
              <table:table-cell office:value-type="float" office:value="2211">
                <text:p>2211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26">
                <text:p>8926</text:p>
              </table:table-cell>
              <table:table-cell office:value-type="float" office:value="2204">
                <text:p>220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27">
                <text:p>8927</text:p>
              </table:table-cell>
              <table:table-cell office:value-type="float" office:value="2190">
                <text:p>219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28">
                <text:p>8928</text:p>
              </table:table-cell>
              <table:table-cell office:value-type="float" office:value="2236">
                <text:p>2236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29">
                <text:p>8929</text:p>
              </table:table-cell>
              <table:table-cell office:value-type="float" office:value="2191">
                <text:p>219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930">
                <text:p>8930</text:p>
              </table:table-cell>
              <table:table-cell office:value-type="float" office:value="2200">
                <text:p>220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31">
                <text:p>8931</text:p>
              </table:table-cell>
              <table:table-cell office:value-type="float" office:value="2177">
                <text:p>217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32">
                <text:p>8932</text:p>
              </table:table-cell>
              <table:table-cell office:value-type="float" office:value="2174">
                <text:p>2174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33">
                <text:p>8933</text:p>
              </table:table-cell>
              <table:table-cell office:value-type="float" office:value="2175">
                <text:p>2175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934">
                <text:p>8934</text:p>
              </table:table-cell>
              <table:table-cell office:value-type="float" office:value="2198">
                <text:p>2198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35">
                <text:p>8935</text:p>
              </table:table-cell>
              <table:table-cell office:value-type="float" office:value="2199">
                <text:p>2199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936">
                <text:p>8936</text:p>
              </table:table-cell>
              <table:table-cell office:value-type="float" office:value="2200">
                <text:p>220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37">
                <text:p>8937</text:p>
              </table:table-cell>
              <table:table-cell office:value-type="float" office:value="2209">
                <text:p>220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38">
                <text:p>8938</text:p>
              </table:table-cell>
              <table:table-cell office:value-type="float" office:value="2195">
                <text:p>2195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39">
                <text:p>8939</text:p>
              </table:table-cell>
              <table:table-cell office:value-type="float" office:value="2176">
                <text:p>2176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40">
                <text:p>8940</text:p>
              </table:table-cell>
              <table:table-cell office:value-type="float" office:value="2164">
                <text:p>2164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941">
                <text:p>8941</text:p>
              </table:table-cell>
              <table:table-cell office:value-type="float" office:value="2195">
                <text:p>219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42">
                <text:p>8942</text:p>
              </table:table-cell>
              <table:table-cell office:value-type="float" office:value="2218">
                <text:p>2218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943">
                <text:p>8943</text:p>
              </table:table-cell>
              <table:table-cell office:value-type="float" office:value="2184">
                <text:p>218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944">
                <text:p>8944</text:p>
              </table:table-cell>
              <table:table-cell office:value-type="float" office:value="2183">
                <text:p>218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945">
                <text:p>8945</text:p>
              </table:table-cell>
              <table:table-cell office:value-type="float" office:value="2192">
                <text:p>219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946">
                <text:p>8946</text:p>
              </table:table-cell>
              <table:table-cell office:value-type="float" office:value="2183">
                <text:p>218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947">
                <text:p>8947</text:p>
              </table:table-cell>
              <table:table-cell office:value-type="float" office:value="2177">
                <text:p>2177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48">
                <text:p>8948</text:p>
              </table:table-cell>
              <table:table-cell office:value-type="float" office:value="2178">
                <text:p>2178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949">
                <text:p>8949</text:p>
              </table:table-cell>
              <table:table-cell office:value-type="float" office:value="2166">
                <text:p>2166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950">
                <text:p>8950</text:p>
              </table:table-cell>
              <table:table-cell office:value-type="float" office:value="2143">
                <text:p>214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51">
                <text:p>8951</text:p>
              </table:table-cell>
              <table:table-cell office:value-type="float" office:value="1909">
                <text:p>190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52">
                <text:p>8952</text:p>
              </table:table-cell>
              <table:table-cell office:value-type="float" office:value="1498">
                <text:p>149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53">
                <text:p>8953</text:p>
              </table:table-cell>
              <table:table-cell office:value-type="float" office:value="1050">
                <text:p>105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54">
                <text:p>8954</text:p>
              </table:table-cell>
              <table:table-cell office:value-type="float" office:value="900">
                <text:p>900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55">
                <text:p>8955</text:p>
              </table:table-cell>
              <table:table-cell office:value-type="float" office:value="928">
                <text:p>92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56">
                <text:p>8956</text:p>
              </table:table-cell>
              <table:table-cell office:value-type="float" office:value="898">
                <text:p>898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57">
                <text:p>8957</text:p>
              </table:table-cell>
              <table:table-cell office:value-type="float" office:value="782">
                <text:p>782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8">
                <text:p>8958</text:p>
              </table:table-cell>
              <table:table-cell office:value-type="float" office:value="739">
                <text:p>739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59">
                <text:p>8959</text:p>
              </table:table-cell>
              <table:table-cell office:value-type="float" office:value="840">
                <text:p>84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60">
                <text:p>8960</text:p>
              </table:table-cell>
              <table:table-cell office:value-type="float" office:value="942">
                <text:p>942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61">
                <text:p>8961</text:p>
              </table:table-cell>
              <table:table-cell office:value-type="float" office:value="1004">
                <text:p>100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62">
                <text:p>8962</text:p>
              </table:table-cell>
              <table:table-cell office:value-type="float" office:value="1060">
                <text:p>106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63">
                <text:p>8963</text:p>
              </table:table-cell>
              <table:table-cell office:value-type="float" office:value="1173">
                <text:p>1173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64">
                <text:p>8964</text:p>
              </table:table-cell>
              <table:table-cell office:value-type="float" office:value="1263">
                <text:p>126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65">
                <text:p>8965</text:p>
              </table:table-cell>
              <table:table-cell office:value-type="float" office:value="1420">
                <text:p>1420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66">
                <text:p>8966</text:p>
              </table:table-cell>
              <table:table-cell office:value-type="float" office:value="1709">
                <text:p>170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67">
                <text:p>8967</text:p>
              </table:table-cell>
              <table:table-cell office:value-type="float" office:value="2079">
                <text:p>2079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968">
                <text:p>8968</text:p>
              </table:table-cell>
              <table:table-cell office:value-type="float" office:value="2185">
                <text:p>218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69">
                <text:p>8969</text:p>
              </table:table-cell>
              <table:table-cell office:value-type="float" office:value="2246">
                <text:p>2246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70">
                <text:p>8970</text:p>
              </table:table-cell>
              <table:table-cell office:value-type="float" office:value="2209">
                <text:p>220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71">
                <text:p>8971</text:p>
              </table:table-cell>
              <table:table-cell office:value-type="float" office:value="2240">
                <text:p>224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972">
                <text:p>8972</text:p>
              </table:table-cell>
              <table:table-cell office:value-type="float" office:value="2213">
                <text:p>221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973">
                <text:p>8973</text:p>
              </table:table-cell>
              <table:table-cell office:value-type="float" office:value="2226">
                <text:p>222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974">
                <text:p>8974</text:p>
              </table:table-cell>
              <table:table-cell office:value-type="float" office:value="2259">
                <text:p>225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975">
                <text:p>8975</text:p>
              </table:table-cell>
              <table:table-cell office:value-type="float" office:value="2244">
                <text:p>2244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76">
                <text:p>8976</text:p>
              </table:table-cell>
              <table:table-cell office:value-type="float" office:value="2274">
                <text:p>227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977">
                <text:p>8977</text:p>
              </table:table-cell>
              <table:table-cell office:value-type="float" office:value="2225">
                <text:p>222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978">
                <text:p>8978</text:p>
              </table:table-cell>
              <table:table-cell office:value-type="float" office:value="2213">
                <text:p>221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979">
                <text:p>8979</text:p>
              </table:table-cell>
              <table:table-cell office:value-type="float" office:value="2187">
                <text:p>2187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980">
                <text:p>8980</text:p>
              </table:table-cell>
              <table:table-cell office:value-type="float" office:value="2208">
                <text:p>2208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981">
                <text:p>8981</text:p>
              </table:table-cell>
              <table:table-cell office:value-type="float" office:value="2209">
                <text:p>22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982">
                <text:p>8982</text:p>
              </table:table-cell>
              <table:table-cell office:value-type="float" office:value="2175">
                <text:p>217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983">
                <text:p>8983</text:p>
              </table:table-cell>
              <table:table-cell office:value-type="float" office:value="2195">
                <text:p>2195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984">
                <text:p>8984</text:p>
              </table:table-cell>
              <table:table-cell office:value-type="float" office:value="2184">
                <text:p>218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85">
                <text:p>8985</text:p>
              </table:table-cell>
              <table:table-cell office:value-type="float" office:value="2203">
                <text:p>220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986">
                <text:p>8986</text:p>
              </table:table-cell>
              <table:table-cell office:value-type="float" office:value="2186">
                <text:p>218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987">
                <text:p>8987</text:p>
              </table:table-cell>
              <table:table-cell office:value-type="float" office:value="2207">
                <text:p>220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988">
                <text:p>8988</text:p>
              </table:table-cell>
              <table:table-cell office:value-type="float" office:value="2208">
                <text:p>2208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989">
                <text:p>8989</text:p>
              </table:table-cell>
              <table:table-cell office:value-type="float" office:value="2199">
                <text:p>219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990">
                <text:p>8990</text:p>
              </table:table-cell>
              <table:table-cell office:value-type="float" office:value="2201">
                <text:p>220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991">
                <text:p>8991</text:p>
              </table:table-cell>
              <table:table-cell office:value-type="float" office:value="2183">
                <text:p>2183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92">
                <text:p>8992</text:p>
              </table:table-cell>
              <table:table-cell office:value-type="float" office:value="2170">
                <text:p>217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993">
                <text:p>8993</text:p>
              </table:table-cell>
              <table:table-cell office:value-type="float" office:value="2163">
                <text:p>2163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94">
                <text:p>8994</text:p>
              </table:table-cell>
              <table:table-cell office:value-type="float" office:value="2204">
                <text:p>2204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995">
                <text:p>8995</text:p>
              </table:table-cell>
              <table:table-cell office:value-type="float" office:value="2198">
                <text:p>219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96">
                <text:p>8996</text:p>
              </table:table-cell>
              <table:table-cell office:value-type="float" office:value="2190">
                <text:p>219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97">
                <text:p>8997</text:p>
              </table:table-cell>
              <table:table-cell office:value-type="float" office:value="2182">
                <text:p>218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98">
                <text:p>8998</text:p>
              </table:table-cell>
              <table:table-cell office:value-type="float" office:value="2193">
                <text:p>2193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99">
                <text:p>8999</text:p>
              </table:table-cell>
              <table:table-cell office:value-type="float" office:value="2159">
                <text:p>2159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000">
                <text:p>9000</text:p>
              </table:table-cell>
              <table:table-cell office:value-type="float" office:value="2165">
                <text:p>2165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001">
                <text:p>9001</text:p>
              </table:table-cell>
              <table:table-cell office:value-type="float" office:value="2150">
                <text:p>21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02">
                <text:p>9002</text:p>
              </table:table-cell>
              <table:table-cell office:value-type="float" office:value="2171">
                <text:p>217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03">
                <text:p>9003</text:p>
              </table:table-cell>
              <table:table-cell office:value-type="float" office:value="2158">
                <text:p>215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04">
                <text:p>9004</text:p>
              </table:table-cell>
              <table:table-cell office:value-type="float" office:value="1905">
                <text:p>190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05">
                <text:p>9005</text:p>
              </table:table-cell>
              <table:table-cell office:value-type="float" office:value="1393">
                <text:p>139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06">
                <text:p>9006</text:p>
              </table:table-cell>
              <table:table-cell office:value-type="float" office:value="996">
                <text:p>99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07">
                <text:p>9007</text:p>
              </table:table-cell>
              <table:table-cell office:value-type="float" office:value="866">
                <text:p>866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08">
                <text:p>9008</text:p>
              </table:table-cell>
              <table:table-cell office:value-type="float" office:value="876">
                <text:p>876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09">
                <text:p>9009</text:p>
              </table:table-cell>
              <table:table-cell office:value-type="float" office:value="845">
                <text:p>84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10">
                <text:p>9010</text:p>
              </table:table-cell>
              <table:table-cell office:value-type="float" office:value="787">
                <text:p>78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11">
                <text:p>9011</text:p>
              </table:table-cell>
              <table:table-cell office:value-type="float" office:value="776">
                <text:p>776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12">
                <text:p>9012</text:p>
              </table:table-cell>
              <table:table-cell office:value-type="float" office:value="892">
                <text:p>892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13">
                <text:p>9013</text:p>
              </table:table-cell>
              <table:table-cell office:value-type="float" office:value="961">
                <text:p>961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14">
                <text:p>9014</text:p>
              </table:table-cell>
              <table:table-cell office:value-type="float" office:value="944">
                <text:p>944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15">
                <text:p>9015</text:p>
              </table:table-cell>
              <table:table-cell office:value-type="float" office:value="964">
                <text:p>964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16">
                <text:p>9016</text:p>
              </table:table-cell>
              <table:table-cell office:value-type="float" office:value="1088">
                <text:p>1088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17">
                <text:p>9017</text:p>
              </table:table-cell>
              <table:table-cell office:value-type="float" office:value="1222">
                <text:p>122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18">
                <text:p>9018</text:p>
              </table:table-cell>
              <table:table-cell office:value-type="float" office:value="1432">
                <text:p>143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19">
                <text:p>9019</text:p>
              </table:table-cell>
              <table:table-cell office:value-type="float" office:value="1748">
                <text:p>1748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20">
                <text:p>9020</text:p>
              </table:table-cell>
              <table:table-cell office:value-type="float" office:value="2106">
                <text:p>2106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21">
                <text:p>9021</text:p>
              </table:table-cell>
              <table:table-cell office:value-type="float" office:value="2198">
                <text:p>2198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22">
                <text:p>9022</text:p>
              </table:table-cell>
              <table:table-cell office:value-type="float" office:value="2220">
                <text:p>222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23">
                <text:p>9023</text:p>
              </table:table-cell>
              <table:table-cell office:value-type="float" office:value="2226">
                <text:p>2226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24">
                <text:p>9024</text:p>
              </table:table-cell>
              <table:table-cell office:value-type="float" office:value="2219">
                <text:p>221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25">
                <text:p>9025</text:p>
              </table:table-cell>
              <table:table-cell office:value-type="float" office:value="2208">
                <text:p>220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26">
                <text:p>9026</text:p>
              </table:table-cell>
              <table:table-cell office:value-type="float" office:value="2223">
                <text:p>222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27">
                <text:p>9027</text:p>
              </table:table-cell>
              <table:table-cell office:value-type="float" office:value="2228">
                <text:p>2228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28">
                <text:p>9028</text:p>
              </table:table-cell>
              <table:table-cell office:value-type="float" office:value="2276">
                <text:p>227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29">
                <text:p>9029</text:p>
              </table:table-cell>
              <table:table-cell office:value-type="float" office:value="2273">
                <text:p>2273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30">
                <text:p>9030</text:p>
              </table:table-cell>
              <table:table-cell office:value-type="float" office:value="2229">
                <text:p>222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31">
                <text:p>9031</text:p>
              </table:table-cell>
              <table:table-cell office:value-type="float" office:value="2202">
                <text:p>220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32">
                <text:p>9032</text:p>
              </table:table-cell>
              <table:table-cell office:value-type="float" office:value="2206">
                <text:p>2206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33">
                <text:p>9033</text:p>
              </table:table-cell>
              <table:table-cell office:value-type="float" office:value="2247">
                <text:p>2247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34">
                <text:p>9034</text:p>
              </table:table-cell>
              <table:table-cell office:value-type="float" office:value="2198">
                <text:p>219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35">
                <text:p>9035</text:p>
              </table:table-cell>
              <table:table-cell office:value-type="float" office:value="2193">
                <text:p>219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36">
                <text:p>9036</text:p>
              </table:table-cell>
              <table:table-cell office:value-type="float" office:value="2176">
                <text:p>217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37">
                <text:p>9037</text:p>
              </table:table-cell>
              <table:table-cell office:value-type="float" office:value="2193">
                <text:p>2193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38">
                <text:p>9038</text:p>
              </table:table-cell>
              <table:table-cell office:value-type="float" office:value="2214">
                <text:p>221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39">
                <text:p>9039</text:p>
              </table:table-cell>
              <table:table-cell office:value-type="float" office:value="2203">
                <text:p>2203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40">
                <text:p>9040</text:p>
              </table:table-cell>
              <table:table-cell office:value-type="float" office:value="2219">
                <text:p>221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41">
                <text:p>9041</text:p>
              </table:table-cell>
              <table:table-cell office:value-type="float" office:value="2213">
                <text:p>221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42">
                <text:p>9042</text:p>
              </table:table-cell>
              <table:table-cell office:value-type="float" office:value="2207">
                <text:p>2207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43">
                <text:p>9043</text:p>
              </table:table-cell>
              <table:table-cell office:value-type="float" office:value="2183">
                <text:p>218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44">
                <text:p>9044</text:p>
              </table:table-cell>
              <table:table-cell office:value-type="float" office:value="2175">
                <text:p>217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45">
                <text:p>9045</text:p>
              </table:table-cell>
              <table:table-cell office:value-type="float" office:value="2158">
                <text:p>215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46">
                <text:p>9046</text:p>
              </table:table-cell>
              <table:table-cell office:value-type="float" office:value="2196">
                <text:p>219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47">
                <text:p>9047</text:p>
              </table:table-cell>
              <table:table-cell office:value-type="float" office:value="2233">
                <text:p>223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48">
                <text:p>9048</text:p>
              </table:table-cell>
              <table:table-cell office:value-type="float" office:value="2186">
                <text:p>218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49">
                <text:p>9049</text:p>
              </table:table-cell>
              <table:table-cell office:value-type="float" office:value="2195">
                <text:p>219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50">
                <text:p>9050</text:p>
              </table:table-cell>
              <table:table-cell office:value-type="float" office:value="2178">
                <text:p>217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51">
                <text:p>9051</text:p>
              </table:table-cell>
              <table:table-cell office:value-type="float" office:value="2195">
                <text:p>2195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52">
                <text:p>9052</text:p>
              </table:table-cell>
              <table:table-cell office:value-type="float" office:value="2169">
                <text:p>2169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53">
                <text:p>9053</text:p>
              </table:table-cell>
              <table:table-cell office:value-type="float" office:value="2154">
                <text:p>2154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54">
                <text:p>9054</text:p>
              </table:table-cell>
              <table:table-cell office:value-type="float" office:value="2148">
                <text:p>214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55">
                <text:p>9055</text:p>
              </table:table-cell>
              <table:table-cell office:value-type="float" office:value="2155">
                <text:p>215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56">
                <text:p>9056</text:p>
              </table:table-cell>
              <table:table-cell office:value-type="float" office:value="1964">
                <text:p>196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57">
                <text:p>9057</text:p>
              </table:table-cell>
              <table:table-cell office:value-type="float" office:value="1561">
                <text:p>156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58">
                <text:p>9058</text:p>
              </table:table-cell>
              <table:table-cell office:value-type="float" office:value="1084">
                <text:p>1084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9">
                <text:p>9059</text:p>
              </table:table-cell>
              <table:table-cell office:value-type="float" office:value="888">
                <text:p>888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60">
                <text:p>9060</text:p>
              </table:table-cell>
              <table:table-cell office:value-type="float" office:value="891">
                <text:p>891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61">
                <text:p>9061</text:p>
              </table:table-cell>
              <table:table-cell office:value-type="float" office:value="916">
                <text:p>91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062">
                <text:p>9062</text:p>
              </table:table-cell>
              <table:table-cell office:value-type="float" office:value="832">
                <text:p>832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63">
                <text:p>9063</text:p>
              </table:table-cell>
              <table:table-cell office:value-type="float" office:value="748">
                <text:p>748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064">
                <text:p>9064</text:p>
              </table:table-cell>
              <table:table-cell office:value-type="float" office:value="785">
                <text:p>785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65">
                <text:p>9065</text:p>
              </table:table-cell>
              <table:table-cell office:value-type="float" office:value="883">
                <text:p>883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66">
                <text:p>9066</text:p>
              </table:table-cell>
              <table:table-cell office:value-type="float" office:value="965">
                <text:p>965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067">
                <text:p>9067</text:p>
              </table:table-cell>
              <table:table-cell office:value-type="float" office:value="1023">
                <text:p>1023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68">
                <text:p>9068</text:p>
              </table:table-cell>
              <table:table-cell office:value-type="float" office:value="1060">
                <text:p>1060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69">
                <text:p>9069</text:p>
              </table:table-cell>
              <table:table-cell office:value-type="float" office:value="1148">
                <text:p>1148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70">
                <text:p>9070</text:p>
              </table:table-cell>
              <table:table-cell office:value-type="float" office:value="1343">
                <text:p>1343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071">
                <text:p>9071</text:p>
              </table:table-cell>
              <table:table-cell office:value-type="float" office:value="1663">
                <text:p>16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072">
                <text:p>9072</text:p>
              </table:table-cell>
              <table:table-cell office:value-type="float" office:value="2021">
                <text:p>202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73">
                <text:p>9073</text:p>
              </table:table-cell>
              <table:table-cell office:value-type="float" office:value="2204">
                <text:p>220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74">
                <text:p>9074</text:p>
              </table:table-cell>
              <table:table-cell office:value-type="float" office:value="2222">
                <text:p>222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75">
                <text:p>9075</text:p>
              </table:table-cell>
              <table:table-cell office:value-type="float" office:value="2234">
                <text:p>223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76">
                <text:p>9076</text:p>
              </table:table-cell>
              <table:table-cell office:value-type="float" office:value="2214">
                <text:p>221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77">
                <text:p>9077</text:p>
              </table:table-cell>
              <table:table-cell office:value-type="float" office:value="2228">
                <text:p>222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78">
                <text:p>9078</text:p>
              </table:table-cell>
              <table:table-cell office:value-type="float" office:value="2219">
                <text:p>221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79">
                <text:p>9079</text:p>
              </table:table-cell>
              <table:table-cell office:value-type="float" office:value="2238">
                <text:p>223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80">
                <text:p>9080</text:p>
              </table:table-cell>
              <table:table-cell office:value-type="float" office:value="2266">
                <text:p>2266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81">
                <text:p>9081</text:p>
              </table:table-cell>
              <table:table-cell office:value-type="float" office:value="2235">
                <text:p>223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82">
                <text:p>9082</text:p>
              </table:table-cell>
              <table:table-cell office:value-type="float" office:value="2228">
                <text:p>2228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83">
                <text:p>9083</text:p>
              </table:table-cell>
              <table:table-cell office:value-type="float" office:value="2205">
                <text:p>220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84">
                <text:p>9084</text:p>
              </table:table-cell>
              <table:table-cell office:value-type="float" office:value="2200">
                <text:p>220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85">
                <text:p>9085</text:p>
              </table:table-cell>
              <table:table-cell office:value-type="float" office:value="2202">
                <text:p>2202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86">
                <text:p>9086</text:p>
              </table:table-cell>
              <table:table-cell office:value-type="float" office:value="2233">
                <text:p>223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87">
                <text:p>9087</text:p>
              </table:table-cell>
              <table:table-cell office:value-type="float" office:value="2209">
                <text:p>220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88">
                <text:p>9088</text:p>
              </table:table-cell>
              <table:table-cell office:value-type="float" office:value="2191">
                <text:p>219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89">
                <text:p>9089</text:p>
              </table:table-cell>
              <table:table-cell office:value-type="float" office:value="2194">
                <text:p>219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90">
                <text:p>9090</text:p>
              </table:table-cell>
              <table:table-cell office:value-type="float" office:value="2192">
                <text:p>219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91">
                <text:p>9091</text:p>
              </table:table-cell>
              <table:table-cell office:value-type="float" office:value="2194">
                <text:p>219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92">
                <text:p>9092</text:p>
              </table:table-cell>
              <table:table-cell office:value-type="float" office:value="2206">
                <text:p>220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93">
                <text:p>9093</text:p>
              </table:table-cell>
              <table:table-cell office:value-type="float" office:value="2209">
                <text:p>220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94">
                <text:p>9094</text:p>
              </table:table-cell>
              <table:table-cell office:value-type="float" office:value="2203">
                <text:p>220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95">
                <text:p>9095</text:p>
              </table:table-cell>
              <table:table-cell office:value-type="float" office:value="2201">
                <text:p>22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96">
                <text:p>9096</text:p>
              </table:table-cell>
              <table:table-cell office:value-type="float" office:value="2183">
                <text:p>218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97">
                <text:p>9097</text:p>
              </table:table-cell>
              <table:table-cell office:value-type="float" office:value="2182">
                <text:p>218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98">
                <text:p>9098</text:p>
              </table:table-cell>
              <table:table-cell office:value-type="float" office:value="2175">
                <text:p>217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99">
                <text:p>9099</text:p>
              </table:table-cell>
              <table:table-cell office:value-type="float" office:value="2195">
                <text:p>2195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100">
                <text:p>9100</text:p>
              </table:table-cell>
              <table:table-cell office:value-type="float" office:value="2211">
                <text:p>221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101">
                <text:p>9101</text:p>
              </table:table-cell>
              <table:table-cell office:value-type="float" office:value="2198">
                <text:p>219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102">
                <text:p>9102</text:p>
              </table:table-cell>
              <table:table-cell office:value-type="float" office:value="2174">
                <text:p>2174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103">
                <text:p>9103</text:p>
              </table:table-cell>
              <table:table-cell office:value-type="float" office:value="2200">
                <text:p>220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104">
                <text:p>9104</text:p>
              </table:table-cell>
              <table:table-cell office:value-type="float" office:value="2159">
                <text:p>215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05">
                <text:p>9105</text:p>
              </table:table-cell>
              <table:table-cell office:value-type="float" office:value="2178">
                <text:p>217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106">
                <text:p>9106</text:p>
              </table:table-cell>
              <table:table-cell office:value-type="float" office:value="2155">
                <text:p>215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107">
                <text:p>9107</text:p>
              </table:table-cell>
              <table:table-cell office:value-type="float" office:value="2174">
                <text:p>217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108">
                <text:p>9108</text:p>
              </table:table-cell>
              <table:table-cell office:value-type="float" office:value="2153">
                <text:p>215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109">
                <text:p>9109</text:p>
              </table:table-cell>
              <table:table-cell office:value-type="float" office:value="2109">
                <text:p>210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110">
                <text:p>9110</text:p>
              </table:table-cell>
              <table:table-cell office:value-type="float" office:value="1760">
                <text:p>17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111">
                <text:p>9111</text:p>
              </table:table-cell>
              <table:table-cell office:value-type="float" office:value="1288">
                <text:p>128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112">
                <text:p>9112</text:p>
              </table:table-cell>
              <table:table-cell office:value-type="float" office:value="993">
                <text:p>993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113">
                <text:p>9113</text:p>
              </table:table-cell>
              <table:table-cell office:value-type="float" office:value="908">
                <text:p>908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114">
                <text:p>9114</text:p>
              </table:table-cell>
              <table:table-cell office:value-type="float" office:value="907">
                <text:p>907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15">
                <text:p>9115</text:p>
              </table:table-cell>
              <table:table-cell office:value-type="float" office:value="859">
                <text:p>85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116">
                <text:p>9116</text:p>
              </table:table-cell>
              <table:table-cell office:value-type="float" office:value="799">
                <text:p>799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17">
                <text:p>9117</text:p>
              </table:table-cell>
              <table:table-cell office:value-type="float" office:value="834">
                <text:p>83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118">
                <text:p>9118</text:p>
              </table:table-cell>
              <table:table-cell office:value-type="float" office:value="973">
                <text:p>973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119">
                <text:p>9119</text:p>
              </table:table-cell>
              <table:table-cell office:value-type="float" office:value="1003">
                <text:p>1003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120">
                <text:p>9120</text:p>
              </table:table-cell>
              <table:table-cell office:value-type="float" office:value="960">
                <text:p>96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121">
                <text:p>9121</text:p>
              </table:table-cell>
              <table:table-cell office:value-type="float" office:value="968">
                <text:p>96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22">
                <text:p>9122</text:p>
              </table:table-cell>
              <table:table-cell office:value-type="float" office:value="1074">
                <text:p>1074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23">
                <text:p>9123</text:p>
              </table:table-cell>
              <table:table-cell office:value-type="float" office:value="1185">
                <text:p>1185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124">
                <text:p>9124</text:p>
              </table:table-cell>
              <table:table-cell office:value-type="float" office:value="1385">
                <text:p>138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25">
                <text:p>9125</text:p>
              </table:table-cell>
              <table:table-cell office:value-type="float" office:value="1737">
                <text:p>173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126">
                <text:p>9126</text:p>
              </table:table-cell>
              <table:table-cell office:value-type="float" office:value="2098">
                <text:p>209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127">
                <text:p>9127</text:p>
              </table:table-cell>
              <table:table-cell office:value-type="float" office:value="2174">
                <text:p>217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128">
                <text:p>9128</text:p>
              </table:table-cell>
              <table:table-cell office:value-type="float" office:value="2230">
                <text:p>223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29">
                <text:p>9129</text:p>
              </table:table-cell>
              <table:table-cell office:value-type="float" office:value="2229">
                <text:p>222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130">
                <text:p>9130</text:p>
              </table:table-cell>
              <table:table-cell office:value-type="float" office:value="2231">
                <text:p>22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131">
                <text:p>9131</text:p>
              </table:table-cell>
              <table:table-cell office:value-type="float" office:value="2205">
                <text:p>220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132">
                <text:p>9132</text:p>
              </table:table-cell>
              <table:table-cell office:value-type="float" office:value="2210">
                <text:p>221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133">
                <text:p>9133</text:p>
              </table:table-cell>
              <table:table-cell office:value-type="float" office:value="2215">
                <text:p>22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134">
                <text:p>9134</text:p>
              </table:table-cell>
              <table:table-cell office:value-type="float" office:value="2237">
                <text:p>223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135">
                <text:p>9135</text:p>
              </table:table-cell>
              <table:table-cell office:value-type="float" office:value="2266">
                <text:p>226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136">
                <text:p>9136</text:p>
              </table:table-cell>
              <table:table-cell office:value-type="float" office:value="2220">
                <text:p>222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137">
                <text:p>9137</text:p>
              </table:table-cell>
              <table:table-cell office:value-type="float" office:value="2197">
                <text:p>2197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138">
                <text:p>9138</text:p>
              </table:table-cell>
              <table:table-cell office:value-type="float" office:value="2191">
                <text:p>2191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39">
                <text:p>9139</text:p>
              </table:table-cell>
              <table:table-cell office:value-type="float" office:value="2233">
                <text:p>2233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140">
                <text:p>9140</text:p>
              </table:table-cell>
              <table:table-cell office:value-type="float" office:value="2210">
                <text:p>221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141">
                <text:p>9141</text:p>
              </table:table-cell>
              <table:table-cell office:value-type="float" office:value="2171">
                <text:p>217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142">
                <text:p>9142</text:p>
              </table:table-cell>
              <table:table-cell office:value-type="float" office:value="2198">
                <text:p>2198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143">
                <text:p>9143</text:p>
              </table:table-cell>
              <table:table-cell office:value-type="float" office:value="2187">
                <text:p>2187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144">
                <text:p>9144</text:p>
              </table:table-cell>
              <table:table-cell office:value-type="float" office:value="2211">
                <text:p>221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45">
                <text:p>9145</text:p>
              </table:table-cell>
              <table:table-cell office:value-type="float" office:value="2198">
                <text:p>219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146">
                <text:p>9146</text:p>
              </table:table-cell>
              <table:table-cell office:value-type="float" office:value="2205">
                <text:p>220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147">
                <text:p>9147</text:p>
              </table:table-cell>
              <table:table-cell office:value-type="float" office:value="2207">
                <text:p>2207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48">
                <text:p>9148</text:p>
              </table:table-cell>
              <table:table-cell office:value-type="float" office:value="2205">
                <text:p>2205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149">
                <text:p>9149</text:p>
              </table:table-cell>
              <table:table-cell office:value-type="float" office:value="2194">
                <text:p>219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150">
                <text:p>9150</text:p>
              </table:table-cell>
              <table:table-cell office:value-type="float" office:value="2186">
                <text:p>2186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51">
                <text:p>9151</text:p>
              </table:table-cell>
              <table:table-cell office:value-type="float" office:value="2163">
                <text:p>216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52">
                <text:p>9152</text:p>
              </table:table-cell>
              <table:table-cell office:value-type="float" office:value="2182">
                <text:p>218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153">
                <text:p>9153</text:p>
              </table:table-cell>
              <table:table-cell office:value-type="float" office:value="2236">
                <text:p>223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154">
                <text:p>9154</text:p>
              </table:table-cell>
              <table:table-cell office:value-type="float" office:value="2190">
                <text:p>219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155">
                <text:p>9155</text:p>
              </table:table-cell>
              <table:table-cell office:value-type="float" office:value="2175">
                <text:p>2175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156">
                <text:p>9156</text:p>
              </table:table-cell>
              <table:table-cell office:value-type="float" office:value="2180">
                <text:p>218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57">
                <text:p>9157</text:p>
              </table:table-cell>
              <table:table-cell office:value-type="float" office:value="2169">
                <text:p>216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58">
                <text:p>9158</text:p>
              </table:table-cell>
              <table:table-cell office:value-type="float" office:value="2172">
                <text:p>2172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59">
                <text:p>9159</text:p>
              </table:table-cell>
              <table:table-cell office:value-type="float" office:value="2162">
                <text:p>216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160">
                <text:p>9160</text:p>
              </table:table-cell>
              <table:table-cell office:value-type="float" office:value="2180">
                <text:p>21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161">
                <text:p>9161</text:p>
              </table:table-cell>
              <table:table-cell office:value-type="float" office:value="2167">
                <text:p>21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162">
                <text:p>9162</text:p>
              </table:table-cell>
              <table:table-cell office:value-type="float" office:value="2150">
                <text:p>21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163">
                <text:p>9163</text:p>
              </table:table-cell>
              <table:table-cell office:value-type="float" office:value="1861">
                <text:p>186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64">
                <text:p>9164</text:p>
              </table:table-cell>
              <table:table-cell office:value-type="float" office:value="1382">
                <text:p>138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165">
                <text:p>9165</text:p>
              </table:table-cell>
              <table:table-cell office:value-type="float" office:value="1044">
                <text:p>1044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166">
                <text:p>9166</text:p>
              </table:table-cell>
              <table:table-cell office:value-type="float" office:value="995">
                <text:p>99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67">
                <text:p>9167</text:p>
              </table:table-cell>
              <table:table-cell office:value-type="float" office:value="986">
                <text:p>98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168">
                <text:p>9168</text:p>
              </table:table-cell>
              <table:table-cell office:value-type="float" office:value="936">
                <text:p>93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169">
                <text:p>9169</text:p>
              </table:table-cell>
              <table:table-cell office:value-type="float" office:value="816">
                <text:p>816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170">
                <text:p>9170</text:p>
              </table:table-cell>
              <table:table-cell office:value-type="float" office:value="814">
                <text:p>814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171">
                <text:p>9171</text:p>
              </table:table-cell>
              <table:table-cell office:value-type="float" office:value="944">
                <text:p>94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172">
                <text:p>9172</text:p>
              </table:table-cell>
              <table:table-cell office:value-type="float" office:value="1058">
                <text:p>1058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173">
                <text:p>9173</text:p>
              </table:table-cell>
              <table:table-cell office:value-type="float" office:value="1028">
                <text:p>102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174">
                <text:p>9174</text:p>
              </table:table-cell>
              <table:table-cell office:value-type="float" office:value="999">
                <text:p>999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175">
                <text:p>9175</text:p>
              </table:table-cell>
              <table:table-cell office:value-type="float" office:value="1036">
                <text:p>103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176">
                <text:p>9176</text:p>
              </table:table-cell>
              <table:table-cell office:value-type="float" office:value="1169">
                <text:p>11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177">
                <text:p>9177</text:p>
              </table:table-cell>
              <table:table-cell office:value-type="float" office:value="1349">
                <text:p>1349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178">
                <text:p>9178</text:p>
              </table:table-cell>
              <table:table-cell office:value-type="float" office:value="1669">
                <text:p>1669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179">
                <text:p>9179</text:p>
              </table:table-cell>
              <table:table-cell office:value-type="float" office:value="2034">
                <text:p>2034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180">
                <text:p>9180</text:p>
              </table:table-cell>
              <table:table-cell office:value-type="float" office:value="2196">
                <text:p>219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181">
                <text:p>9181</text:p>
              </table:table-cell>
              <table:table-cell office:value-type="float" office:value="2233">
                <text:p>223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182">
                <text:p>9182</text:p>
              </table:table-cell>
              <table:table-cell office:value-type="float" office:value="2226">
                <text:p>222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183">
                <text:p>9183</text:p>
              </table:table-cell>
              <table:table-cell office:value-type="float" office:value="2224">
                <text:p>222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184">
                <text:p>9184</text:p>
              </table:table-cell>
              <table:table-cell office:value-type="float" office:value="2210">
                <text:p>221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85">
                <text:p>9185</text:p>
              </table:table-cell>
              <table:table-cell office:value-type="float" office:value="2217">
                <text:p>221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86">
                <text:p>9186</text:p>
              </table:table-cell>
              <table:table-cell office:value-type="float" office:value="2223">
                <text:p>2223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87">
                <text:p>9187</text:p>
              </table:table-cell>
              <table:table-cell office:value-type="float" office:value="2250">
                <text:p>225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88">
                <text:p>9188</text:p>
              </table:table-cell>
              <table:table-cell office:value-type="float" office:value="2255">
                <text:p>225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89">
                <text:p>9189</text:p>
              </table:table-cell>
              <table:table-cell office:value-type="float" office:value="2221">
                <text:p>222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190">
                <text:p>9190</text:p>
              </table:table-cell>
              <table:table-cell office:value-type="float" office:value="2185">
                <text:p>2185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91">
                <text:p>9191</text:p>
              </table:table-cell>
              <table:table-cell office:value-type="float" office:value="2174">
                <text:p>21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92">
                <text:p>9192</text:p>
              </table:table-cell>
              <table:table-cell office:value-type="float" office:value="2234">
                <text:p>2234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93">
                <text:p>9193</text:p>
              </table:table-cell>
              <table:table-cell office:value-type="float" office:value="2198">
                <text:p>2198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94">
                <text:p>9194</text:p>
              </table:table-cell>
              <table:table-cell office:value-type="float" office:value="2182">
                <text:p>218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95">
                <text:p>9195</text:p>
              </table:table-cell>
              <table:table-cell office:value-type="float" office:value="2169">
                <text:p>216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96">
                <text:p>9196</text:p>
              </table:table-cell>
              <table:table-cell office:value-type="float" office:value="2159">
                <text:p>215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197">
                <text:p>9197</text:p>
              </table:table-cell>
              <table:table-cell office:value-type="float" office:value="2179">
                <text:p>2179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98">
                <text:p>9198</text:p>
              </table:table-cell>
              <table:table-cell office:value-type="float" office:value="2195">
                <text:p>2195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99">
                <text:p>9199</text:p>
              </table:table-cell>
              <table:table-cell office:value-type="float" office:value="2204">
                <text:p>220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200">
                <text:p>9200</text:p>
              </table:table-cell>
              <table:table-cell office:value-type="float" office:value="2209">
                <text:p>2209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01">
                <text:p>9201</text:p>
              </table:table-cell>
              <table:table-cell office:value-type="float" office:value="2194">
                <text:p>2194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02">
                <text:p>9202</text:p>
              </table:table-cell>
              <table:table-cell office:value-type="float" office:value="2193">
                <text:p>2193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03">
                <text:p>9203</text:p>
              </table:table-cell>
              <table:table-cell office:value-type="float" office:value="2168">
                <text:p>2168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204">
                <text:p>9204</text:p>
              </table:table-cell>
              <table:table-cell office:value-type="float" office:value="2187">
                <text:p>2187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205">
                <text:p>9205</text:p>
              </table:table-cell>
              <table:table-cell office:value-type="float" office:value="2181">
                <text:p>2181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06">
                <text:p>9206</text:p>
              </table:table-cell>
              <table:table-cell office:value-type="float" office:value="2236">
                <text:p>2236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207">
                <text:p>9207</text:p>
              </table:table-cell>
              <table:table-cell office:value-type="float" office:value="2172">
                <text:p>217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208">
                <text:p>9208</text:p>
              </table:table-cell>
              <table:table-cell office:value-type="float" office:value="2193">
                <text:p>219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09">
                <text:p>9209</text:p>
              </table:table-cell>
              <table:table-cell office:value-type="float" office:value="2167">
                <text:p>216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210">
                <text:p>9210</text:p>
              </table:table-cell>
              <table:table-cell office:value-type="float" office:value="2199">
                <text:p>21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211">
                <text:p>9211</text:p>
              </table:table-cell>
              <table:table-cell office:value-type="float" office:value="2174">
                <text:p>2174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212">
                <text:p>9212</text:p>
              </table:table-cell>
              <table:table-cell office:value-type="float" office:value="2180">
                <text:p>2180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213">
                <text:p>9213</text:p>
              </table:table-cell>
              <table:table-cell office:value-type="float" office:value="2174">
                <text:p>217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214">
                <text:p>9214</text:p>
              </table:table-cell>
              <table:table-cell office:value-type="float" office:value="2185">
                <text:p>218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215">
                <text:p>9215</text:p>
              </table:table-cell>
              <table:table-cell office:value-type="float" office:value="2169">
                <text:p>216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216">
                <text:p>9216</text:p>
              </table:table-cell>
              <table:table-cell office:value-type="float" office:value="2051">
                <text:p>205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217">
                <text:p>9217</text:p>
              </table:table-cell>
              <table:table-cell office:value-type="float" office:value="1681">
                <text:p>168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218">
                <text:p>9218</text:p>
              </table:table-cell>
              <table:table-cell office:value-type="float" office:value="1239">
                <text:p>1239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219">
                <text:p>9219</text:p>
              </table:table-cell>
              <table:table-cell office:value-type="float" office:value="984">
                <text:p>984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220">
                <text:p>9220</text:p>
              </table:table-cell>
              <table:table-cell office:value-type="float" office:value="943">
                <text:p>943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221">
                <text:p>9221</text:p>
              </table:table-cell>
              <table:table-cell office:value-type="float" office:value="1009">
                <text:p>1009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222">
                <text:p>9222</text:p>
              </table:table-cell>
              <table:table-cell office:value-type="float" office:value="1008">
                <text:p>1008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223">
                <text:p>9223</text:p>
              </table:table-cell>
              <table:table-cell office:value-type="float" office:value="901">
                <text:p>90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224">
                <text:p>9224</text:p>
              </table:table-cell>
              <table:table-cell office:value-type="float" office:value="820">
                <text:p>82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25">
                <text:p>9225</text:p>
              </table:table-cell>
              <table:table-cell office:value-type="float" office:value="903">
                <text:p>903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226">
                <text:p>9226</text:p>
              </table:table-cell>
              <table:table-cell office:value-type="float" office:value="1023">
                <text:p>1023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227">
                <text:p>9227</text:p>
              </table:table-cell>
              <table:table-cell office:value-type="float" office:value="1063">
                <text:p>1063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228">
                <text:p>9228</text:p>
              </table:table-cell>
              <table:table-cell office:value-type="float" office:value="1066">
                <text:p>1066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229">
                <text:p>9229</text:p>
              </table:table-cell>
              <table:table-cell office:value-type="float" office:value="1156">
                <text:p>1156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30">
                <text:p>9230</text:p>
              </table:table-cell>
              <table:table-cell office:value-type="float" office:value="1343">
                <text:p>1343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231">
                <text:p>9231</text:p>
              </table:table-cell>
              <table:table-cell office:value-type="float" office:value="1634">
                <text:p>163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32">
                <text:p>9232</text:p>
              </table:table-cell>
              <table:table-cell office:value-type="float" office:value="1939">
                <text:p>1939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233">
                <text:p>9233</text:p>
              </table:table-cell>
              <table:table-cell office:value-type="float" office:value="2173">
                <text:p>217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234">
                <text:p>9234</text:p>
              </table:table-cell>
              <table:table-cell office:value-type="float" office:value="2212">
                <text:p>2212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235">
                <text:p>9235</text:p>
              </table:table-cell>
              <table:table-cell office:value-type="float" office:value="2251">
                <text:p>225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236">
                <text:p>9236</text:p>
              </table:table-cell>
              <table:table-cell office:value-type="float" office:value="2226">
                <text:p>222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237">
                <text:p>9237</text:p>
              </table:table-cell>
              <table:table-cell office:value-type="float" office:value="2222">
                <text:p>222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238">
                <text:p>9238</text:p>
              </table:table-cell>
              <table:table-cell office:value-type="float" office:value="2221">
                <text:p>222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39">
                <text:p>9239</text:p>
              </table:table-cell>
              <table:table-cell office:value-type="float" office:value="2225">
                <text:p>222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240">
                <text:p>9240</text:p>
              </table:table-cell>
              <table:table-cell office:value-type="float" office:value="2228">
                <text:p>2228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241">
                <text:p>9241</text:p>
              </table:table-cell>
              <table:table-cell office:value-type="float" office:value="2250">
                <text:p>225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242">
                <text:p>9242</text:p>
              </table:table-cell>
              <table:table-cell office:value-type="float" office:value="2263">
                <text:p>226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43">
                <text:p>9243</text:p>
              </table:table-cell>
              <table:table-cell office:value-type="float" office:value="2221">
                <text:p>222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244">
                <text:p>9244</text:p>
              </table:table-cell>
              <table:table-cell office:value-type="float" office:value="2182">
                <text:p>218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245">
                <text:p>9245</text:p>
              </table:table-cell>
              <table:table-cell office:value-type="float" office:value="2205">
                <text:p>220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246">
                <text:p>9246</text:p>
              </table:table-cell>
              <table:table-cell office:value-type="float" office:value="2245">
                <text:p>2245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247">
                <text:p>9247</text:p>
              </table:table-cell>
              <table:table-cell office:value-type="float" office:value="2184">
                <text:p>218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48">
                <text:p>9248</text:p>
              </table:table-cell>
              <table:table-cell office:value-type="float" office:value="2195">
                <text:p>219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249">
                <text:p>9249</text:p>
              </table:table-cell>
              <table:table-cell office:value-type="float" office:value="2170">
                <text:p>217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250">
                <text:p>9250</text:p>
              </table:table-cell>
              <table:table-cell office:value-type="float" office:value="2188">
                <text:p>218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251">
                <text:p>9251</text:p>
              </table:table-cell>
              <table:table-cell office:value-type="float" office:value="2205">
                <text:p>220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252">
                <text:p>9252</text:p>
              </table:table-cell>
              <table:table-cell office:value-type="float" office:value="2195">
                <text:p>219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253">
                <text:p>9253</text:p>
              </table:table-cell>
              <table:table-cell office:value-type="float" office:value="2212">
                <text:p>2212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254">
                <text:p>9254</text:p>
              </table:table-cell>
              <table:table-cell office:value-type="float" office:value="2208">
                <text:p>220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255">
                <text:p>9255</text:p>
              </table:table-cell>
              <table:table-cell office:value-type="float" office:value="2197">
                <text:p>219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256">
                <text:p>9256</text:p>
              </table:table-cell>
              <table:table-cell office:value-type="float" office:value="2181">
                <text:p>218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257">
                <text:p>9257</text:p>
              </table:table-cell>
              <table:table-cell office:value-type="float" office:value="2168">
                <text:p>216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58">
                <text:p>9258</text:p>
              </table:table-cell>
              <table:table-cell office:value-type="float" office:value="2164">
                <text:p>2164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259">
                <text:p>9259</text:p>
              </table:table-cell>
              <table:table-cell office:value-type="float" office:value="2173">
                <text:p>2173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260">
                <text:p>9260</text:p>
              </table:table-cell>
              <table:table-cell office:value-type="float" office:value="2220">
                <text:p>222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261">
                <text:p>9261</text:p>
              </table:table-cell>
              <table:table-cell office:value-type="float" office:value="2186">
                <text:p>218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262">
                <text:p>9262</text:p>
              </table:table-cell>
              <table:table-cell office:value-type="float" office:value="2189">
                <text:p>2189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263">
                <text:p>9263</text:p>
              </table:table-cell>
              <table:table-cell office:value-type="float" office:value="2171">
                <text:p>217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264">
                <text:p>9264</text:p>
              </table:table-cell>
              <table:table-cell office:value-type="float" office:value="2181">
                <text:p>2181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265">
                <text:p>9265</text:p>
              </table:table-cell>
              <table:table-cell office:value-type="float" office:value="2185">
                <text:p>2185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266">
                <text:p>9266</text:p>
              </table:table-cell>
              <table:table-cell office:value-type="float" office:value="2171">
                <text:p>217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267">
                <text:p>9267</text:p>
              </table:table-cell>
              <table:table-cell office:value-type="float" office:value="2173">
                <text:p>217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268">
                <text:p>9268</text:p>
              </table:table-cell>
              <table:table-cell office:value-type="float" office:value="2178">
                <text:p>217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269">
                <text:p>9269</text:p>
              </table:table-cell>
              <table:table-cell office:value-type="float" office:value="2168">
                <text:p>216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270">
                <text:p>9270</text:p>
              </table:table-cell>
              <table:table-cell office:value-type="float" office:value="2147">
                <text:p>214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271">
                <text:p>9271</text:p>
              </table:table-cell>
              <table:table-cell office:value-type="float" office:value="1945">
                <text:p>19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272">
                <text:p>9272</text:p>
              </table:table-cell>
              <table:table-cell office:value-type="float" office:value="1476">
                <text:p>147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273">
                <text:p>9273</text:p>
              </table:table-cell>
              <table:table-cell office:value-type="float" office:value="1079">
                <text:p>1079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274">
                <text:p>9274</text:p>
              </table:table-cell>
              <table:table-cell office:value-type="float" office:value="907">
                <text:p>907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275">
                <text:p>9275</text:p>
              </table:table-cell>
              <table:table-cell office:value-type="float" office:value="907">
                <text:p>90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276">
                <text:p>9276</text:p>
              </table:table-cell>
              <table:table-cell office:value-type="float" office:value="919">
                <text:p>919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277">
                <text:p>9277</text:p>
              </table:table-cell>
              <table:table-cell office:value-type="float" office:value="854">
                <text:p>854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78">
                <text:p>9278</text:p>
              </table:table-cell>
              <table:table-cell office:value-type="float" office:value="826">
                <text:p>826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279">
                <text:p>9279</text:p>
              </table:table-cell>
              <table:table-cell office:value-type="float" office:value="919">
                <text:p>91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280">
                <text:p>9280</text:p>
              </table:table-cell>
              <table:table-cell office:value-type="float" office:value="991">
                <text:p>991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281">
                <text:p>9281</text:p>
              </table:table-cell>
              <table:table-cell office:value-type="float" office:value="1026">
                <text:p>1026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282">
                <text:p>9282</text:p>
              </table:table-cell>
              <table:table-cell office:value-type="float" office:value="1070">
                <text:p>107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283">
                <text:p>9283</text:p>
              </table:table-cell>
              <table:table-cell office:value-type="float" office:value="1145">
                <text:p>1145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284">
                <text:p>9284</text:p>
              </table:table-cell>
              <table:table-cell office:value-type="float" office:value="1232">
                <text:p>1232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285">
                <text:p>9285</text:p>
              </table:table-cell>
              <table:table-cell office:value-type="float" office:value="1439">
                <text:p>143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286">
                <text:p>9286</text:p>
              </table:table-cell>
              <table:table-cell office:value-type="float" office:value="1750">
                <text:p>175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287">
                <text:p>9287</text:p>
              </table:table-cell>
              <table:table-cell office:value-type="float" office:value="2112">
                <text:p>2112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288">
                <text:p>9288</text:p>
              </table:table-cell>
              <table:table-cell office:value-type="float" office:value="2198">
                <text:p>219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289">
                <text:p>9289</text:p>
              </table:table-cell>
              <table:table-cell office:value-type="float" office:value="2243">
                <text:p>224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290">
                <text:p>9290</text:p>
              </table:table-cell>
              <table:table-cell office:value-type="float" office:value="2207">
                <text:p>220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291">
                <text:p>9291</text:p>
              </table:table-cell>
              <table:table-cell office:value-type="float" office:value="2235">
                <text:p>223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292">
                <text:p>9292</text:p>
              </table:table-cell>
              <table:table-cell office:value-type="float" office:value="2214">
                <text:p>221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293">
                <text:p>9293</text:p>
              </table:table-cell>
              <table:table-cell office:value-type="float" office:value="2220">
                <text:p>222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294">
                <text:p>9294</text:p>
              </table:table-cell>
              <table:table-cell office:value-type="float" office:value="2231">
                <text:p>2231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295">
                <text:p>9295</text:p>
              </table:table-cell>
              <table:table-cell office:value-type="float" office:value="2261">
                <text:p>22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296">
                <text:p>9296</text:p>
              </table:table-cell>
              <table:table-cell office:value-type="float" office:value="2260">
                <text:p>226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297">
                <text:p>9297</text:p>
              </table:table-cell>
              <table:table-cell office:value-type="float" office:value="2228">
                <text:p>222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298">
                <text:p>9298</text:p>
              </table:table-cell>
              <table:table-cell office:value-type="float" office:value="2191">
                <text:p>219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299">
                <text:p>9299</text:p>
              </table:table-cell>
              <table:table-cell office:value-type="float" office:value="2207">
                <text:p>220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300">
                <text:p>9300</text:p>
              </table:table-cell>
              <table:table-cell office:value-type="float" office:value="2235">
                <text:p>223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301">
                <text:p>9301</text:p>
              </table:table-cell>
              <table:table-cell office:value-type="float" office:value="2199">
                <text:p>219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302">
                <text:p>9302</text:p>
              </table:table-cell>
              <table:table-cell office:value-type="float" office:value="2199">
                <text:p>219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303">
                <text:p>9303</text:p>
              </table:table-cell>
              <table:table-cell office:value-type="float" office:value="2195">
                <text:p>219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04">
                <text:p>9304</text:p>
              </table:table-cell>
              <table:table-cell office:value-type="float" office:value="2186">
                <text:p>218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305">
                <text:p>9305</text:p>
              </table:table-cell>
              <table:table-cell office:value-type="float" office:value="2204">
                <text:p>220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306">
                <text:p>9306</text:p>
              </table:table-cell>
              <table:table-cell office:value-type="float" office:value="2221">
                <text:p>222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07">
                <text:p>9307</text:p>
              </table:table-cell>
              <table:table-cell office:value-type="float" office:value="2228">
                <text:p>222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308">
                <text:p>9308</text:p>
              </table:table-cell>
              <table:table-cell office:value-type="float" office:value="2212">
                <text:p>221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309">
                <text:p>9309</text:p>
              </table:table-cell>
              <table:table-cell office:value-type="float" office:value="2208">
                <text:p>2208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310">
                <text:p>9310</text:p>
              </table:table-cell>
              <table:table-cell office:value-type="float" office:value="2196">
                <text:p>219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311">
                <text:p>9311</text:p>
              </table:table-cell>
              <table:table-cell office:value-type="float" office:value="2172">
                <text:p>2172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312">
                <text:p>9312</text:p>
              </table:table-cell>
              <table:table-cell office:value-type="float" office:value="2170">
                <text:p>217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313">
                <text:p>9313</text:p>
              </table:table-cell>
              <table:table-cell office:value-type="float" office:value="2169">
                <text:p>216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314">
                <text:p>9314</text:p>
              </table:table-cell>
              <table:table-cell office:value-type="float" office:value="2216">
                <text:p>221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315">
                <text:p>9315</text:p>
              </table:table-cell>
              <table:table-cell office:value-type="float" office:value="2176">
                <text:p>2176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316">
                <text:p>9316</text:p>
              </table:table-cell>
              <table:table-cell office:value-type="float" office:value="2181">
                <text:p>218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317">
                <text:p>9317</text:p>
              </table:table-cell>
              <table:table-cell office:value-type="float" office:value="2170">
                <text:p>217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318">
                <text:p>9318</text:p>
              </table:table-cell>
              <table:table-cell office:value-type="float" office:value="2199">
                <text:p>219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19">
                <text:p>9319</text:p>
              </table:table-cell>
              <table:table-cell office:value-type="float" office:value="2174">
                <text:p>2174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20">
                <text:p>9320</text:p>
              </table:table-cell>
              <table:table-cell office:value-type="float" office:value="2172">
                <text:p>2172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21">
                <text:p>9321</text:p>
              </table:table-cell>
              <table:table-cell office:value-type="float" office:value="2160">
                <text:p>216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322">
                <text:p>9322</text:p>
              </table:table-cell>
              <table:table-cell office:value-type="float" office:value="2164">
                <text:p>216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323">
                <text:p>9323</text:p>
              </table:table-cell>
              <table:table-cell office:value-type="float" office:value="2143">
                <text:p>214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24">
                <text:p>9324</text:p>
              </table:table-cell>
              <table:table-cell office:value-type="float" office:value="1931">
                <text:p>19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25">
                <text:p>9325</text:p>
              </table:table-cell>
              <table:table-cell office:value-type="float" office:value="1452">
                <text:p>145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26">
                <text:p>9326</text:p>
              </table:table-cell>
              <table:table-cell office:value-type="float" office:value="1044">
                <text:p>1044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327">
                <text:p>9327</text:p>
              </table:table-cell>
              <table:table-cell office:value-type="float" office:value="906">
                <text:p>90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328">
                <text:p>9328</text:p>
              </table:table-cell>
              <table:table-cell office:value-type="float" office:value="877">
                <text:p>877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329">
                <text:p>9329</text:p>
              </table:table-cell>
              <table:table-cell office:value-type="float" office:value="883">
                <text:p>883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330">
                <text:p>9330</text:p>
              </table:table-cell>
              <table:table-cell office:value-type="float" office:value="811">
                <text:p>811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331">
                <text:p>9331</text:p>
              </table:table-cell>
              <table:table-cell office:value-type="float" office:value="778">
                <text:p>778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332">
                <text:p>9332</text:p>
              </table:table-cell>
              <table:table-cell office:value-type="float" office:value="847">
                <text:p>847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333">
                <text:p>9333</text:p>
              </table:table-cell>
              <table:table-cell office:value-type="float" office:value="934">
                <text:p>93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334">
                <text:p>9334</text:p>
              </table:table-cell>
              <table:table-cell office:value-type="float" office:value="1006">
                <text:p>1006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335">
                <text:p>9335</text:p>
              </table:table-cell>
              <table:table-cell office:value-type="float" office:value="1107">
                <text:p>1107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336">
                <text:p>9336</text:p>
              </table:table-cell>
              <table:table-cell office:value-type="float" office:value="1195">
                <text:p>119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37">
                <text:p>9337</text:p>
              </table:table-cell>
              <table:table-cell office:value-type="float" office:value="1278">
                <text:p>1278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338">
                <text:p>9338</text:p>
              </table:table-cell>
              <table:table-cell office:value-type="float" office:value="1385">
                <text:p>138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339">
                <text:p>9339</text:p>
              </table:table-cell>
              <table:table-cell office:value-type="float" office:value="1619">
                <text:p>161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340">
                <text:p>9340</text:p>
              </table:table-cell>
              <table:table-cell office:value-type="float" office:value="1931">
                <text:p>193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341">
                <text:p>9341</text:p>
              </table:table-cell>
              <table:table-cell office:value-type="float" office:value="2182">
                <text:p>218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342">
                <text:p>9342</text:p>
              </table:table-cell>
              <table:table-cell office:value-type="float" office:value="2191">
                <text:p>219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343">
                <text:p>9343</text:p>
              </table:table-cell>
              <table:table-cell office:value-type="float" office:value="2246">
                <text:p>2246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344">
                <text:p>9344</text:p>
              </table:table-cell>
              <table:table-cell office:value-type="float" office:value="2210">
                <text:p>22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345">
                <text:p>9345</text:p>
              </table:table-cell>
              <table:table-cell office:value-type="float" office:value="2222">
                <text:p>222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346">
                <text:p>9346</text:p>
              </table:table-cell>
              <table:table-cell office:value-type="float" office:value="2212">
                <text:p>221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347">
                <text:p>9347</text:p>
              </table:table-cell>
              <table:table-cell office:value-type="float" office:value="2231">
                <text:p>223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48">
                <text:p>9348</text:p>
              </table:table-cell>
              <table:table-cell office:value-type="float" office:value="2258">
                <text:p>2258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49">
                <text:p>9349</text:p>
              </table:table-cell>
              <table:table-cell office:value-type="float" office:value="2271">
                <text:p>227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50">
                <text:p>9350</text:p>
              </table:table-cell>
              <table:table-cell office:value-type="float" office:value="2245">
                <text:p>224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351">
                <text:p>9351</text:p>
              </table:table-cell>
              <table:table-cell office:value-type="float" office:value="2222">
                <text:p>2222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52">
                <text:p>9352</text:p>
              </table:table-cell>
              <table:table-cell office:value-type="float" office:value="2171">
                <text:p>2171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53">
                <text:p>9353</text:p>
              </table:table-cell>
              <table:table-cell office:value-type="float" office:value="2256">
                <text:p>225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54">
                <text:p>9354</text:p>
              </table:table-cell>
              <table:table-cell office:value-type="float" office:value="2214">
                <text:p>221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55">
                <text:p>9355</text:p>
              </table:table-cell>
              <table:table-cell office:value-type="float" office:value="2182">
                <text:p>218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56">
                <text:p>9356</text:p>
              </table:table-cell>
              <table:table-cell office:value-type="float" office:value="2182">
                <text:p>218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357">
                <text:p>9357</text:p>
              </table:table-cell>
              <table:table-cell office:value-type="float" office:value="2193">
                <text:p>2193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358">
                <text:p>9358</text:p>
              </table:table-cell>
              <table:table-cell office:value-type="float" office:value="2195">
                <text:p>219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359">
                <text:p>9359</text:p>
              </table:table-cell>
              <table:table-cell office:value-type="float" office:value="2194">
                <text:p>219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360">
                <text:p>9360</text:p>
              </table:table-cell>
              <table:table-cell office:value-type="float" office:value="2207">
                <text:p>220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61">
                <text:p>9361</text:p>
              </table:table-cell>
              <table:table-cell office:value-type="float" office:value="2212">
                <text:p>221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362">
                <text:p>9362</text:p>
              </table:table-cell>
              <table:table-cell office:value-type="float" office:value="2215">
                <text:p>221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363">
                <text:p>9363</text:p>
              </table:table-cell>
              <table:table-cell office:value-type="float" office:value="2204">
                <text:p>220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64">
                <text:p>9364</text:p>
              </table:table-cell>
              <table:table-cell office:value-type="float" office:value="2190">
                <text:p>219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365">
                <text:p>9365</text:p>
              </table:table-cell>
              <table:table-cell office:value-type="float" office:value="2179">
                <text:p>2179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366">
                <text:p>9366</text:p>
              </table:table-cell>
              <table:table-cell office:value-type="float" office:value="2173">
                <text:p>2173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367">
                <text:p>9367</text:p>
              </table:table-cell>
              <table:table-cell office:value-type="float" office:value="2211">
                <text:p>2211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368">
                <text:p>9368</text:p>
              </table:table-cell>
              <table:table-cell office:value-type="float" office:value="2179">
                <text:p>21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369">
                <text:p>9369</text:p>
              </table:table-cell>
              <table:table-cell office:value-type="float" office:value="2195">
                <text:p>219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370">
                <text:p>9370</text:p>
              </table:table-cell>
              <table:table-cell office:value-type="float" office:value="2164">
                <text:p>216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371">
                <text:p>9371</text:p>
              </table:table-cell>
              <table:table-cell office:value-type="float" office:value="2193">
                <text:p>219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372">
                <text:p>9372</text:p>
              </table:table-cell>
              <table:table-cell office:value-type="float" office:value="2173">
                <text:p>2173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373">
                <text:p>9373</text:p>
              </table:table-cell>
              <table:table-cell office:value-type="float" office:value="2172">
                <text:p>217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374">
                <text:p>9374</text:p>
              </table:table-cell>
              <table:table-cell office:value-type="float" office:value="2173">
                <text:p>2173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375">
                <text:p>9375</text:p>
              </table:table-cell>
              <table:table-cell office:value-type="float" office:value="2168">
                <text:p>216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376">
                <text:p>9376</text:p>
              </table:table-cell>
              <table:table-cell office:value-type="float" office:value="2165">
                <text:p>216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377">
                <text:p>9377</text:p>
              </table:table-cell>
              <table:table-cell office:value-type="float" office:value="2144">
                <text:p>21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78">
                <text:p>9378</text:p>
              </table:table-cell>
              <table:table-cell office:value-type="float" office:value="1932">
                <text:p>193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379">
                <text:p>9379</text:p>
              </table:table-cell>
              <table:table-cell office:value-type="float" office:value="1562">
                <text:p>156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380">
                <text:p>9380</text:p>
              </table:table-cell>
              <table:table-cell office:value-type="float" office:value="1341">
                <text:p>1341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81">
                <text:p>9381</text:p>
              </table:table-cell>
              <table:table-cell office:value-type="float" office:value="1398">
                <text:p>139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82">
                <text:p>9382</text:p>
              </table:table-cell>
              <table:table-cell office:value-type="float" office:value="1510">
                <text:p>151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83">
                <text:p>9383</text:p>
              </table:table-cell>
              <table:table-cell office:value-type="float" office:value="1521">
                <text:p>15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84">
                <text:p>9384</text:p>
              </table:table-cell>
              <table:table-cell office:value-type="float" office:value="1469">
                <text:p>146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85">
                <text:p>9385</text:p>
              </table:table-cell>
              <table:table-cell office:value-type="float" office:value="1467">
                <text:p>146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86">
                <text:p>9386</text:p>
              </table:table-cell>
              <table:table-cell office:value-type="float" office:value="1539">
                <text:p>153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87">
                <text:p>9387</text:p>
              </table:table-cell>
              <table:table-cell office:value-type="float" office:value="1626">
                <text:p>1626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88">
                <text:p>9388</text:p>
              </table:table-cell>
              <table:table-cell office:value-type="float" office:value="1692">
                <text:p>169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89">
                <text:p>9389</text:p>
              </table:table-cell>
              <table:table-cell office:value-type="float" office:value="1728">
                <text:p>1728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90">
                <text:p>9390</text:p>
              </table:table-cell>
              <table:table-cell office:value-type="float" office:value="1783">
                <text:p>178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91">
                <text:p>9391</text:p>
              </table:table-cell>
              <table:table-cell office:value-type="float" office:value="1844">
                <text:p>1844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92">
                <text:p>9392</text:p>
              </table:table-cell>
              <table:table-cell office:value-type="float" office:value="1909">
                <text:p>190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3">
                <text:p>9393</text:p>
              </table:table-cell>
              <table:table-cell office:value-type="float" office:value="1977">
                <text:p>197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94">
                <text:p>9394</text:p>
              </table:table-cell>
              <table:table-cell office:value-type="float" office:value="2055">
                <text:p>2055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95">
                <text:p>9395</text:p>
              </table:table-cell>
              <table:table-cell office:value-type="float" office:value="2118">
                <text:p>211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396">
                <text:p>9396</text:p>
              </table:table-cell>
              <table:table-cell office:value-type="float" office:value="2158">
                <text:p>215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397">
                <text:p>9397</text:p>
              </table:table-cell>
              <table:table-cell office:value-type="float" office:value="2197">
                <text:p>219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398">
                <text:p>9398</text:p>
              </table:table-cell>
              <table:table-cell office:value-type="float" office:value="2229">
                <text:p>22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399">
                <text:p>9399</text:p>
              </table:table-cell>
              <table:table-cell office:value-type="float" office:value="2235">
                <text:p>223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00">
                <text:p>9400</text:p>
              </table:table-cell>
              <table:table-cell office:value-type="float" office:value="2241">
                <text:p>224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01">
                <text:p>9401</text:p>
              </table:table-cell>
              <table:table-cell office:value-type="float" office:value="2262">
                <text:p>226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2">
                <text:p>9402</text:p>
              </table:table-cell>
              <table:table-cell office:value-type="float" office:value="2291">
                <text:p>229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03">
                <text:p>9403</text:p>
              </table:table-cell>
              <table:table-cell office:value-type="float" office:value="2277">
                <text:p>227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04">
                <text:p>9404</text:p>
              </table:table-cell>
              <table:table-cell office:value-type="float" office:value="2258">
                <text:p>2258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05">
                <text:p>9405</text:p>
              </table:table-cell>
              <table:table-cell office:value-type="float" office:value="2253">
                <text:p>225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406">
                <text:p>9406</text:p>
              </table:table-cell>
              <table:table-cell office:value-type="float" office:value="2262">
                <text:p>2262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07">
                <text:p>9407</text:p>
              </table:table-cell>
              <table:table-cell office:value-type="float" office:value="2249">
                <text:p>2249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08">
                <text:p>9408</text:p>
              </table:table-cell>
              <table:table-cell office:value-type="float" office:value="2269">
                <text:p>226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409">
                <text:p>9409</text:p>
              </table:table-cell>
              <table:table-cell office:value-type="float" office:value="2260">
                <text:p>2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410">
                <text:p>9410</text:p>
              </table:table-cell>
              <table:table-cell office:value-type="float" office:value="2267">
                <text:p>226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11">
                <text:p>9411</text:p>
              </table:table-cell>
              <table:table-cell office:value-type="float" office:value="2250">
                <text:p>225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12">
                <text:p>9412</text:p>
              </table:table-cell>
              <table:table-cell office:value-type="float" office:value="2262">
                <text:p>2262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413">
                <text:p>9413</text:p>
              </table:table-cell>
              <table:table-cell office:value-type="float" office:value="2234">
                <text:p>223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414">
                <text:p>9414</text:p>
              </table:table-cell>
              <table:table-cell office:value-type="float" office:value="2232">
                <text:p>223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415">
                <text:p>9415</text:p>
              </table:table-cell>
              <table:table-cell office:value-type="float" office:value="2218">
                <text:p>221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416">
                <text:p>9416</text:p>
              </table:table-cell>
              <table:table-cell office:value-type="float" office:value="2221">
                <text:p>222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417">
                <text:p>9417</text:p>
              </table:table-cell>
              <table:table-cell office:value-type="float" office:value="2244">
                <text:p>224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418">
                <text:p>9418</text:p>
              </table:table-cell>
              <table:table-cell office:value-type="float" office:value="2217">
                <text:p>221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419">
                <text:p>9419</text:p>
              </table:table-cell>
              <table:table-cell office:value-type="float" office:value="2228">
                <text:p>222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20">
                <text:p>9420</text:p>
              </table:table-cell>
              <table:table-cell office:value-type="float" office:value="2233">
                <text:p>223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421">
                <text:p>9421</text:p>
              </table:table-cell>
              <table:table-cell office:value-type="float" office:value="2228">
                <text:p>222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422">
                <text:p>9422</text:p>
              </table:table-cell>
              <table:table-cell office:value-type="float" office:value="2223">
                <text:p>222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423">
                <text:p>9423</text:p>
              </table:table-cell>
              <table:table-cell office:value-type="float" office:value="2214">
                <text:p>221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424">
                <text:p>9424</text:p>
              </table:table-cell>
              <table:table-cell office:value-type="float" office:value="2234">
                <text:p>223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425">
                <text:p>9425</text:p>
              </table:table-cell>
              <table:table-cell office:value-type="float" office:value="2247">
                <text:p>224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426">
                <text:p>9426</text:p>
              </table:table-cell>
              <table:table-cell office:value-type="float" office:value="2244">
                <text:p>224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427">
                <text:p>9427</text:p>
              </table:table-cell>
              <table:table-cell office:value-type="float" office:value="2244">
                <text:p>224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428">
                <text:p>9428</text:p>
              </table:table-cell>
              <table:table-cell office:value-type="float" office:value="2236">
                <text:p>223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29">
                <text:p>9429</text:p>
              </table:table-cell>
              <table:table-cell office:value-type="float" office:value="2234">
                <text:p>223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30">
                <text:p>9430</text:p>
              </table:table-cell>
              <table:table-cell office:value-type="float" office:value="2223">
                <text:p>222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31">
                <text:p>9431</text:p>
              </table:table-cell>
              <table:table-cell office:value-type="float" office:value="2225">
                <text:p>222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32">
                <text:p>9432</text:p>
              </table:table-cell>
              <table:table-cell office:value-type="float" office:value="2228">
                <text:p>22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33">
                <text:p>9433</text:p>
              </table:table-cell>
              <table:table-cell office:value-type="float" office:value="2231">
                <text:p>223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34">
                <text:p>9434</text:p>
              </table:table-cell>
              <table:table-cell office:value-type="float" office:value="2220">
                <text:p>222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35">
                <text:p>9435</text:p>
              </table:table-cell>
              <table:table-cell office:value-type="float" office:value="2224">
                <text:p>222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36">
                <text:p>9436</text:p>
              </table:table-cell>
              <table:table-cell office:value-type="float" office:value="2224">
                <text:p>222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37">
                <text:p>9437</text:p>
              </table:table-cell>
              <table:table-cell office:value-type="float" office:value="2241">
                <text:p>224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38">
                <text:p>9438</text:p>
              </table:table-cell>
              <table:table-cell office:value-type="float" office:value="2236">
                <text:p>223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39">
                <text:p>9439</text:p>
              </table:table-cell>
              <table:table-cell office:value-type="float" office:value="2232">
                <text:p>223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440">
                <text:p>9440</text:p>
              </table:table-cell>
              <table:table-cell office:value-type="float" office:value="2252">
                <text:p>22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441">
                <text:p>9441</text:p>
              </table:table-cell>
              <table:table-cell office:value-type="float" office:value="2257">
                <text:p>225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442">
                <text:p>9442</text:p>
              </table:table-cell>
              <table:table-cell office:value-type="float" office:value="2257">
                <text:p>22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443">
                <text:p>9443</text:p>
              </table:table-cell>
              <table:table-cell office:value-type="float" office:value="2261">
                <text:p>226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444">
                <text:p>9444</text:p>
              </table:table-cell>
              <table:table-cell office:value-type="float" office:value="2277">
                <text:p>227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445">
                <text:p>9445</text:p>
              </table:table-cell>
              <table:table-cell office:value-type="float" office:value="2283">
                <text:p>228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446">
                <text:p>9446</text:p>
              </table:table-cell>
              <table:table-cell office:value-type="float" office:value="2273">
                <text:p>227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47">
                <text:p>9447</text:p>
              </table:table-cell>
              <table:table-cell office:value-type="float" office:value="2280">
                <text:p>228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448">
                <text:p>9448</text:p>
              </table:table-cell>
              <table:table-cell office:value-type="float" office:value="2295">
                <text:p>229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449">
                <text:p>9449</text:p>
              </table:table-cell>
              <table:table-cell office:value-type="float" office:value="2294">
                <text:p>229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450">
                <text:p>9450</text:p>
              </table:table-cell>
              <table:table-cell office:value-type="float" office:value="2290">
                <text:p>229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451">
                <text:p>9451</text:p>
              </table:table-cell>
              <table:table-cell office:value-type="float" office:value="2298">
                <text:p>229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52">
                <text:p>9452</text:p>
              </table:table-cell>
              <table:table-cell office:value-type="float" office:value="2297">
                <text:p>22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53">
                <text:p>9453</text:p>
              </table:table-cell>
              <table:table-cell office:value-type="float" office:value="2293">
                <text:p>22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54">
                <text:p>9454</text:p>
              </table:table-cell>
              <table:table-cell office:value-type="float" office:value="2292">
                <text:p>229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55">
                <text:p>9455</text:p>
              </table:table-cell>
              <table:table-cell office:value-type="float" office:value="2299">
                <text:p>229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56">
                <text:p>9456</text:p>
              </table:table-cell>
              <table:table-cell office:value-type="float" office:value="2295">
                <text:p>229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57">
                <text:p>9457</text:p>
              </table:table-cell>
              <table:table-cell office:value-type="float" office:value="2293">
                <text:p>229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458">
                <text:p>9458</text:p>
              </table:table-cell>
              <table:table-cell office:value-type="float" office:value="2281">
                <text:p>2281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459">
                <text:p>9459</text:p>
              </table:table-cell>
              <table:table-cell office:value-type="float" office:value="2285">
                <text:p>228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60">
                <text:p>9460</text:p>
              </table:table-cell>
              <table:table-cell office:value-type="float" office:value="2262">
                <text:p>22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461">
                <text:p>9461</text:p>
              </table:table-cell>
              <table:table-cell office:value-type="float" office:value="2260">
                <text:p>226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62">
                <text:p>9462</text:p>
              </table:table-cell>
              <table:table-cell office:value-type="float" office:value="2242">
                <text:p>224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63">
                <text:p>9463</text:p>
              </table:table-cell>
              <table:table-cell office:value-type="float" office:value="2244">
                <text:p>22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464">
                <text:p>9464</text:p>
              </table:table-cell>
              <table:table-cell office:value-type="float" office:value="2231">
                <text:p>22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65">
                <text:p>9465</text:p>
              </table:table-cell>
              <table:table-cell office:value-type="float" office:value="2238">
                <text:p>223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466">
                <text:p>9466</text:p>
              </table:table-cell>
              <table:table-cell office:value-type="float" office:value="2222">
                <text:p>22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467">
                <text:p>9467</text:p>
              </table:table-cell>
              <table:table-cell office:value-type="float" office:value="2229">
                <text:p>22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68">
                <text:p>9468</text:p>
              </table:table-cell>
              <table:table-cell office:value-type="float" office:value="2220">
                <text:p>222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69">
                <text:p>9469</text:p>
              </table:table-cell>
              <table:table-cell office:value-type="float" office:value="2233">
                <text:p>223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470">
                <text:p>9470</text:p>
              </table:table-cell>
              <table:table-cell office:value-type="float" office:value="2219">
                <text:p>221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471">
                <text:p>9471</text:p>
              </table:table-cell>
              <table:table-cell office:value-type="float" office:value="2224">
                <text:p>222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472">
                <text:p>9472</text:p>
              </table:table-cell>
              <table:table-cell office:value-type="float" office:value="2214">
                <text:p>221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473">
                <text:p>9473</text:p>
              </table:table-cell>
              <table:table-cell office:value-type="float" office:value="2216">
                <text:p>221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74">
                <text:p>9474</text:p>
              </table:table-cell>
              <table:table-cell office:value-type="float" office:value="2212">
                <text:p>221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475">
                <text:p>9475</text:p>
              </table:table-cell>
              <table:table-cell office:value-type="float" office:value="2222">
                <text:p>222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476">
                <text:p>9476</text:p>
              </table:table-cell>
              <table:table-cell office:value-type="float" office:value="2227">
                <text:p>222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477">
                <text:p>9477</text:p>
              </table:table-cell>
              <table:table-cell office:value-type="float" office:value="2239">
                <text:p>223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478">
                <text:p>9478</text:p>
              </table:table-cell>
              <table:table-cell office:value-type="float" office:value="2230">
                <text:p>223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479">
                <text:p>9479</text:p>
              </table:table-cell>
              <table:table-cell office:value-type="float" office:value="2249">
                <text:p>224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480">
                <text:p>9480</text:p>
              </table:table-cell>
              <table:table-cell office:value-type="float" office:value="2239">
                <text:p>223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81">
                <text:p>9481</text:p>
              </table:table-cell>
              <table:table-cell office:value-type="float" office:value="2255">
                <text:p>225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482">
                <text:p>9482</text:p>
              </table:table-cell>
              <table:table-cell office:value-type="float" office:value="2248">
                <text:p>224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83">
                <text:p>9483</text:p>
              </table:table-cell>
              <table:table-cell office:value-type="float" office:value="2251">
                <text:p>22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484">
                <text:p>9484</text:p>
              </table:table-cell>
              <table:table-cell office:value-type="float" office:value="2248">
                <text:p>22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485">
                <text:p>9485</text:p>
              </table:table-cell>
              <table:table-cell office:value-type="float" office:value="2245">
                <text:p>224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486">
                <text:p>9486</text:p>
              </table:table-cell>
              <table:table-cell office:value-type="float" office:value="2229">
                <text:p>222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487">
                <text:p>9487</text:p>
              </table:table-cell>
              <table:table-cell office:value-type="float" office:value="2227">
                <text:p>222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488">
                <text:p>9488</text:p>
              </table:table-cell>
              <table:table-cell office:value-type="float" office:value="2223">
                <text:p>222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489">
                <text:p>9489</text:p>
              </table:table-cell>
              <table:table-cell office:value-type="float" office:value="2221">
                <text:p>222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490">
                <text:p>9490</text:p>
              </table:table-cell>
              <table:table-cell office:value-type="float" office:value="2210">
                <text:p>22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491">
                <text:p>9491</text:p>
              </table:table-cell>
              <table:table-cell office:value-type="float" office:value="2220">
                <text:p>22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92">
                <text:p>9492</text:p>
              </table:table-cell>
              <table:table-cell office:value-type="float" office:value="2239">
                <text:p>223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493">
                <text:p>9493</text:p>
              </table:table-cell>
              <table:table-cell office:value-type="float" office:value="2252">
                <text:p>22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494">
                <text:p>9494</text:p>
              </table:table-cell>
              <table:table-cell office:value-type="float" office:value="2242">
                <text:p>224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495">
                <text:p>9495</text:p>
              </table:table-cell>
              <table:table-cell office:value-type="float" office:value="2264">
                <text:p>226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496">
                <text:p>9496</text:p>
              </table:table-cell>
              <table:table-cell office:value-type="float" office:value="2282">
                <text:p>22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97">
                <text:p>9497</text:p>
              </table:table-cell>
              <table:table-cell office:value-type="float" office:value="2280">
                <text:p>228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498">
                <text:p>9498</text:p>
              </table:table-cell>
              <table:table-cell office:value-type="float" office:value="2283">
                <text:p>228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499">
                <text:p>9499</text:p>
              </table:table-cell>
              <table:table-cell office:value-type="float" office:value="2302">
                <text:p>230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00">
                <text:p>9500</text:p>
              </table:table-cell>
              <table:table-cell office:value-type="float" office:value="2300">
                <text:p>230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501">
                <text:p>9501</text:p>
              </table:table-cell>
              <table:table-cell office:value-type="float" office:value="2303">
                <text:p>230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502">
                <text:p>9502</text:p>
              </table:table-cell>
              <table:table-cell office:value-type="float" office:value="2304">
                <text:p>2304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503">
                <text:p>9503</text:p>
              </table:table-cell>
              <table:table-cell office:value-type="float" office:value="2306">
                <text:p>230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504">
                <text:p>9504</text:p>
              </table:table-cell>
              <table:table-cell office:value-type="float" office:value="2327">
                <text:p>232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505">
                <text:p>9505</text:p>
              </table:table-cell>
              <table:table-cell office:value-type="float" office:value="2328">
                <text:p>232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506">
                <text:p>9506</text:p>
              </table:table-cell>
              <table:table-cell office:value-type="float" office:value="2318">
                <text:p>231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507">
                <text:p>9507</text:p>
              </table:table-cell>
              <table:table-cell office:value-type="float" office:value="2316">
                <text:p>231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508">
                <text:p>9508</text:p>
              </table:table-cell>
              <table:table-cell office:value-type="float" office:value="2326">
                <text:p>2326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09">
                <text:p>9509</text:p>
              </table:table-cell>
              <table:table-cell office:value-type="float" office:value="2313">
                <text:p>231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10">
                <text:p>9510</text:p>
              </table:table-cell>
              <table:table-cell office:value-type="float" office:value="2304">
                <text:p>230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11">
                <text:p>9511</text:p>
              </table:table-cell>
              <table:table-cell office:value-type="float" office:value="2297">
                <text:p>229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12">
                <text:p>9512</text:p>
              </table:table-cell>
              <table:table-cell office:value-type="float" office:value="2292">
                <text:p>229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13">
                <text:p>9513</text:p>
              </table:table-cell>
              <table:table-cell office:value-type="float" office:value="2275">
                <text:p>227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14">
                <text:p>9514</text:p>
              </table:table-cell>
              <table:table-cell office:value-type="float" office:value="2268">
                <text:p>226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15">
                <text:p>9515</text:p>
              </table:table-cell>
              <table:table-cell office:value-type="float" office:value="2266">
                <text:p>226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16">
                <text:p>9516</text:p>
              </table:table-cell>
              <table:table-cell office:value-type="float" office:value="2269">
                <text:p>226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17">
                <text:p>9517</text:p>
              </table:table-cell>
              <table:table-cell office:value-type="float" office:value="2268">
                <text:p>22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18">
                <text:p>9518</text:p>
              </table:table-cell>
              <table:table-cell office:value-type="float" office:value="2260">
                <text:p>22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19">
                <text:p>9519</text:p>
              </table:table-cell>
              <table:table-cell office:value-type="float" office:value="2268">
                <text:p>226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20">
                <text:p>9520</text:p>
              </table:table-cell>
              <table:table-cell office:value-type="float" office:value="2263">
                <text:p>22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21">
                <text:p>9521</text:p>
              </table:table-cell>
              <table:table-cell office:value-type="float" office:value="2274">
                <text:p>22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22">
                <text:p>9522</text:p>
              </table:table-cell>
              <table:table-cell office:value-type="float" office:value="2282">
                <text:p>228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23">
                <text:p>9523</text:p>
              </table:table-cell>
              <table:table-cell office:value-type="float" office:value="2298">
                <text:p>229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24">
                <text:p>9524</text:p>
              </table:table-cell>
              <table:table-cell office:value-type="float" office:value="2303">
                <text:p>230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25">
                <text:p>9525</text:p>
              </table:table-cell>
              <table:table-cell office:value-type="float" office:value="2305">
                <text:p>230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26">
                <text:p>9526</text:p>
              </table:table-cell>
              <table:table-cell office:value-type="float" office:value="2298">
                <text:p>229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27">
                <text:p>9527</text:p>
              </table:table-cell>
              <table:table-cell office:value-type="float" office:value="2297">
                <text:p>229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28">
                <text:p>9528</text:p>
              </table:table-cell>
              <table:table-cell office:value-type="float" office:value="2291">
                <text:p>229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29">
                <text:p>9529</text:p>
              </table:table-cell>
              <table:table-cell office:value-type="float" office:value="2292">
                <text:p>22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30">
                <text:p>9530</text:p>
              </table:table-cell>
              <table:table-cell office:value-type="float" office:value="2281">
                <text:p>22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31">
                <text:p>9531</text:p>
              </table:table-cell>
              <table:table-cell office:value-type="float" office:value="2273">
                <text:p>227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32">
                <text:p>9532</text:p>
              </table:table-cell>
              <table:table-cell office:value-type="float" office:value="2278">
                <text:p>22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33">
                <text:p>9533</text:p>
              </table:table-cell>
              <table:table-cell office:value-type="float" office:value="2263">
                <text:p>22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34">
                <text:p>9534</text:p>
              </table:table-cell>
              <table:table-cell office:value-type="float" office:value="2267">
                <text:p>226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35">
                <text:p>9535</text:p>
              </table:table-cell>
              <table:table-cell office:value-type="float" office:value="2263">
                <text:p>226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36">
                <text:p>9536</text:p>
              </table:table-cell>
              <table:table-cell office:value-type="float" office:value="2268">
                <text:p>226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37">
                <text:p>9537</text:p>
              </table:table-cell>
              <table:table-cell office:value-type="float" office:value="2273">
                <text:p>227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38">
                <text:p>9538</text:p>
              </table:table-cell>
              <table:table-cell office:value-type="float" office:value="2278">
                <text:p>227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39">
                <text:p>9539</text:p>
              </table:table-cell>
              <table:table-cell office:value-type="float" office:value="2286">
                <text:p>228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40">
                <text:p>9540</text:p>
              </table:table-cell>
              <table:table-cell office:value-type="float" office:value="2299">
                <text:p>22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41">
                <text:p>9541</text:p>
              </table:table-cell>
              <table:table-cell office:value-type="float" office:value="2301">
                <text:p>230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42">
                <text:p>9542</text:p>
              </table:table-cell>
              <table:table-cell office:value-type="float" office:value="2308">
                <text:p>23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43">
                <text:p>9543</text:p>
              </table:table-cell>
              <table:table-cell office:value-type="float" office:value="2317">
                <text:p>231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44">
                <text:p>9544</text:p>
              </table:table-cell>
              <table:table-cell office:value-type="float" office:value="2322">
                <text:p>232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45">
                <text:p>9545</text:p>
              </table:table-cell>
              <table:table-cell office:value-type="float" office:value="2313">
                <text:p>231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46">
                <text:p>9546</text:p>
              </table:table-cell>
              <table:table-cell office:value-type="float" office:value="2322">
                <text:p>232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47">
                <text:p>9547</text:p>
              </table:table-cell>
              <table:table-cell office:value-type="float" office:value="2305">
                <text:p>230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48">
                <text:p>9548</text:p>
              </table:table-cell>
              <table:table-cell office:value-type="float" office:value="2300">
                <text:p>230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49">
                <text:p>9549</text:p>
              </table:table-cell>
              <table:table-cell office:value-type="float" office:value="2300">
                <text:p>23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50">
                <text:p>9550</text:p>
              </table:table-cell>
              <table:table-cell office:value-type="float" office:value="2292">
                <text:p>229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51">
                <text:p>9551</text:p>
              </table:table-cell>
              <table:table-cell office:value-type="float" office:value="2279">
                <text:p>227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52">
                <text:p>9552</text:p>
              </table:table-cell>
              <table:table-cell office:value-type="float" office:value="2272">
                <text:p>22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53">
                <text:p>9553</text:p>
              </table:table-cell>
              <table:table-cell office:value-type="float" office:value="2265">
                <text:p>226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54">
                <text:p>9554</text:p>
              </table:table-cell>
              <table:table-cell office:value-type="float" office:value="2267">
                <text:p>22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55">
                <text:p>9555</text:p>
              </table:table-cell>
              <table:table-cell office:value-type="float" office:value="2252">
                <text:p>225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56">
                <text:p>9556</text:p>
              </table:table-cell>
              <table:table-cell office:value-type="float" office:value="2255">
                <text:p>225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57">
                <text:p>9557</text:p>
              </table:table-cell>
              <table:table-cell office:value-type="float" office:value="2253">
                <text:p>22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58">
                <text:p>9558</text:p>
              </table:table-cell>
              <table:table-cell office:value-type="float" office:value="2263">
                <text:p>226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59">
                <text:p>9559</text:p>
              </table:table-cell>
              <table:table-cell office:value-type="float" office:value="2251">
                <text:p>225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60">
                <text:p>9560</text:p>
              </table:table-cell>
              <table:table-cell office:value-type="float" office:value="2246">
                <text:p>224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61">
                <text:p>9561</text:p>
              </table:table-cell>
              <table:table-cell office:value-type="float" office:value="2252">
                <text:p>225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2">
                <text:p>9562</text:p>
              </table:table-cell>
              <table:table-cell office:value-type="float" office:value="2250">
                <text:p>22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3">
                <text:p>9563</text:p>
              </table:table-cell>
              <table:table-cell office:value-type="float" office:value="2240">
                <text:p>224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64">
                <text:p>9564</text:p>
              </table:table-cell>
              <table:table-cell office:value-type="float" office:value="2242">
                <text:p>224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65">
                <text:p>9565</text:p>
              </table:table-cell>
              <table:table-cell office:value-type="float" office:value="2246">
                <text:p>224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66">
                <text:p>9566</text:p>
              </table:table-cell>
              <table:table-cell office:value-type="float" office:value="2258">
                <text:p>225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67">
                <text:p>9567</text:p>
              </table:table-cell>
              <table:table-cell office:value-type="float" office:value="2255">
                <text:p>225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568">
                <text:p>9568</text:p>
              </table:table-cell>
              <table:table-cell office:value-type="float" office:value="2257">
                <text:p>225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569">
                <text:p>9569</text:p>
              </table:table-cell>
              <table:table-cell office:value-type="float" office:value="2253">
                <text:p>225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570">
                <text:p>9570</text:p>
              </table:table-cell>
              <table:table-cell office:value-type="float" office:value="2269">
                <text:p>22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571">
                <text:p>9571</text:p>
              </table:table-cell>
              <table:table-cell office:value-type="float" office:value="2247">
                <text:p>22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572">
                <text:p>9572</text:p>
              </table:table-cell>
              <table:table-cell office:value-type="float" office:value="2243">
                <text:p>224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573">
                <text:p>9573</text:p>
              </table:table-cell>
              <table:table-cell office:value-type="float" office:value="2243">
                <text:p>224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574">
                <text:p>9574</text:p>
              </table:table-cell>
              <table:table-cell office:value-type="float" office:value="2247">
                <text:p>224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575">
                <text:p>9575</text:p>
              </table:table-cell>
              <table:table-cell office:value-type="float" office:value="2232">
                <text:p>223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576">
                <text:p>9576</text:p>
              </table:table-cell>
              <table:table-cell office:value-type="float" office:value="2233">
                <text:p>223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577">
                <text:p>9577</text:p>
              </table:table-cell>
              <table:table-cell office:value-type="float" office:value="2231">
                <text:p>223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578">
                <text:p>9578</text:p>
              </table:table-cell>
              <table:table-cell office:value-type="float" office:value="2238">
                <text:p>223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579">
                <text:p>9579</text:p>
              </table:table-cell>
              <table:table-cell office:value-type="float" office:value="2224">
                <text:p>222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580">
                <text:p>9580</text:p>
              </table:table-cell>
              <table:table-cell office:value-type="float" office:value="2226">
                <text:p>222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581">
                <text:p>9581</text:p>
              </table:table-cell>
              <table:table-cell office:value-type="float" office:value="2235">
                <text:p>22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582">
                <text:p>9582</text:p>
              </table:table-cell>
              <table:table-cell office:value-type="float" office:value="2237">
                <text:p>223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583">
                <text:p>9583</text:p>
              </table:table-cell>
              <table:table-cell office:value-type="float" office:value="2234">
                <text:p>223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584">
                <text:p>9584</text:p>
              </table:table-cell>
              <table:table-cell office:value-type="float" office:value="2228">
                <text:p>222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85">
                <text:p>9585</text:p>
              </table:table-cell>
              <table:table-cell office:value-type="float" office:value="2233">
                <text:p>223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586">
                <text:p>9586</text:p>
              </table:table-cell>
              <table:table-cell office:value-type="float" office:value="2236">
                <text:p>223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587">
                <text:p>9587</text:p>
              </table:table-cell>
              <table:table-cell office:value-type="float" office:value="2226">
                <text:p>222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588">
                <text:p>9588</text:p>
              </table:table-cell>
              <table:table-cell office:value-type="float" office:value="2225">
                <text:p>222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589">
                <text:p>9589</text:p>
              </table:table-cell>
              <table:table-cell office:value-type="float" office:value="2225">
                <text:p>2225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590">
                <text:p>9590</text:p>
              </table:table-cell>
              <table:table-cell office:value-type="float" office:value="2236">
                <text:p>223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591">
                <text:p>9591</text:p>
              </table:table-cell>
              <table:table-cell office:value-type="float" office:value="2226">
                <text:p>222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592">
                <text:p>9592</text:p>
              </table:table-cell>
              <table:table-cell office:value-type="float" office:value="2237">
                <text:p>223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593">
                <text:p>9593</text:p>
              </table:table-cell>
              <table:table-cell office:value-type="float" office:value="2234">
                <text:p>223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594">
                <text:p>9594</text:p>
              </table:table-cell>
              <table:table-cell office:value-type="float" office:value="2242">
                <text:p>224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595">
                <text:p>9595</text:p>
              </table:table-cell>
              <table:table-cell office:value-type="float" office:value="2243">
                <text:p>224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596">
                <text:p>9596</text:p>
              </table:table-cell>
              <table:table-cell office:value-type="float" office:value="2243">
                <text:p>224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597">
                <text:p>9597</text:p>
              </table:table-cell>
              <table:table-cell office:value-type="float" office:value="2246">
                <text:p>224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598">
                <text:p>9598</text:p>
              </table:table-cell>
              <table:table-cell office:value-type="float" office:value="2267">
                <text:p>226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599">
                <text:p>9599</text:p>
              </table:table-cell>
              <table:table-cell office:value-type="float" office:value="2265">
                <text:p>226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600">
                <text:p>9600</text:p>
              </table:table-cell>
              <table:table-cell office:value-type="float" office:value="2259">
                <text:p>225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01">
                <text:p>9601</text:p>
              </table:table-cell>
              <table:table-cell office:value-type="float" office:value="2262">
                <text:p>226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602">
                <text:p>9602</text:p>
              </table:table-cell>
              <table:table-cell office:value-type="float" office:value="2284">
                <text:p>228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603">
                <text:p>9603</text:p>
              </table:table-cell>
              <table:table-cell office:value-type="float" office:value="2271">
                <text:p>2271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604">
                <text:p>9604</text:p>
              </table:table-cell>
              <table:table-cell office:value-type="float" office:value="2277">
                <text:p>227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605">
                <text:p>9605</text:p>
              </table:table-cell>
              <table:table-cell office:value-type="float" office:value="2274">
                <text:p>227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6">
                <text:p>9606</text:p>
              </table:table-cell>
              <table:table-cell office:value-type="float" office:value="2285">
                <text:p>228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607">
                <text:p>9607</text:p>
              </table:table-cell>
              <table:table-cell office:value-type="float" office:value="2271">
                <text:p>227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608">
                <text:p>9608</text:p>
              </table:table-cell>
              <table:table-cell office:value-type="float" office:value="2281">
                <text:p>2281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609">
                <text:p>9609</text:p>
              </table:table-cell>
              <table:table-cell office:value-type="float" office:value="2270">
                <text:p>227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610">
                <text:p>9610</text:p>
              </table:table-cell>
              <table:table-cell office:value-type="float" office:value="2284">
                <text:p>2284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11">
                <text:p>9611</text:p>
              </table:table-cell>
              <table:table-cell office:value-type="float" office:value="2273">
                <text:p>227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612">
                <text:p>9612</text:p>
              </table:table-cell>
              <table:table-cell office:value-type="float" office:value="2263">
                <text:p>2263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613">
                <text:p>9613</text:p>
              </table:table-cell>
              <table:table-cell office:value-type="float" office:value="2268">
                <text:p>2268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614">
                <text:p>9614</text:p>
              </table:table-cell>
              <table:table-cell office:value-type="float" office:value="2268">
                <text:p>226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615">
                <text:p>9615</text:p>
              </table:table-cell>
              <table:table-cell office:value-type="float" office:value="2259">
                <text:p>225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616">
                <text:p>9616</text:p>
              </table:table-cell>
              <table:table-cell office:value-type="float" office:value="2246">
                <text:p>2246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617">
                <text:p>9617</text:p>
              </table:table-cell>
              <table:table-cell office:value-type="float" office:value="2245">
                <text:p>224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618">
                <text:p>9618</text:p>
              </table:table-cell>
              <table:table-cell office:value-type="float" office:value="2251">
                <text:p>2251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619">
                <text:p>9619</text:p>
              </table:table-cell>
              <table:table-cell office:value-type="float" office:value="2245">
                <text:p>224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620">
                <text:p>9620</text:p>
              </table:table-cell>
              <table:table-cell office:value-type="float" office:value="2239">
                <text:p>22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621">
                <text:p>9621</text:p>
              </table:table-cell>
              <table:table-cell office:value-type="float" office:value="2242">
                <text:p>224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622">
                <text:p>9622</text:p>
              </table:table-cell>
              <table:table-cell office:value-type="float" office:value="2253">
                <text:p>2253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623">
                <text:p>9623</text:p>
              </table:table-cell>
              <table:table-cell office:value-type="float" office:value="2255">
                <text:p>225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624">
                <text:p>9624</text:p>
              </table:table-cell>
              <table:table-cell office:value-type="float" office:value="2248">
                <text:p>224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625">
                <text:p>9625</text:p>
              </table:table-cell>
              <table:table-cell office:value-type="float" office:value="2258">
                <text:p>225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626">
                <text:p>9626</text:p>
              </table:table-cell>
              <table:table-cell office:value-type="float" office:value="2264">
                <text:p>226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627">
                <text:p>9627</text:p>
              </table:table-cell>
              <table:table-cell office:value-type="float" office:value="2261">
                <text:p>226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628">
                <text:p>9628</text:p>
              </table:table-cell>
              <table:table-cell office:value-type="float" office:value="2259">
                <text:p>22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629">
                <text:p>9629</text:p>
              </table:table-cell>
              <table:table-cell office:value-type="float" office:value="2254">
                <text:p>225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630">
                <text:p>9630</text:p>
              </table:table-cell>
              <table:table-cell office:value-type="float" office:value="2260">
                <text:p>22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631">
                <text:p>9631</text:p>
              </table:table-cell>
              <table:table-cell office:value-type="float" office:value="2253">
                <text:p>22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632">
                <text:p>9632</text:p>
              </table:table-cell>
              <table:table-cell office:value-type="float" office:value="2262">
                <text:p>226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633">
                <text:p>9633</text:p>
              </table:table-cell>
              <table:table-cell office:value-type="float" office:value="2260">
                <text:p>226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634">
                <text:p>9634</text:p>
              </table:table-cell>
              <table:table-cell office:value-type="float" office:value="2269">
                <text:p>226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635">
                <text:p>9635</text:p>
              </table:table-cell>
              <table:table-cell office:value-type="float" office:value="2257">
                <text:p>225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636">
                <text:p>9636</text:p>
              </table:table-cell>
              <table:table-cell office:value-type="float" office:value="2258">
                <text:p>225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637">
                <text:p>9637</text:p>
              </table:table-cell>
              <table:table-cell office:value-type="float" office:value="2268">
                <text:p>226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638">
                <text:p>9638</text:p>
              </table:table-cell>
              <table:table-cell office:value-type="float" office:value="2268">
                <text:p>226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639">
                <text:p>9639</text:p>
              </table:table-cell>
              <table:table-cell office:value-type="float" office:value="2266">
                <text:p>226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640">
                <text:p>9640</text:p>
              </table:table-cell>
              <table:table-cell office:value-type="float" office:value="2270">
                <text:p>227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641">
                <text:p>9641</text:p>
              </table:table-cell>
              <table:table-cell office:value-type="float" office:value="2264">
                <text:p>226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642">
                <text:p>9642</text:p>
              </table:table-cell>
              <table:table-cell office:value-type="float" office:value="2269">
                <text:p>226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643">
                <text:p>9643</text:p>
              </table:table-cell>
              <table:table-cell office:value-type="float" office:value="2265">
                <text:p>226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644">
                <text:p>9644</text:p>
              </table:table-cell>
              <table:table-cell office:value-type="float" office:value="2254">
                <text:p>225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645">
                <text:p>9645</text:p>
              </table:table-cell>
              <table:table-cell office:value-type="float" office:value="2253">
                <text:p>225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646">
                <text:p>9646</text:p>
              </table:table-cell>
              <table:table-cell office:value-type="float" office:value="2255">
                <text:p>2255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647">
                <text:p>9647</text:p>
              </table:table-cell>
              <table:table-cell office:value-type="float" office:value="2252">
                <text:p>225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648">
                <text:p>9648</text:p>
              </table:table-cell>
              <table:table-cell office:value-type="float" office:value="2252">
                <text:p>22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649">
                <text:p>9649</text:p>
              </table:table-cell>
              <table:table-cell office:value-type="float" office:value="2245">
                <text:p>224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650">
                <text:p>9650</text:p>
              </table:table-cell>
              <table:table-cell office:value-type="float" office:value="2245">
                <text:p>224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651">
                <text:p>9651</text:p>
              </table:table-cell>
              <table:table-cell office:value-type="float" office:value="2242">
                <text:p>224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652">
                <text:p>9652</text:p>
              </table:table-cell>
              <table:table-cell office:value-type="float" office:value="2251">
                <text:p>225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653">
                <text:p>9653</text:p>
              </table:table-cell>
              <table:table-cell office:value-type="float" office:value="2240">
                <text:p>22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654">
                <text:p>9654</text:p>
              </table:table-cell>
              <table:table-cell office:value-type="float" office:value="2266">
                <text:p>2266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655">
                <text:p>9655</text:p>
              </table:table-cell>
              <table:table-cell office:value-type="float" office:value="2250">
                <text:p>22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656">
                <text:p>9656</text:p>
              </table:table-cell>
              <table:table-cell office:value-type="float" office:value="2260">
                <text:p>22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657">
                <text:p>9657</text:p>
              </table:table-cell>
              <table:table-cell office:value-type="float" office:value="2247">
                <text:p>224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658">
                <text:p>9658</text:p>
              </table:table-cell>
              <table:table-cell office:value-type="float" office:value="2249">
                <text:p>224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659">
                <text:p>9659</text:p>
              </table:table-cell>
              <table:table-cell office:value-type="float" office:value="2246">
                <text:p>224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660">
                <text:p>9660</text:p>
              </table:table-cell>
              <table:table-cell office:value-type="float" office:value="2240">
                <text:p>224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661">
                <text:p>9661</text:p>
              </table:table-cell>
              <table:table-cell office:value-type="float" office:value="2236">
                <text:p>223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662">
                <text:p>9662</text:p>
              </table:table-cell>
              <table:table-cell office:value-type="float" office:value="2231">
                <text:p>223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663">
                <text:p>9663</text:p>
              </table:table-cell>
              <table:table-cell office:value-type="float" office:value="2246">
                <text:p>224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664">
                <text:p>9664</text:p>
              </table:table-cell>
              <table:table-cell office:value-type="float" office:value="2243">
                <text:p>224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665">
                <text:p>9665</text:p>
              </table:table-cell>
              <table:table-cell office:value-type="float" office:value="2251">
                <text:p>225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666">
                <text:p>9666</text:p>
              </table:table-cell>
              <table:table-cell office:value-type="float" office:value="2249">
                <text:p>224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67">
                <text:p>9667</text:p>
              </table:table-cell>
              <table:table-cell office:value-type="float" office:value="2258">
                <text:p>225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668">
                <text:p>9668</text:p>
              </table:table-cell>
              <table:table-cell office:value-type="float" office:value="2253">
                <text:p>225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669">
                <text:p>9669</text:p>
              </table:table-cell>
              <table:table-cell office:value-type="float" office:value="2255">
                <text:p>225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670">
                <text:p>9670</text:p>
              </table:table-cell>
              <table:table-cell office:value-type="float" office:value="2267">
                <text:p>226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671">
                <text:p>9671</text:p>
              </table:table-cell>
              <table:table-cell office:value-type="float" office:value="2268">
                <text:p>226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672">
                <text:p>9672</text:p>
              </table:table-cell>
              <table:table-cell office:value-type="float" office:value="2252">
                <text:p>225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673">
                <text:p>9673</text:p>
              </table:table-cell>
              <table:table-cell office:value-type="float" office:value="2266">
                <text:p>226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674">
                <text:p>9674</text:p>
              </table:table-cell>
              <table:table-cell office:value-type="float" office:value="2259">
                <text:p>225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675">
                <text:p>9675</text:p>
              </table:table-cell>
              <table:table-cell office:value-type="float" office:value="2254">
                <text:p>22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676">
                <text:p>9676</text:p>
              </table:table-cell>
              <table:table-cell office:value-type="float" office:value="2244">
                <text:p>224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677">
                <text:p>9677</text:p>
              </table:table-cell>
              <table:table-cell office:value-type="float" office:value="2263">
                <text:p>226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678">
                <text:p>9678</text:p>
              </table:table-cell>
              <table:table-cell office:value-type="float" office:value="2257">
                <text:p>22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679">
                <text:p>9679</text:p>
              </table:table-cell>
              <table:table-cell office:value-type="float" office:value="2254">
                <text:p>225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680">
                <text:p>9680</text:p>
              </table:table-cell>
              <table:table-cell office:value-type="float" office:value="2267">
                <text:p>226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681">
                <text:p>9681</text:p>
              </table:table-cell>
              <table:table-cell office:value-type="float" office:value="2267">
                <text:p>226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682">
                <text:p>9682</text:p>
              </table:table-cell>
              <table:table-cell office:value-type="float" office:value="2272">
                <text:p>227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683">
                <text:p>9683</text:p>
              </table:table-cell>
              <table:table-cell office:value-type="float" office:value="2268">
                <text:p>226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684">
                <text:p>9684</text:p>
              </table:table-cell>
              <table:table-cell office:value-type="float" office:value="2276">
                <text:p>22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685">
                <text:p>9685</text:p>
              </table:table-cell>
              <table:table-cell office:value-type="float" office:value="2280">
                <text:p>228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686">
                <text:p>9686</text:p>
              </table:table-cell>
              <table:table-cell office:value-type="float" office:value="2274">
                <text:p>227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687">
                <text:p>9687</text:p>
              </table:table-cell>
              <table:table-cell office:value-type="float" office:value="2277">
                <text:p>227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688">
                <text:p>9688</text:p>
              </table:table-cell>
              <table:table-cell office:value-type="float" office:value="2269">
                <text:p>22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689">
                <text:p>9689</text:p>
              </table:table-cell>
              <table:table-cell office:value-type="float" office:value="2270">
                <text:p>227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690">
                <text:p>9690</text:p>
              </table:table-cell>
              <table:table-cell office:value-type="float" office:value="2267">
                <text:p>22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691">
                <text:p>9691</text:p>
              </table:table-cell>
              <table:table-cell office:value-type="float" office:value="2271">
                <text:p>2271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692">
                <text:p>9692</text:p>
              </table:table-cell>
              <table:table-cell office:value-type="float" office:value="2264">
                <text:p>226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693">
                <text:p>9693</text:p>
              </table:table-cell>
              <table:table-cell office:value-type="float" office:value="2270">
                <text:p>227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694">
                <text:p>9694</text:p>
              </table:table-cell>
              <table:table-cell office:value-type="float" office:value="2262">
                <text:p>22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695">
                <text:p>9695</text:p>
              </table:table-cell>
              <table:table-cell office:value-type="float" office:value="2269">
                <text:p>2269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696">
                <text:p>9696</text:p>
              </table:table-cell>
              <table:table-cell office:value-type="float" office:value="2265">
                <text:p>2265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697">
                <text:p>9697</text:p>
              </table:table-cell>
              <table:table-cell office:value-type="float" office:value="2255">
                <text:p>225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698">
                <text:p>9698</text:p>
              </table:table-cell>
              <table:table-cell office:value-type="float" office:value="2252">
                <text:p>2252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699">
                <text:p>9699</text:p>
              </table:table-cell>
              <table:table-cell office:value-type="float" office:value="2242">
                <text:p>224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700">
                <text:p>9700</text:p>
              </table:table-cell>
              <table:table-cell office:value-type="float" office:value="2238">
                <text:p>223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701">
                <text:p>9701</text:p>
              </table:table-cell>
              <table:table-cell office:value-type="float" office:value="2234">
                <text:p>223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702">
                <text:p>9702</text:p>
              </table:table-cell>
              <table:table-cell office:value-type="float" office:value="2235">
                <text:p>223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703">
                <text:p>9703</text:p>
              </table:table-cell>
              <table:table-cell office:value-type="float" office:value="2229">
                <text:p>222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704">
                <text:p>9704</text:p>
              </table:table-cell>
              <table:table-cell office:value-type="float" office:value="2224">
                <text:p>222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705">
                <text:p>9705</text:p>
              </table:table-cell>
              <table:table-cell office:value-type="float" office:value="2227">
                <text:p>222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706">
                <text:p>9706</text:p>
              </table:table-cell>
              <table:table-cell office:value-type="float" office:value="2236">
                <text:p>223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707">
                <text:p>9707</text:p>
              </table:table-cell>
              <table:table-cell office:value-type="float" office:value="2235">
                <text:p>223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708">
                <text:p>9708</text:p>
              </table:table-cell>
              <table:table-cell office:value-type="float" office:value="2242">
                <text:p>224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709">
                <text:p>9709</text:p>
              </table:table-cell>
              <table:table-cell office:value-type="float" office:value="2243">
                <text:p>224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710">
                <text:p>9710</text:p>
              </table:table-cell>
              <table:table-cell office:value-type="float" office:value="2248">
                <text:p>22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711">
                <text:p>9711</text:p>
              </table:table-cell>
              <table:table-cell office:value-type="float" office:value="2237">
                <text:p>223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712">
                <text:p>9712</text:p>
              </table:table-cell>
              <table:table-cell office:value-type="float" office:value="2235">
                <text:p>223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713">
                <text:p>9713</text:p>
              </table:table-cell>
              <table:table-cell office:value-type="float" office:value="2234">
                <text:p>22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714">
                <text:p>9714</text:p>
              </table:table-cell>
              <table:table-cell office:value-type="float" office:value="2236">
                <text:p>223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715">
                <text:p>9715</text:p>
              </table:table-cell>
              <table:table-cell office:value-type="float" office:value="2233">
                <text:p>223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716">
                <text:p>9716</text:p>
              </table:table-cell>
              <table:table-cell office:value-type="float" office:value="2232">
                <text:p>22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717">
                <text:p>9717</text:p>
              </table:table-cell>
              <table:table-cell office:value-type="float" office:value="2228">
                <text:p>222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718">
                <text:p>9718</text:p>
              </table:table-cell>
              <table:table-cell office:value-type="float" office:value="2227">
                <text:p>22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719">
                <text:p>9719</text:p>
              </table:table-cell>
              <table:table-cell office:value-type="float" office:value="2221">
                <text:p>222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720">
                <text:p>9720</text:p>
              </table:table-cell>
              <table:table-cell office:value-type="float" office:value="2232">
                <text:p>223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721">
                <text:p>9721</text:p>
              </table:table-cell>
              <table:table-cell office:value-type="float" office:value="2219">
                <text:p>221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722">
                <text:p>9722</text:p>
              </table:table-cell>
              <table:table-cell office:value-type="float" office:value="2220">
                <text:p>22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723">
                <text:p>9723</text:p>
              </table:table-cell>
              <table:table-cell office:value-type="float" office:value="2214">
                <text:p>221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724">
                <text:p>9724</text:p>
              </table:table-cell>
              <table:table-cell office:value-type="float" office:value="2211">
                <text:p>221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725">
                <text:p>9725</text:p>
              </table:table-cell>
              <table:table-cell office:value-type="float" office:value="2204">
                <text:p>220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726">
                <text:p>9726</text:p>
              </table:table-cell>
              <table:table-cell office:value-type="float" office:value="2203">
                <text:p>220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727">
                <text:p>9727</text:p>
              </table:table-cell>
              <table:table-cell office:value-type="float" office:value="2189">
                <text:p>218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728">
                <text:p>9728</text:p>
              </table:table-cell>
              <table:table-cell office:value-type="float" office:value="2204">
                <text:p>220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729">
                <text:p>9729</text:p>
              </table:table-cell>
              <table:table-cell office:value-type="float" office:value="2199">
                <text:p>219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730">
                <text:p>9730</text:p>
              </table:table-cell>
              <table:table-cell office:value-type="float" office:value="2204">
                <text:p>22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731">
                <text:p>9731</text:p>
              </table:table-cell>
              <table:table-cell office:value-type="float" office:value="2205">
                <text:p>220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732">
                <text:p>9732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733">
                <text:p>9733</text:p>
              </table:table-cell>
              <table:table-cell office:value-type="float" office:value="2187">
                <text:p>218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734">
                <text:p>9734</text:p>
              </table:table-cell>
              <table:table-cell office:value-type="float" office:value="2191">
                <text:p>21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735">
                <text:p>9735</text:p>
              </table:table-cell>
              <table:table-cell office:value-type="float" office:value="2179">
                <text:p>217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736">
                <text:p>9736</text:p>
              </table:table-cell>
              <table:table-cell office:value-type="float" office:value="2198">
                <text:p>219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737">
                <text:p>9737</text:p>
              </table:table-cell>
              <table:table-cell office:value-type="float" office:value="2194">
                <text:p>219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738">
                <text:p>9738</text:p>
              </table:table-cell>
              <table:table-cell office:value-type="float" office:value="2190">
                <text:p>219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739">
                <text:p>9739</text:p>
              </table:table-cell>
              <table:table-cell office:value-type="float" office:value="2183">
                <text:p>218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740">
                <text:p>9740</text:p>
              </table:table-cell>
              <table:table-cell office:value-type="float" office:value="2196">
                <text:p>219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741">
                <text:p>9741</text:p>
              </table:table-cell>
              <table:table-cell office:value-type="float" office:value="2197">
                <text:p>219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742">
                <text:p>9742</text:p>
              </table:table-cell>
              <table:table-cell office:value-type="float" office:value="2195">
                <text:p>219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743">
                <text:p>9743</text:p>
              </table:table-cell>
              <table:table-cell office:value-type="float" office:value="2193">
                <text:p>219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744">
                <text:p>9744</text:p>
              </table:table-cell>
              <table:table-cell office:value-type="float" office:value="2208">
                <text:p>220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745">
                <text:p>9745</text:p>
              </table:table-cell>
              <table:table-cell office:value-type="float" office:value="2206">
                <text:p>220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46">
                <text:p>9746</text:p>
              </table:table-cell>
              <table:table-cell office:value-type="float" office:value="2207">
                <text:p>220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747">
                <text:p>9747</text:p>
              </table:table-cell>
              <table:table-cell office:value-type="float" office:value="2205">
                <text:p>220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748">
                <text:p>9748</text:p>
              </table:table-cell>
              <table:table-cell office:value-type="float" office:value="2201">
                <text:p>22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749">
                <text:p>9749</text:p>
              </table:table-cell>
              <table:table-cell office:value-type="float" office:value="2205">
                <text:p>220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750">
                <text:p>9750</text:p>
              </table:table-cell>
              <table:table-cell office:value-type="float" office:value="2220">
                <text:p>222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751">
                <text:p>9751</text:p>
              </table:table-cell>
              <table:table-cell office:value-type="float" office:value="2213">
                <text:p>221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752">
                <text:p>9752</text:p>
              </table:table-cell>
              <table:table-cell office:value-type="float" office:value="2223">
                <text:p>22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753">
                <text:p>9753</text:p>
              </table:table-cell>
              <table:table-cell office:value-type="float" office:value="2222">
                <text:p>22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754">
                <text:p>9754</text:p>
              </table:table-cell>
              <table:table-cell office:value-type="float" office:value="2232">
                <text:p>22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755">
                <text:p>9755</text:p>
              </table:table-cell>
              <table:table-cell office:value-type="float" office:value="2227">
                <text:p>222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756">
                <text:p>9756</text:p>
              </table:table-cell>
              <table:table-cell office:value-type="float" office:value="2230">
                <text:p>223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757">
                <text:p>9757</text:p>
              </table:table-cell>
              <table:table-cell office:value-type="float" office:value="2227">
                <text:p>222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758">
                <text:p>9758</text:p>
              </table:table-cell>
              <table:table-cell office:value-type="float" office:value="2230">
                <text:p>223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759">
                <text:p>9759</text:p>
              </table:table-cell>
              <table:table-cell office:value-type="float" office:value="2224">
                <text:p>222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760">
                <text:p>9760</text:p>
              </table:table-cell>
              <table:table-cell office:value-type="float" office:value="2232">
                <text:p>223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761">
                <text:p>9761</text:p>
              </table:table-cell>
              <table:table-cell office:value-type="float" office:value="2231">
                <text:p>223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762">
                <text:p>9762</text:p>
              </table:table-cell>
              <table:table-cell office:value-type="float" office:value="2231">
                <text:p>2231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763">
                <text:p>9763</text:p>
              </table:table-cell>
              <table:table-cell office:value-type="float" office:value="2226">
                <text:p>222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764">
                <text:p>9764</text:p>
              </table:table-cell>
              <table:table-cell office:value-type="float" office:value="2227">
                <text:p>222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765">
                <text:p>9765</text:p>
              </table:table-cell>
              <table:table-cell office:value-type="float" office:value="2217">
                <text:p>221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766">
                <text:p>9766</text:p>
              </table:table-cell>
              <table:table-cell office:value-type="float" office:value="2217">
                <text:p>221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767">
                <text:p>9767</text:p>
              </table:table-cell>
              <table:table-cell office:value-type="float" office:value="2212">
                <text:p>221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768">
                <text:p>9768</text:p>
              </table:table-cell>
              <table:table-cell office:value-type="float" office:value="2211">
                <text:p>221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769">
                <text:p>9769</text:p>
              </table:table-cell>
              <table:table-cell office:value-type="float" office:value="2196">
                <text:p>219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770">
                <text:p>9770</text:p>
              </table:table-cell>
              <table:table-cell office:value-type="float" office:value="2205">
                <text:p>220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771">
                <text:p>9771</text:p>
              </table:table-cell>
              <table:table-cell office:value-type="float" office:value="2193">
                <text:p>219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772">
                <text:p>9772</text:p>
              </table:table-cell>
              <table:table-cell office:value-type="float" office:value="2196">
                <text:p>219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773">
                <text:p>9773</text:p>
              </table:table-cell>
              <table:table-cell office:value-type="float" office:value="2192">
                <text:p>21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774">
                <text:p>9774</text:p>
              </table:table-cell>
              <table:table-cell office:value-type="float" office:value="2193">
                <text:p>219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775">
                <text:p>9775</text:p>
              </table:table-cell>
              <table:table-cell office:value-type="float" office:value="2187">
                <text:p>218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776">
                <text:p>9776</text:p>
              </table:table-cell>
              <table:table-cell office:value-type="float" office:value="2197">
                <text:p>219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777">
                <text:p>9777</text:p>
              </table:table-cell>
              <table:table-cell office:value-type="float" office:value="2195">
                <text:p>219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778">
                <text:p>9778</text:p>
              </table:table-cell>
              <table:table-cell office:value-type="float" office:value="2190">
                <text:p>219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779">
                <text:p>9779</text:p>
              </table:table-cell>
              <table:table-cell office:value-type="float" office:value="2191">
                <text:p>219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780">
                <text:p>9780</text:p>
              </table:table-cell>
              <table:table-cell office:value-type="float" office:value="2199">
                <text:p>219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781">
                <text:p>9781</text:p>
              </table:table-cell>
              <table:table-cell office:value-type="float" office:value="2203">
                <text:p>220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782">
                <text:p>9782</text:p>
              </table:table-cell>
              <table:table-cell office:value-type="float" office:value="2203">
                <text:p>220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783">
                <text:p>9783</text:p>
              </table:table-cell>
              <table:table-cell office:value-type="float" office:value="2208">
                <text:p>220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784">
                <text:p>9784</text:p>
              </table:table-cell>
              <table:table-cell office:value-type="float" office:value="2207">
                <text:p>22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785">
                <text:p>9785</text:p>
              </table:table-cell>
              <table:table-cell office:value-type="float" office:value="2209">
                <text:p>220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786">
                <text:p>9786</text:p>
              </table:table-cell>
              <table:table-cell office:value-type="float" office:value="2213">
                <text:p>22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787">
                <text:p>9787</text:p>
              </table:table-cell>
              <table:table-cell office:value-type="float" office:value="2209">
                <text:p>220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788">
                <text:p>9788</text:p>
              </table:table-cell>
              <table:table-cell office:value-type="float" office:value="2214">
                <text:p>221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789">
                <text:p>9789</text:p>
              </table:table-cell>
              <table:table-cell office:value-type="float" office:value="2210">
                <text:p>221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790">
                <text:p>9790</text:p>
              </table:table-cell>
              <table:table-cell office:value-type="float" office:value="2213">
                <text:p>221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791">
                <text:p>9791</text:p>
              </table:table-cell>
              <table:table-cell office:value-type="float" office:value="2213">
                <text:p>221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792">
                <text:p>9792</text:p>
              </table:table-cell>
              <table:table-cell office:value-type="float" office:value="2213">
                <text:p>221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793">
                <text:p>9793</text:p>
              </table:table-cell>
              <table:table-cell office:value-type="float" office:value="2214">
                <text:p>221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794">
                <text:p>9794</text:p>
              </table:table-cell>
              <table:table-cell office:value-type="float" office:value="2224">
                <text:p>222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795">
                <text:p>9795</text:p>
              </table:table-cell>
              <table:table-cell office:value-type="float" office:value="2224">
                <text:p>22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796">
                <text:p>9796</text:p>
              </table:table-cell>
              <table:table-cell office:value-type="float" office:value="2220">
                <text:p>222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797">
                <text:p>9797</text:p>
              </table:table-cell>
              <table:table-cell office:value-type="float" office:value="2224">
                <text:p>222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798">
                <text:p>9798</text:p>
              </table:table-cell>
              <table:table-cell office:value-type="float" office:value="2221">
                <text:p>222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799">
                <text:p>9799</text:p>
              </table:table-cell>
              <table:table-cell office:value-type="float" office:value="2229">
                <text:p>222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800">
                <text:p>9800</text:p>
              </table:table-cell>
              <table:table-cell office:value-type="float" office:value="2217">
                <text:p>221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801">
                <text:p>9801</text:p>
              </table:table-cell>
              <table:table-cell office:value-type="float" office:value="2232">
                <text:p>223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802">
                <text:p>9802</text:p>
              </table:table-cell>
              <table:table-cell office:value-type="float" office:value="2221">
                <text:p>222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803">
                <text:p>9803</text:p>
              </table:table-cell>
              <table:table-cell office:value-type="float" office:value="2231">
                <text:p>223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804">
                <text:p>9804</text:p>
              </table:table-cell>
              <table:table-cell office:value-type="float" office:value="2218">
                <text:p>221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805">
                <text:p>9805</text:p>
              </table:table-cell>
              <table:table-cell office:value-type="float" office:value="2227">
                <text:p>222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806">
                <text:p>9806</text:p>
              </table:table-cell>
              <table:table-cell office:value-type="float" office:value="2227">
                <text:p>222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807">
                <text:p>9807</text:p>
              </table:table-cell>
              <table:table-cell office:value-type="float" office:value="2223">
                <text:p>222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808">
                <text:p>9808</text:p>
              </table:table-cell>
              <table:table-cell office:value-type="float" office:value="2219">
                <text:p>221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809">
                <text:p>9809</text:p>
              </table:table-cell>
              <table:table-cell office:value-type="float" office:value="2229">
                <text:p>22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810">
                <text:p>9810</text:p>
              </table:table-cell>
              <table:table-cell office:value-type="float" office:value="2229">
                <text:p>22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811">
                <text:p>9811</text:p>
              </table:table-cell>
              <table:table-cell office:value-type="float" office:value="2238">
                <text:p>223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812">
                <text:p>9812</text:p>
              </table:table-cell>
              <table:table-cell office:value-type="float" office:value="2223">
                <text:p>22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813">
                <text:p>9813</text:p>
              </table:table-cell>
              <table:table-cell office:value-type="float" office:value="2237">
                <text:p>223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814">
                <text:p>9814</text:p>
              </table:table-cell>
              <table:table-cell office:value-type="float" office:value="2237">
                <text:p>223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815">
                <text:p>9815</text:p>
              </table:table-cell>
              <table:table-cell office:value-type="float" office:value="2238">
                <text:p>22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816">
                <text:p>9816</text:p>
              </table:table-cell>
              <table:table-cell office:value-type="float" office:value="2230">
                <text:p>223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817">
                <text:p>9817</text:p>
              </table:table-cell>
              <table:table-cell office:value-type="float" office:value="2247">
                <text:p>224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818">
                <text:p>9818</text:p>
              </table:table-cell>
              <table:table-cell office:value-type="float" office:value="2247">
                <text:p>22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819">
                <text:p>9819</text:p>
              </table:table-cell>
              <table:table-cell office:value-type="float" office:value="2246">
                <text:p>22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820">
                <text:p>9820</text:p>
              </table:table-cell>
              <table:table-cell office:value-type="float" office:value="2237">
                <text:p>223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821">
                <text:p>9821</text:p>
              </table:table-cell>
              <table:table-cell office:value-type="float" office:value="2247">
                <text:p>224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822">
                <text:p>9822</text:p>
              </table:table-cell>
              <table:table-cell office:value-type="float" office:value="2237">
                <text:p>223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823">
                <text:p>9823</text:p>
              </table:table-cell>
              <table:table-cell office:value-type="float" office:value="2238">
                <text:p>223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824">
                <text:p>9824</text:p>
              </table:table-cell>
              <table:table-cell office:value-type="float" office:value="2226">
                <text:p>222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825">
                <text:p>9825</text:p>
              </table:table-cell>
              <table:table-cell office:value-type="float" office:value="2234">
                <text:p>2234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826">
                <text:p>9826</text:p>
              </table:table-cell>
              <table:table-cell office:value-type="float" office:value="2234">
                <text:p>2234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827">
                <text:p>9827</text:p>
              </table:table-cell>
              <table:table-cell office:value-type="float" office:value="2238">
                <text:p>223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828">
                <text:p>9828</text:p>
              </table:table-cell>
              <table:table-cell office:value-type="float" office:value="2227">
                <text:p>222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829">
                <text:p>9829</text:p>
              </table:table-cell>
              <table:table-cell office:value-type="float" office:value="2243">
                <text:p>224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830">
                <text:p>9830</text:p>
              </table:table-cell>
              <table:table-cell office:value-type="float" office:value="2238">
                <text:p>223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831">
                <text:p>9831</text:p>
              </table:table-cell>
              <table:table-cell office:value-type="float" office:value="2248">
                <text:p>224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832">
                <text:p>9832</text:p>
              </table:table-cell>
              <table:table-cell office:value-type="float" office:value="2236">
                <text:p>2236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833">
                <text:p>9833</text:p>
              </table:table-cell>
              <table:table-cell office:value-type="float" office:value="2248">
                <text:p>224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834">
                <text:p>9834</text:p>
              </table:table-cell>
              <table:table-cell office:value-type="float" office:value="2251">
                <text:p>225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835">
                <text:p>9835</text:p>
              </table:table-cell>
              <table:table-cell office:value-type="float" office:value="2247">
                <text:p>224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836">
                <text:p>9836</text:p>
              </table:table-cell>
              <table:table-cell office:value-type="float" office:value="2235">
                <text:p>223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837">
                <text:p>9837</text:p>
              </table:table-cell>
              <table:table-cell office:value-type="float" office:value="2244">
                <text:p>224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838">
                <text:p>9838</text:p>
              </table:table-cell>
              <table:table-cell office:value-type="float" office:value="2247">
                <text:p>2247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839">
                <text:p>9839</text:p>
              </table:table-cell>
              <table:table-cell office:value-type="float" office:value="2245">
                <text:p>224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840">
                <text:p>9840</text:p>
              </table:table-cell>
              <table:table-cell office:value-type="float" office:value="2232">
                <text:p>223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841">
                <text:p>9841</text:p>
              </table:table-cell>
              <table:table-cell office:value-type="float" office:value="2241">
                <text:p>224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842">
                <text:p>9842</text:p>
              </table:table-cell>
              <table:table-cell office:value-type="float" office:value="2231">
                <text:p>223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843">
                <text:p>9843</text:p>
              </table:table-cell>
              <table:table-cell office:value-type="float" office:value="2233">
                <text:p>223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844">
                <text:p>9844</text:p>
              </table:table-cell>
              <table:table-cell office:value-type="float" office:value="2222">
                <text:p>222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845">
                <text:p>9845</text:p>
              </table:table-cell>
              <table:table-cell office:value-type="float" office:value="2229">
                <text:p>22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846">
                <text:p>9846</text:p>
              </table:table-cell>
              <table:table-cell office:value-type="float" office:value="2229">
                <text:p>22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847">
                <text:p>9847</text:p>
              </table:table-cell>
              <table:table-cell office:value-type="float" office:value="2225">
                <text:p>22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848">
                <text:p>9848</text:p>
              </table:table-cell>
              <table:table-cell office:value-type="float" office:value="2220">
                <text:p>222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849">
                <text:p>9849</text:p>
              </table:table-cell>
              <table:table-cell office:value-type="float" office:value="2237">
                <text:p>22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850">
                <text:p>9850</text:p>
              </table:table-cell>
              <table:table-cell office:value-type="float" office:value="2233">
                <text:p>223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851">
                <text:p>9851</text:p>
              </table:table-cell>
              <table:table-cell office:value-type="float" office:value="2231">
                <text:p>22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852">
                <text:p>9852</text:p>
              </table:table-cell>
              <table:table-cell office:value-type="float" office:value="2226">
                <text:p>222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853">
                <text:p>9853</text:p>
              </table:table-cell>
              <table:table-cell office:value-type="float" office:value="2240">
                <text:p>22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854">
                <text:p>9854</text:p>
              </table:table-cell>
              <table:table-cell office:value-type="float" office:value="2234">
                <text:p>22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855">
                <text:p>9855</text:p>
              </table:table-cell>
              <table:table-cell office:value-type="float" office:value="2230">
                <text:p>223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856">
                <text:p>9856</text:p>
              </table:table-cell>
              <table:table-cell office:value-type="float" office:value="2230">
                <text:p>223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857">
                <text:p>9857</text:p>
              </table:table-cell>
              <table:table-cell office:value-type="float" office:value="2225">
                <text:p>22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858">
                <text:p>9858</text:p>
              </table:table-cell>
              <table:table-cell office:value-type="float" office:value="2225">
                <text:p>222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859">
                <text:p>9859</text:p>
              </table:table-cell>
              <table:table-cell office:value-type="float" office:value="2219">
                <text:p>221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860">
                <text:p>9860</text:p>
              </table:table-cell>
              <table:table-cell office:value-type="float" office:value="2215">
                <text:p>221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861">
                <text:p>9861</text:p>
              </table:table-cell>
              <table:table-cell office:value-type="float" office:value="2213">
                <text:p>221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862">
                <text:p>9862</text:p>
              </table:table-cell>
              <table:table-cell office:value-type="float" office:value="2216">
                <text:p>221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863">
                <text:p>9863</text:p>
              </table:table-cell>
              <table:table-cell office:value-type="float" office:value="2214">
                <text:p>221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864">
                <text:p>9864</text:p>
              </table:table-cell>
              <table:table-cell office:value-type="float" office:value="2212">
                <text:p>221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865">
                <text:p>9865</text:p>
              </table:table-cell>
              <table:table-cell office:value-type="float" office:value="2200">
                <text:p>220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866">
                <text:p>9866</text:p>
              </table:table-cell>
              <table:table-cell office:value-type="float" office:value="2215">
                <text:p>22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867">
                <text:p>9867</text:p>
              </table:table-cell>
              <table:table-cell office:value-type="float" office:value="2216">
                <text:p>221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868">
                <text:p>9868</text:p>
              </table:table-cell>
              <table:table-cell office:value-type="float" office:value="2211">
                <text:p>22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869">
                <text:p>9869</text:p>
              </table:table-cell>
              <table:table-cell office:value-type="float" office:value="2206">
                <text:p>220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870">
                <text:p>9870</text:p>
              </table:table-cell>
              <table:table-cell office:value-type="float" office:value="2207">
                <text:p>220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871">
                <text:p>9871</text:p>
              </table:table-cell>
              <table:table-cell office:value-type="float" office:value="2206">
                <text:p>220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872">
                <text:p>9872</text:p>
              </table:table-cell>
              <table:table-cell office:value-type="float" office:value="2208">
                <text:p>220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873">
                <text:p>9873</text:p>
              </table:table-cell>
              <table:table-cell office:value-type="float" office:value="2203">
                <text:p>220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874">
                <text:p>9874</text:p>
              </table:table-cell>
              <table:table-cell office:value-type="float" office:value="2207">
                <text:p>220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9875">
                <text:p>9875</text:p>
              </table:table-cell>
              <table:table-cell office:value-type="float" office:value="2200">
                <text:p>22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9876">
                <text:p>9876</text:p>
              </table:table-cell>
              <table:table-cell office:value-type="float" office:value="2198">
                <text:p>219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877">
                <text:p>9877</text:p>
              </table:table-cell>
              <table:table-cell office:value-type="float" office:value="2201">
                <text:p>220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878">
                <text:p>9878</text:p>
              </table:table-cell>
              <table:table-cell office:value-type="float" office:value="2191">
                <text:p>219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879">
                <text:p>9879</text:p>
              </table:table-cell>
              <table:table-cell office:value-type="float" office:value="2186">
                <text:p>218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880">
                <text:p>9880</text:p>
              </table:table-cell>
              <table:table-cell office:value-type="float" office:value="2186">
                <text:p>218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881">
                <text:p>9881</text:p>
              </table:table-cell>
              <table:table-cell office:value-type="float" office:value="2184">
                <text:p>218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882">
                <text:p>9882</text:p>
              </table:table-cell>
              <table:table-cell office:value-type="float" office:value="2186">
                <text:p>21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883">
                <text:p>9883</text:p>
              </table:table-cell>
              <table:table-cell office:value-type="float" office:value="2175">
                <text:p>217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84">
                <text:p>9884</text:p>
              </table:table-cell>
              <table:table-cell office:value-type="float" office:value="2170">
                <text:p>217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885">
                <text:p>9885</text:p>
              </table:table-cell>
              <table:table-cell office:value-type="float" office:value="2154">
                <text:p>215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886">
                <text:p>9886</text:p>
              </table:table-cell>
              <table:table-cell office:value-type="float" office:value="2157">
                <text:p>2157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887">
                <text:p>9887</text:p>
              </table:table-cell>
              <table:table-cell office:value-type="float" office:value="2158">
                <text:p>2158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888">
                <text:p>9888</text:p>
              </table:table-cell>
              <table:table-cell office:value-type="float" office:value="2159">
                <text:p>2159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889">
                <text:p>9889</text:p>
              </table:table-cell>
              <table:table-cell office:value-type="float" office:value="2158">
                <text:p>215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890">
                <text:p>9890</text:p>
              </table:table-cell>
              <table:table-cell office:value-type="float" office:value="2158">
                <text:p>215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891">
                <text:p>9891</text:p>
              </table:table-cell>
              <table:table-cell office:value-type="float" office:value="2162">
                <text:p>216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892">
                <text:p>9892</text:p>
              </table:table-cell>
              <table:table-cell office:value-type="float" office:value="2159">
                <text:p>215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893">
                <text:p>9893</text:p>
              </table:table-cell>
              <table:table-cell office:value-type="float" office:value="2165">
                <text:p>2165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894">
                <text:p>9894</text:p>
              </table:table-cell>
              <table:table-cell office:value-type="float" office:value="2161">
                <text:p>216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9895">
                <text:p>9895</text:p>
              </table:table-cell>
              <table:table-cell office:value-type="float" office:value="2166">
                <text:p>216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896">
                <text:p>9896</text:p>
              </table:table-cell>
              <table:table-cell office:value-type="float" office:value="2162">
                <text:p>216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897">
                <text:p>9897</text:p>
              </table:table-cell>
              <table:table-cell office:value-type="float" office:value="2167">
                <text:p>2167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898">
                <text:p>9898</text:p>
              </table:table-cell>
              <table:table-cell office:value-type="float" office:value="2162">
                <text:p>216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899">
                <text:p>9899</text:p>
              </table:table-cell>
              <table:table-cell office:value-type="float" office:value="2175">
                <text:p>217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900">
                <text:p>9900</text:p>
              </table:table-cell>
              <table:table-cell office:value-type="float" office:value="2182">
                <text:p>218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901">
                <text:p>9901</text:p>
              </table:table-cell>
              <table:table-cell office:value-type="float" office:value="2185">
                <text:p>218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902">
                <text:p>9902</text:p>
              </table:table-cell>
              <table:table-cell office:value-type="float" office:value="2182">
                <text:p>21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903">
                <text:p>9903</text:p>
              </table:table-cell>
              <table:table-cell office:value-type="float" office:value="2193">
                <text:p>219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904">
                <text:p>9904</text:p>
              </table:table-cell>
              <table:table-cell office:value-type="float" office:value="2189">
                <text:p>218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905">
                <text:p>9905</text:p>
              </table:table-cell>
              <table:table-cell office:value-type="float" office:value="2191">
                <text:p>219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906">
                <text:p>9906</text:p>
              </table:table-cell>
              <table:table-cell office:value-type="float" office:value="2192">
                <text:p>2192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907">
                <text:p>9907</text:p>
              </table:table-cell>
              <table:table-cell office:value-type="float" office:value="2188">
                <text:p>218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908">
                <text:p>9908</text:p>
              </table:table-cell>
              <table:table-cell office:value-type="float" office:value="2191">
                <text:p>219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909">
                <text:p>9909</text:p>
              </table:table-cell>
              <table:table-cell office:value-type="float" office:value="2184">
                <text:p>218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910">
                <text:p>9910</text:p>
              </table:table-cell>
              <table:table-cell office:value-type="float" office:value="2181">
                <text:p>218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911">
                <text:p>9911</text:p>
              </table:table-cell>
              <table:table-cell office:value-type="float" office:value="2181">
                <text:p>218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912">
                <text:p>9912</text:p>
              </table:table-cell>
              <table:table-cell office:value-type="float" office:value="2182">
                <text:p>218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913">
                <text:p>9913</text:p>
              </table:table-cell>
              <table:table-cell office:value-type="float" office:value="2175">
                <text:p>217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914">
                <text:p>9914</text:p>
              </table:table-cell>
              <table:table-cell office:value-type="float" office:value="2171">
                <text:p>21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9915">
                <text:p>9915</text:p>
              </table:table-cell>
              <table:table-cell office:value-type="float" office:value="2170">
                <text:p>217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9916">
                <text:p>9916</text:p>
              </table:table-cell>
              <table:table-cell office:value-type="float" office:value="2172">
                <text:p>217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917">
                <text:p>9917</text:p>
              </table:table-cell>
              <table:table-cell office:value-type="float" office:value="2168">
                <text:p>216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918">
                <text:p>9918</text:p>
              </table:table-cell>
              <table:table-cell office:value-type="float" office:value="2166">
                <text:p>216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919">
                <text:p>9919</text:p>
              </table:table-cell>
              <table:table-cell office:value-type="float" office:value="2160">
                <text:p>21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920">
                <text:p>9920</text:p>
              </table:table-cell>
              <table:table-cell office:value-type="float" office:value="2169">
                <text:p>216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921">
                <text:p>9921</text:p>
              </table:table-cell>
              <table:table-cell office:value-type="float" office:value="2164">
                <text:p>216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922">
                <text:p>9922</text:p>
              </table:table-cell>
              <table:table-cell office:value-type="float" office:value="2164">
                <text:p>216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923">
                <text:p>9923</text:p>
              </table:table-cell>
              <table:table-cell office:value-type="float" office:value="2167">
                <text:p>216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924">
                <text:p>9924</text:p>
              </table:table-cell>
              <table:table-cell office:value-type="float" office:value="2159">
                <text:p>215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925">
                <text:p>9925</text:p>
              </table:table-cell>
              <table:table-cell office:value-type="float" office:value="2169">
                <text:p>216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926">
                <text:p>9926</text:p>
              </table:table-cell>
              <table:table-cell office:value-type="float" office:value="2163">
                <text:p>216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927">
                <text:p>9927</text:p>
              </table:table-cell>
              <table:table-cell office:value-type="float" office:value="2160">
                <text:p>216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928">
                <text:p>9928</text:p>
              </table:table-cell>
              <table:table-cell office:value-type="float" office:value="2164">
                <text:p>216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929">
                <text:p>9929</text:p>
              </table:table-cell>
              <table:table-cell office:value-type="float" office:value="2161">
                <text:p>216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930">
                <text:p>9930</text:p>
              </table:table-cell>
              <table:table-cell office:value-type="float" office:value="2167">
                <text:p>216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9931">
                <text:p>9931</text:p>
              </table:table-cell>
              <table:table-cell office:value-type="float" office:value="2160">
                <text:p>216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32">
                <text:p>9932</text:p>
              </table:table-cell>
              <table:table-cell office:value-type="float" office:value="2154">
                <text:p>215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933">
                <text:p>9933</text:p>
              </table:table-cell>
              <table:table-cell office:value-type="float" office:value="2166">
                <text:p>216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934">
                <text:p>9934</text:p>
              </table:table-cell>
              <table:table-cell office:value-type="float" office:value="2166">
                <text:p>216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935">
                <text:p>9935</text:p>
              </table:table-cell>
              <table:table-cell office:value-type="float" office:value="2153">
                <text:p>215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936">
                <text:p>9936</text:p>
              </table:table-cell>
              <table:table-cell office:value-type="float" office:value="2165">
                <text:p>216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9937">
                <text:p>9937</text:p>
              </table:table-cell>
              <table:table-cell office:value-type="float" office:value="2175">
                <text:p>217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938">
                <text:p>9938</text:p>
              </table:table-cell>
              <table:table-cell office:value-type="float" office:value="2182">
                <text:p>218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9939">
                <text:p>9939</text:p>
              </table:table-cell>
              <table:table-cell office:value-type="float" office:value="2182">
                <text:p>218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940">
                <text:p>9940</text:p>
              </table:table-cell>
              <table:table-cell office:value-type="float" office:value="2161">
                <text:p>216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941">
                <text:p>9941</text:p>
              </table:table-cell>
              <table:table-cell office:value-type="float" office:value="2164">
                <text:p>216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942">
                <text:p>9942</text:p>
              </table:table-cell>
              <table:table-cell office:value-type="float" office:value="2156">
                <text:p>215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943">
                <text:p>9943</text:p>
              </table:table-cell>
              <table:table-cell office:value-type="float" office:value="2152">
                <text:p>215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944">
                <text:p>9944</text:p>
              </table:table-cell>
              <table:table-cell office:value-type="float" office:value="2155">
                <text:p>215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9945">
                <text:p>9945</text:p>
              </table:table-cell>
              <table:table-cell office:value-type="float" office:value="2170">
                <text:p>21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946">
                <text:p>9946</text:p>
              </table:table-cell>
              <table:table-cell office:value-type="float" office:value="2172">
                <text:p>21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947">
                <text:p>9947</text:p>
              </table:table-cell>
              <table:table-cell office:value-type="float" office:value="2169">
                <text:p>21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948">
                <text:p>9948</text:p>
              </table:table-cell>
              <table:table-cell office:value-type="float" office:value="2173">
                <text:p>217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949">
                <text:p>9949</text:p>
              </table:table-cell>
              <table:table-cell office:value-type="float" office:value="2172">
                <text:p>217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950">
                <text:p>9950</text:p>
              </table:table-cell>
              <table:table-cell office:value-type="float" office:value="2172">
                <text:p>217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951">
                <text:p>9951</text:p>
              </table:table-cell>
              <table:table-cell office:value-type="float" office:value="2173">
                <text:p>217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9952">
                <text:p>9952</text:p>
              </table:table-cell>
              <table:table-cell office:value-type="float" office:value="2171">
                <text:p>21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953">
                <text:p>9953</text:p>
              </table:table-cell>
              <table:table-cell office:value-type="float" office:value="2148">
                <text:p>214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9954">
                <text:p>9954</text:p>
              </table:table-cell>
              <table:table-cell office:value-type="float" office:value="2048">
                <text:p>2048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955">
                <text:p>9955</text:p>
              </table:table-cell>
              <table:table-cell office:value-type="float" office:value="1923">
                <text:p>192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956">
                <text:p>9956</text:p>
              </table:table-cell>
              <table:table-cell office:value-type="float" office:value="1863">
                <text:p>186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9957">
                <text:p>9957</text:p>
              </table:table-cell>
              <table:table-cell office:value-type="float" office:value="1834">
                <text:p>183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9958">
                <text:p>9958</text:p>
              </table:table-cell>
              <table:table-cell office:value-type="float" office:value="1812">
                <text:p>181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959">
                <text:p>9959</text:p>
              </table:table-cell>
              <table:table-cell office:value-type="float" office:value="1778">
                <text:p>177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960">
                <text:p>9960</text:p>
              </table:table-cell>
              <table:table-cell office:value-type="float" office:value="1749">
                <text:p>1749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961">
                <text:p>9961</text:p>
              </table:table-cell>
              <table:table-cell office:value-type="float" office:value="1736">
                <text:p>1736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9962">
                <text:p>9962</text:p>
              </table:table-cell>
              <table:table-cell office:value-type="float" office:value="1716">
                <text:p>1716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963">
                <text:p>9963</text:p>
              </table:table-cell>
              <table:table-cell office:value-type="float" office:value="1713">
                <text:p>171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964">
                <text:p>9964</text:p>
              </table:table-cell>
              <table:table-cell office:value-type="float" office:value="1709">
                <text:p>1709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965">
                <text:p>9965</text:p>
              </table:table-cell>
              <table:table-cell office:value-type="float" office:value="1698">
                <text:p>169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966">
                <text:p>9966</text:p>
              </table:table-cell>
              <table:table-cell office:value-type="float" office:value="1687">
                <text:p>1687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967">
                <text:p>9967</text:p>
              </table:table-cell>
              <table:table-cell office:value-type="float" office:value="1666">
                <text:p>166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968">
                <text:p>9968</text:p>
              </table:table-cell>
              <table:table-cell office:value-type="float" office:value="1655">
                <text:p>165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969">
                <text:p>9969</text:p>
              </table:table-cell>
              <table:table-cell office:value-type="float" office:value="1637">
                <text:p>1637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970">
                <text:p>9970</text:p>
              </table:table-cell>
              <table:table-cell office:value-type="float" office:value="1632">
                <text:p>163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971">
                <text:p>9971</text:p>
              </table:table-cell>
              <table:table-cell office:value-type="float" office:value="1642">
                <text:p>1642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972">
                <text:p>9972</text:p>
              </table:table-cell>
              <table:table-cell office:value-type="float" office:value="1658">
                <text:p>1658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973">
                <text:p>9973</text:p>
              </table:table-cell>
              <table:table-cell office:value-type="float" office:value="1659">
                <text:p>165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974">
                <text:p>9974</text:p>
              </table:table-cell>
              <table:table-cell office:value-type="float" office:value="1675">
                <text:p>1675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975">
                <text:p>9975</text:p>
              </table:table-cell>
              <table:table-cell office:value-type="float" office:value="1695">
                <text:p>169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976">
                <text:p>9976</text:p>
              </table:table-cell>
              <table:table-cell office:value-type="float" office:value="1725">
                <text:p>1725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977">
                <text:p>9977</text:p>
              </table:table-cell>
              <table:table-cell office:value-type="float" office:value="1728">
                <text:p>172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978">
                <text:p>9978</text:p>
              </table:table-cell>
              <table:table-cell office:value-type="float" office:value="1744">
                <text:p>1744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979">
                <text:p>9979</text:p>
              </table:table-cell>
              <table:table-cell office:value-type="float" office:value="1739">
                <text:p>1739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980">
                <text:p>9980</text:p>
              </table:table-cell>
              <table:table-cell office:value-type="float" office:value="1770">
                <text:p>1770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981">
                <text:p>9981</text:p>
              </table:table-cell>
              <table:table-cell office:value-type="float" office:value="1806">
                <text:p>180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982">
                <text:p>9982</text:p>
              </table:table-cell>
              <table:table-cell office:value-type="float" office:value="1840">
                <text:p>184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983">
                <text:p>9983</text:p>
              </table:table-cell>
              <table:table-cell office:value-type="float" office:value="1882">
                <text:p>188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984">
                <text:p>9984</text:p>
              </table:table-cell>
              <table:table-cell office:value-type="float" office:value="1923">
                <text:p>1923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985">
                <text:p>9985</text:p>
              </table:table-cell>
              <table:table-cell office:value-type="float" office:value="1964">
                <text:p>1964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986">
                <text:p>9986</text:p>
              </table:table-cell>
              <table:table-cell office:value-type="float" office:value="2028">
                <text:p>202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987">
                <text:p>9987</text:p>
              </table:table-cell>
              <table:table-cell office:value-type="float" office:value="2084">
                <text:p>208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988">
                <text:p>9988</text:p>
              </table:table-cell>
              <table:table-cell office:value-type="float" office:value="2155">
                <text:p>215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989">
                <text:p>9989</text:p>
              </table:table-cell>
              <table:table-cell office:value-type="float" office:value="2189">
                <text:p>218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990">
                <text:p>9990</text:p>
              </table:table-cell>
              <table:table-cell office:value-type="float" office:value="2206">
                <text:p>2206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991">
                <text:p>9991</text:p>
              </table:table-cell>
              <table:table-cell office:value-type="float" office:value="2210">
                <text:p>221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992">
                <text:p>9992</text:p>
              </table:table-cell>
              <table:table-cell office:value-type="float" office:value="2202">
                <text:p>220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993">
                <text:p>9993</text:p>
              </table:table-cell>
              <table:table-cell office:value-type="float" office:value="2198">
                <text:p>219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994">
                <text:p>9994</text:p>
              </table:table-cell>
              <table:table-cell office:value-type="float" office:value="2185">
                <text:p>218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995">
                <text:p>9995</text:p>
              </table:table-cell>
              <table:table-cell office:value-type="float" office:value="2183">
                <text:p>218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996">
                <text:p>9996</text:p>
              </table:table-cell>
              <table:table-cell office:value-type="float" office:value="2198">
                <text:p>219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9997">
                <text:p>9997</text:p>
              </table:table-cell>
              <table:table-cell office:value-type="float" office:value="2193">
                <text:p>21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998">
                <text:p>9998</text:p>
              </table:table-cell>
              <table:table-cell office:value-type="float" office:value="2207">
                <text:p>220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999">
                <text:p>9999</text:p>
              </table:table-cell>
              <table:table-cell office:value-type="float" office:value="2208">
                <text:p>220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000">
                <text:p>10000</text:p>
              </table:table-cell>
              <table:table-cell office:value-type="float" office:value="2226">
                <text:p>222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001">
                <text:p>10001</text:p>
              </table:table-cell>
              <table:table-cell office:value-type="float" office:value="2213">
                <text:p>221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002">
                <text:p>10002</text:p>
              </table:table-cell>
              <table:table-cell office:value-type="float" office:value="2214">
                <text:p>2214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03">
                <text:p>10003</text:p>
              </table:table-cell>
              <table:table-cell office:value-type="float" office:value="2188">
                <text:p>218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004">
                <text:p>10004</text:p>
              </table:table-cell>
              <table:table-cell office:value-type="float" office:value="2199">
                <text:p>219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05">
                <text:p>10005</text:p>
              </table:table-cell>
              <table:table-cell office:value-type="float" office:value="2191">
                <text:p>219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006">
                <text:p>10006</text:p>
              </table:table-cell>
              <table:table-cell office:value-type="float" office:value="2198">
                <text:p>219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007">
                <text:p>10007</text:p>
              </table:table-cell>
              <table:table-cell office:value-type="float" office:value="2182">
                <text:p>218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08">
                <text:p>10008</text:p>
              </table:table-cell>
              <table:table-cell office:value-type="float" office:value="2196">
                <text:p>219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009">
                <text:p>10009</text:p>
              </table:table-cell>
              <table:table-cell office:value-type="float" office:value="2186">
                <text:p>218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010">
                <text:p>10010</text:p>
              </table:table-cell>
              <table:table-cell office:value-type="float" office:value="2180">
                <text:p>218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011">
                <text:p>10011</text:p>
              </table:table-cell>
              <table:table-cell office:value-type="float" office:value="2185">
                <text:p>218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012">
                <text:p>10012</text:p>
              </table:table-cell>
              <table:table-cell office:value-type="float" office:value="2184">
                <text:p>218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013">
                <text:p>10013</text:p>
              </table:table-cell>
              <table:table-cell office:value-type="float" office:value="2176">
                <text:p>217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014">
                <text:p>10014</text:p>
              </table:table-cell>
              <table:table-cell office:value-type="float" office:value="2179">
                <text:p>217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15">
                <text:p>10015</text:p>
              </table:table-cell>
              <table:table-cell office:value-type="float" office:value="2168">
                <text:p>216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016">
                <text:p>10016</text:p>
              </table:table-cell>
              <table:table-cell office:value-type="float" office:value="2179">
                <text:p>217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017">
                <text:p>10017</text:p>
              </table:table-cell>
              <table:table-cell office:value-type="float" office:value="2174">
                <text:p>217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018">
                <text:p>10018</text:p>
              </table:table-cell>
              <table:table-cell office:value-type="float" office:value="2178">
                <text:p>217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019">
                <text:p>10019</text:p>
              </table:table-cell>
              <table:table-cell office:value-type="float" office:value="2179">
                <text:p>217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020">
                <text:p>10020</text:p>
              </table:table-cell>
              <table:table-cell office:value-type="float" office:value="2183">
                <text:p>218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021">
                <text:p>10021</text:p>
              </table:table-cell>
              <table:table-cell office:value-type="float" office:value="2180">
                <text:p>218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022">
                <text:p>10022</text:p>
              </table:table-cell>
              <table:table-cell office:value-type="float" office:value="2188">
                <text:p>21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023">
                <text:p>10023</text:p>
              </table:table-cell>
              <table:table-cell office:value-type="float" office:value="2185">
                <text:p>21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024">
                <text:p>10024</text:p>
              </table:table-cell>
              <table:table-cell office:value-type="float" office:value="2187">
                <text:p>218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025">
                <text:p>10025</text:p>
              </table:table-cell>
              <table:table-cell office:value-type="float" office:value="2182">
                <text:p>218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026">
                <text:p>10026</text:p>
              </table:table-cell>
              <table:table-cell office:value-type="float" office:value="2178">
                <text:p>217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027">
                <text:p>10027</text:p>
              </table:table-cell>
              <table:table-cell office:value-type="float" office:value="2183">
                <text:p>218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28">
                <text:p>10028</text:p>
              </table:table-cell>
              <table:table-cell office:value-type="float" office:value="2179">
                <text:p>217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029">
                <text:p>10029</text:p>
              </table:table-cell>
              <table:table-cell office:value-type="float" office:value="2188">
                <text:p>218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30">
                <text:p>10030</text:p>
              </table:table-cell>
              <table:table-cell office:value-type="float" office:value="2185">
                <text:p>218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031">
                <text:p>10031</text:p>
              </table:table-cell>
              <table:table-cell office:value-type="float" office:value="2189">
                <text:p>218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032">
                <text:p>10032</text:p>
              </table:table-cell>
              <table:table-cell office:value-type="float" office:value="2193">
                <text:p>219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33">
                <text:p>10033</text:p>
              </table:table-cell>
              <table:table-cell office:value-type="float" office:value="2201">
                <text:p>220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034">
                <text:p>10034</text:p>
              </table:table-cell>
              <table:table-cell office:value-type="float" office:value="2195">
                <text:p>219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35">
                <text:p>10035</text:p>
              </table:table-cell>
              <table:table-cell office:value-type="float" office:value="2181">
                <text:p>218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036">
                <text:p>10036</text:p>
              </table:table-cell>
              <table:table-cell office:value-type="float" office:value="2178">
                <text:p>217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037">
                <text:p>10037</text:p>
              </table:table-cell>
              <table:table-cell office:value-type="float" office:value="2177">
                <text:p>217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038">
                <text:p>10038</text:p>
              </table:table-cell>
              <table:table-cell office:value-type="float" office:value="2179">
                <text:p>2179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039">
                <text:p>10039</text:p>
              </table:table-cell>
              <table:table-cell office:value-type="float" office:value="2180">
                <text:p>218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040">
                <text:p>10040</text:p>
              </table:table-cell>
              <table:table-cell office:value-type="float" office:value="2180">
                <text:p>218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41">
                <text:p>10041</text:p>
              </table:table-cell>
              <table:table-cell office:value-type="float" office:value="2188">
                <text:p>21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042">
                <text:p>10042</text:p>
              </table:table-cell>
              <table:table-cell office:value-type="float" office:value="2170">
                <text:p>217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43">
                <text:p>10043</text:p>
              </table:table-cell>
              <table:table-cell office:value-type="float" office:value="2184">
                <text:p>218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044">
                <text:p>10044</text:p>
              </table:table-cell>
              <table:table-cell office:value-type="float" office:value="2186">
                <text:p>21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45">
                <text:p>10045</text:p>
              </table:table-cell>
              <table:table-cell office:value-type="float" office:value="2183">
                <text:p>218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046">
                <text:p>10046</text:p>
              </table:table-cell>
              <table:table-cell office:value-type="float" office:value="2171">
                <text:p>21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047">
                <text:p>10047</text:p>
              </table:table-cell>
              <table:table-cell office:value-type="float" office:value="2161">
                <text:p>216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048">
                <text:p>10048</text:p>
              </table:table-cell>
              <table:table-cell office:value-type="float" office:value="2030">
                <text:p>2030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049">
                <text:p>10049</text:p>
              </table:table-cell>
              <table:table-cell office:value-type="float" office:value="1906">
                <text:p>190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050">
                <text:p>10050</text:p>
              </table:table-cell>
              <table:table-cell office:value-type="float" office:value="1804">
                <text:p>1804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51">
                <text:p>10051</text:p>
              </table:table-cell>
              <table:table-cell office:value-type="float" office:value="1762">
                <text:p>1762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52">
                <text:p>10052</text:p>
              </table:table-cell>
              <table:table-cell office:value-type="float" office:value="1749">
                <text:p>1749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053">
                <text:p>10053</text:p>
              </table:table-cell>
              <table:table-cell office:value-type="float" office:value="1736">
                <text:p>173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054">
                <text:p>10054</text:p>
              </table:table-cell>
              <table:table-cell office:value-type="float" office:value="1728">
                <text:p>172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055">
                <text:p>10055</text:p>
              </table:table-cell>
              <table:table-cell office:value-type="float" office:value="1725">
                <text:p>172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056">
                <text:p>10056</text:p>
              </table:table-cell>
              <table:table-cell office:value-type="float" office:value="1720">
                <text:p>172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57">
                <text:p>10057</text:p>
              </table:table-cell>
              <table:table-cell office:value-type="float" office:value="1718">
                <text:p>171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058">
                <text:p>10058</text:p>
              </table:table-cell>
              <table:table-cell office:value-type="float" office:value="1704">
                <text:p>170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059">
                <text:p>10059</text:p>
              </table:table-cell>
              <table:table-cell office:value-type="float" office:value="1694">
                <text:p>1694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060">
                <text:p>10060</text:p>
              </table:table-cell>
              <table:table-cell office:value-type="float" office:value="1687">
                <text:p>168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061">
                <text:p>10061</text:p>
              </table:table-cell>
              <table:table-cell office:value-type="float" office:value="1681">
                <text:p>168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62">
                <text:p>10062</text:p>
              </table:table-cell>
              <table:table-cell office:value-type="float" office:value="1692">
                <text:p>169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63">
                <text:p>10063</text:p>
              </table:table-cell>
              <table:table-cell office:value-type="float" office:value="1703">
                <text:p>1703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64">
                <text:p>10064</text:p>
              </table:table-cell>
              <table:table-cell office:value-type="float" office:value="1706">
                <text:p>1706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065">
                <text:p>10065</text:p>
              </table:table-cell>
              <table:table-cell office:value-type="float" office:value="1707">
                <text:p>1707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066">
                <text:p>10066</text:p>
              </table:table-cell>
              <table:table-cell office:value-type="float" office:value="1731">
                <text:p>173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67">
                <text:p>10067</text:p>
              </table:table-cell>
              <table:table-cell office:value-type="float" office:value="1746">
                <text:p>1746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68">
                <text:p>10068</text:p>
              </table:table-cell>
              <table:table-cell office:value-type="float" office:value="1757">
                <text:p>1757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69">
                <text:p>10069</text:p>
              </table:table-cell>
              <table:table-cell office:value-type="float" office:value="1770">
                <text:p>177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070">
                <text:p>10070</text:p>
              </table:table-cell>
              <table:table-cell office:value-type="float" office:value="1784">
                <text:p>1784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071">
                <text:p>10071</text:p>
              </table:table-cell>
              <table:table-cell office:value-type="float" office:value="1828">
                <text:p>1828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72">
                <text:p>10072</text:p>
              </table:table-cell>
              <table:table-cell office:value-type="float" office:value="1861">
                <text:p>186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73">
                <text:p>10073</text:p>
              </table:table-cell>
              <table:table-cell office:value-type="float" office:value="1891">
                <text:p>189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74">
                <text:p>10074</text:p>
              </table:table-cell>
              <table:table-cell office:value-type="float" office:value="1931">
                <text:p>193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75">
                <text:p>10075</text:p>
              </table:table-cell>
              <table:table-cell office:value-type="float" office:value="1984">
                <text:p>198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76">
                <text:p>10076</text:p>
              </table:table-cell>
              <table:table-cell office:value-type="float" office:value="2023">
                <text:p>202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77">
                <text:p>10077</text:p>
              </table:table-cell>
              <table:table-cell office:value-type="float" office:value="2072">
                <text:p>20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078">
                <text:p>10078</text:p>
              </table:table-cell>
              <table:table-cell office:value-type="float" office:value="2130">
                <text:p>213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079">
                <text:p>10079</text:p>
              </table:table-cell>
              <table:table-cell office:value-type="float" office:value="2185">
                <text:p>2185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080">
                <text:p>10080</text:p>
              </table:table-cell>
              <table:table-cell office:value-type="float" office:value="2214">
                <text:p>221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081">
                <text:p>10081</text:p>
              </table:table-cell>
              <table:table-cell office:value-type="float" office:value="2208">
                <text:p>2208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082">
                <text:p>10082</text:p>
              </table:table-cell>
              <table:table-cell office:value-type="float" office:value="2207">
                <text:p>220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083">
                <text:p>10083</text:p>
              </table:table-cell>
              <table:table-cell office:value-type="float" office:value="2205">
                <text:p>220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084">
                <text:p>10084</text:p>
              </table:table-cell>
              <table:table-cell office:value-type="float" office:value="2191">
                <text:p>219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85">
                <text:p>10085</text:p>
              </table:table-cell>
              <table:table-cell office:value-type="float" office:value="2190">
                <text:p>2190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086">
                <text:p>10086</text:p>
              </table:table-cell>
              <table:table-cell office:value-type="float" office:value="2196">
                <text:p>219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87">
                <text:p>10087</text:p>
              </table:table-cell>
              <table:table-cell office:value-type="float" office:value="2196">
                <text:p>219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088">
                <text:p>10088</text:p>
              </table:table-cell>
              <table:table-cell office:value-type="float" office:value="2200">
                <text:p>220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089">
                <text:p>10089</text:p>
              </table:table-cell>
              <table:table-cell office:value-type="float" office:value="2199">
                <text:p>219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90">
                <text:p>10090</text:p>
              </table:table-cell>
              <table:table-cell office:value-type="float" office:value="2210">
                <text:p>22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91">
                <text:p>10091</text:p>
              </table:table-cell>
              <table:table-cell office:value-type="float" office:value="2220">
                <text:p>22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092">
                <text:p>10092</text:p>
              </table:table-cell>
              <table:table-cell office:value-type="float" office:value="2217">
                <text:p>221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093">
                <text:p>10093</text:p>
              </table:table-cell>
              <table:table-cell office:value-type="float" office:value="2215">
                <text:p>221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094">
                <text:p>10094</text:p>
              </table:table-cell>
              <table:table-cell office:value-type="float" office:value="2201">
                <text:p>2201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095">
                <text:p>10095</text:p>
              </table:table-cell>
              <table:table-cell office:value-type="float" office:value="2204">
                <text:p>2204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096">
                <text:p>10096</text:p>
              </table:table-cell>
              <table:table-cell office:value-type="float" office:value="2190">
                <text:p>219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097">
                <text:p>10097</text:p>
              </table:table-cell>
              <table:table-cell office:value-type="float" office:value="2196">
                <text:p>21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098">
                <text:p>10098</text:p>
              </table:table-cell>
              <table:table-cell office:value-type="float" office:value="2204">
                <text:p>220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099">
                <text:p>10099</text:p>
              </table:table-cell>
              <table:table-cell office:value-type="float" office:value="2194">
                <text:p>21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100">
                <text:p>10100</text:p>
              </table:table-cell>
              <table:table-cell office:value-type="float" office:value="2199">
                <text:p>219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101">
                <text:p>10101</text:p>
              </table:table-cell>
              <table:table-cell office:value-type="float" office:value="2199">
                <text:p>219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102">
                <text:p>10102</text:p>
              </table:table-cell>
              <table:table-cell office:value-type="float" office:value="2196">
                <text:p>21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103">
                <text:p>10103</text:p>
              </table:table-cell>
              <table:table-cell office:value-type="float" office:value="2188">
                <text:p>218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104">
                <text:p>10104</text:p>
              </table:table-cell>
              <table:table-cell office:value-type="float" office:value="2191">
                <text:p>219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105">
                <text:p>10105</text:p>
              </table:table-cell>
              <table:table-cell office:value-type="float" office:value="2189">
                <text:p>218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106">
                <text:p>10106</text:p>
              </table:table-cell>
              <table:table-cell office:value-type="float" office:value="2187">
                <text:p>21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107">
                <text:p>10107</text:p>
              </table:table-cell>
              <table:table-cell office:value-type="float" office:value="2182">
                <text:p>218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108">
                <text:p>10108</text:p>
              </table:table-cell>
              <table:table-cell office:value-type="float" office:value="2181">
                <text:p>218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109">
                <text:p>10109</text:p>
              </table:table-cell>
              <table:table-cell office:value-type="float" office:value="2185">
                <text:p>218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110">
                <text:p>10110</text:p>
              </table:table-cell>
              <table:table-cell office:value-type="float" office:value="2187">
                <text:p>218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111">
                <text:p>10111</text:p>
              </table:table-cell>
              <table:table-cell office:value-type="float" office:value="2183">
                <text:p>218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112">
                <text:p>10112</text:p>
              </table:table-cell>
              <table:table-cell office:value-type="float" office:value="2185">
                <text:p>218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113">
                <text:p>10113</text:p>
              </table:table-cell>
              <table:table-cell office:value-type="float" office:value="2180">
                <text:p>218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114">
                <text:p>10114</text:p>
              </table:table-cell>
              <table:table-cell office:value-type="float" office:value="2182">
                <text:p>218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115">
                <text:p>10115</text:p>
              </table:table-cell>
              <table:table-cell office:value-type="float" office:value="2175">
                <text:p>21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116">
                <text:p>10116</text:p>
              </table:table-cell>
              <table:table-cell office:value-type="float" office:value="2187">
                <text:p>218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117">
                <text:p>10117</text:p>
              </table:table-cell>
              <table:table-cell office:value-type="float" office:value="2180">
                <text:p>218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118">
                <text:p>10118</text:p>
              </table:table-cell>
              <table:table-cell office:value-type="float" office:value="2200">
                <text:p>220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119">
                <text:p>10119</text:p>
              </table:table-cell>
              <table:table-cell office:value-type="float" office:value="2177">
                <text:p>217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120">
                <text:p>10120</text:p>
              </table:table-cell>
              <table:table-cell office:value-type="float" office:value="2172">
                <text:p>21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121">
                <text:p>10121</text:p>
              </table:table-cell>
              <table:table-cell office:value-type="float" office:value="2178">
                <text:p>217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122">
                <text:p>10122</text:p>
              </table:table-cell>
              <table:table-cell office:value-type="float" office:value="2180">
                <text:p>218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123">
                <text:p>10123</text:p>
              </table:table-cell>
              <table:table-cell office:value-type="float" office:value="2183">
                <text:p>218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124">
                <text:p>10124</text:p>
              </table:table-cell>
              <table:table-cell office:value-type="float" office:value="2187">
                <text:p>218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125">
                <text:p>10125</text:p>
              </table:table-cell>
              <table:table-cell office:value-type="float" office:value="2176">
                <text:p>217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126">
                <text:p>10126</text:p>
              </table:table-cell>
              <table:table-cell office:value-type="float" office:value="2166">
                <text:p>216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127">
                <text:p>10127</text:p>
              </table:table-cell>
              <table:table-cell office:value-type="float" office:value="2170">
                <text:p>21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128">
                <text:p>10128</text:p>
              </table:table-cell>
              <table:table-cell office:value-type="float" office:value="2175">
                <text:p>21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129">
                <text:p>10129</text:p>
              </table:table-cell>
              <table:table-cell office:value-type="float" office:value="2176">
                <text:p>21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130">
                <text:p>10130</text:p>
              </table:table-cell>
              <table:table-cell office:value-type="float" office:value="2178">
                <text:p>217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131">
                <text:p>10131</text:p>
              </table:table-cell>
              <table:table-cell office:value-type="float" office:value="2173">
                <text:p>217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132">
                <text:p>10132</text:p>
              </table:table-cell>
              <table:table-cell office:value-type="float" office:value="2182">
                <text:p>218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133">
                <text:p>10133</text:p>
              </table:table-cell>
              <table:table-cell office:value-type="float" office:value="2184">
                <text:p>218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134">
                <text:p>10134</text:p>
              </table:table-cell>
              <table:table-cell office:value-type="float" office:value="2186">
                <text:p>218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135">
                <text:p>10135</text:p>
              </table:table-cell>
              <table:table-cell office:value-type="float" office:value="2178">
                <text:p>217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136">
                <text:p>10136</text:p>
              </table:table-cell>
              <table:table-cell office:value-type="float" office:value="2175">
                <text:p>217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137">
                <text:p>10137</text:p>
              </table:table-cell>
              <table:table-cell office:value-type="float" office:value="2170">
                <text:p>217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138">
                <text:p>10138</text:p>
              </table:table-cell>
              <table:table-cell office:value-type="float" office:value="2153">
                <text:p>215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139">
                <text:p>10139</text:p>
              </table:table-cell>
              <table:table-cell office:value-type="float" office:value="2023">
                <text:p>2023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140">
                <text:p>10140</text:p>
              </table:table-cell>
              <table:table-cell office:value-type="float" office:value="1882">
                <text:p>188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141">
                <text:p>10141</text:p>
              </table:table-cell>
              <table:table-cell office:value-type="float" office:value="1757">
                <text:p>1757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142">
                <text:p>10142</text:p>
              </table:table-cell>
              <table:table-cell office:value-type="float" office:value="1724">
                <text:p>172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143">
                <text:p>10143</text:p>
              </table:table-cell>
              <table:table-cell office:value-type="float" office:value="1758">
                <text:p>175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144">
                <text:p>10144</text:p>
              </table:table-cell>
              <table:table-cell office:value-type="float" office:value="1787">
                <text:p>178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145">
                <text:p>10145</text:p>
              </table:table-cell>
              <table:table-cell office:value-type="float" office:value="1737">
                <text:p>1737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146">
                <text:p>10146</text:p>
              </table:table-cell>
              <table:table-cell office:value-type="float" office:value="1681">
                <text:p>168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147">
                <text:p>10147</text:p>
              </table:table-cell>
              <table:table-cell office:value-type="float" office:value="1679">
                <text:p>1679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148">
                <text:p>10148</text:p>
              </table:table-cell>
              <table:table-cell office:value-type="float" office:value="1703">
                <text:p>170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149">
                <text:p>10149</text:p>
              </table:table-cell>
              <table:table-cell office:value-type="float" office:value="1702">
                <text:p>1702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150">
                <text:p>10150</text:p>
              </table:table-cell>
              <table:table-cell office:value-type="float" office:value="1691">
                <text:p>1691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151">
                <text:p>10151</text:p>
              </table:table-cell>
              <table:table-cell office:value-type="float" office:value="1683">
                <text:p>1683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152">
                <text:p>10152</text:p>
              </table:table-cell>
              <table:table-cell office:value-type="float" office:value="1707">
                <text:p>1707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153">
                <text:p>10153</text:p>
              </table:table-cell>
              <table:table-cell office:value-type="float" office:value="1741">
                <text:p>1741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154">
                <text:p>10154</text:p>
              </table:table-cell>
              <table:table-cell office:value-type="float" office:value="1769">
                <text:p>176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155">
                <text:p>10155</text:p>
              </table:table-cell>
              <table:table-cell office:value-type="float" office:value="1770">
                <text:p>1770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156">
                <text:p>10156</text:p>
              </table:table-cell>
              <table:table-cell office:value-type="float" office:value="1774">
                <text:p>1774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157">
                <text:p>10157</text:p>
              </table:table-cell>
              <table:table-cell office:value-type="float" office:value="1792">
                <text:p>179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158">
                <text:p>10158</text:p>
              </table:table-cell>
              <table:table-cell office:value-type="float" office:value="1814">
                <text:p>1814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159">
                <text:p>10159</text:p>
              </table:table-cell>
              <table:table-cell office:value-type="float" office:value="1826">
                <text:p>1826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160">
                <text:p>10160</text:p>
              </table:table-cell>
              <table:table-cell office:value-type="float" office:value="1867">
                <text:p>186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161">
                <text:p>10161</text:p>
              </table:table-cell>
              <table:table-cell office:value-type="float" office:value="1898">
                <text:p>189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162">
                <text:p>10162</text:p>
              </table:table-cell>
              <table:table-cell office:value-type="float" office:value="1928">
                <text:p>192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163">
                <text:p>10163</text:p>
              </table:table-cell>
              <table:table-cell office:value-type="float" office:value="1964">
                <text:p>196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164">
                <text:p>10164</text:p>
              </table:table-cell>
              <table:table-cell office:value-type="float" office:value="2018">
                <text:p>20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165">
                <text:p>10165</text:p>
              </table:table-cell>
              <table:table-cell office:value-type="float" office:value="2066">
                <text:p>2066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166">
                <text:p>10166</text:p>
              </table:table-cell>
              <table:table-cell office:value-type="float" office:value="2111">
                <text:p>211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167">
                <text:p>10167</text:p>
              </table:table-cell>
              <table:table-cell office:value-type="float" office:value="2146">
                <text:p>214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168">
                <text:p>10168</text:p>
              </table:table-cell>
              <table:table-cell office:value-type="float" office:value="2203">
                <text:p>22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169">
                <text:p>10169</text:p>
              </table:table-cell>
              <table:table-cell office:value-type="float" office:value="2225">
                <text:p>222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170">
                <text:p>10170</text:p>
              </table:table-cell>
              <table:table-cell office:value-type="float" office:value="2206">
                <text:p>22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171">
                <text:p>10171</text:p>
              </table:table-cell>
              <table:table-cell office:value-type="float" office:value="2205">
                <text:p>22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172">
                <text:p>10172</text:p>
              </table:table-cell>
              <table:table-cell office:value-type="float" office:value="2200">
                <text:p>220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173">
                <text:p>10173</text:p>
              </table:table-cell>
              <table:table-cell office:value-type="float" office:value="2198">
                <text:p>2198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174">
                <text:p>10174</text:p>
              </table:table-cell>
              <table:table-cell office:value-type="float" office:value="2200">
                <text:p>220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175">
                <text:p>10175</text:p>
              </table:table-cell>
              <table:table-cell office:value-type="float" office:value="2193">
                <text:p>2193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176">
                <text:p>10176</text:p>
              </table:table-cell>
              <table:table-cell office:value-type="float" office:value="2202">
                <text:p>220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177">
                <text:p>10177</text:p>
              </table:table-cell>
              <table:table-cell office:value-type="float" office:value="2200">
                <text:p>220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178">
                <text:p>10178</text:p>
              </table:table-cell>
              <table:table-cell office:value-type="float" office:value="2210">
                <text:p>221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179">
                <text:p>10179</text:p>
              </table:table-cell>
              <table:table-cell office:value-type="float" office:value="2215">
                <text:p>221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180">
                <text:p>10180</text:p>
              </table:table-cell>
              <table:table-cell office:value-type="float" office:value="2219">
                <text:p>221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181">
                <text:p>10181</text:p>
              </table:table-cell>
              <table:table-cell office:value-type="float" office:value="2206">
                <text:p>2206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182">
                <text:p>10182</text:p>
              </table:table-cell>
              <table:table-cell office:value-type="float" office:value="2188">
                <text:p>21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183">
                <text:p>10183</text:p>
              </table:table-cell>
              <table:table-cell office:value-type="float" office:value="2202">
                <text:p>220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184">
                <text:p>10184</text:p>
              </table:table-cell>
              <table:table-cell office:value-type="float" office:value="2197">
                <text:p>21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185">
                <text:p>10185</text:p>
              </table:table-cell>
              <table:table-cell office:value-type="float" office:value="2201">
                <text:p>220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186">
                <text:p>10186</text:p>
              </table:table-cell>
              <table:table-cell office:value-type="float" office:value="2197">
                <text:p>219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187">
                <text:p>10187</text:p>
              </table:table-cell>
              <table:table-cell office:value-type="float" office:value="2188">
                <text:p>218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188">
                <text:p>10188</text:p>
              </table:table-cell>
              <table:table-cell office:value-type="float" office:value="2190">
                <text:p>219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189">
                <text:p>10189</text:p>
              </table:table-cell>
              <table:table-cell office:value-type="float" office:value="2182">
                <text:p>218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190">
                <text:p>10190</text:p>
              </table:table-cell>
              <table:table-cell office:value-type="float" office:value="2182">
                <text:p>218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191">
                <text:p>10191</text:p>
              </table:table-cell>
              <table:table-cell office:value-type="float" office:value="2183">
                <text:p>218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192">
                <text:p>10192</text:p>
              </table:table-cell>
              <table:table-cell office:value-type="float" office:value="2174">
                <text:p>217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193">
                <text:p>10193</text:p>
              </table:table-cell>
              <table:table-cell office:value-type="float" office:value="2180">
                <text:p>218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194">
                <text:p>10194</text:p>
              </table:table-cell>
              <table:table-cell office:value-type="float" office:value="2179">
                <text:p>217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195">
                <text:p>10195</text:p>
              </table:table-cell>
              <table:table-cell office:value-type="float" office:value="2182">
                <text:p>218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196">
                <text:p>10196</text:p>
              </table:table-cell>
              <table:table-cell office:value-type="float" office:value="2178">
                <text:p>217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197">
                <text:p>10197</text:p>
              </table:table-cell>
              <table:table-cell office:value-type="float" office:value="2181">
                <text:p>218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198">
                <text:p>10198</text:p>
              </table:table-cell>
              <table:table-cell office:value-type="float" office:value="2178">
                <text:p>217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199">
                <text:p>10199</text:p>
              </table:table-cell>
              <table:table-cell office:value-type="float" office:value="2177">
                <text:p>217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200">
                <text:p>10200</text:p>
              </table:table-cell>
              <table:table-cell office:value-type="float" office:value="2180">
                <text:p>218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201">
                <text:p>10201</text:p>
              </table:table-cell>
              <table:table-cell office:value-type="float" office:value="2178">
                <text:p>217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202">
                <text:p>10202</text:p>
              </table:table-cell>
              <table:table-cell office:value-type="float" office:value="2186">
                <text:p>218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203">
                <text:p>10203</text:p>
              </table:table-cell>
              <table:table-cell office:value-type="float" office:value="2173">
                <text:p>217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204">
                <text:p>10204</text:p>
              </table:table-cell>
              <table:table-cell office:value-type="float" office:value="2177">
                <text:p>217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205">
                <text:p>10205</text:p>
              </table:table-cell>
              <table:table-cell office:value-type="float" office:value="2177">
                <text:p>2177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206">
                <text:p>10206</text:p>
              </table:table-cell>
              <table:table-cell office:value-type="float" office:value="2177">
                <text:p>217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207">
                <text:p>10207</text:p>
              </table:table-cell>
              <table:table-cell office:value-type="float" office:value="2184">
                <text:p>218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208">
                <text:p>10208</text:p>
              </table:table-cell>
              <table:table-cell office:value-type="float" office:value="2190">
                <text:p>219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209">
                <text:p>10209</text:p>
              </table:table-cell>
              <table:table-cell office:value-type="float" office:value="2183">
                <text:p>218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210">
                <text:p>10210</text:p>
              </table:table-cell>
              <table:table-cell office:value-type="float" office:value="2181">
                <text:p>218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211">
                <text:p>10211</text:p>
              </table:table-cell>
              <table:table-cell office:value-type="float" office:value="2167">
                <text:p>216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212">
                <text:p>10212</text:p>
              </table:table-cell>
              <table:table-cell office:value-type="float" office:value="2171">
                <text:p>217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213">
                <text:p>10213</text:p>
              </table:table-cell>
              <table:table-cell office:value-type="float" office:value="2174">
                <text:p>217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214">
                <text:p>10214</text:p>
              </table:table-cell>
              <table:table-cell office:value-type="float" office:value="2183">
                <text:p>218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215">
                <text:p>10215</text:p>
              </table:table-cell>
              <table:table-cell office:value-type="float" office:value="2175">
                <text:p>217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216">
                <text:p>10216</text:p>
              </table:table-cell>
              <table:table-cell office:value-type="float" office:value="2176">
                <text:p>21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217">
                <text:p>10217</text:p>
              </table:table-cell>
              <table:table-cell office:value-type="float" office:value="2179">
                <text:p>217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218">
                <text:p>10218</text:p>
              </table:table-cell>
              <table:table-cell office:value-type="float" office:value="2180">
                <text:p>218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219">
                <text:p>10219</text:p>
              </table:table-cell>
              <table:table-cell office:value-type="float" office:value="2188">
                <text:p>21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220">
                <text:p>10220</text:p>
              </table:table-cell>
              <table:table-cell office:value-type="float" office:value="2185">
                <text:p>21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221">
                <text:p>10221</text:p>
              </table:table-cell>
              <table:table-cell office:value-type="float" office:value="2179">
                <text:p>21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222">
                <text:p>10222</text:p>
              </table:table-cell>
              <table:table-cell office:value-type="float" office:value="2180">
                <text:p>218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223">
                <text:p>10223</text:p>
              </table:table-cell>
              <table:table-cell office:value-type="float" office:value="2170">
                <text:p>217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24">
                <text:p>10224</text:p>
              </table:table-cell>
              <table:table-cell office:value-type="float" office:value="2050">
                <text:p>205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225">
                <text:p>10225</text:p>
              </table:table-cell>
              <table:table-cell office:value-type="float" office:value="1876">
                <text:p>1876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226">
                <text:p>10226</text:p>
              </table:table-cell>
              <table:table-cell office:value-type="float" office:value="1734">
                <text:p>1734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227">
                <text:p>10227</text:p>
              </table:table-cell>
              <table:table-cell office:value-type="float" office:value="1686">
                <text:p>1686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228">
                <text:p>10228</text:p>
              </table:table-cell>
              <table:table-cell office:value-type="float" office:value="1662">
                <text:p>1662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229">
                <text:p>10229</text:p>
              </table:table-cell>
              <table:table-cell office:value-type="float" office:value="1650">
                <text:p>165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230">
                <text:p>10230</text:p>
              </table:table-cell>
              <table:table-cell office:value-type="float" office:value="1639">
                <text:p>1639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231">
                <text:p>10231</text:p>
              </table:table-cell>
              <table:table-cell office:value-type="float" office:value="1644">
                <text:p>164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232">
                <text:p>10232</text:p>
              </table:table-cell>
              <table:table-cell office:value-type="float" office:value="1668">
                <text:p>166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233">
                <text:p>10233</text:p>
              </table:table-cell>
              <table:table-cell office:value-type="float" office:value="1692">
                <text:p>1692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234">
                <text:p>10234</text:p>
              </table:table-cell>
              <table:table-cell office:value-type="float" office:value="1722">
                <text:p>1722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235">
                <text:p>10235</text:p>
              </table:table-cell>
              <table:table-cell office:value-type="float" office:value="1725">
                <text:p>1725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236">
                <text:p>10236</text:p>
              </table:table-cell>
              <table:table-cell office:value-type="float" office:value="1723">
                <text:p>1723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237">
                <text:p>10237</text:p>
              </table:table-cell>
              <table:table-cell office:value-type="float" office:value="1744">
                <text:p>174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238">
                <text:p>10238</text:p>
              </table:table-cell>
              <table:table-cell office:value-type="float" office:value="1779">
                <text:p>1779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239">
                <text:p>10239</text:p>
              </table:table-cell>
              <table:table-cell office:value-type="float" office:value="1807">
                <text:p>180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240">
                <text:p>10240</text:p>
              </table:table-cell>
              <table:table-cell office:value-type="float" office:value="1841">
                <text:p>184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241">
                <text:p>10241</text:p>
              </table:table-cell>
              <table:table-cell office:value-type="float" office:value="1889">
                <text:p>1889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242">
                <text:p>10242</text:p>
              </table:table-cell>
              <table:table-cell office:value-type="float" office:value="1913">
                <text:p>191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243">
                <text:p>10243</text:p>
              </table:table-cell>
              <table:table-cell office:value-type="float" office:value="1938">
                <text:p>193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244">
                <text:p>10244</text:p>
              </table:table-cell>
              <table:table-cell office:value-type="float" office:value="1974">
                <text:p>197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245">
                <text:p>10245</text:p>
              </table:table-cell>
              <table:table-cell office:value-type="float" office:value="2025">
                <text:p>20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246">
                <text:p>10246</text:p>
              </table:table-cell>
              <table:table-cell office:value-type="float" office:value="2072">
                <text:p>207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247">
                <text:p>10247</text:p>
              </table:table-cell>
              <table:table-cell office:value-type="float" office:value="2115">
                <text:p>211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248">
                <text:p>10248</text:p>
              </table:table-cell>
              <table:table-cell office:value-type="float" office:value="2144">
                <text:p>2144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249">
                <text:p>10249</text:p>
              </table:table-cell>
              <table:table-cell office:value-type="float" office:value="2168">
                <text:p>216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250">
                <text:p>10250</text:p>
              </table:table-cell>
              <table:table-cell office:value-type="float" office:value="2200">
                <text:p>220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251">
                <text:p>10251</text:p>
              </table:table-cell>
              <table:table-cell office:value-type="float" office:value="2205">
                <text:p>220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252">
                <text:p>10252</text:p>
              </table:table-cell>
              <table:table-cell office:value-type="float" office:value="2209">
                <text:p>22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253">
                <text:p>10253</text:p>
              </table:table-cell>
              <table:table-cell office:value-type="float" office:value="2199">
                <text:p>219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254">
                <text:p>10254</text:p>
              </table:table-cell>
              <table:table-cell office:value-type="float" office:value="2203">
                <text:p>22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255">
                <text:p>10255</text:p>
              </table:table-cell>
              <table:table-cell office:value-type="float" office:value="2201">
                <text:p>220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256">
                <text:p>10256</text:p>
              </table:table-cell>
              <table:table-cell office:value-type="float" office:value="2196">
                <text:p>219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257">
                <text:p>10257</text:p>
              </table:table-cell>
              <table:table-cell office:value-type="float" office:value="2198">
                <text:p>219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258">
                <text:p>10258</text:p>
              </table:table-cell>
              <table:table-cell office:value-type="float" office:value="2195">
                <text:p>219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259">
                <text:p>10259</text:p>
              </table:table-cell>
              <table:table-cell office:value-type="float" office:value="2193">
                <text:p>219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260">
                <text:p>10260</text:p>
              </table:table-cell>
              <table:table-cell office:value-type="float" office:value="2223">
                <text:p>222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261">
                <text:p>10261</text:p>
              </table:table-cell>
              <table:table-cell office:value-type="float" office:value="2224">
                <text:p>22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262">
                <text:p>10262</text:p>
              </table:table-cell>
              <table:table-cell office:value-type="float" office:value="2213">
                <text:p>221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263">
                <text:p>10263</text:p>
              </table:table-cell>
              <table:table-cell office:value-type="float" office:value="2210">
                <text:p>221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264">
                <text:p>10264</text:p>
              </table:table-cell>
              <table:table-cell office:value-type="float" office:value="2206">
                <text:p>22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265">
                <text:p>10265</text:p>
              </table:table-cell>
              <table:table-cell office:value-type="float" office:value="2213">
                <text:p>22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266">
                <text:p>10266</text:p>
              </table:table-cell>
              <table:table-cell office:value-type="float" office:value="2207">
                <text:p>220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267">
                <text:p>10267</text:p>
              </table:table-cell>
              <table:table-cell office:value-type="float" office:value="2216">
                <text:p>221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268">
                <text:p>10268</text:p>
              </table:table-cell>
              <table:table-cell office:value-type="float" office:value="2227">
                <text:p>222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269">
                <text:p>10269</text:p>
              </table:table-cell>
              <table:table-cell office:value-type="float" office:value="2230">
                <text:p>22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270">
                <text:p>10270</text:p>
              </table:table-cell>
              <table:table-cell office:value-type="float" office:value="2239">
                <text:p>223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271">
                <text:p>10271</text:p>
              </table:table-cell>
              <table:table-cell office:value-type="float" office:value="2229">
                <text:p>2229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272">
                <text:p>10272</text:p>
              </table:table-cell>
              <table:table-cell office:value-type="float" office:value="2246">
                <text:p>224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273">
                <text:p>10273</text:p>
              </table:table-cell>
              <table:table-cell office:value-type="float" office:value="2244">
                <text:p>224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274">
                <text:p>10274</text:p>
              </table:table-cell>
              <table:table-cell office:value-type="float" office:value="2243">
                <text:p>224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275">
                <text:p>10275</text:p>
              </table:table-cell>
              <table:table-cell office:value-type="float" office:value="2238">
                <text:p>223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276">
                <text:p>10276</text:p>
              </table:table-cell>
              <table:table-cell office:value-type="float" office:value="2247">
                <text:p>224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277">
                <text:p>10277</text:p>
              </table:table-cell>
              <table:table-cell office:value-type="float" office:value="2239">
                <text:p>2239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278">
                <text:p>10278</text:p>
              </table:table-cell>
              <table:table-cell office:value-type="float" office:value="2236">
                <text:p>223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279">
                <text:p>10279</text:p>
              </table:table-cell>
              <table:table-cell office:value-type="float" office:value="2236">
                <text:p>223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280">
                <text:p>10280</text:p>
              </table:table-cell>
              <table:table-cell office:value-type="float" office:value="2240">
                <text:p>224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281">
                <text:p>10281</text:p>
              </table:table-cell>
              <table:table-cell office:value-type="float" office:value="2240">
                <text:p>224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282">
                <text:p>10282</text:p>
              </table:table-cell>
              <table:table-cell office:value-type="float" office:value="2232">
                <text:p>223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283">
                <text:p>10283</text:p>
              </table:table-cell>
              <table:table-cell office:value-type="float" office:value="2233">
                <text:p>223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284">
                <text:p>10284</text:p>
              </table:table-cell>
              <table:table-cell office:value-type="float" office:value="2240">
                <text:p>224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285">
                <text:p>10285</text:p>
              </table:table-cell>
              <table:table-cell office:value-type="float" office:value="2232">
                <text:p>223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286">
                <text:p>10286</text:p>
              </table:table-cell>
              <table:table-cell office:value-type="float" office:value="2234">
                <text:p>223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287">
                <text:p>10287</text:p>
              </table:table-cell>
              <table:table-cell office:value-type="float" office:value="2236">
                <text:p>223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288">
                <text:p>10288</text:p>
              </table:table-cell>
              <table:table-cell office:value-type="float" office:value="2232">
                <text:p>22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289">
                <text:p>10289</text:p>
              </table:table-cell>
              <table:table-cell office:value-type="float" office:value="2231">
                <text:p>223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290">
                <text:p>10290</text:p>
              </table:table-cell>
              <table:table-cell office:value-type="float" office:value="2227">
                <text:p>22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291">
                <text:p>10291</text:p>
              </table:table-cell>
              <table:table-cell office:value-type="float" office:value="2226">
                <text:p>222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292">
                <text:p>10292</text:p>
              </table:table-cell>
              <table:table-cell office:value-type="float" office:value="2216">
                <text:p>221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293">
                <text:p>10293</text:p>
              </table:table-cell>
              <table:table-cell office:value-type="float" office:value="2211">
                <text:p>221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294">
                <text:p>10294</text:p>
              </table:table-cell>
              <table:table-cell office:value-type="float" office:value="2213">
                <text:p>221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295">
                <text:p>10295</text:p>
              </table:table-cell>
              <table:table-cell office:value-type="float" office:value="2208">
                <text:p>220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296">
                <text:p>10296</text:p>
              </table:table-cell>
              <table:table-cell office:value-type="float" office:value="2206">
                <text:p>220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297">
                <text:p>10297</text:p>
              </table:table-cell>
              <table:table-cell office:value-type="float" office:value="2205">
                <text:p>220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298">
                <text:p>10298</text:p>
              </table:table-cell>
              <table:table-cell office:value-type="float" office:value="2206">
                <text:p>22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299">
                <text:p>10299</text:p>
              </table:table-cell>
              <table:table-cell office:value-type="float" office:value="2209">
                <text:p>220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300">
                <text:p>10300</text:p>
              </table:table-cell>
              <table:table-cell office:value-type="float" office:value="2206">
                <text:p>220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301">
                <text:p>10301</text:p>
              </table:table-cell>
              <table:table-cell office:value-type="float" office:value="2194">
                <text:p>219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302">
                <text:p>10302</text:p>
              </table:table-cell>
              <table:table-cell office:value-type="float" office:value="2205">
                <text:p>220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303">
                <text:p>10303</text:p>
              </table:table-cell>
              <table:table-cell office:value-type="float" office:value="2198">
                <text:p>219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304">
                <text:p>1030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305">
                <text:p>10305</text:p>
              </table:table-cell>
              <table:table-cell office:value-type="float" office:value="2200">
                <text:p>220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306">
                <text:p>10306</text:p>
              </table:table-cell>
              <table:table-cell office:value-type="float" office:value="2207">
                <text:p>220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307">
                <text:p>10307</text:p>
              </table:table-cell>
              <table:table-cell office:value-type="float" office:value="2206">
                <text:p>220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308">
                <text:p>10308</text:p>
              </table:table-cell>
              <table:table-cell office:value-type="float" office:value="2204">
                <text:p>220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309">
                <text:p>10309</text:p>
              </table:table-cell>
              <table:table-cell office:value-type="float" office:value="2199">
                <text:p>219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310">
                <text:p>10310</text:p>
              </table:table-cell>
              <table:table-cell office:value-type="float" office:value="2207">
                <text:p>220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311">
                <text:p>10311</text:p>
              </table:table-cell>
              <table:table-cell office:value-type="float" office:value="2202">
                <text:p>220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312">
                <text:p>10312</text:p>
              </table:table-cell>
              <table:table-cell office:value-type="float" office:value="2204">
                <text:p>220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313">
                <text:p>10313</text:p>
              </table:table-cell>
              <table:table-cell office:value-type="float" office:value="2197">
                <text:p>21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314">
                <text:p>10314</text:p>
              </table:table-cell>
              <table:table-cell office:value-type="float" office:value="2208">
                <text:p>22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315">
                <text:p>10315</text:p>
              </table:table-cell>
              <table:table-cell office:value-type="float" office:value="2215">
                <text:p>221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316">
                <text:p>10316</text:p>
              </table:table-cell>
              <table:table-cell office:value-type="float" office:value="2216">
                <text:p>221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317">
                <text:p>10317</text:p>
              </table:table-cell>
              <table:table-cell office:value-type="float" office:value="2222">
                <text:p>222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318">
                <text:p>10318</text:p>
              </table:table-cell>
              <table:table-cell office:value-type="float" office:value="2225">
                <text:p>222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319">
                <text:p>10319</text:p>
              </table:table-cell>
              <table:table-cell office:value-type="float" office:value="2216">
                <text:p>221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320">
                <text:p>10320</text:p>
              </table:table-cell>
              <table:table-cell office:value-type="float" office:value="2222">
                <text:p>222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321">
                <text:p>10321</text:p>
              </table:table-cell>
              <table:table-cell office:value-type="float" office:value="2217">
                <text:p>221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322">
                <text:p>10322</text:p>
              </table:table-cell>
              <table:table-cell office:value-type="float" office:value="2225">
                <text:p>222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323">
                <text:p>10323</text:p>
              </table:table-cell>
              <table:table-cell office:value-type="float" office:value="2224">
                <text:p>222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324">
                <text:p>10324</text:p>
              </table:table-cell>
              <table:table-cell office:value-type="float" office:value="2224">
                <text:p>222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325">
                <text:p>10325</text:p>
              </table:table-cell>
              <table:table-cell office:value-type="float" office:value="2217">
                <text:p>221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326">
                <text:p>10326</text:p>
              </table:table-cell>
              <table:table-cell office:value-type="float" office:value="2224">
                <text:p>222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327">
                <text:p>10327</text:p>
              </table:table-cell>
              <table:table-cell office:value-type="float" office:value="2219">
                <text:p>221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328">
                <text:p>10328</text:p>
              </table:table-cell>
              <table:table-cell office:value-type="float" office:value="2227">
                <text:p>222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329">
                <text:p>10329</text:p>
              </table:table-cell>
              <table:table-cell office:value-type="float" office:value="2226">
                <text:p>222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330">
                <text:p>10330</text:p>
              </table:table-cell>
              <table:table-cell office:value-type="float" office:value="2228">
                <text:p>222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331">
                <text:p>10331</text:p>
              </table:table-cell>
              <table:table-cell office:value-type="float" office:value="2238">
                <text:p>223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332">
                <text:p>10332</text:p>
              </table:table-cell>
              <table:table-cell office:value-type="float" office:value="2236">
                <text:p>223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333">
                <text:p>10333</text:p>
              </table:table-cell>
              <table:table-cell office:value-type="float" office:value="2240">
                <text:p>224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334">
                <text:p>10334</text:p>
              </table:table-cell>
              <table:table-cell office:value-type="float" office:value="2229">
                <text:p>222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335">
                <text:p>10335</text:p>
              </table:table-cell>
              <table:table-cell office:value-type="float" office:value="2243">
                <text:p>224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336">
                <text:p>10336</text:p>
              </table:table-cell>
              <table:table-cell office:value-type="float" office:value="2243">
                <text:p>224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337">
                <text:p>10337</text:p>
              </table:table-cell>
              <table:table-cell office:value-type="float" office:value="2251">
                <text:p>2251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338">
                <text:p>10338</text:p>
              </table:table-cell>
              <table:table-cell office:value-type="float" office:value="2250">
                <text:p>225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339">
                <text:p>10339</text:p>
              </table:table-cell>
              <table:table-cell office:value-type="float" office:value="2257">
                <text:p>225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340">
                <text:p>10340</text:p>
              </table:table-cell>
              <table:table-cell office:value-type="float" office:value="2254">
                <text:p>225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341">
                <text:p>10341</text:p>
              </table:table-cell>
              <table:table-cell office:value-type="float" office:value="2256">
                <text:p>225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342">
                <text:p>10342</text:p>
              </table:table-cell>
              <table:table-cell office:value-type="float" office:value="2260">
                <text:p>226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343">
                <text:p>10343</text:p>
              </table:table-cell>
              <table:table-cell office:value-type="float" office:value="2267">
                <text:p>22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344">
                <text:p>10344</text:p>
              </table:table-cell>
              <table:table-cell office:value-type="float" office:value="2258">
                <text:p>225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345">
                <text:p>10345</text:p>
              </table:table-cell>
              <table:table-cell office:value-type="float" office:value="2259">
                <text:p>225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346">
                <text:p>10346</text:p>
              </table:table-cell>
              <table:table-cell office:value-type="float" office:value="2254">
                <text:p>225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347">
                <text:p>10347</text:p>
              </table:table-cell>
              <table:table-cell office:value-type="float" office:value="2260">
                <text:p>226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348">
                <text:p>10348</text:p>
              </table:table-cell>
              <table:table-cell office:value-type="float" office:value="2263">
                <text:p>226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349">
                <text:p>10349</text:p>
              </table:table-cell>
              <table:table-cell office:value-type="float" office:value="2261">
                <text:p>22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350">
                <text:p>10350</text:p>
              </table:table-cell>
              <table:table-cell office:value-type="float" office:value="2259">
                <text:p>225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351">
                <text:p>10351</text:p>
              </table:table-cell>
              <table:table-cell office:value-type="float" office:value="2261">
                <text:p>22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352">
                <text:p>10352</text:p>
              </table:table-cell>
              <table:table-cell office:value-type="float" office:value="2265">
                <text:p>226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353">
                <text:p>10353</text:p>
              </table:table-cell>
              <table:table-cell office:value-type="float" office:value="2261">
                <text:p>226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354">
                <text:p>10354</text:p>
              </table:table-cell>
              <table:table-cell office:value-type="float" office:value="2253">
                <text:p>225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355">
                <text:p>10355</text:p>
              </table:table-cell>
              <table:table-cell office:value-type="float" office:value="2253">
                <text:p>225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356">
                <text:p>10356</text:p>
              </table:table-cell>
              <table:table-cell office:value-type="float" office:value="2254">
                <text:p>22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357">
                <text:p>10357</text:p>
              </table:table-cell>
              <table:table-cell office:value-type="float" office:value="2249">
                <text:p>224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358">
                <text:p>10358</text:p>
              </table:table-cell>
              <table:table-cell office:value-type="float" office:value="2243">
                <text:p>224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359">
                <text:p>10359</text:p>
              </table:table-cell>
              <table:table-cell office:value-type="float" office:value="2240">
                <text:p>224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360">
                <text:p>10360</text:p>
              </table:table-cell>
              <table:table-cell office:value-type="float" office:value="2238">
                <text:p>223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361">
                <text:p>10361</text:p>
              </table:table-cell>
              <table:table-cell office:value-type="float" office:value="2232">
                <text:p>223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362">
                <text:p>10362</text:p>
              </table:table-cell>
              <table:table-cell office:value-type="float" office:value="2234">
                <text:p>223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363">
                <text:p>10363</text:p>
              </table:table-cell>
              <table:table-cell office:value-type="float" office:value="2222">
                <text:p>22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364">
                <text:p>10364</text:p>
              </table:table-cell>
              <table:table-cell office:value-type="float" office:value="2218">
                <text:p>22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365">
                <text:p>10365</text:p>
              </table:table-cell>
              <table:table-cell office:value-type="float" office:value="2217">
                <text:p>221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366">
                <text:p>10366</text:p>
              </table:table-cell>
              <table:table-cell office:value-type="float" office:value="2216">
                <text:p>221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367">
                <text:p>10367</text:p>
              </table:table-cell>
              <table:table-cell office:value-type="float" office:value="2220">
                <text:p>222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368">
                <text:p>10368</text:p>
              </table:table-cell>
              <table:table-cell office:value-type="float" office:value="2220">
                <text:p>222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369">
                <text:p>10369</text:p>
              </table:table-cell>
              <table:table-cell office:value-type="float" office:value="2208">
                <text:p>220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370">
                <text:p>10370</text:p>
              </table:table-cell>
              <table:table-cell office:value-type="float" office:value="2212">
                <text:p>221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371">
                <text:p>10371</text:p>
              </table:table-cell>
              <table:table-cell office:value-type="float" office:value="2209">
                <text:p>220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372">
                <text:p>10372</text:p>
              </table:table-cell>
              <table:table-cell office:value-type="float" office:value="2210">
                <text:p>221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373">
                <text:p>10373</text:p>
              </table:table-cell>
              <table:table-cell office:value-type="float" office:value="2205">
                <text:p>220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374">
                <text:p>10374</text:p>
              </table:table-cell>
              <table:table-cell office:value-type="float" office:value="2205">
                <text:p>22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375">
                <text:p>10375</text:p>
              </table:table-cell>
              <table:table-cell office:value-type="float" office:value="2210">
                <text:p>221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376">
                <text:p>10376</text:p>
              </table:table-cell>
              <table:table-cell office:value-type="float" office:value="2211">
                <text:p>22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377">
                <text:p>10377</text:p>
              </table:table-cell>
              <table:table-cell office:value-type="float" office:value="2196">
                <text:p>21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378">
                <text:p>10378</text:p>
              </table:table-cell>
              <table:table-cell office:value-type="float" office:value="2200">
                <text:p>220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379">
                <text:p>10379</text:p>
              </table:table-cell>
              <table:table-cell office:value-type="float" office:value="2196">
                <text:p>219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380">
                <text:p>10380</text:p>
              </table:table-cell>
              <table:table-cell office:value-type="float" office:value="2205">
                <text:p>220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381">
                <text:p>10381</text:p>
              </table:table-cell>
              <table:table-cell office:value-type="float" office:value="2199">
                <text:p>219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382">
                <text:p>10382</text:p>
              </table:table-cell>
              <table:table-cell office:value-type="float" office:value="2200">
                <text:p>22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383">
                <text:p>10383</text:p>
              </table:table-cell>
              <table:table-cell office:value-type="float" office:value="2193">
                <text:p>21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384">
                <text:p>10384</text:p>
              </table:table-cell>
              <table:table-cell office:value-type="float" office:value="2191">
                <text:p>219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385">
                <text:p>10385</text:p>
              </table:table-cell>
              <table:table-cell office:value-type="float" office:value="2187">
                <text:p>21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386">
                <text:p>10386</text:p>
              </table:table-cell>
              <table:table-cell office:value-type="float" office:value="2181">
                <text:p>218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387">
                <text:p>10387</text:p>
              </table:table-cell>
              <table:table-cell office:value-type="float" office:value="2174">
                <text:p>217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388">
                <text:p>10388</text:p>
              </table:table-cell>
              <table:table-cell office:value-type="float" office:value="2183">
                <text:p>218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389">
                <text:p>10389</text:p>
              </table:table-cell>
              <table:table-cell office:value-type="float" office:value="2184">
                <text:p>21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390">
                <text:p>10390</text:p>
              </table:table-cell>
              <table:table-cell office:value-type="float" office:value="2176">
                <text:p>21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391">
                <text:p>10391</text:p>
              </table:table-cell>
              <table:table-cell office:value-type="float" office:value="2180">
                <text:p>218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392">
                <text:p>10392</text:p>
              </table:table-cell>
              <table:table-cell office:value-type="float" office:value="2180">
                <text:p>218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393">
                <text:p>10393</text:p>
              </table:table-cell>
              <table:table-cell office:value-type="float" office:value="2174">
                <text:p>217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394">
                <text:p>10394</text:p>
              </table:table-cell>
              <table:table-cell office:value-type="float" office:value="2166">
                <text:p>216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395">
                <text:p>10395</text:p>
              </table:table-cell>
              <table:table-cell office:value-type="float" office:value="2168">
                <text:p>216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396">
                <text:p>10396</text:p>
              </table:table-cell>
              <table:table-cell office:value-type="float" office:value="2168">
                <text:p>216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397">
                <text:p>10397</text:p>
              </table:table-cell>
              <table:table-cell office:value-type="float" office:value="2161">
                <text:p>216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398">
                <text:p>10398</text:p>
              </table:table-cell>
              <table:table-cell office:value-type="float" office:value="2180">
                <text:p>218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399">
                <text:p>10399</text:p>
              </table:table-cell>
              <table:table-cell office:value-type="float" office:value="2170">
                <text:p>217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400">
                <text:p>10400</text:p>
              </table:table-cell>
              <table:table-cell office:value-type="float" office:value="2177">
                <text:p>217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401">
                <text:p>10401</text:p>
              </table:table-cell>
              <table:table-cell office:value-type="float" office:value="2175">
                <text:p>217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402">
                <text:p>10402</text:p>
              </table:table-cell>
              <table:table-cell office:value-type="float" office:value="2179">
                <text:p>217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403">
                <text:p>10403</text:p>
              </table:table-cell>
              <table:table-cell office:value-type="float" office:value="2177">
                <text:p>217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404">
                <text:p>10404</text:p>
              </table:table-cell>
              <table:table-cell office:value-type="float" office:value="2180">
                <text:p>218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405">
                <text:p>10405</text:p>
              </table:table-cell>
              <table:table-cell office:value-type="float" office:value="2168">
                <text:p>21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406">
                <text:p>10406</text:p>
              </table:table-cell>
              <table:table-cell office:value-type="float" office:value="2187">
                <text:p>218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407">
                <text:p>10407</text:p>
              </table:table-cell>
              <table:table-cell office:value-type="float" office:value="2176">
                <text:p>217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408">
                <text:p>10408</text:p>
              </table:table-cell>
              <table:table-cell office:value-type="float" office:value="2178">
                <text:p>21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409">
                <text:p>10409</text:p>
              </table:table-cell>
              <table:table-cell office:value-type="float" office:value="2178">
                <text:p>217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410">
                <text:p>10410</text:p>
              </table:table-cell>
              <table:table-cell office:value-type="float" office:value="2181">
                <text:p>218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411">
                <text:p>10411</text:p>
              </table:table-cell>
              <table:table-cell office:value-type="float" office:value="2179">
                <text:p>217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412">
                <text:p>10412</text:p>
              </table:table-cell>
              <table:table-cell office:value-type="float" office:value="2182">
                <text:p>21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413">
                <text:p>10413</text:p>
              </table:table-cell>
              <table:table-cell office:value-type="float" office:value="2184">
                <text:p>218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414">
                <text:p>10414</text:p>
              </table:table-cell>
              <table:table-cell office:value-type="float" office:value="2181">
                <text:p>218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415">
                <text:p>10415</text:p>
              </table:table-cell>
              <table:table-cell office:value-type="float" office:value="2180">
                <text:p>218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416">
                <text:p>10416</text:p>
              </table:table-cell>
              <table:table-cell office:value-type="float" office:value="2183">
                <text:p>218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417">
                <text:p>10417</text:p>
              </table:table-cell>
              <table:table-cell office:value-type="float" office:value="2186">
                <text:p>218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418">
                <text:p>10418</text:p>
              </table:table-cell>
              <table:table-cell office:value-type="float" office:value="2186">
                <text:p>218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419">
                <text:p>10419</text:p>
              </table:table-cell>
              <table:table-cell office:value-type="float" office:value="2183">
                <text:p>21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420">
                <text:p>10420</text:p>
              </table:table-cell>
              <table:table-cell office:value-type="float" office:value="2184">
                <text:p>218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421">
                <text:p>10421</text:p>
              </table:table-cell>
              <table:table-cell office:value-type="float" office:value="2181">
                <text:p>218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422">
                <text:p>10422</text:p>
              </table:table-cell>
              <table:table-cell office:value-type="float" office:value="2183">
                <text:p>218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423">
                <text:p>10423</text:p>
              </table:table-cell>
              <table:table-cell office:value-type="float" office:value="2186">
                <text:p>218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424">
                <text:p>10424</text:p>
              </table:table-cell>
              <table:table-cell office:value-type="float" office:value="2181">
                <text:p>218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425">
                <text:p>10425</text:p>
              </table:table-cell>
              <table:table-cell office:value-type="float" office:value="2186">
                <text:p>218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426">
                <text:p>10426</text:p>
              </table:table-cell>
              <table:table-cell office:value-type="float" office:value="2182">
                <text:p>218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427">
                <text:p>10427</text:p>
              </table:table-cell>
              <table:table-cell office:value-type="float" office:value="2179">
                <text:p>217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428">
                <text:p>10428</text:p>
              </table:table-cell>
              <table:table-cell office:value-type="float" office:value="2186">
                <text:p>2186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429">
                <text:p>10429</text:p>
              </table:table-cell>
              <table:table-cell office:value-type="float" office:value="2182">
                <text:p>218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430">
                <text:p>10430</text:p>
              </table:table-cell>
              <table:table-cell office:value-type="float" office:value="2186">
                <text:p>218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431">
                <text:p>10431</text:p>
              </table:table-cell>
              <table:table-cell office:value-type="float" office:value="2183">
                <text:p>218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432">
                <text:p>10432</text:p>
              </table:table-cell>
              <table:table-cell office:value-type="float" office:value="2188">
                <text:p>218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433">
                <text:p>10433</text:p>
              </table:table-cell>
              <table:table-cell office:value-type="float" office:value="2183">
                <text:p>218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434">
                <text:p>10434</text:p>
              </table:table-cell>
              <table:table-cell office:value-type="float" office:value="2181">
                <text:p>218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435">
                <text:p>10435</text:p>
              </table:table-cell>
              <table:table-cell office:value-type="float" office:value="2179">
                <text:p>217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436">
                <text:p>10436</text:p>
              </table:table-cell>
              <table:table-cell office:value-type="float" office:value="2185">
                <text:p>218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437">
                <text:p>10437</text:p>
              </table:table-cell>
              <table:table-cell office:value-type="float" office:value="2187">
                <text:p>218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438">
                <text:p>10438</text:p>
              </table:table-cell>
              <table:table-cell office:value-type="float" office:value="2178">
                <text:p>217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439">
                <text:p>10439</text:p>
              </table:table-cell>
              <table:table-cell office:value-type="float" office:value="2185">
                <text:p>218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440">
                <text:p>10440</text:p>
              </table:table-cell>
              <table:table-cell office:value-type="float" office:value="2185">
                <text:p>218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441">
                <text:p>10441</text:p>
              </table:table-cell>
              <table:table-cell office:value-type="float" office:value="2182">
                <text:p>218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442">
                <text:p>10442</text:p>
              </table:table-cell>
              <table:table-cell office:value-type="float" office:value="2184">
                <text:p>2184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443">
                <text:p>10443</text:p>
              </table:table-cell>
              <table:table-cell office:value-type="float" office:value="2179">
                <text:p>217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444">
                <text:p>10444</text:p>
              </table:table-cell>
              <table:table-cell office:value-type="float" office:value="2181">
                <text:p>218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445">
                <text:p>10445</text:p>
              </table:table-cell>
              <table:table-cell office:value-type="float" office:value="2176">
                <text:p>2176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446">
                <text:p>10446</text:p>
              </table:table-cell>
              <table:table-cell office:value-type="float" office:value="2181">
                <text:p>218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447">
                <text:p>10447</text:p>
              </table:table-cell>
              <table:table-cell office:value-type="float" office:value="2179">
                <text:p>217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448">
                <text:p>10448</text:p>
              </table:table-cell>
              <table:table-cell office:value-type="float" office:value="2178">
                <text:p>217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449">
                <text:p>10449</text:p>
              </table:table-cell>
              <table:table-cell office:value-type="float" office:value="2177">
                <text:p>217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450">
                <text:p>10450</text:p>
              </table:table-cell>
              <table:table-cell office:value-type="float" office:value="2180">
                <text:p>218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451">
                <text:p>10451</text:p>
              </table:table-cell>
              <table:table-cell office:value-type="float" office:value="2176">
                <text:p>217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452">
                <text:p>10452</text:p>
              </table:table-cell>
              <table:table-cell office:value-type="float" office:value="2176">
                <text:p>217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453">
                <text:p>10453</text:p>
              </table:table-cell>
              <table:table-cell office:value-type="float" office:value="2176">
                <text:p>217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454">
                <text:p>10454</text:p>
              </table:table-cell>
              <table:table-cell office:value-type="float" office:value="2174">
                <text:p>217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455">
                <text:p>10455</text:p>
              </table:table-cell>
              <table:table-cell office:value-type="float" office:value="2170">
                <text:p>217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456">
                <text:p>10456</text:p>
              </table:table-cell>
              <table:table-cell office:value-type="float" office:value="2182">
                <text:p>218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457">
                <text:p>10457</text:p>
              </table:table-cell>
              <table:table-cell office:value-type="float" office:value="2170">
                <text:p>217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458">
                <text:p>10458</text:p>
              </table:table-cell>
              <table:table-cell office:value-type="float" office:value="2173">
                <text:p>217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459">
                <text:p>10459</text:p>
              </table:table-cell>
              <table:table-cell office:value-type="float" office:value="2176">
                <text:p>217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460">
                <text:p>10460</text:p>
              </table:table-cell>
              <table:table-cell office:value-type="float" office:value="2176">
                <text:p>217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461">
                <text:p>10461</text:p>
              </table:table-cell>
              <table:table-cell office:value-type="float" office:value="2180">
                <text:p>218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462">
                <text:p>10462</text:p>
              </table:table-cell>
              <table:table-cell office:value-type="float" office:value="2170">
                <text:p>217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463">
                <text:p>10463</text:p>
              </table:table-cell>
              <table:table-cell office:value-type="float" office:value="2181">
                <text:p>218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464">
                <text:p>10464</text:p>
              </table:table-cell>
              <table:table-cell office:value-type="float" office:value="2175">
                <text:p>217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465">
                <text:p>10465</text:p>
              </table:table-cell>
              <table:table-cell office:value-type="float" office:value="2182">
                <text:p>218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466">
                <text:p>10466</text:p>
              </table:table-cell>
              <table:table-cell office:value-type="float" office:value="2172">
                <text:p>2172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467">
                <text:p>10467</text:p>
              </table:table-cell>
              <table:table-cell office:value-type="float" office:value="2183">
                <text:p>218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468">
                <text:p>10468</text:p>
              </table:table-cell>
              <table:table-cell office:value-type="float" office:value="2175">
                <text:p>217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469">
                <text:p>10469</text:p>
              </table:table-cell>
              <table:table-cell office:value-type="float" office:value="2178">
                <text:p>217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470">
                <text:p>10470</text:p>
              </table:table-cell>
              <table:table-cell office:value-type="float" office:value="2170">
                <text:p>217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471">
                <text:p>10471</text:p>
              </table:table-cell>
              <table:table-cell office:value-type="float" office:value="2181">
                <text:p>218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472">
                <text:p>10472</text:p>
              </table:table-cell>
              <table:table-cell office:value-type="float" office:value="2182">
                <text:p>218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473">
                <text:p>10473</text:p>
              </table:table-cell>
              <table:table-cell office:value-type="float" office:value="2182">
                <text:p>218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474">
                <text:p>10474</text:p>
              </table:table-cell>
              <table:table-cell office:value-type="float" office:value="2170">
                <text:p>217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475">
                <text:p>10475</text:p>
              </table:table-cell>
              <table:table-cell office:value-type="float" office:value="2184">
                <text:p>218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476">
                <text:p>10476</text:p>
              </table:table-cell>
              <table:table-cell office:value-type="float" office:value="2185">
                <text:p>218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477">
                <text:p>10477</text:p>
              </table:table-cell>
              <table:table-cell office:value-type="float" office:value="2182">
                <text:p>218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478">
                <text:p>10478</text:p>
              </table:table-cell>
              <table:table-cell office:value-type="float" office:value="2179">
                <text:p>217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479">
                <text:p>10479</text:p>
              </table:table-cell>
              <table:table-cell office:value-type="float" office:value="2183">
                <text:p>218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480">
                <text:p>10480</text:p>
              </table:table-cell>
              <table:table-cell office:value-type="float" office:value="2192">
                <text:p>21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481">
                <text:p>10481</text:p>
              </table:table-cell>
              <table:table-cell office:value-type="float" office:value="2188">
                <text:p>218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482">
                <text:p>10482</text:p>
              </table:table-cell>
              <table:table-cell office:value-type="float" office:value="2175">
                <text:p>2175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483">
                <text:p>10483</text:p>
              </table:table-cell>
              <table:table-cell office:value-type="float" office:value="2186">
                <text:p>218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484">
                <text:p>10484</text:p>
              </table:table-cell>
              <table:table-cell office:value-type="float" office:value="2186">
                <text:p>218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485">
                <text:p>10485</text:p>
              </table:table-cell>
              <table:table-cell office:value-type="float" office:value="2180">
                <text:p>21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486">
                <text:p>10486</text:p>
              </table:table-cell>
              <table:table-cell office:value-type="float" office:value="2175">
                <text:p>217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487">
                <text:p>10487</text:p>
              </table:table-cell>
              <table:table-cell office:value-type="float" office:value="2178">
                <text:p>217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488">
                <text:p>10488</text:p>
              </table:table-cell>
              <table:table-cell office:value-type="float" office:value="2178">
                <text:p>217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489">
                <text:p>10489</text:p>
              </table:table-cell>
              <table:table-cell office:value-type="float" office:value="2176">
                <text:p>217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490">
                <text:p>10490</text:p>
              </table:table-cell>
              <table:table-cell office:value-type="float" office:value="2167">
                <text:p>2167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491">
                <text:p>10491</text:p>
              </table:table-cell>
              <table:table-cell office:value-type="float" office:value="2176">
                <text:p>217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492">
                <text:p>10492</text:p>
              </table:table-cell>
              <table:table-cell office:value-type="float" office:value="2182">
                <text:p>218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493">
                <text:p>10493</text:p>
              </table:table-cell>
              <table:table-cell office:value-type="float" office:value="2174">
                <text:p>217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494">
                <text:p>10494</text:p>
              </table:table-cell>
              <table:table-cell office:value-type="float" office:value="2166">
                <text:p>216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495">
                <text:p>10495</text:p>
              </table:table-cell>
              <table:table-cell office:value-type="float" office:value="2198">
                <text:p>219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496">
                <text:p>10496</text:p>
              </table:table-cell>
              <table:table-cell office:value-type="float" office:value="2241">
                <text:p>224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497">
                <text:p>10497</text:p>
              </table:table-cell>
              <table:table-cell office:value-type="float" office:value="2224">
                <text:p>222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498">
                <text:p>10498</text:p>
              </table:table-cell>
              <table:table-cell office:value-type="float" office:value="2212">
                <text:p>221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499">
                <text:p>10499</text:p>
              </table:table-cell>
              <table:table-cell office:value-type="float" office:value="2212">
                <text:p>221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500">
                <text:p>10500</text:p>
              </table:table-cell>
              <table:table-cell office:value-type="float" office:value="2213">
                <text:p>221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501">
                <text:p>10501</text:p>
              </table:table-cell>
              <table:table-cell office:value-type="float" office:value="2218">
                <text:p>221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502">
                <text:p>10502</text:p>
              </table:table-cell>
              <table:table-cell office:value-type="float" office:value="2212">
                <text:p>22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503">
                <text:p>10503</text:p>
              </table:table-cell>
              <table:table-cell office:value-type="float" office:value="2231">
                <text:p>223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504">
                <text:p>10504</text:p>
              </table:table-cell>
              <table:table-cell office:value-type="float" office:value="2232">
                <text:p>22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505">
                <text:p>10505</text:p>
              </table:table-cell>
              <table:table-cell office:value-type="float" office:value="2233">
                <text:p>223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506">
                <text:p>10506</text:p>
              </table:table-cell>
              <table:table-cell office:value-type="float" office:value="2231">
                <text:p>22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507">
                <text:p>10507</text:p>
              </table:table-cell>
              <table:table-cell office:value-type="float" office:value="2245">
                <text:p>224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508">
                <text:p>10508</text:p>
              </table:table-cell>
              <table:table-cell office:value-type="float" office:value="2251">
                <text:p>225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509">
                <text:p>10509</text:p>
              </table:table-cell>
              <table:table-cell office:value-type="float" office:value="2252">
                <text:p>22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510">
                <text:p>10510</text:p>
              </table:table-cell>
              <table:table-cell office:value-type="float" office:value="2242">
                <text:p>22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511">
                <text:p>10511</text:p>
              </table:table-cell>
              <table:table-cell office:value-type="float" office:value="2262">
                <text:p>226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512">
                <text:p>10512</text:p>
              </table:table-cell>
              <table:table-cell office:value-type="float" office:value="2267">
                <text:p>226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513">
                <text:p>10513</text:p>
              </table:table-cell>
              <table:table-cell office:value-type="float" office:value="2261">
                <text:p>22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514">
                <text:p>10514</text:p>
              </table:table-cell>
              <table:table-cell office:value-type="float" office:value="2260">
                <text:p>22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515">
                <text:p>10515</text:p>
              </table:table-cell>
              <table:table-cell office:value-type="float" office:value="2273">
                <text:p>227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516">
                <text:p>10516</text:p>
              </table:table-cell>
              <table:table-cell office:value-type="float" office:value="2270">
                <text:p>227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517">
                <text:p>10517</text:p>
              </table:table-cell>
              <table:table-cell office:value-type="float" office:value="2267">
                <text:p>22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518">
                <text:p>10518</text:p>
              </table:table-cell>
              <table:table-cell office:value-type="float" office:value="2252">
                <text:p>225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519">
                <text:p>10519</text:p>
              </table:table-cell>
              <table:table-cell office:value-type="float" office:value="2248">
                <text:p>224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520">
                <text:p>10520</text:p>
              </table:table-cell>
              <table:table-cell office:value-type="float" office:value="2242">
                <text:p>224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521">
                <text:p>10521</text:p>
              </table:table-cell>
              <table:table-cell office:value-type="float" office:value="2233">
                <text:p>223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522">
                <text:p>10522</text:p>
              </table:table-cell>
              <table:table-cell office:value-type="float" office:value="2209">
                <text:p>220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523">
                <text:p>10523</text:p>
              </table:table-cell>
              <table:table-cell office:value-type="float" office:value="2211">
                <text:p>221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524">
                <text:p>10524</text:p>
              </table:table-cell>
              <table:table-cell office:value-type="float" office:value="2197">
                <text:p>219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525">
                <text:p>10525</text:p>
              </table:table-cell>
              <table:table-cell office:value-type="float" office:value="2176">
                <text:p>217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526">
                <text:p>10526</text:p>
              </table:table-cell>
              <table:table-cell office:value-type="float" office:value="2170">
                <text:p>21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527">
                <text:p>10527</text:p>
              </table:table-cell>
              <table:table-cell office:value-type="float" office:value="2166">
                <text:p>21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528">
                <text:p>10528</text:p>
              </table:table-cell>
              <table:table-cell office:value-type="float" office:value="2166">
                <text:p>216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529">
                <text:p>10529</text:p>
              </table:table-cell>
              <table:table-cell office:value-type="float" office:value="2178">
                <text:p>217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530">
                <text:p>10530</text:p>
              </table:table-cell>
              <table:table-cell office:value-type="float" office:value="2163">
                <text:p>216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531">
                <text:p>10531</text:p>
              </table:table-cell>
              <table:table-cell office:value-type="float" office:value="2171">
                <text:p>2171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532">
                <text:p>10532</text:p>
              </table:table-cell>
              <table:table-cell office:value-type="float" office:value="2159">
                <text:p>215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533">
                <text:p>10533</text:p>
              </table:table-cell>
              <table:table-cell office:value-type="float" office:value="2174">
                <text:p>217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534">
                <text:p>10534</text:p>
              </table:table-cell>
              <table:table-cell office:value-type="float" office:value="2164">
                <text:p>21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535">
                <text:p>10535</text:p>
              </table:table-cell>
              <table:table-cell office:value-type="float" office:value="2179">
                <text:p>217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536">
                <text:p>10536</text:p>
              </table:table-cell>
              <table:table-cell office:value-type="float" office:value="2160">
                <text:p>216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537">
                <text:p>10537</text:p>
              </table:table-cell>
              <table:table-cell office:value-type="float" office:value="2183">
                <text:p>218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538">
                <text:p>10538</text:p>
              </table:table-cell>
              <table:table-cell office:value-type="float" office:value="2178">
                <text:p>217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539">
                <text:p>10539</text:p>
              </table:table-cell>
              <table:table-cell office:value-type="float" office:value="2184">
                <text:p>21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540">
                <text:p>10540</text:p>
              </table:table-cell>
              <table:table-cell office:value-type="float" office:value="2174">
                <text:p>217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541">
                <text:p>10541</text:p>
              </table:table-cell>
              <table:table-cell office:value-type="float" office:value="2182">
                <text:p>218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542">
                <text:p>10542</text:p>
              </table:table-cell>
              <table:table-cell office:value-type="float" office:value="2176">
                <text:p>217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543">
                <text:p>10543</text:p>
              </table:table-cell>
              <table:table-cell office:value-type="float" office:value="2184">
                <text:p>218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544">
                <text:p>10544</text:p>
              </table:table-cell>
              <table:table-cell office:value-type="float" office:value="2183">
                <text:p>218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545">
                <text:p>10545</text:p>
              </table:table-cell>
              <table:table-cell office:value-type="float" office:value="2190">
                <text:p>219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546">
                <text:p>10546</text:p>
              </table:table-cell>
              <table:table-cell office:value-type="float" office:value="2186">
                <text:p>218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547">
                <text:p>10547</text:p>
              </table:table-cell>
              <table:table-cell office:value-type="float" office:value="2182">
                <text:p>2182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548">
                <text:p>10548</text:p>
              </table:table-cell>
              <table:table-cell office:value-type="float" office:value="2172">
                <text:p>217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549">
                <text:p>10549</text:p>
              </table:table-cell>
              <table:table-cell office:value-type="float" office:value="2180">
                <text:p>218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550">
                <text:p>10550</text:p>
              </table:table-cell>
              <table:table-cell office:value-type="float" office:value="2185">
                <text:p>218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551">
                <text:p>10551</text:p>
              </table:table-cell>
              <table:table-cell office:value-type="float" office:value="2185">
                <text:p>218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552">
                <text:p>10552</text:p>
              </table:table-cell>
              <table:table-cell office:value-type="float" office:value="2183">
                <text:p>218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553">
                <text:p>10553</text:p>
              </table:table-cell>
              <table:table-cell office:value-type="float" office:value="2183">
                <text:p>218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554">
                <text:p>10554</text:p>
              </table:table-cell>
              <table:table-cell office:value-type="float" office:value="2183">
                <text:p>218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555">
                <text:p>10555</text:p>
              </table:table-cell>
              <table:table-cell office:value-type="float" office:value="2182">
                <text:p>218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556">
                <text:p>10556</text:p>
              </table:table-cell>
              <table:table-cell office:value-type="float" office:value="2182">
                <text:p>218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557">
                <text:p>10557</text:p>
              </table:table-cell>
              <table:table-cell office:value-type="float" office:value="2183">
                <text:p>218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558">
                <text:p>10558</text:p>
              </table:table-cell>
              <table:table-cell office:value-type="float" office:value="2179">
                <text:p>217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559">
                <text:p>10559</text:p>
              </table:table-cell>
              <table:table-cell office:value-type="float" office:value="2182">
                <text:p>2182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560">
                <text:p>10560</text:p>
              </table:table-cell>
              <table:table-cell office:value-type="float" office:value="2187">
                <text:p>218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561">
                <text:p>10561</text:p>
              </table:table-cell>
              <table:table-cell office:value-type="float" office:value="2192">
                <text:p>219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562">
                <text:p>10562</text:p>
              </table:table-cell>
              <table:table-cell office:value-type="float" office:value="2188">
                <text:p>218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563">
                <text:p>10563</text:p>
              </table:table-cell>
              <table:table-cell office:value-type="float" office:value="2182">
                <text:p>2182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564">
                <text:p>10564</text:p>
              </table:table-cell>
              <table:table-cell office:value-type="float" office:value="2185">
                <text:p>2185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565">
                <text:p>10565</text:p>
              </table:table-cell>
              <table:table-cell office:value-type="float" office:value="2183">
                <text:p>218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566">
                <text:p>10566</text:p>
              </table:table-cell>
              <table:table-cell office:value-type="float" office:value="2182">
                <text:p>218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567">
                <text:p>10567</text:p>
              </table:table-cell>
              <table:table-cell office:value-type="float" office:value="2191">
                <text:p>219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568">
                <text:p>10568</text:p>
              </table:table-cell>
              <table:table-cell office:value-type="float" office:value="2184">
                <text:p>218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569">
                <text:p>10569</text:p>
              </table:table-cell>
              <table:table-cell office:value-type="float" office:value="2179">
                <text:p>217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570">
                <text:p>10570</text:p>
              </table:table-cell>
              <table:table-cell office:value-type="float" office:value="2183">
                <text:p>2183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571">
                <text:p>10571</text:p>
              </table:table-cell>
              <table:table-cell office:value-type="float" office:value="2186">
                <text:p>218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572">
                <text:p>10572</text:p>
              </table:table-cell>
              <table:table-cell office:value-type="float" office:value="2181">
                <text:p>218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573">
                <text:p>10573</text:p>
              </table:table-cell>
              <table:table-cell office:value-type="float" office:value="2185">
                <text:p>218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574">
                <text:p>10574</text:p>
              </table:table-cell>
              <table:table-cell office:value-type="float" office:value="2190">
                <text:p>219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575">
                <text:p>10575</text:p>
              </table:table-cell>
              <table:table-cell office:value-type="float" office:value="2187">
                <text:p>218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576">
                <text:p>10576</text:p>
              </table:table-cell>
              <table:table-cell office:value-type="float" office:value="2181">
                <text:p>218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577">
                <text:p>10577</text:p>
              </table:table-cell>
              <table:table-cell office:value-type="float" office:value="2183">
                <text:p>218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578">
                <text:p>10578</text:p>
              </table:table-cell>
              <table:table-cell office:value-type="float" office:value="2180">
                <text:p>218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579">
                <text:p>10579</text:p>
              </table:table-cell>
              <table:table-cell office:value-type="float" office:value="2184">
                <text:p>218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580">
                <text:p>10580</text:p>
              </table:table-cell>
              <table:table-cell office:value-type="float" office:value="2189">
                <text:p>218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581">
                <text:p>10581</text:p>
              </table:table-cell>
              <table:table-cell office:value-type="float" office:value="2183">
                <text:p>218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582">
                <text:p>10582</text:p>
              </table:table-cell>
              <table:table-cell office:value-type="float" office:value="2189">
                <text:p>218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583">
                <text:p>10583</text:p>
              </table:table-cell>
              <table:table-cell office:value-type="float" office:value="2182">
                <text:p>218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584">
                <text:p>10584</text:p>
              </table:table-cell>
              <table:table-cell office:value-type="float" office:value="2181">
                <text:p>218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585">
                <text:p>10585</text:p>
              </table:table-cell>
              <table:table-cell office:value-type="float" office:value="2179">
                <text:p>217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586">
                <text:p>10586</text:p>
              </table:table-cell>
              <table:table-cell office:value-type="float" office:value="2181">
                <text:p>218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587">
                <text:p>10587</text:p>
              </table:table-cell>
              <table:table-cell office:value-type="float" office:value="2183">
                <text:p>218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588">
                <text:p>10588</text:p>
              </table:table-cell>
              <table:table-cell office:value-type="float" office:value="2183">
                <text:p>218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589">
                <text:p>10589</text:p>
              </table:table-cell>
              <table:table-cell office:value-type="float" office:value="2184">
                <text:p>21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590">
                <text:p>10590</text:p>
              </table:table-cell>
              <table:table-cell office:value-type="float" office:value="2180">
                <text:p>218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591">
                <text:p>10591</text:p>
              </table:table-cell>
              <table:table-cell office:value-type="float" office:value="2180">
                <text:p>218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592">
                <text:p>10592</text:p>
              </table:table-cell>
              <table:table-cell office:value-type="float" office:value="2175">
                <text:p>217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93">
                <text:p>10593</text:p>
              </table:table-cell>
              <table:table-cell office:value-type="float" office:value="2175">
                <text:p>217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594">
                <text:p>10594</text:p>
              </table:table-cell>
              <table:table-cell office:value-type="float" office:value="2172">
                <text:p>21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595">
                <text:p>10595</text:p>
              </table:table-cell>
              <table:table-cell office:value-type="float" office:value="2171">
                <text:p>217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596">
                <text:p>10596</text:p>
              </table:table-cell>
              <table:table-cell office:value-type="float" office:value="2212">
                <text:p>221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597">
                <text:p>10597</text:p>
              </table:table-cell>
              <table:table-cell office:value-type="float" office:value="2344">
                <text:p>234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598">
                <text:p>10598</text:p>
              </table:table-cell>
              <table:table-cell office:value-type="float" office:value="2244">
                <text:p>2244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599">
                <text:p>10599</text:p>
              </table:table-cell>
              <table:table-cell office:value-type="float" office:value="2268">
                <text:p>226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600">
                <text:p>10600</text:p>
              </table:table-cell>
              <table:table-cell office:value-type="float" office:value="2254">
                <text:p>225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601">
                <text:p>10601</text:p>
              </table:table-cell>
              <table:table-cell office:value-type="float" office:value="2274">
                <text:p>22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602">
                <text:p>10602</text:p>
              </table:table-cell>
              <table:table-cell office:value-type="float" office:value="2281">
                <text:p>228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603">
                <text:p>10603</text:p>
              </table:table-cell>
              <table:table-cell office:value-type="float" office:value="2305">
                <text:p>230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604">
                <text:p>10604</text:p>
              </table:table-cell>
              <table:table-cell office:value-type="float" office:value="2315">
                <text:p>2315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605">
                <text:p>10605</text:p>
              </table:table-cell>
              <table:table-cell office:value-type="float" office:value="2313">
                <text:p>231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606">
                <text:p>10606</text:p>
              </table:table-cell>
              <table:table-cell office:value-type="float" office:value="2305">
                <text:p>230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607">
                <text:p>10607</text:p>
              </table:table-cell>
              <table:table-cell office:value-type="float" office:value="2299">
                <text:p>2299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608">
                <text:p>10608</text:p>
              </table:table-cell>
              <table:table-cell office:value-type="float" office:value="2293">
                <text:p>229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609">
                <text:p>10609</text:p>
              </table:table-cell>
              <table:table-cell office:value-type="float" office:value="2288">
                <text:p>228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610">
                <text:p>10610</text:p>
              </table:table-cell>
              <table:table-cell office:value-type="float" office:value="2285">
                <text:p>2285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611">
                <text:p>10611</text:p>
              </table:table-cell>
              <table:table-cell office:value-type="float" office:value="2286">
                <text:p>228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612">
                <text:p>10612</text:p>
              </table:table-cell>
              <table:table-cell office:value-type="float" office:value="2275">
                <text:p>227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613">
                <text:p>10613</text:p>
              </table:table-cell>
              <table:table-cell office:value-type="float" office:value="2270">
                <text:p>227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614">
                <text:p>10614</text:p>
              </table:table-cell>
              <table:table-cell office:value-type="float" office:value="2254">
                <text:p>2254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615">
                <text:p>10615</text:p>
              </table:table-cell>
              <table:table-cell office:value-type="float" office:value="2243">
                <text:p>224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616">
                <text:p>10616</text:p>
              </table:table-cell>
              <table:table-cell office:value-type="float" office:value="2239">
                <text:p>223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617">
                <text:p>10617</text:p>
              </table:table-cell>
              <table:table-cell office:value-type="float" office:value="2242">
                <text:p>224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618">
                <text:p>10618</text:p>
              </table:table-cell>
              <table:table-cell office:value-type="float" office:value="2245">
                <text:p>2245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619">
                <text:p>10619</text:p>
              </table:table-cell>
              <table:table-cell office:value-type="float" office:value="2257">
                <text:p>225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620">
                <text:p>10620</text:p>
              </table:table-cell>
              <table:table-cell office:value-type="float" office:value="2265">
                <text:p>2265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621">
                <text:p>10621</text:p>
              </table:table-cell>
              <table:table-cell office:value-type="float" office:value="2264">
                <text:p>2264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622">
                <text:p>10622</text:p>
              </table:table-cell>
              <table:table-cell office:value-type="float" office:value="2272">
                <text:p>227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623">
                <text:p>10623</text:p>
              </table:table-cell>
              <table:table-cell office:value-type="float" office:value="2276">
                <text:p>2276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624">
                <text:p>10624</text:p>
              </table:table-cell>
              <table:table-cell office:value-type="float" office:value="2259">
                <text:p>2259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625">
                <text:p>10625</text:p>
              </table:table-cell>
              <table:table-cell office:value-type="float" office:value="2251">
                <text:p>225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626">
                <text:p>10626</text:p>
              </table:table-cell>
              <table:table-cell office:value-type="float" office:value="2241">
                <text:p>224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627">
                <text:p>10627</text:p>
              </table:table-cell>
              <table:table-cell office:value-type="float" office:value="2233">
                <text:p>223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628">
                <text:p>10628</text:p>
              </table:table-cell>
              <table:table-cell office:value-type="float" office:value="2222">
                <text:p>2222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629">
                <text:p>10629</text:p>
              </table:table-cell>
              <table:table-cell office:value-type="float" office:value="2227">
                <text:p>222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630">
                <text:p>10630</text:p>
              </table:table-cell>
              <table:table-cell office:value-type="float" office:value="2225">
                <text:p>222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631">
                <text:p>10631</text:p>
              </table:table-cell>
              <table:table-cell office:value-type="float" office:value="2237">
                <text:p>223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632">
                <text:p>10632</text:p>
              </table:table-cell>
              <table:table-cell office:value-type="float" office:value="2235">
                <text:p>2235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633">
                <text:p>10633</text:p>
              </table:table-cell>
              <table:table-cell office:value-type="float" office:value="2247">
                <text:p>2247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634">
                <text:p>10634</text:p>
              </table:table-cell>
              <table:table-cell office:value-type="float" office:value="2250">
                <text:p>225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635">
                <text:p>10635</text:p>
              </table:table-cell>
              <table:table-cell office:value-type="float" office:value="2246">
                <text:p>2246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636">
                <text:p>10636</text:p>
              </table:table-cell>
              <table:table-cell office:value-type="float" office:value="2255">
                <text:p>2255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637">
                <text:p>10637</text:p>
              </table:table-cell>
              <table:table-cell office:value-type="float" office:value="2263">
                <text:p>226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638">
                <text:p>10638</text:p>
              </table:table-cell>
              <table:table-cell office:value-type="float" office:value="2258">
                <text:p>225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639">
                <text:p>10639</text:p>
              </table:table-cell>
              <table:table-cell office:value-type="float" office:value="2253">
                <text:p>225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640">
                <text:p>10640</text:p>
              </table:table-cell>
              <table:table-cell office:value-type="float" office:value="2246">
                <text:p>2246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641">
                <text:p>10641</text:p>
              </table:table-cell>
              <table:table-cell office:value-type="float" office:value="2236">
                <text:p>223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642">
                <text:p>10642</text:p>
              </table:table-cell>
              <table:table-cell office:value-type="float" office:value="2229">
                <text:p>222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643">
                <text:p>10643</text:p>
              </table:table-cell>
              <table:table-cell office:value-type="float" office:value="2221">
                <text:p>2221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644">
                <text:p>10644</text:p>
              </table:table-cell>
              <table:table-cell office:value-type="float" office:value="2210">
                <text:p>22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645">
                <text:p>10645</text:p>
              </table:table-cell>
              <table:table-cell office:value-type="float" office:value="2210">
                <text:p>2210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646">
                <text:p>10646</text:p>
              </table:table-cell>
              <table:table-cell office:value-type="float" office:value="2205">
                <text:p>220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647">
                <text:p>10647</text:p>
              </table:table-cell>
              <table:table-cell office:value-type="float" office:value="2204">
                <text:p>2204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648">
                <text:p>10648</text:p>
              </table:table-cell>
              <table:table-cell office:value-type="float" office:value="2217">
                <text:p>221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649">
                <text:p>10649</text:p>
              </table:table-cell>
              <table:table-cell office:value-type="float" office:value="2223">
                <text:p>2223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650">
                <text:p>10650</text:p>
              </table:table-cell>
              <table:table-cell office:value-type="float" office:value="2215">
                <text:p>221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651">
                <text:p>10651</text:p>
              </table:table-cell>
              <table:table-cell office:value-type="float" office:value="2212">
                <text:p>22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652">
                <text:p>10652</text:p>
              </table:table-cell>
              <table:table-cell office:value-type="float" office:value="2220">
                <text:p>222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653">
                <text:p>10653</text:p>
              </table:table-cell>
              <table:table-cell office:value-type="float" office:value="2225">
                <text:p>222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654">
                <text:p>10654</text:p>
              </table:table-cell>
              <table:table-cell office:value-type="float" office:value="2223">
                <text:p>22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655">
                <text:p>10655</text:p>
              </table:table-cell>
              <table:table-cell office:value-type="float" office:value="2221">
                <text:p>222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656">
                <text:p>10656</text:p>
              </table:table-cell>
              <table:table-cell office:value-type="float" office:value="2222">
                <text:p>222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657">
                <text:p>10657</text:p>
              </table:table-cell>
              <table:table-cell office:value-type="float" office:value="2222">
                <text:p>222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658">
                <text:p>10658</text:p>
              </table:table-cell>
              <table:table-cell office:value-type="float" office:value="2227">
                <text:p>222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659">
                <text:p>10659</text:p>
              </table:table-cell>
              <table:table-cell office:value-type="float" office:value="2221">
                <text:p>222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660">
                <text:p>10660</text:p>
              </table:table-cell>
              <table:table-cell office:value-type="float" office:value="2217">
                <text:p>221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661">
                <text:p>10661</text:p>
              </table:table-cell>
              <table:table-cell office:value-type="float" office:value="2211">
                <text:p>221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662">
                <text:p>10662</text:p>
              </table:table-cell>
              <table:table-cell office:value-type="float" office:value="2206">
                <text:p>220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663">
                <text:p>10663</text:p>
              </table:table-cell>
              <table:table-cell office:value-type="float" office:value="2195">
                <text:p>219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664">
                <text:p>10664</text:p>
              </table:table-cell>
              <table:table-cell office:value-type="float" office:value="2194">
                <text:p>219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665">
                <text:p>10665</text:p>
              </table:table-cell>
              <table:table-cell office:value-type="float" office:value="2180">
                <text:p>218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666">
                <text:p>10666</text:p>
              </table:table-cell>
              <table:table-cell office:value-type="float" office:value="2200">
                <text:p>220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667">
                <text:p>10667</text:p>
              </table:table-cell>
              <table:table-cell office:value-type="float" office:value="2183">
                <text:p>218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668">
                <text:p>10668</text:p>
              </table:table-cell>
              <table:table-cell office:value-type="float" office:value="2191">
                <text:p>219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669">
                <text:p>10669</text:p>
              </table:table-cell>
              <table:table-cell office:value-type="float" office:value="2186">
                <text:p>218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670">
                <text:p>10670</text:p>
              </table:table-cell>
              <table:table-cell office:value-type="float" office:value="2211">
                <text:p>221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671">
                <text:p>10671</text:p>
              </table:table-cell>
              <table:table-cell office:value-type="float" office:value="2218">
                <text:p>221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672">
                <text:p>10672</text:p>
              </table:table-cell>
              <table:table-cell office:value-type="float" office:value="2212">
                <text:p>22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673">
                <text:p>10673</text:p>
              </table:table-cell>
              <table:table-cell office:value-type="float" office:value="2215">
                <text:p>221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674">
                <text:p>10674</text:p>
              </table:table-cell>
              <table:table-cell office:value-type="float" office:value="2219">
                <text:p>22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675">
                <text:p>10675</text:p>
              </table:table-cell>
              <table:table-cell office:value-type="float" office:value="2233">
                <text:p>223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676">
                <text:p>10676</text:p>
              </table:table-cell>
              <table:table-cell office:value-type="float" office:value="2232">
                <text:p>223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677">
                <text:p>10677</text:p>
              </table:table-cell>
              <table:table-cell office:value-type="float" office:value="2236">
                <text:p>223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678">
                <text:p>10678</text:p>
              </table:table-cell>
              <table:table-cell office:value-type="float" office:value="2240">
                <text:p>224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679">
                <text:p>10679</text:p>
              </table:table-cell>
              <table:table-cell office:value-type="float" office:value="2237">
                <text:p>223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680">
                <text:p>10680</text:p>
              </table:table-cell>
              <table:table-cell office:value-type="float" office:value="2244">
                <text:p>22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681">
                <text:p>10681</text:p>
              </table:table-cell>
              <table:table-cell office:value-type="float" office:value="2249">
                <text:p>224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682">
                <text:p>10682</text:p>
              </table:table-cell>
              <table:table-cell office:value-type="float" office:value="2252">
                <text:p>22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683">
                <text:p>10683</text:p>
              </table:table-cell>
              <table:table-cell office:value-type="float" office:value="2253">
                <text:p>22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684">
                <text:p>10684</text:p>
              </table:table-cell>
              <table:table-cell office:value-type="float" office:value="2250">
                <text:p>225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685">
                <text:p>10685</text:p>
              </table:table-cell>
              <table:table-cell office:value-type="float" office:value="2269">
                <text:p>226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686">
                <text:p>10686</text:p>
              </table:table-cell>
              <table:table-cell office:value-type="float" office:value="2261">
                <text:p>226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687">
                <text:p>10687</text:p>
              </table:table-cell>
              <table:table-cell office:value-type="float" office:value="2267">
                <text:p>226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688">
                <text:p>10688</text:p>
              </table:table-cell>
              <table:table-cell office:value-type="float" office:value="2269">
                <text:p>22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689">
                <text:p>10689</text:p>
              </table:table-cell>
              <table:table-cell office:value-type="float" office:value="2294">
                <text:p>229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690">
                <text:p>10690</text:p>
              </table:table-cell>
              <table:table-cell office:value-type="float" office:value="2321">
                <text:p>232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691">
                <text:p>10691</text:p>
              </table:table-cell>
              <table:table-cell office:value-type="float" office:value="2300">
                <text:p>230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692">
                <text:p>10692</text:p>
              </table:table-cell>
              <table:table-cell office:value-type="float" office:value="2326">
                <text:p>232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693">
                <text:p>10693</text:p>
              </table:table-cell>
              <table:table-cell office:value-type="float" office:value="2330">
                <text:p>233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0694">
                <text:p>10694</text:p>
              </table:table-cell>
              <table:table-cell office:value-type="float" office:value="2332">
                <text:p>233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695">
                <text:p>10695</text:p>
              </table:table-cell>
              <table:table-cell office:value-type="float" office:value="2314">
                <text:p>231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696">
                <text:p>10696</text:p>
              </table:table-cell>
              <table:table-cell office:value-type="float" office:value="2318">
                <text:p>231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0697">
                <text:p>10697</text:p>
              </table:table-cell>
              <table:table-cell office:value-type="float" office:value="2323">
                <text:p>2323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0698">
                <text:p>10698</text:p>
              </table:table-cell>
              <table:table-cell office:value-type="float" office:value="2310">
                <text:p>23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0699">
                <text:p>10699</text:p>
              </table:table-cell>
              <table:table-cell office:value-type="float" office:value="2291">
                <text:p>229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700">
                <text:p>10700</text:p>
              </table:table-cell>
              <table:table-cell office:value-type="float" office:value="2274">
                <text:p>2274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0701">
                <text:p>10701</text:p>
              </table:table-cell>
              <table:table-cell office:value-type="float" office:value="2259">
                <text:p>2259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0702">
                <text:p>10702</text:p>
              </table:table-cell>
              <table:table-cell office:value-type="float" office:value="2251">
                <text:p>225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703">
                <text:p>10703</text:p>
              </table:table-cell>
              <table:table-cell office:value-type="float" office:value="2238">
                <text:p>2238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0704">
                <text:p>10704</text:p>
              </table:table-cell>
              <table:table-cell office:value-type="float" office:value="2214">
                <text:p>221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705">
                <text:p>10705</text:p>
              </table:table-cell>
              <table:table-cell office:value-type="float" office:value="2189">
                <text:p>218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706">
                <text:p>10706</text:p>
              </table:table-cell>
              <table:table-cell office:value-type="float" office:value="2180">
                <text:p>218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707">
                <text:p>10707</text:p>
              </table:table-cell>
              <table:table-cell office:value-type="float" office:value="2155">
                <text:p>2155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708">
                <text:p>10708</text:p>
              </table:table-cell>
              <table:table-cell office:value-type="float" office:value="2154">
                <text:p>2154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709">
                <text:p>10709</text:p>
              </table:table-cell>
              <table:table-cell office:value-type="float" office:value="2164">
                <text:p>2164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710">
                <text:p>10710</text:p>
              </table:table-cell>
              <table:table-cell office:value-type="float" office:value="2168">
                <text:p>2168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711">
                <text:p>10711</text:p>
              </table:table-cell>
              <table:table-cell office:value-type="float" office:value="2169">
                <text:p>216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0712">
                <text:p>10712</text:p>
              </table:table-cell>
              <table:table-cell office:value-type="float" office:value="2167">
                <text:p>216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713">
                <text:p>10713</text:p>
              </table:table-cell>
              <table:table-cell office:value-type="float" office:value="2164">
                <text:p>216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0714">
                <text:p>10714</text:p>
              </table:table-cell>
              <table:table-cell office:value-type="float" office:value="2163">
                <text:p>2163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0715">
                <text:p>10715</text:p>
              </table:table-cell>
              <table:table-cell office:value-type="float" office:value="2168">
                <text:p>216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0716">
                <text:p>10716</text:p>
              </table:table-cell>
              <table:table-cell office:value-type="float" office:value="2162">
                <text:p>216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0717">
                <text:p>10717</text:p>
              </table:table-cell>
              <table:table-cell office:value-type="float" office:value="2172">
                <text:p>217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0718">
                <text:p>10718</text:p>
              </table:table-cell>
              <table:table-cell office:value-type="float" office:value="2168">
                <text:p>216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719">
                <text:p>10719</text:p>
              </table:table-cell>
              <table:table-cell office:value-type="float" office:value="2166">
                <text:p>216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0720">
                <text:p>10720</text:p>
              </table:table-cell>
              <table:table-cell office:value-type="float" office:value="2166">
                <text:p>216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0721">
                <text:p>10721</text:p>
              </table:table-cell>
              <table:table-cell office:value-type="float" office:value="2164">
                <text:p>216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722">
                <text:p>10722</text:p>
              </table:table-cell>
              <table:table-cell office:value-type="float" office:value="2164">
                <text:p>2164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0723">
                <text:p>10723</text:p>
              </table:table-cell>
              <table:table-cell office:value-type="float" office:value="2164">
                <text:p>21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724">
                <text:p>10724</text:p>
              </table:table-cell>
              <table:table-cell office:value-type="float" office:value="2163">
                <text:p>21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725">
                <text:p>10725</text:p>
              </table:table-cell>
              <table:table-cell office:value-type="float" office:value="2167">
                <text:p>21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0726">
                <text:p>10726</text:p>
              </table:table-cell>
              <table:table-cell office:value-type="float" office:value="2159">
                <text:p>21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727">
                <text:p>10727</text:p>
              </table:table-cell>
              <table:table-cell office:value-type="float" office:value="2163">
                <text:p>21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0728">
                <text:p>10728</text:p>
              </table:table-cell>
              <table:table-cell office:value-type="float" office:value="2208">
                <text:p>220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0729">
                <text:p>10729</text:p>
              </table:table-cell>
              <table:table-cell office:value-type="float" office:value="2159">
                <text:p>21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0730">
                <text:p>10730</text:p>
              </table:table-cell>
              <table:table-cell office:value-type="float" office:value="2155">
                <text:p>21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0731">
                <text:p>10731</text:p>
              </table:table-cell>
              <table:table-cell office:value-type="float" office:value="2161">
                <text:p>216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0732">
                <text:p>10732</text:p>
              </table:table-cell>
              <table:table-cell office:value-type="float" office:value="2169">
                <text:p>21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733">
                <text:p>10733</text:p>
              </table:table-cell>
              <table:table-cell office:value-type="float" office:value="2168">
                <text:p>216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734">
                <text:p>10734</text:p>
              </table:table-cell>
              <table:table-cell office:value-type="float" office:value="2165">
                <text:p>216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735">
                <text:p>10735</text:p>
              </table:table-cell>
              <table:table-cell office:value-type="float" office:value="2157">
                <text:p>215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736">
                <text:p>10736</text:p>
              </table:table-cell>
              <table:table-cell office:value-type="float" office:value="2174">
                <text:p>21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737">
                <text:p>10737</text:p>
              </table:table-cell>
              <table:table-cell office:value-type="float" office:value="2168">
                <text:p>216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0738">
                <text:p>10738</text:p>
              </table:table-cell>
              <table:table-cell office:value-type="float" office:value="2162">
                <text:p>216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0739">
                <text:p>10739</text:p>
              </table:table-cell>
              <table:table-cell office:value-type="float" office:value="2158">
                <text:p>215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0740">
                <text:p>10740</text:p>
              </table:table-cell>
              <table:table-cell office:value-type="float" office:value="2166">
                <text:p>21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741">
                <text:p>10741</text:p>
              </table:table-cell>
              <table:table-cell office:value-type="float" office:value="2169">
                <text:p>216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742">
                <text:p>10742</text:p>
              </table:table-cell>
              <table:table-cell office:value-type="float" office:value="2164">
                <text:p>216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743">
                <text:p>10743</text:p>
              </table:table-cell>
              <table:table-cell office:value-type="float" office:value="2164">
                <text:p>216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744">
                <text:p>10744</text:p>
              </table:table-cell>
              <table:table-cell office:value-type="float" office:value="2168">
                <text:p>216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745">
                <text:p>10745</text:p>
              </table:table-cell>
              <table:table-cell office:value-type="float" office:value="2166">
                <text:p>216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0746">
                <text:p>10746</text:p>
              </table:table-cell>
              <table:table-cell office:value-type="float" office:value="2168">
                <text:p>216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747">
                <text:p>10747</text:p>
              </table:table-cell>
              <table:table-cell office:value-type="float" office:value="2164">
                <text:p>21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748">
                <text:p>10748</text:p>
              </table:table-cell>
              <table:table-cell office:value-type="float" office:value="2169">
                <text:p>216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749">
                <text:p>10749</text:p>
              </table:table-cell>
              <table:table-cell office:value-type="float" office:value="2160">
                <text:p>21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750">
                <text:p>10750</text:p>
              </table:table-cell>
              <table:table-cell office:value-type="float" office:value="2168">
                <text:p>216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751">
                <text:p>10751</text:p>
              </table:table-cell>
              <table:table-cell office:value-type="float" office:value="2164">
                <text:p>21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752">
                <text:p>10752</text:p>
              </table:table-cell>
              <table:table-cell office:value-type="float" office:value="2159">
                <text:p>21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753">
                <text:p>10753</text:p>
              </table:table-cell>
              <table:table-cell office:value-type="float" office:value="2157">
                <text:p>2157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754">
                <text:p>10754</text:p>
              </table:table-cell>
              <table:table-cell office:value-type="float" office:value="2173">
                <text:p>217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755">
                <text:p>10755</text:p>
              </table:table-cell>
              <table:table-cell office:value-type="float" office:value="2164">
                <text:p>216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756">
                <text:p>10756</text:p>
              </table:table-cell>
              <table:table-cell office:value-type="float" office:value="2178">
                <text:p>217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757">
                <text:p>10757</text:p>
              </table:table-cell>
              <table:table-cell office:value-type="float" office:value="2166">
                <text:p>216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758">
                <text:p>10758</text:p>
              </table:table-cell>
              <table:table-cell office:value-type="float" office:value="2169">
                <text:p>216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759">
                <text:p>10759</text:p>
              </table:table-cell>
              <table:table-cell office:value-type="float" office:value="2163">
                <text:p>216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760">
                <text:p>10760</text:p>
              </table:table-cell>
              <table:table-cell office:value-type="float" office:value="2161">
                <text:p>216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761">
                <text:p>10761</text:p>
              </table:table-cell>
              <table:table-cell office:value-type="float" office:value="2166">
                <text:p>216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762">
                <text:p>10762</text:p>
              </table:table-cell>
              <table:table-cell office:value-type="float" office:value="2165">
                <text:p>216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0763">
                <text:p>10763</text:p>
              </table:table-cell>
              <table:table-cell office:value-type="float" office:value="2152">
                <text:p>215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0764">
                <text:p>10764</text:p>
              </table:table-cell>
              <table:table-cell office:value-type="float" office:value="2169">
                <text:p>216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765">
                <text:p>10765</text:p>
              </table:table-cell>
              <table:table-cell office:value-type="float" office:value="2169">
                <text:p>216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766">
                <text:p>10766</text:p>
              </table:table-cell>
              <table:table-cell office:value-type="float" office:value="2176">
                <text:p>217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767">
                <text:p>10767</text:p>
              </table:table-cell>
              <table:table-cell office:value-type="float" office:value="2172">
                <text:p>21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768">
                <text:p>10768</text:p>
              </table:table-cell>
              <table:table-cell office:value-type="float" office:value="2168">
                <text:p>216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769">
                <text:p>10769</text:p>
              </table:table-cell>
              <table:table-cell office:value-type="float" office:value="2172">
                <text:p>217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770">
                <text:p>10770</text:p>
              </table:table-cell>
              <table:table-cell office:value-type="float" office:value="2168">
                <text:p>21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0771">
                <text:p>10771</text:p>
              </table:table-cell>
              <table:table-cell office:value-type="float" office:value="2167">
                <text:p>21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772">
                <text:p>10772</text:p>
              </table:table-cell>
              <table:table-cell office:value-type="float" office:value="2171">
                <text:p>2171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0773">
                <text:p>10773</text:p>
              </table:table-cell>
              <table:table-cell office:value-type="float" office:value="2164">
                <text:p>216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774">
                <text:p>10774</text:p>
              </table:table-cell>
              <table:table-cell office:value-type="float" office:value="2166">
                <text:p>21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775">
                <text:p>10775</text:p>
              </table:table-cell>
              <table:table-cell office:value-type="float" office:value="2168">
                <text:p>216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776">
                <text:p>10776</text:p>
              </table:table-cell>
              <table:table-cell office:value-type="float" office:value="2162">
                <text:p>216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777">
                <text:p>10777</text:p>
              </table:table-cell>
              <table:table-cell office:value-type="float" office:value="2160">
                <text:p>216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778">
                <text:p>10778</text:p>
              </table:table-cell>
              <table:table-cell office:value-type="float" office:value="2157">
                <text:p>215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779">
                <text:p>10779</text:p>
              </table:table-cell>
              <table:table-cell office:value-type="float" office:value="2162">
                <text:p>216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780">
                <text:p>10780</text:p>
              </table:table-cell>
              <table:table-cell office:value-type="float" office:value="2154">
                <text:p>21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781">
                <text:p>10781</text:p>
              </table:table-cell>
              <table:table-cell office:value-type="float" office:value="2150">
                <text:p>215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782">
                <text:p>10782</text:p>
              </table:table-cell>
              <table:table-cell office:value-type="float" office:value="2157">
                <text:p>215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783">
                <text:p>10783</text:p>
              </table:table-cell>
              <table:table-cell office:value-type="float" office:value="2151">
                <text:p>215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784">
                <text:p>10784</text:p>
              </table:table-cell>
              <table:table-cell office:value-type="float" office:value="2157">
                <text:p>21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785">
                <text:p>10785</text:p>
              </table:table-cell>
              <table:table-cell office:value-type="float" office:value="2153">
                <text:p>215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786">
                <text:p>10786</text:p>
              </table:table-cell>
              <table:table-cell office:value-type="float" office:value="2159">
                <text:p>215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787">
                <text:p>10787</text:p>
              </table:table-cell>
              <table:table-cell office:value-type="float" office:value="2154">
                <text:p>215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788">
                <text:p>10788</text:p>
              </table:table-cell>
              <table:table-cell office:value-type="float" office:value="2157">
                <text:p>21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789">
                <text:p>10789</text:p>
              </table:table-cell>
              <table:table-cell office:value-type="float" office:value="2152">
                <text:p>215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790">
                <text:p>10790</text:p>
              </table:table-cell>
              <table:table-cell office:value-type="float" office:value="2160">
                <text:p>216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791">
                <text:p>10791</text:p>
              </table:table-cell>
              <table:table-cell office:value-type="float" office:value="2155">
                <text:p>215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792">
                <text:p>10792</text:p>
              </table:table-cell>
              <table:table-cell office:value-type="float" office:value="2152">
                <text:p>21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793">
                <text:p>10793</text:p>
              </table:table-cell>
              <table:table-cell office:value-type="float" office:value="2151">
                <text:p>2151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794">
                <text:p>10794</text:p>
              </table:table-cell>
              <table:table-cell office:value-type="float" office:value="2152">
                <text:p>215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795">
                <text:p>10795</text:p>
              </table:table-cell>
              <table:table-cell office:value-type="float" office:value="2153">
                <text:p>2153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796">
                <text:p>10796</text:p>
              </table:table-cell>
              <table:table-cell office:value-type="float" office:value="2148">
                <text:p>214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797">
                <text:p>10797</text:p>
              </table:table-cell>
              <table:table-cell office:value-type="float" office:value="2158">
                <text:p>2158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798">
                <text:p>10798</text:p>
              </table:table-cell>
              <table:table-cell office:value-type="float" office:value="2161">
                <text:p>216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0799">
                <text:p>10799</text:p>
              </table:table-cell>
              <table:table-cell office:value-type="float" office:value="2165">
                <text:p>2165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800">
                <text:p>10800</text:p>
              </table:table-cell>
              <table:table-cell office:value-type="float" office:value="2156">
                <text:p>215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801">
                <text:p>10801</text:p>
              </table:table-cell>
              <table:table-cell office:value-type="float" office:value="2168">
                <text:p>216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802">
                <text:p>10802</text:p>
              </table:table-cell>
              <table:table-cell office:value-type="float" office:value="2164">
                <text:p>216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803">
                <text:p>10803</text:p>
              </table:table-cell>
              <table:table-cell office:value-type="float" office:value="2169">
                <text:p>216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804">
                <text:p>10804</text:p>
              </table:table-cell>
              <table:table-cell office:value-type="float" office:value="2156">
                <text:p>215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805">
                <text:p>10805</text:p>
              </table:table-cell>
              <table:table-cell office:value-type="float" office:value="2169">
                <text:p>216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806">
                <text:p>10806</text:p>
              </table:table-cell>
              <table:table-cell office:value-type="float" office:value="2174">
                <text:p>217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807">
                <text:p>10807</text:p>
              </table:table-cell>
              <table:table-cell office:value-type="float" office:value="2174">
                <text:p>217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808">
                <text:p>10808</text:p>
              </table:table-cell>
              <table:table-cell office:value-type="float" office:value="2161">
                <text:p>216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809">
                <text:p>10809</text:p>
              </table:table-cell>
              <table:table-cell office:value-type="float" office:value="2169">
                <text:p>216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810">
                <text:p>10810</text:p>
              </table:table-cell>
              <table:table-cell office:value-type="float" office:value="2163">
                <text:p>216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0811">
                <text:p>10811</text:p>
              </table:table-cell>
              <table:table-cell office:value-type="float" office:value="2159">
                <text:p>215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812">
                <text:p>10812</text:p>
              </table:table-cell>
              <table:table-cell office:value-type="float" office:value="2162">
                <text:p>216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813">
                <text:p>10813</text:p>
              </table:table-cell>
              <table:table-cell office:value-type="float" office:value="2165">
                <text:p>216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0814">
                <text:p>10814</text:p>
              </table:table-cell>
              <table:table-cell office:value-type="float" office:value="2166">
                <text:p>216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0815">
                <text:p>10815</text:p>
              </table:table-cell>
              <table:table-cell office:value-type="float" office:value="2152">
                <text:p>21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0816">
                <text:p>10816</text:p>
              </table:table-cell>
              <table:table-cell office:value-type="float" office:value="2159">
                <text:p>215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0817">
                <text:p>10817</text:p>
              </table:table-cell>
              <table:table-cell office:value-type="float" office:value="2162">
                <text:p>216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0818">
                <text:p>10818</text:p>
              </table:table-cell>
              <table:table-cell office:value-type="float" office:value="2163">
                <text:p>216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0819">
                <text:p>10819</text:p>
              </table:table-cell>
              <table:table-cell office:value-type="float" office:value="2160">
                <text:p>216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0820">
                <text:p>10820</text:p>
              </table:table-cell>
              <table:table-cell office:value-type="float" office:value="2154">
                <text:p>215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0821">
                <text:p>10821</text:p>
              </table:table-cell>
              <table:table-cell office:value-type="float" office:value="2165">
                <text:p>216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0822">
                <text:p>10822</text:p>
              </table:table-cell>
              <table:table-cell office:value-type="float" office:value="2164">
                <text:p>216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823">
                <text:p>10823</text:p>
              </table:table-cell>
              <table:table-cell office:value-type="float" office:value="2168">
                <text:p>216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0824">
                <text:p>10824</text:p>
              </table:table-cell>
              <table:table-cell office:value-type="float" office:value="2161">
                <text:p>216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25">
                <text:p>10825</text:p>
              </table:table-cell>
              <table:table-cell office:value-type="float" office:value="2167">
                <text:p>21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826">
                <text:p>10826</text:p>
              </table:table-cell>
              <table:table-cell office:value-type="float" office:value="2168">
                <text:p>216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827">
                <text:p>10827</text:p>
              </table:table-cell>
              <table:table-cell office:value-type="float" office:value="2167">
                <text:p>216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0828">
                <text:p>10828</text:p>
              </table:table-cell>
              <table:table-cell office:value-type="float" office:value="2158">
                <text:p>215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829">
                <text:p>10829</text:p>
              </table:table-cell>
              <table:table-cell office:value-type="float" office:value="2177">
                <text:p>217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0830">
                <text:p>10830</text:p>
              </table:table-cell>
              <table:table-cell office:value-type="float" office:value="2172">
                <text:p>217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0831">
                <text:p>10831</text:p>
              </table:table-cell>
              <table:table-cell office:value-type="float" office:value="2164">
                <text:p>216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832">
                <text:p>10832</text:p>
              </table:table-cell>
              <table:table-cell office:value-type="float" office:value="2157">
                <text:p>215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0833">
                <text:p>10833</text:p>
              </table:table-cell>
              <table:table-cell office:value-type="float" office:value="2170">
                <text:p>21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0834">
                <text:p>10834</text:p>
              </table:table-cell>
              <table:table-cell office:value-type="float" office:value="2172">
                <text:p>217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0835">
                <text:p>10835</text:p>
              </table:table-cell>
              <table:table-cell office:value-type="float" office:value="2170">
                <text:p>217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0836">
                <text:p>10836</text:p>
              </table:table-cell>
              <table:table-cell office:value-type="float" office:value="2165">
                <text:p>216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0837">
                <text:p>10837</text:p>
              </table:table-cell>
              <table:table-cell office:value-type="float" office:value="2172">
                <text:p>217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838">
                <text:p>10838</text:p>
              </table:table-cell>
              <table:table-cell office:value-type="float" office:value="2173">
                <text:p>217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0839">
                <text:p>10839</text:p>
              </table:table-cell>
              <table:table-cell office:value-type="float" office:value="2168">
                <text:p>216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840">
                <text:p>10840</text:p>
              </table:table-cell>
              <table:table-cell office:value-type="float" office:value="2160">
                <text:p>21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0841">
                <text:p>10841</text:p>
              </table:table-cell>
              <table:table-cell office:value-type="float" office:value="2168">
                <text:p>216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842">
                <text:p>10842</text:p>
              </table:table-cell>
              <table:table-cell office:value-type="float" office:value="2170">
                <text:p>217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0843">
                <text:p>10843</text:p>
              </table:table-cell>
              <table:table-cell office:value-type="float" office:value="2172">
                <text:p>217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0844">
                <text:p>10844</text:p>
              </table:table-cell>
              <table:table-cell office:value-type="float" office:value="2162">
                <text:p>216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845">
                <text:p>10845</text:p>
              </table:table-cell>
              <table:table-cell office:value-type="float" office:value="2163">
                <text:p>2163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846">
                <text:p>10846</text:p>
              </table:table-cell>
              <table:table-cell office:value-type="float" office:value="2164">
                <text:p>2164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847">
                <text:p>10847</text:p>
              </table:table-cell>
              <table:table-cell office:value-type="float" office:value="2168">
                <text:p>2168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848">
                <text:p>10848</text:p>
              </table:table-cell>
              <table:table-cell office:value-type="float" office:value="2167">
                <text:p>216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0849">
                <text:p>10849</text:p>
              </table:table-cell>
              <table:table-cell office:value-type="float" office:value="2163">
                <text:p>2163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850">
                <text:p>10850</text:p>
              </table:table-cell>
              <table:table-cell office:value-type="float" office:value="2164">
                <text:p>216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0851">
                <text:p>10851</text:p>
              </table:table-cell>
              <table:table-cell office:value-type="float" office:value="2165">
                <text:p>216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0852">
                <text:p>10852</text:p>
              </table:table-cell>
              <table:table-cell office:value-type="float" office:value="2167">
                <text:p>2167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0853">
                <text:p>10853</text:p>
              </table:table-cell>
              <table:table-cell office:value-type="float" office:value="2162">
                <text:p>216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0854">
                <text:p>10854</text:p>
              </table:table-cell>
              <table:table-cell office:value-type="float" office:value="2160">
                <text:p>21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0855">
                <text:p>10855</text:p>
              </table:table-cell>
              <table:table-cell office:value-type="float" office:value="2167">
                <text:p>216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0856">
                <text:p>10856</text:p>
              </table:table-cell>
              <table:table-cell office:value-type="float" office:value="2165">
                <text:p>216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857">
                <text:p>10857</text:p>
              </table:table-cell>
              <table:table-cell office:value-type="float" office:value="2153">
                <text:p>215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858">
                <text:p>10858</text:p>
              </table:table-cell>
              <table:table-cell office:value-type="float" office:value="2160">
                <text:p>216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859">
                <text:p>10859</text:p>
              </table:table-cell>
              <table:table-cell office:value-type="float" office:value="2163">
                <text:p>2163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860">
                <text:p>10860</text:p>
              </table:table-cell>
              <table:table-cell office:value-type="float" office:value="2159">
                <text:p>2159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861">
                <text:p>10861</text:p>
              </table:table-cell>
              <table:table-cell office:value-type="float" office:value="2167">
                <text:p>216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862">
                <text:p>10862</text:p>
              </table:table-cell>
              <table:table-cell office:value-type="float" office:value="2155">
                <text:p>2155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863">
                <text:p>10863</text:p>
              </table:table-cell>
              <table:table-cell office:value-type="float" office:value="2168">
                <text:p>216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864">
                <text:p>10864</text:p>
              </table:table-cell>
              <table:table-cell office:value-type="float" office:value="2169">
                <text:p>216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865">
                <text:p>10865</text:p>
              </table:table-cell>
              <table:table-cell office:value-type="float" office:value="2163">
                <text:p>216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866">
                <text:p>10866</text:p>
              </table:table-cell>
              <table:table-cell office:value-type="float" office:value="2163">
                <text:p>216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867">
                <text:p>10867</text:p>
              </table:table-cell>
              <table:table-cell office:value-type="float" office:value="2166">
                <text:p>216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868">
                <text:p>10868</text:p>
              </table:table-cell>
              <table:table-cell office:value-type="float" office:value="2165">
                <text:p>2165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869">
                <text:p>10869</text:p>
              </table:table-cell>
              <table:table-cell office:value-type="float" office:value="2166">
                <text:p>216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870">
                <text:p>10870</text:p>
              </table:table-cell>
              <table:table-cell office:value-type="float" office:value="2164">
                <text:p>216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871">
                <text:p>10871</text:p>
              </table:table-cell>
              <table:table-cell office:value-type="float" office:value="2167">
                <text:p>216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872">
                <text:p>10872</text:p>
              </table:table-cell>
              <table:table-cell office:value-type="float" office:value="2165">
                <text:p>216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873">
                <text:p>10873</text:p>
              </table:table-cell>
              <table:table-cell office:value-type="float" office:value="2166">
                <text:p>216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874">
                <text:p>10874</text:p>
              </table:table-cell>
              <table:table-cell office:value-type="float" office:value="2172">
                <text:p>217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875">
                <text:p>10875</text:p>
              </table:table-cell>
              <table:table-cell office:value-type="float" office:value="2168">
                <text:p>216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876">
                <text:p>10876</text:p>
              </table:table-cell>
              <table:table-cell office:value-type="float" office:value="2179">
                <text:p>217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877">
                <text:p>10877</text:p>
              </table:table-cell>
              <table:table-cell office:value-type="float" office:value="2170">
                <text:p>217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878">
                <text:p>10878</text:p>
              </table:table-cell>
              <table:table-cell office:value-type="float" office:value="2164">
                <text:p>216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879">
                <text:p>10879</text:p>
              </table:table-cell>
              <table:table-cell office:value-type="float" office:value="2174">
                <text:p>217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880">
                <text:p>10880</text:p>
              </table:table-cell>
              <table:table-cell office:value-type="float" office:value="2167">
                <text:p>216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881">
                <text:p>10881</text:p>
              </table:table-cell>
              <table:table-cell office:value-type="float" office:value="2166">
                <text:p>216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882">
                <text:p>10882</text:p>
              </table:table-cell>
              <table:table-cell office:value-type="float" office:value="2169">
                <text:p>2169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883">
                <text:p>10883</text:p>
              </table:table-cell>
              <table:table-cell office:value-type="float" office:value="2166">
                <text:p>216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884">
                <text:p>10884</text:p>
              </table:table-cell>
              <table:table-cell office:value-type="float" office:value="2169">
                <text:p>216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885">
                <text:p>10885</text:p>
              </table:table-cell>
              <table:table-cell office:value-type="float" office:value="2168">
                <text:p>216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886">
                <text:p>10886</text:p>
              </table:table-cell>
              <table:table-cell office:value-type="float" office:value="2162">
                <text:p>216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887">
                <text:p>10887</text:p>
              </table:table-cell>
              <table:table-cell office:value-type="float" office:value="2166">
                <text:p>216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888">
                <text:p>10888</text:p>
              </table:table-cell>
              <table:table-cell office:value-type="float" office:value="2173">
                <text:p>2173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889">
                <text:p>10889</text:p>
              </table:table-cell>
              <table:table-cell office:value-type="float" office:value="2167">
                <text:p>21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890">
                <text:p>10890</text:p>
              </table:table-cell>
              <table:table-cell office:value-type="float" office:value="2171">
                <text:p>217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891">
                <text:p>10891</text:p>
              </table:table-cell>
              <table:table-cell office:value-type="float" office:value="2167">
                <text:p>216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892">
                <text:p>10892</text:p>
              </table:table-cell>
              <table:table-cell office:value-type="float" office:value="2172">
                <text:p>21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893">
                <text:p>10893</text:p>
              </table:table-cell>
              <table:table-cell office:value-type="float" office:value="2164">
                <text:p>216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894">
                <text:p>10894</text:p>
              </table:table-cell>
              <table:table-cell office:value-type="float" office:value="2171">
                <text:p>217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895">
                <text:p>10895</text:p>
              </table:table-cell>
              <table:table-cell office:value-type="float" office:value="2167">
                <text:p>21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896">
                <text:p>10896</text:p>
              </table:table-cell>
              <table:table-cell office:value-type="float" office:value="2173">
                <text:p>217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897">
                <text:p>10897</text:p>
              </table:table-cell>
              <table:table-cell office:value-type="float" office:value="2173">
                <text:p>21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898">
                <text:p>10898</text:p>
              </table:table-cell>
              <table:table-cell office:value-type="float" office:value="2173">
                <text:p>2173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899">
                <text:p>10899</text:p>
              </table:table-cell>
              <table:table-cell office:value-type="float" office:value="2172">
                <text:p>21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900">
                <text:p>10900</text:p>
              </table:table-cell>
              <table:table-cell office:value-type="float" office:value="2176">
                <text:p>21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901">
                <text:p>10901</text:p>
              </table:table-cell>
              <table:table-cell office:value-type="float" office:value="2173">
                <text:p>2173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902">
                <text:p>10902</text:p>
              </table:table-cell>
              <table:table-cell office:value-type="float" office:value="2174">
                <text:p>217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903">
                <text:p>10903</text:p>
              </table:table-cell>
              <table:table-cell office:value-type="float" office:value="2173">
                <text:p>217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904">
                <text:p>10904</text:p>
              </table:table-cell>
              <table:table-cell office:value-type="float" office:value="2180">
                <text:p>21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905">
                <text:p>10905</text:p>
              </table:table-cell>
              <table:table-cell office:value-type="float" office:value="2164">
                <text:p>216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906">
                <text:p>10906</text:p>
              </table:table-cell>
              <table:table-cell office:value-type="float" office:value="2170">
                <text:p>21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907">
                <text:p>10907</text:p>
              </table:table-cell>
              <table:table-cell office:value-type="float" office:value="2172">
                <text:p>217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908">
                <text:p>10908</text:p>
              </table:table-cell>
              <table:table-cell office:value-type="float" office:value="2174">
                <text:p>217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909">
                <text:p>10909</text:p>
              </table:table-cell>
              <table:table-cell office:value-type="float" office:value="2168">
                <text:p>216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910">
                <text:p>10910</text:p>
              </table:table-cell>
              <table:table-cell office:value-type="float" office:value="2168">
                <text:p>216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911">
                <text:p>10911</text:p>
              </table:table-cell>
              <table:table-cell office:value-type="float" office:value="2170">
                <text:p>217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912">
                <text:p>10912</text:p>
              </table:table-cell>
              <table:table-cell office:value-type="float" office:value="2161">
                <text:p>216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913">
                <text:p>10913</text:p>
              </table:table-cell>
              <table:table-cell office:value-type="float" office:value="2162">
                <text:p>216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914">
                <text:p>10914</text:p>
              </table:table-cell>
              <table:table-cell office:value-type="float" office:value="2161">
                <text:p>2161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915">
                <text:p>10915</text:p>
              </table:table-cell>
              <table:table-cell office:value-type="float" office:value="2161">
                <text:p>216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916">
                <text:p>10916</text:p>
              </table:table-cell>
              <table:table-cell office:value-type="float" office:value="2161">
                <text:p>216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917">
                <text:p>10917</text:p>
              </table:table-cell>
              <table:table-cell office:value-type="float" office:value="2160">
                <text:p>216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918">
                <text:p>10918</text:p>
              </table:table-cell>
              <table:table-cell office:value-type="float" office:value="2160">
                <text:p>216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919">
                <text:p>10919</text:p>
              </table:table-cell>
              <table:table-cell office:value-type="float" office:value="2158">
                <text:p>215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920">
                <text:p>10920</text:p>
              </table:table-cell>
              <table:table-cell office:value-type="float" office:value="2160">
                <text:p>216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921">
                <text:p>10921</text:p>
              </table:table-cell>
              <table:table-cell office:value-type="float" office:value="2157">
                <text:p>21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922">
                <text:p>10922</text:p>
              </table:table-cell>
              <table:table-cell office:value-type="float" office:value="2160">
                <text:p>216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923">
                <text:p>10923</text:p>
              </table:table-cell>
              <table:table-cell office:value-type="float" office:value="2166">
                <text:p>216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924">
                <text:p>10924</text:p>
              </table:table-cell>
              <table:table-cell office:value-type="float" office:value="2168">
                <text:p>216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925">
                <text:p>10925</text:p>
              </table:table-cell>
              <table:table-cell office:value-type="float" office:value="2169">
                <text:p>216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926">
                <text:p>10926</text:p>
              </table:table-cell>
              <table:table-cell office:value-type="float" office:value="2162">
                <text:p>2162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927">
                <text:p>10927</text:p>
              </table:table-cell>
              <table:table-cell office:value-type="float" office:value="2155">
                <text:p>215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928">
                <text:p>10928</text:p>
              </table:table-cell>
              <table:table-cell office:value-type="float" office:value="2157">
                <text:p>21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929">
                <text:p>10929</text:p>
              </table:table-cell>
              <table:table-cell office:value-type="float" office:value="2163">
                <text:p>216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930">
                <text:p>10930</text:p>
              </table:table-cell>
              <table:table-cell office:value-type="float" office:value="2170">
                <text:p>217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931">
                <text:p>10931</text:p>
              </table:table-cell>
              <table:table-cell office:value-type="float" office:value="2165">
                <text:p>216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932">
                <text:p>10932</text:p>
              </table:table-cell>
              <table:table-cell office:value-type="float" office:value="2167">
                <text:p>216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933">
                <text:p>10933</text:p>
              </table:table-cell>
              <table:table-cell office:value-type="float" office:value="2170">
                <text:p>217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934">
                <text:p>10934</text:p>
              </table:table-cell>
              <table:table-cell office:value-type="float" office:value="2169">
                <text:p>216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935">
                <text:p>10935</text:p>
              </table:table-cell>
              <table:table-cell office:value-type="float" office:value="2167">
                <text:p>216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936">
                <text:p>10936</text:p>
              </table:table-cell>
              <table:table-cell office:value-type="float" office:value="2166">
                <text:p>216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937">
                <text:p>10937</text:p>
              </table:table-cell>
              <table:table-cell office:value-type="float" office:value="2169">
                <text:p>216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938">
                <text:p>10938</text:p>
              </table:table-cell>
              <table:table-cell office:value-type="float" office:value="2166">
                <text:p>216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939">
                <text:p>10939</text:p>
              </table:table-cell>
              <table:table-cell office:value-type="float" office:value="2170">
                <text:p>217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940">
                <text:p>10940</text:p>
              </table:table-cell>
              <table:table-cell office:value-type="float" office:value="2168">
                <text:p>216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941">
                <text:p>10941</text:p>
              </table:table-cell>
              <table:table-cell office:value-type="float" office:value="2169">
                <text:p>216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942">
                <text:p>10942</text:p>
              </table:table-cell>
              <table:table-cell office:value-type="float" office:value="2175">
                <text:p>217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943">
                <text:p>10943</text:p>
              </table:table-cell>
              <table:table-cell office:value-type="float" office:value="2170">
                <text:p>21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944">
                <text:p>10944</text:p>
              </table:table-cell>
              <table:table-cell office:value-type="float" office:value="2171">
                <text:p>217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945">
                <text:p>10945</text:p>
              </table:table-cell>
              <table:table-cell office:value-type="float" office:value="2174">
                <text:p>217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946">
                <text:p>10946</text:p>
              </table:table-cell>
              <table:table-cell office:value-type="float" office:value="2165">
                <text:p>216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947">
                <text:p>10947</text:p>
              </table:table-cell>
              <table:table-cell office:value-type="float" office:value="2171">
                <text:p>217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948">
                <text:p>10948</text:p>
              </table:table-cell>
              <table:table-cell office:value-type="float" office:value="2170">
                <text:p>21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949">
                <text:p>10949</text:p>
              </table:table-cell>
              <table:table-cell office:value-type="float" office:value="2169">
                <text:p>216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950">
                <text:p>10950</text:p>
              </table:table-cell>
              <table:table-cell office:value-type="float" office:value="2168">
                <text:p>216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951">
                <text:p>10951</text:p>
              </table:table-cell>
              <table:table-cell office:value-type="float" office:value="2166">
                <text:p>216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952">
                <text:p>10952</text:p>
              </table:table-cell>
              <table:table-cell office:value-type="float" office:value="2172">
                <text:p>21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953">
                <text:p>10953</text:p>
              </table:table-cell>
              <table:table-cell office:value-type="float" office:value="2174">
                <text:p>217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954">
                <text:p>10954</text:p>
              </table:table-cell>
              <table:table-cell office:value-type="float" office:value="2170">
                <text:p>217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955">
                <text:p>10955</text:p>
              </table:table-cell>
              <table:table-cell office:value-type="float" office:value="2172">
                <text:p>21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956">
                <text:p>10956</text:p>
              </table:table-cell>
              <table:table-cell office:value-type="float" office:value="2171">
                <text:p>217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957">
                <text:p>10957</text:p>
              </table:table-cell>
              <table:table-cell office:value-type="float" office:value="2173">
                <text:p>217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958">
                <text:p>10958</text:p>
              </table:table-cell>
              <table:table-cell office:value-type="float" office:value="2169">
                <text:p>216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959">
                <text:p>10959</text:p>
              </table:table-cell>
              <table:table-cell office:value-type="float" office:value="2175">
                <text:p>217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960">
                <text:p>10960</text:p>
              </table:table-cell>
              <table:table-cell office:value-type="float" office:value="2174">
                <text:p>217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961">
                <text:p>10961</text:p>
              </table:table-cell>
              <table:table-cell office:value-type="float" office:value="2173">
                <text:p>217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962">
                <text:p>10962</text:p>
              </table:table-cell>
              <table:table-cell office:value-type="float" office:value="2168">
                <text:p>216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963">
                <text:p>10963</text:p>
              </table:table-cell>
              <table:table-cell office:value-type="float" office:value="2171">
                <text:p>217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964">
                <text:p>10964</text:p>
              </table:table-cell>
              <table:table-cell office:value-type="float" office:value="2172">
                <text:p>217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965">
                <text:p>10965</text:p>
              </table:table-cell>
              <table:table-cell office:value-type="float" office:value="2171">
                <text:p>217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966">
                <text:p>10966</text:p>
              </table:table-cell>
              <table:table-cell office:value-type="float" office:value="2165">
                <text:p>216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967">
                <text:p>10967</text:p>
              </table:table-cell>
              <table:table-cell office:value-type="float" office:value="2179">
                <text:p>217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968">
                <text:p>10968</text:p>
              </table:table-cell>
              <table:table-cell office:value-type="float" office:value="2174">
                <text:p>217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969">
                <text:p>10969</text:p>
              </table:table-cell>
              <table:table-cell office:value-type="float" office:value="2174">
                <text:p>217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970">
                <text:p>10970</text:p>
              </table:table-cell>
              <table:table-cell office:value-type="float" office:value="2167">
                <text:p>216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971">
                <text:p>10971</text:p>
              </table:table-cell>
              <table:table-cell office:value-type="float" office:value="2172">
                <text:p>21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972">
                <text:p>10972</text:p>
              </table:table-cell>
              <table:table-cell office:value-type="float" office:value="2164">
                <text:p>216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973">
                <text:p>10973</text:p>
              </table:table-cell>
              <table:table-cell office:value-type="float" office:value="2169">
                <text:p>216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974">
                <text:p>10974</text:p>
              </table:table-cell>
              <table:table-cell office:value-type="float" office:value="2166">
                <text:p>216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975">
                <text:p>10975</text:p>
              </table:table-cell>
              <table:table-cell office:value-type="float" office:value="2165">
                <text:p>216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976">
                <text:p>10976</text:p>
              </table:table-cell>
              <table:table-cell office:value-type="float" office:value="2168">
                <text:p>216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977">
                <text:p>10977</text:p>
              </table:table-cell>
              <table:table-cell office:value-type="float" office:value="2164">
                <text:p>216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978">
                <text:p>10978</text:p>
              </table:table-cell>
              <table:table-cell office:value-type="float" office:value="2163">
                <text:p>2163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979">
                <text:p>10979</text:p>
              </table:table-cell>
              <table:table-cell office:value-type="float" office:value="2163">
                <text:p>2163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980">
                <text:p>10980</text:p>
              </table:table-cell>
              <table:table-cell office:value-type="float" office:value="2160">
                <text:p>216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981">
                <text:p>10981</text:p>
              </table:table-cell>
              <table:table-cell office:value-type="float" office:value="2161">
                <text:p>216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982">
                <text:p>10982</text:p>
              </table:table-cell>
              <table:table-cell office:value-type="float" office:value="2153">
                <text:p>2153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983">
                <text:p>10983</text:p>
              </table:table-cell>
              <table:table-cell office:value-type="float" office:value="2160">
                <text:p>21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984">
                <text:p>10984</text:p>
              </table:table-cell>
              <table:table-cell office:value-type="float" office:value="2162">
                <text:p>216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985">
                <text:p>10985</text:p>
              </table:table-cell>
              <table:table-cell office:value-type="float" office:value="2158">
                <text:p>215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986">
                <text:p>10986</text:p>
              </table:table-cell>
              <table:table-cell office:value-type="float" office:value="2156">
                <text:p>215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987">
                <text:p>10987</text:p>
              </table:table-cell>
              <table:table-cell office:value-type="float" office:value="2163">
                <text:p>216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988">
                <text:p>10988</text:p>
              </table:table-cell>
              <table:table-cell office:value-type="float" office:value="2166">
                <text:p>216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989">
                <text:p>10989</text:p>
              </table:table-cell>
              <table:table-cell office:value-type="float" office:value="2166">
                <text:p>216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990">
                <text:p>10990</text:p>
              </table:table-cell>
              <table:table-cell office:value-type="float" office:value="2161">
                <text:p>216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991">
                <text:p>10991</text:p>
              </table:table-cell>
              <table:table-cell office:value-type="float" office:value="2164">
                <text:p>216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992">
                <text:p>10992</text:p>
              </table:table-cell>
              <table:table-cell office:value-type="float" office:value="2171">
                <text:p>217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993">
                <text:p>10993</text:p>
              </table:table-cell>
              <table:table-cell office:value-type="float" office:value="2161">
                <text:p>216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994">
                <text:p>10994</text:p>
              </table:table-cell>
              <table:table-cell office:value-type="float" office:value="2162">
                <text:p>216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995">
                <text:p>10995</text:p>
              </table:table-cell>
              <table:table-cell office:value-type="float" office:value="2160">
                <text:p>216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996">
                <text:p>10996</text:p>
              </table:table-cell>
              <table:table-cell office:value-type="float" office:value="2167">
                <text:p>216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997">
                <text:p>10997</text:p>
              </table:table-cell>
              <table:table-cell office:value-type="float" office:value="2166">
                <text:p>216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998">
                <text:p>10998</text:p>
              </table:table-cell>
              <table:table-cell office:value-type="float" office:value="2165">
                <text:p>216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999">
                <text:p>10999</text:p>
              </table:table-cell>
              <table:table-cell office:value-type="float" office:value="2168">
                <text:p>216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1000">
                <text:p>11000</text:p>
              </table:table-cell>
              <table:table-cell office:value-type="float" office:value="2175">
                <text:p>217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001">
                <text:p>11001</text:p>
              </table:table-cell>
              <table:table-cell office:value-type="float" office:value="2163">
                <text:p>216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002">
                <text:p>11002</text:p>
              </table:table-cell>
              <table:table-cell office:value-type="float" office:value="2167">
                <text:p>216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003">
                <text:p>11003</text:p>
              </table:table-cell>
              <table:table-cell office:value-type="float" office:value="2167">
                <text:p>216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04">
                <text:p>11004</text:p>
              </table:table-cell>
              <table:table-cell office:value-type="float" office:value="2171">
                <text:p>217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1005">
                <text:p>11005</text:p>
              </table:table-cell>
              <table:table-cell office:value-type="float" office:value="2171">
                <text:p>2171</text:p>
              </table:table-cell>
              <table:table-cell office:value-type="float" office:value="2082">
                <text:p>2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